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/content.xml"/>
  <manifest:file-entry manifest:media-type="" manifest:full-path="Object 3/Pictures/2000000D000000DF000000DF11BAA1C2.svm"/>
  <manifest:file-entry manifest:media-type="" manifest:full-path="Object 3/Pictures/2000000D000000DF000000DFCD6C8540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meta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4/content.xml"/>
  <manifest:file-entry manifest:media-type="" manifest:full-path="Object 4/Pictures/2000000A000000FD000000FDD4B68D62.svm"/>
  <manifest:file-entry manifest:media-type="" manifest:full-path="Object 4/Pictures/2000000D000000DD000000DD52AEF343.svm"/>
  <manifest:file-entry manifest:media-type="" manifest:full-path="Object 4/Pictures/2000000A000000FD000000FDF1F7E11A.svm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67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8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/>
    </style:style>
    <style:style style:name="ce5" style:family="table-cell" style:parent-style-name="Excel_20_Built-in_20_Normal" style:data-style-name="N803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/>
    </style:style>
    <style:style style:name="ce8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/>
    </style:style>
    <style:style style:name="ce10" style:family="table-cell" style:parent-style-name="Excel_20_Built-in_20_Normal">
      <style:text-properties fo:color="#ffffff"/>
    </style:style>
    <style:style style:name="ce11" style:family="table-cell" style:parent-style-name="Excel_20_Built-in_20_Normal"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ext-properties fo:color="#ffffff"/>
    </style:style>
    <style:style style:name="ce14" style:family="table-cell" style:parent-style-name="Excel_20_Built-in_20_Normal" style:data-style-name="N8060">
      <style:text-properties fo:color="#ffffff" fo:font-size="10pt" style:font-size-asian="10pt" style:font-size-complex="10pt"/>
    </style:style>
    <style:style style:name="ce1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18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19" style:family="table-cell" style:parent-style-name="Excel_20_Built-in_20_Normal">
      <style:text-properties fo:color="#000000"/>
    </style:style>
    <style:style style:name="ce20" style:family="table-cell" style:parent-style-name="Default">
      <style:text-properties fo:color="#000000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ndbox_2_2_2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measurements</text:p>
          </table:table-cell>
          <table:covered-table-cell table:number-columns-repeated="4" table:style-name="ce2"/>
          <table:table-cell table:style-name="ce1" office:value-type="string" table:number-columns-spanned="5" table:number-rows-spanned="1">
            <text:p>converted</text:p>
          </table:table-cell>
          <table:covered-table-cell table:number-columns-repeated="4" table:style-name="ce2"/>
          <table:table-cell table:style-name="ce10"/>
          <table:table-cell table:number-columns-repeated="1013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even mode</text:p>
          </table:table-cell>
          <table:covered-table-cell table:style-name="ce2"/>
          <table:table-cell table:style-name="ce1" office:value-type="string" table:number-columns-spanned="2" table:number-rows-spanned="1">
            <text:p>odd mode</text:p>
          </table:table-cell>
          <table:covered-table-cell table:style-name="ce2"/>
          <table:table-cell table:style-name="ce2"/>
          <table:table-cell table:style-name="ce1" office:value-type="string" table:number-columns-spanned="2" table:number-rows-spanned="1">
            <text:p>even mode</text:p>
          </table:table-cell>
          <table:covered-table-cell table:style-name="ce2"/>
          <table:table-cell table:style-name="ce1" office:value-type="string" table:number-columns-spanned="2" table:number-rows-spanned="1">
            <text:p>odd mode</text:p>
          </table:table-cell>
          <table:covered-table-cell table:style-name="ce2"/>
          <table:table-cell table:style-name="ce11">
            <draw:frame table:end-cell-address="sandbox_2_2_2.R28" table:end-x="0.5504in" table:end-y="0.1335in" draw:z-index="0" draw:name="Chart 2" draw:style-name="gr1" draw:text-style-name="P1" svg:width="4.6185in" svg:height="4.8909in" svg:x="0.6201in" svg:y="0.0272in">
              <draw:object draw:notify-on-update-of-ranges="sandbox_2_2_2.F4:sandbox_2_2_2.F29 sandbox_2_2_2.G3:sandbox_2_2_2.G3 sandbox_2_2_2.G4:sandbox_2_2_2.G29 sandbox_2_2_2.F4:sandbox_2_2_2.F29 sandbox_2_2_2.I3:sandbox_2_2_2.I3 sandbox_2_2_2.I4:sandbox_2_2_2.I29 sandbox_2_2_2.F4:sandbox_2_2_2.F29 sandbox_2_2_2.H3:sandbox_2_2_2.H3 sandbox_2_2_2.H4:sandbox_2_2_2.H29 sandbox_2_2_2.F4:sandbox_2_2_2.F29 sandbox_2_2_2.J3:sandbox_2_2_2.J3 sandbox_2_2_2.J4:sandbox_2_2_2.J29 sandbox_2_2_2.X36:sandbox_2_2_2.X63 sandbox_2_2_2.K35:sandbox_2_2_2.K35 sandbox_2_2_2.K36:sandbox_2_2_2.K63 sandbox_2_2_2.X36:sandbox_2_2_2.X63 sandbox_2_2_2.M35:sandbox_2_2_2.M35 sandbox_2_2_2.M36:sandbox_2_2_2.M63 sandbox_2_2_2.X36:sandbox_2_2_2.X63 sandbox_2_2_2.U35:sandbox_2_2_2.U35 sandbox_2_2_2.U36:sandbox_2_2_2.U63 sandbox_2_2_2.X36:sandbox_2_2_2.X63 sandbox_2_2_2.V35:sandbox_2_2_2.V35 sandbox_2_2_2.V36:sandbox_2_2_2.V63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style-name="ce12" table:number-columns-repeated="1013"/>
        </table:table-row>
        <table:table-row table:style-name="ro1">
          <table:table-cell table:style-name="ce2" office:value-type="string">
            <text:p>frequency, GHz</text:p>
          </table:table-cell>
          <table:table-cell table:style-name="ce2" office:value-type="string">
            <text:p>beta/ko</text:p>
          </table:table-cell>
          <table:table-cell table:style-name="ce2" office:value-type="string">
            <text:p>Zo</text:p>
          </table:table-cell>
          <table:table-cell table:style-name="ce2" office:value-type="string">
            <text:p>beta/ko</text:p>
          </table:table-cell>
          <table:table-cell table:style-name="ce2" office:value-type="string">
            <text:p>Zo</text:p>
          </table:table-cell>
          <table:table-cell table:style-name="ce2" office:value-type="string">
            <text:p>frequency, GHz</text:p>
          </table:table-cell>
          <table:table-cell table:style-name="ce2" office:value-type="string">
            <text:p>Olyslager beta,e/ko</text:p>
          </table:table-cell>
          <table:table-cell table:style-name="ce2" office:value-type="string">
            <text:p>Solyslager Zoe</text:p>
          </table:table-cell>
          <table:table-cell table:style-name="ce2" office:value-type="string">
            <text:p>Olyslager beta,o/ko</text:p>
          </table:table-cell>
          <table:table-cell table:style-name="ce2" office:value-type="string">
            <text:p>Olyslager Zoo</text:p>
          </table:table-cell>
          <table:table-cell table:style-name="ce11"/>
          <table:table-cell table:style-name="ce12" table:number-columns-repeated="1013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5.68">
            <text:p>5.68</text:p>
          </table:table-cell>
          <table:table-cell table:style-name="ce3" office:value-type="float" office:value="2.66">
            <text:p>2.66</text:p>
          </table:table-cell>
          <table:table-cell table:style-name="ce3" office:value-type="float" office:value="1.07">
            <text:p>1.07</text:p>
          </table:table-cell>
          <table:table-cell table:style-name="ce3" office:value-type="float" office:value="0.36">
            <text:p>0.36</text:p>
          </table:table-cell>
          <table:table-cell table:style-name="ce7" table:formula="of:=[.A4]/14.31*100" office:value-type="float" office:value="0">
            <text:p>0.00</text:p>
          </table:table-cell>
          <table:table-cell table:style-name="ce7" table:formula="of:=2.2+[.B4]/14.4" office:value-type="float" office:value="2.59444444444444">
            <text:p>2.59</text:p>
          </table:table-cell>
          <table:table-cell table:style-name="ce7" table:formula="of:=(30-0.09)+[.C4]/14.46*45.09" office:value-type="float" office:value="38.2045643153527">
            <text:p>38.20</text:p>
          </table:table-cell>
          <table:table-cell table:style-name="ce7" table:formula="of:=2.2+[.D4]/14.4" office:value-type="float" office:value="2.27430555555556">
            <text:p>2.27</text:p>
          </table:table-cell>
          <table:table-cell table:style-name="ce7" table:formula="of:=(30-0.09)+[.E4]/14.46*45.09" office:value-type="float" office:value="31.0325726141079">
            <text:p>31.03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0.57">
            <text:p>0.57</text:p>
          </table:table-cell>
          <table:table-cell table:style-name="ce3" office:value-type="float" office:value="6.35">
            <text:p>6.35</text:p>
          </table:table-cell>
          <table:table-cell table:style-name="ce3" office:value-type="float" office:value="2.75">
            <text:p>2.75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0.36">
            <text:p>0.36</text:p>
          </table:table-cell>
          <table:table-cell table:style-name="ce7" table:formula="of:=[.A5]/14.31*100" office:value-type="float" office:value="3.9832285115304">
            <text:p>3.98</text:p>
          </table:table-cell>
          <table:table-cell table:style-name="ce7" table:formula="of:=2.2+[.B5]/14.4" office:value-type="float" office:value="2.64097222222222">
            <text:p>2.64</text:p>
          </table:table-cell>
          <table:table-cell table:style-name="ce7" table:formula="of:=(30-0.09)+[.C5]/14.46*45.09" office:value-type="float" office:value="38.4852074688797">
            <text:p>38.49</text:p>
          </table:table-cell>
          <table:table-cell table:style-name="ce7" table:formula="of:=2.2+[.D5]/14.4" office:value-type="float" office:value="2.29375">
            <text:p>2.29</text:p>
          </table:table-cell>
          <table:table-cell table:style-name="ce7" table:formula="of:=(30-0.09)+[.E5]/14.46*45.09" office:value-type="float" office:value="31.0325726141079">
            <text:p>31.03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.12">
            <text:p>1.12</text:p>
          </table:table-cell>
          <table:table-cell table:style-name="ce3" office:value-type="float" office:value="7.09">
            <text:p>7.09</text:p>
          </table:table-cell>
          <table:table-cell table:style-name="ce3" office:value-type="float" office:value="2.91">
            <text:p>2.91</text:p>
          </table:table-cell>
          <table:table-cell table:style-name="ce3" office:value-type="float" office:value="1.97">
            <text:p>1.97</text:p>
          </table:table-cell>
          <table:table-cell table:style-name="ce3" office:value-type="float" office:value="0.38">
            <text:p>0.38</text:p>
          </table:table-cell>
          <table:table-cell table:style-name="ce7" table:formula="of:=[.A6]/14.31*100" office:value-type="float" office:value="7.82669461914745">
            <text:p>7.83</text:p>
          </table:table-cell>
          <table:table-cell table:style-name="ce7" table:formula="of:=2.2+[.B6]/14.4" office:value-type="float" office:value="2.69236111111111">
            <text:p>2.69</text:p>
          </table:table-cell>
          <table:table-cell table:style-name="ce7" table:formula="of:=(30-0.09)+[.C6]/14.46*45.09" office:value-type="float" office:value="38.9841286307054">
            <text:p>38.98</text:p>
          </table:table-cell>
          <table:table-cell table:style-name="ce7" table:formula="of:=2.2+[.D6]/14.4" office:value-type="float" office:value="2.33680555555556">
            <text:p>2.34</text:p>
          </table:table-cell>
          <table:table-cell table:style-name="ce7" table:formula="of:=(30-0.09)+[.E6]/14.46*45.09" office:value-type="float" office:value="31.0949377593361">
            <text:p>31.09</text:p>
          </table:table-cell>
          <table:table-cell table:style-name="ce10"/>
          <table:table-cell table:number-columns-repeated="8"/>
          <table:table-cell>
            <draw:frame table:end-cell-address="sandbox_2_2_2.AE25" table:end-x="0.0961in" table:end-y="0.0953in" draw:z-index="1" draw:style-name="gr2" draw:text-style-name="P2" svg:width="6.8685in" svg:height="3.5406in" svg:x="0.5941in" svg:y="0.0512in">
              <draw:object draw:notify-on-update-of-ranges="sandbox_2_2_2.X36:sandbox_2_2_2.X62 sandbox_2_2_2.G36:sandbox_2_2_2.G62 sandbox_2_2_2.X36:sandbox_2_2_2.X62 sandbox_2_2_2.F36:sandbox_2_2_2.F62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3" office:value-type="float" office:value="1.72">
            <text:p>1.72</text:p>
          </table:table-cell>
          <table:table-cell table:style-name="ce3" office:value-type="float" office:value="7.85">
            <text:p>7.85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2.93">
            <text:p>2.93</text:p>
          </table:table-cell>
          <table:table-cell table:style-name="ce3" office:value-type="float" office:value="0.42">
            <text:p>0.42</text:p>
          </table:table-cell>
          <table:table-cell table:style-name="ce7" table:formula="of:=[.A7]/14.31*100" office:value-type="float" office:value="12.0195667365479">
            <text:p>12.02</text:p>
          </table:table-cell>
          <table:table-cell table:style-name="ce7" table:formula="of:=2.2+[.B7]/14.4" office:value-type="float" office:value="2.74513888888889">
            <text:p>2.75</text:p>
          </table:table-cell>
          <table:table-cell table:style-name="ce7" table:formula="of:=(30-0.09)+[.C7]/14.46*45.09" office:value-type="float" office:value="39.8884232365145">
            <text:p>39.89</text:p>
          </table:table-cell>
          <table:table-cell table:style-name="ce7" table:formula="of:=2.2+[.D7]/14.4" office:value-type="float" office:value="2.40347222222222">
            <text:p>2.40</text:p>
          </table:table-cell>
          <table:table-cell table:style-name="ce7" table:formula="of:=(30-0.09)+[.E7]/14.46*45.09" office:value-type="float" office:value="31.2196680497925">
            <text:p>31.22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2.29">
            <text:p>2.29</text:p>
          </table:table-cell>
          <table:table-cell table:style-name="ce3" office:value-type="float" office:value="8.44">
            <text:p>8.44</text:p>
          </table:table-cell>
          <table:table-cell table:style-name="ce3" office:value-type="float" office:value="3.65">
            <text:p>3.65</text:p>
          </table:table-cell>
          <table:table-cell table:style-name="ce3" office:value-type="float" office:value="3.97">
            <text:p>3.97</text:p>
          </table:table-cell>
          <table:table-cell table:style-name="ce3" office:value-type="float" office:value="0.64">
            <text:p>0.64</text:p>
          </table:table-cell>
          <table:table-cell table:style-name="ce7" table:formula="of:=[.A8]/14.31*100" office:value-type="float" office:value="16.0027952480783">
            <text:p>16.00</text:p>
          </table:table-cell>
          <table:table-cell table:style-name="ce7" table:formula="of:=2.2+[.B8]/14.4" office:value-type="float" office:value="2.78611111111111">
            <text:p>2.79</text:p>
          </table:table-cell>
          <table:table-cell table:style-name="ce7" table:formula="of:=(30-0.09)+[.C8]/14.46*45.09" office:value-type="float" office:value="41.2916390041494">
            <text:p>41.29</text:p>
          </table:table-cell>
          <table:table-cell table:style-name="ce7" table:formula="of:=2.2+[.D8]/14.4" office:value-type="float" office:value="2.47569444444444">
            <text:p>2.48</text:p>
          </table:table-cell>
          <table:table-cell table:style-name="ce7" table:formula="of:=(30-0.09)+[.E8]/14.46*45.09" office:value-type="float" office:value="31.9056846473029">
            <text:p>31.91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2.87">
            <text:p>2.87</text:p>
          </table:table-cell>
          <table:table-cell table:style-name="ce3" office:value-type="float" office:value="8.93">
            <text:p>8.93</text:p>
          </table:table-cell>
          <table:table-cell table:style-name="ce3" office:value-type="float" office:value="4.09">
            <text:p>4.09</text:p>
          </table:table-cell>
          <table:table-cell table:style-name="ce3" office:value-type="float" office:value="4.99">
            <text:p>4.99</text:p>
          </table:table-cell>
          <table:table-cell table:style-name="ce3" office:value-type="float" office:value="1.03">
            <text:p>1.03</text:p>
          </table:table-cell>
          <table:table-cell table:style-name="ce7" table:formula="of:=[.A9]/14.31*100" office:value-type="float" office:value="20.0559049615653">
            <text:p>20.06</text:p>
          </table:table-cell>
          <table:table-cell table:style-name="ce7" table:formula="of:=2.2+[.B9]/14.4" office:value-type="float" office:value="2.82013888888889">
            <text:p>2.82</text:p>
          </table:table-cell>
          <table:table-cell table:style-name="ce7" table:formula="of:=(30-0.09)+[.C9]/14.46*45.09" office:value-type="float" office:value="42.6636721991701">
            <text:p>42.66</text:p>
          </table:table-cell>
          <table:table-cell table:style-name="ce7" table:formula="of:=2.2+[.D9]/14.4" office:value-type="float" office:value="2.54652777777778">
            <text:p>2.55</text:p>
          </table:table-cell>
          <table:table-cell table:style-name="ce7" table:formula="of:=(30-0.09)+[.E9]/14.46*45.09" office:value-type="float" office:value="33.1218049792531">
            <text:p>33.12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3.44">
            <text:p>3.44</text:p>
          </table:table-cell>
          <table:table-cell table:style-name="ce3" office:value-type="float" office:value="9.31">
            <text:p>9.31</text:p>
          </table:table-cell>
          <table:table-cell table:style-name="ce3" office:value-type="float" office:value="4.56">
            <text:p>4.56</text:p>
          </table:table-cell>
          <table:table-cell table:style-name="ce3" office:value-type="float" office:value="5.98">
            <text:p>5.98</text:p>
          </table:table-cell>
          <table:table-cell table:style-name="ce3" office:value-type="float" office:value="1.58">
            <text:p>1.58</text:p>
          </table:table-cell>
          <table:table-cell table:style-name="ce7" table:formula="of:=[.A10]/14.31*100" office:value-type="float" office:value="24.0391334730957">
            <text:p>24.04</text:p>
          </table:table-cell>
          <table:table-cell table:style-name="ce7" table:formula="of:=2.2+[.B10]/14.4" office:value-type="float" office:value="2.84652777777778">
            <text:p>2.85</text:p>
          </table:table-cell>
          <table:table-cell table:style-name="ce7" table:formula="of:=(30-0.09)+[.C10]/14.46*45.09" office:value-type="float" office:value="44.1292531120332">
            <text:p>44.13</text:p>
          </table:table-cell>
          <table:table-cell table:style-name="ce7" table:formula="of:=2.2+[.D10]/14.4" office:value-type="float" office:value="2.61527777777778">
            <text:p>2.62</text:p>
          </table:table-cell>
          <table:table-cell table:style-name="ce7" table:formula="of:=(30-0.09)+[.E10]/14.46*45.09" office:value-type="float" office:value="34.836846473029">
            <text:p>34.84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4.02">
            <text:p>4.02</text:p>
          </table:table-cell>
          <table:table-cell table:style-name="ce3" office:value-type="float" office:value="9.68">
            <text:p>9.68</text:p>
          </table:table-cell>
          <table:table-cell table:style-name="ce3" office:value-type="float" office:value="5.07">
            <text:p>5.07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2.21">
            <text:p>2.21</text:p>
          </table:table-cell>
          <table:table-cell table:style-name="ce7" table:formula="of:=[.A11]/14.31*100" office:value-type="float" office:value="28.0922431865828">
            <text:p>28.09</text:p>
          </table:table-cell>
          <table:table-cell table:style-name="ce7" table:formula="of:=2.2+[.B11]/14.4" office:value-type="float" office:value="2.87222222222222">
            <text:p>2.87</text:p>
          </table:table-cell>
          <table:table-cell table:style-name="ce7" table:formula="of:=(30-0.09)+[.C11]/14.46*45.09" office:value-type="float" office:value="45.7195643153527">
            <text:p>45.72</text:p>
          </table:table-cell>
          <table:table-cell table:style-name="ce7" table:formula="of:=2.2+[.D11]/14.4" office:value-type="float" office:value="2.67916666666667">
            <text:p>2.68</text:p>
          </table:table-cell>
          <table:table-cell table:style-name="ce7" table:formula="of:=(30-0.09)+[.E11]/14.46*45.09" office:value-type="float" office:value="36.8013485477178">
            <text:p>36.8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4.58">
            <text:p>4.58</text:p>
          </table:table-cell>
          <table:table-cell table:style-name="ce3" office:value-type="float" office:value="9.99">
            <text:p>9.99</text:p>
          </table:table-cell>
          <table:table-cell table:style-name="ce3" office:value-type="float" office:value="5.58">
            <text:p>5.58</text:p>
          </table:table-cell>
          <table:table-cell table:style-name="ce3" office:value-type="float" office:value="7.62">
            <text:p>7.62</text:p>
          </table:table-cell>
          <table:table-cell table:style-name="ce3" office:value-type="float" office:value="2.91">
            <text:p>2.91</text:p>
          </table:table-cell>
          <table:table-cell table:style-name="ce7" table:formula="of:=[.A12]/14.31*100" office:value-type="float" office:value="32.0055904961565">
            <text:p>32.01</text:p>
          </table:table-cell>
          <table:table-cell table:style-name="ce7" table:formula="of:=2.2+[.B12]/14.4" office:value-type="float" office:value="2.89375">
            <text:p>2.89</text:p>
          </table:table-cell>
          <table:table-cell table:style-name="ce7" table:formula="of:=(30-0.09)+[.C12]/14.46*45.09" office:value-type="float" office:value="47.3098755186722">
            <text:p>47.31</text:p>
          </table:table-cell>
          <table:table-cell table:style-name="ce7" table:formula="of:=2.2+[.D12]/14.4" office:value-type="float" office:value="2.72916666666667">
            <text:p>2.73</text:p>
          </table:table-cell>
          <table:table-cell table:style-name="ce7" table:formula="of:=(30-0.09)+[.E12]/14.46*45.09" office:value-type="float" office:value="38.9841286307054">
            <text:p>38.9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5.15">
            <text:p>5.15</text:p>
          </table:table-cell>
          <table:table-cell table:style-name="ce3" office:value-type="float" office:value="10.29">
            <text:p>10.29</text:p>
          </table:table-cell>
          <table:table-cell table:style-name="ce3" office:value-type="float" office:value="6.14">
            <text:p>6.14</text:p>
          </table:table-cell>
          <table:table-cell table:style-name="ce3" office:value-type="float" office:value="8.32">
            <text:p>8.32</text:p>
          </table:table-cell>
          <table:table-cell table:style-name="ce3" office:value-type="float" office:value="3.62">
            <text:p>3.62</text:p>
          </table:table-cell>
          <table:table-cell table:style-name="ce7" table:formula="of:=[.A13]/14.31*100" office:value-type="float" office:value="35.9888190076869">
            <text:p>35.99</text:p>
          </table:table-cell>
          <table:table-cell table:style-name="ce7" table:formula="of:=2.2+[.B13]/14.4" office:value-type="float" office:value="2.91458333333333">
            <text:p>2.91</text:p>
          </table:table-cell>
          <table:table-cell table:style-name="ce7" table:formula="of:=(30-0.09)+[.C13]/14.46*45.09" office:value-type="float" office:value="49.0560995850622">
            <text:p>49.06</text:p>
          </table:table-cell>
          <table:table-cell table:style-name="ce7" table:formula="of:=2.2+[.D13]/14.4" office:value-type="float" office:value="2.77777777777778">
            <text:p>2.78</text:p>
          </table:table-cell>
          <table:table-cell table:style-name="ce7" table:formula="of:=(30-0.09)+[.E13]/14.46*45.09" office:value-type="float" office:value="41.1980912863071">
            <text:p>41.2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5.74">
            <text:p>5.74</text:p>
          </table:table-cell>
          <table:table-cell table:style-name="ce3" office:value-type="float" office:value="10.58">
            <text:p>10.58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8.91">
            <text:p>8.91</text:p>
          </table:table-cell>
          <table:table-cell table:style-name="ce3" office:value-type="float" office:value="4.33">
            <text:p>4.33</text:p>
          </table:table-cell>
          <table:table-cell table:style-name="ce7" table:formula="of:=[.A14]/14.31*100" office:value-type="float" office:value="40.1118099231307">
            <text:p>40.11</text:p>
          </table:table-cell>
          <table:table-cell table:style-name="ce7" table:formula="of:=2.2+[.B14]/14.4" office:value-type="float" office:value="2.93472222222222">
            <text:p>2.93</text:p>
          </table:table-cell>
          <table:table-cell table:style-name="ce7" table:formula="of:=(30-0.09)+[.C14]/14.46*45.09" office:value-type="float" office:value="50.8023236514523">
            <text:p>50.80</text:p>
          </table:table-cell>
          <table:table-cell table:style-name="ce7" table:formula="of:=2.2+[.D14]/14.4" office:value-type="float" office:value="2.81875">
            <text:p>2.82</text:p>
          </table:table-cell>
          <table:table-cell table:style-name="ce7" table:formula="of:=(30-0.09)+[.E14]/14.46*45.09" office:value-type="float" office:value="43.4120539419087">
            <text:p>43.41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6.3">
            <text:p>6.3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7.22">
            <text:p>7.22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5">
            <text:p>5</text:p>
          </table:table-cell>
          <table:table-cell table:style-name="ce7" table:formula="of:=[.A15]/14.31*100" office:value-type="float" office:value="44.0251572327044">
            <text:p>44.03</text:p>
          </table:table-cell>
          <table:table-cell table:style-name="ce7" table:formula="of:=2.2+[.B15]/14.4" office:value-type="float" office:value="2.95">
            <text:p>2.95</text:p>
          </table:table-cell>
          <table:table-cell table:style-name="ce7" table:formula="of:=(30-0.09)+[.C15]/14.46*45.09" office:value-type="float" office:value="52.4238174273859">
            <text:p>52.42</text:p>
          </table:table-cell>
          <table:table-cell table:style-name="ce7" table:formula="of:=2.2+[.D15]/14.4" office:value-type="float" office:value="2.85">
            <text:p>2.85</text:p>
          </table:table-cell>
          <table:table-cell table:style-name="ce7" table:formula="of:=(30-0.09)+[.E15]/14.46*45.09" office:value-type="float" office:value="45.5012863070539">
            <text:p>45.5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6.89">
            <text:p>6.89</text:p>
          </table:table-cell>
          <table:table-cell table:style-name="ce3" office:value-type="float" office:value="10.99">
            <text:p>10.99</text:p>
          </table:table-cell>
          <table:table-cell table:style-name="ce3" office:value-type="float" office:value="7.77">
            <text:p>7.77</text:p>
          </table:table-cell>
          <table:table-cell table:style-name="ce3" office:value-type="float" office:value="9.81">
            <text:p>9.81</text:p>
          </table:table-cell>
          <table:table-cell table:style-name="ce3" office:value-type="float" office:value="5.66">
            <text:p>5.66</text:p>
          </table:table-cell>
          <table:table-cell table:style-name="ce7" table:formula="of:=[.A16]/14.31*100" office:value-type="float" office:value="48.1481481481482">
            <text:p>48.15</text:p>
          </table:table-cell>
          <table:table-cell table:style-name="ce7" table:formula="of:=2.2+[.B16]/14.4" office:value-type="float" office:value="2.96319444444444">
            <text:p>2.96</text:p>
          </table:table-cell>
          <table:table-cell table:style-name="ce7" table:formula="of:=(30-0.09)+[.C16]/14.46*45.09" office:value-type="float" office:value="54.1388589211618">
            <text:p>54.14</text:p>
          </table:table-cell>
          <table:table-cell table:style-name="ce7" table:formula="of:=2.2+[.D16]/14.4" office:value-type="float" office:value="2.88125">
            <text:p>2.88</text:p>
          </table:table-cell>
          <table:table-cell table:style-name="ce7" table:formula="of:=(30-0.09)+[.E16]/14.46*45.09" office:value-type="float" office:value="47.5593360995851">
            <text:p>47.56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7.44">
            <text:p>7.44</text:p>
          </table:table-cell>
          <table:table-cell table:style-name="ce3" office:value-type="float" office:value="11.18">
            <text:p>11.18</text:p>
          </table:table-cell>
          <table:table-cell table:style-name="ce3" office:value-type="float" office:value="8.33">
            <text:p>8.33</text:p>
          </table:table-cell>
          <table:table-cell table:style-name="ce3" office:value-type="float" office:value="10.14">
            <text:p>10.14</text:p>
          </table:table-cell>
          <table:table-cell table:style-name="ce3" office:value-type="float" office:value="6.27">
            <text:p>6.27</text:p>
          </table:table-cell>
          <table:table-cell table:style-name="ce7" table:formula="of:=[.A17]/14.31*100" office:value-type="float" office:value="51.9916142557652">
            <text:p>51.99</text:p>
          </table:table-cell>
          <table:table-cell table:style-name="ce7" table:formula="of:=2.2+[.B17]/14.4" office:value-type="float" office:value="2.97638888888889">
            <text:p>2.98</text:p>
          </table:table-cell>
          <table:table-cell table:style-name="ce7" table:formula="of:=(30-0.09)+[.C17]/14.46*45.09" office:value-type="float" office:value="55.8850829875519">
            <text:p>55.89</text:p>
          </table:table-cell>
          <table:table-cell table:style-name="ce7" table:formula="of:=2.2+[.D17]/14.4" office:value-type="float" office:value="2.90416666666667">
            <text:p>2.90</text:p>
          </table:table-cell>
          <table:table-cell table:style-name="ce7" table:formula="of:=(30-0.09)+[.E17]/14.46*45.09" office:value-type="float" office:value="49.4614730290456">
            <text:p>49.46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8.04">
            <text:p>8.04</text:p>
          </table:table-cell>
          <table:table-cell table:style-name="ce3" office:value-type="float" office:value="11.34">
            <text:p>11.34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10.45">
            <text:p>10.45</text:p>
          </table:table-cell>
          <table:table-cell table:style-name="ce3" office:value-type="float" office:value="6.91">
            <text:p>6.91</text:p>
          </table:table-cell>
          <table:table-cell table:style-name="ce7" table:formula="of:=[.A18]/14.31*100" office:value-type="float" office:value="56.1844863731656">
            <text:p>56.18</text:p>
          </table:table-cell>
          <table:table-cell table:style-name="ce7" table:formula="of:=2.2+[.B18]/14.4" office:value-type="float" office:value="2.9875">
            <text:p>2.99</text:p>
          </table:table-cell>
          <table:table-cell table:style-name="ce7" table:formula="of:=(30-0.09)+[.C18]/14.46*45.09" office:value-type="float" office:value="57.662489626556">
            <text:p>57.66</text:p>
          </table:table-cell>
          <table:table-cell table:style-name="ce7" table:formula="of:=2.2+[.D18]/14.4" office:value-type="float" office:value="2.92569444444444">
            <text:p>2.93</text:p>
          </table:table-cell>
          <table:table-cell table:style-name="ce7" table:formula="of:=(30-0.09)+[.E18]/14.46*45.09" office:value-type="float" office:value="51.4571576763485">
            <text:p>51.46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8.62">
            <text:p>8.62</text:p>
          </table:table-cell>
          <table:table-cell table:style-name="ce3" office:value-type="float" office:value="11.49">
            <text:p>11.49</text:p>
          </table:table-cell>
          <table:table-cell table:style-name="ce3" office:value-type="float" office:value="9.45">
            <text:p>9.45</text:p>
          </table:table-cell>
          <table:table-cell table:style-name="ce3" office:value-type="float" office:value="10.72">
            <text:p>10.72</text:p>
          </table:table-cell>
          <table:table-cell table:style-name="ce3" office:value-type="float" office:value="7.51">
            <text:p>7.51</text:p>
          </table:table-cell>
          <table:table-cell table:style-name="ce7" table:formula="of:=[.A19]/14.31*100" office:value-type="float" office:value="60.2375960866527">
            <text:p>60.24</text:p>
          </table:table-cell>
          <table:table-cell table:style-name="ce7" table:formula="of:=2.2+[.B19]/14.4" office:value-type="float" office:value="2.99791666666667">
            <text:p>3.00</text:p>
          </table:table-cell>
          <table:table-cell table:style-name="ce7" table:formula="of:=(30-0.09)+[.C19]/14.46*45.09" office:value-type="float" office:value="59.377531120332">
            <text:p>59.38</text:p>
          </table:table-cell>
          <table:table-cell table:style-name="ce7" table:formula="of:=2.2+[.D19]/14.4" office:value-type="float" office:value="2.94444444444444">
            <text:p>2.94</text:p>
          </table:table-cell>
          <table:table-cell table:style-name="ce7" table:formula="of:=(30-0.09)+[.E19]/14.46*45.09" office:value-type="float" office:value="53.328112033195">
            <text:p>53.33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9.16">
            <text:p>9.16</text:p>
          </table:table-cell>
          <table:table-cell table:style-name="ce3" office:value-type="float" office:value="11.62">
            <text:p>11.62</text:p>
          </table:table-cell>
          <table:table-cell table:style-name="ce3" office:value-type="float" office:value="9.95">
            <text:p>9.95</text:p>
          </table:table-cell>
          <table:table-cell table:style-name="ce3" office:value-type="float" office:value="10.95">
            <text:p>10.95</text:p>
          </table:table-cell>
          <table:table-cell table:style-name="ce3" office:value-type="float" office:value="8.09">
            <text:p>8.09</text:p>
          </table:table-cell>
          <table:table-cell table:style-name="ce7" table:formula="of:=[.A20]/14.31*100" office:value-type="float" office:value="64.0111809923131">
            <text:p>64.01</text:p>
          </table:table-cell>
          <table:table-cell table:style-name="ce7" table:formula="of:=2.2+[.B20]/14.4" office:value-type="float" office:value="3.00694444444444">
            <text:p>3.01</text:p>
          </table:table-cell>
          <table:table-cell table:style-name="ce7" table:formula="of:=(30-0.09)+[.C20]/14.46*45.09" office:value-type="float" office:value="60.9366597510373">
            <text:p>60.94</text:p>
          </table:table-cell>
          <table:table-cell table:style-name="ce7" table:formula="of:=2.2+[.D20]/14.4" office:value-type="float" office:value="2.96041666666667">
            <text:p>2.96</text:p>
          </table:table-cell>
          <table:table-cell table:style-name="ce7" table:formula="of:=(30-0.09)+[.E20]/14.46*45.09" office:value-type="float" office:value="55.1367012448133">
            <text:p>55.14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9.76">
            <text:p>9.76</text:p>
          </table:table-cell>
          <table:table-cell table:style-name="ce3" office:value-type="float" office:value="11.77">
            <text:p>11.77</text:p>
          </table:table-cell>
          <table:table-cell table:style-name="ce3" office:value-type="float" office:value="10.52">
            <text:p>10.52</text:p>
          </table:table-cell>
          <table:table-cell table:style-name="ce3" office:value-type="float" office:value="11.17">
            <text:p>11.17</text:p>
          </table:table-cell>
          <table:table-cell table:style-name="ce3" office:value-type="float" office:value="8.65">
            <text:p>8.65</text:p>
          </table:table-cell>
          <table:table-cell table:style-name="ce7" table:formula="of:=[.A21]/14.31*100" office:value-type="float" office:value="68.2040531097135">
            <text:p>68.20</text:p>
          </table:table-cell>
          <table:table-cell table:style-name="ce7" table:formula="of:=2.2+[.B21]/14.4" office:value-type="float" office:value="3.01736111111111">
            <text:p>3.02</text:p>
          </table:table-cell>
          <table:table-cell table:style-name="ce7" table:formula="of:=(30-0.09)+[.C21]/14.46*45.09" office:value-type="float" office:value="62.7140663900415">
            <text:p>62.71</text:p>
          </table:table-cell>
          <table:table-cell table:style-name="ce7" table:formula="of:=2.2+[.D21]/14.4" office:value-type="float" office:value="2.97569444444444">
            <text:p>2.98</text:p>
          </table:table-cell>
          <table:table-cell table:style-name="ce7" table:formula="of:=(30-0.09)+[.E21]/14.46*45.09" office:value-type="float" office:value="56.8829253112033">
            <text:p>56.8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0.31">
            <text:p>10.31</text:p>
          </table:table-cell>
          <table:table-cell table:style-name="ce3" office:value-type="float" office:value="11.85">
            <text:p>11.85</text:p>
          </table:table-cell>
          <table:table-cell table:style-name="ce3" office:value-type="float" office:value="11.01">
            <text:p>11.01</text:p>
          </table:table-cell>
          <table:table-cell table:style-name="ce3" office:value-type="float" office:value="11.32">
            <text:p>11.32</text:p>
          </table:table-cell>
          <table:table-cell table:style-name="ce3" office:value-type="float" office:value="9.13">
            <text:p>9.13</text:p>
          </table:table-cell>
          <table:table-cell table:style-name="ce7" table:formula="of:=[.A22]/14.31*100" office:value-type="float" office:value="72.0475192173305">
            <text:p>72.05</text:p>
          </table:table-cell>
          <table:table-cell table:style-name="ce7" table:formula="of:=2.2+[.B22]/14.4" office:value-type="float" office:value="3.02291666666667">
            <text:p>3.02</text:p>
          </table:table-cell>
          <table:table-cell table:style-name="ce7" table:formula="of:=(30-0.09)+[.C22]/14.46*45.09" office:value-type="float" office:value="64.2420124481328">
            <text:p>64.24</text:p>
          </table:table-cell>
          <table:table-cell table:style-name="ce7" table:formula="of:=2.2+[.D22]/14.4" office:value-type="float" office:value="2.98611111111111">
            <text:p>2.99</text:p>
          </table:table-cell>
          <table:table-cell table:style-name="ce7" table:formula="of:=(30-0.09)+[.E22]/14.46*45.09" office:value-type="float" office:value="58.3796887966805">
            <text:p>58.3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0.89">
            <text:p>10.89</text:p>
          </table:table-cell>
          <table:table-cell table:style-name="ce3" office:value-type="float" office:value="11.96">
            <text:p>11.96</text:p>
          </table:table-cell>
          <table:table-cell table:style-name="ce3" office:value-type="float" office:value="11.52">
            <text:p>11.52</text:p>
          </table:table-cell>
          <table:table-cell table:style-name="ce3" office:value-type="float" office:value="11.48">
            <text:p>11.48</text:p>
          </table:table-cell>
          <table:table-cell table:style-name="ce3" office:value-type="float" office:value="9.65">
            <text:p>9.65</text:p>
          </table:table-cell>
          <table:table-cell table:style-name="ce7" table:formula="of:=[.A23]/14.31*100" office:value-type="float" office:value="76.1006289308176">
            <text:p>76.10</text:p>
          </table:table-cell>
          <table:table-cell table:style-name="ce7" table:formula="of:=2.2+[.B23]/14.4" office:value-type="float" office:value="3.03055555555556">
            <text:p>3.03</text:p>
          </table:table-cell>
          <table:table-cell table:style-name="ce7" table:formula="of:=(30-0.09)+[.C23]/14.46*45.09" office:value-type="float" office:value="65.8323236514523">
            <text:p>65.83</text:p>
          </table:table-cell>
          <table:table-cell table:style-name="ce7" table:formula="of:=2.2+[.D23]/14.4" office:value-type="float" office:value="2.99722222222222">
            <text:p>3.00</text:p>
          </table:table-cell>
          <table:table-cell table:style-name="ce7" table:formula="of:=(30-0.09)+[.E23]/14.46*45.09" office:value-type="float" office:value="60.0011825726141">
            <text:p>60.0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1.47">
            <text:p>11.47</text:p>
          </table:table-cell>
          <table:table-cell table:style-name="ce3" office:value-type="float" office:value="12.07">
            <text:p>12.07</text:p>
          </table:table-cell>
          <table:table-cell table:style-name="ce3" office:value-type="float" office:value="12.03">
            <text:p>12.03</text:p>
          </table:table-cell>
          <table:table-cell table:style-name="ce3" office:value-type="float" office:value="11.62">
            <text:p>11.62</text:p>
          </table:table-cell>
          <table:table-cell table:style-name="ce3" office:value-type="float" office:value="10.11">
            <text:p>10.11</text:p>
          </table:table-cell>
          <table:table-cell table:style-name="ce7" table:formula="of:=[.A24]/14.31*100" office:value-type="float" office:value="80.1537386443047">
            <text:p>80.15</text:p>
          </table:table-cell>
          <table:table-cell table:style-name="ce7" table:formula="of:=2.2+[.B24]/14.4" office:value-type="float" office:value="3.03819444444444">
            <text:p>3.04</text:p>
          </table:table-cell>
          <table:table-cell table:style-name="ce7" table:formula="of:=(30-0.09)+[.C24]/14.46*45.09" office:value-type="float" office:value="67.4226348547718">
            <text:p>67.42</text:p>
          </table:table-cell>
          <table:table-cell table:style-name="ce7" table:formula="of:=2.2+[.D24]/14.4" office:value-type="float" office:value="3.00694444444444">
            <text:p>3.01</text:p>
          </table:table-cell>
          <table:table-cell table:style-name="ce7" table:formula="of:=(30-0.09)+[.E24]/14.46*45.09" office:value-type="float" office:value="61.4355809128631">
            <text:p>61.44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2.04">
            <text:p>12.04</text:p>
          </table:table-cell>
          <table:table-cell table:style-name="ce3" office:value-type="float" office:value="12.16">
            <text:p>12.16</text:p>
          </table:table-cell>
          <table:table-cell table:style-name="ce3" office:value-type="float" office:value="12.47">
            <text:p>12.47</text:p>
          </table:table-cell>
          <table:table-cell table:style-name="ce3" office:value-type="float" office:value="11.75">
            <text:p>11.75</text:p>
          </table:table-cell>
          <table:table-cell table:style-name="ce3" office:value-type="float" office:value="10.58">
            <text:p>10.58</text:p>
          </table:table-cell>
          <table:table-cell table:style-name="ce7" table:formula="of:=[.A25]/14.31*100" office:value-type="float" office:value="84.1369671558351">
            <text:p>84.14</text:p>
          </table:table-cell>
          <table:table-cell table:style-name="ce7" table:formula="of:=2.2+[.B25]/14.4" office:value-type="float" office:value="3.04444444444444">
            <text:p>3.04</text:p>
          </table:table-cell>
          <table:table-cell table:style-name="ce7" table:formula="of:=(30-0.09)+[.C25]/14.46*45.09" office:value-type="float" office:value="68.7946680497925">
            <text:p>68.79</text:p>
          </table:table-cell>
          <table:table-cell table:style-name="ce7" table:formula="of:=2.2+[.D25]/14.4" office:value-type="float" office:value="3.01597222222222">
            <text:p>3.02</text:p>
          </table:table-cell>
          <table:table-cell table:style-name="ce7" table:formula="of:=(30-0.09)+[.E25]/14.46*45.09" office:value-type="float" office:value="62.9011618257261">
            <text:p>62.9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2.59">
            <text:p>12.59</text:p>
          </table:table-cell>
          <table:table-cell table:style-name="ce3" office:value-type="float" office:value="12.22">
            <text:p>12.22</text:p>
          </table:table-cell>
          <table:table-cell table:style-name="ce3" office:value-type="float" office:value="12.97">
            <text:p>12.97</text:p>
          </table:table-cell>
          <table:table-cell table:style-name="ce3" office:value-type="float" office:value="11.88">
            <text:p>11.88</text:p>
          </table:table-cell>
          <table:table-cell table:style-name="ce3" office:value-type="float" office:value="11.02">
            <text:p>11.02</text:p>
          </table:table-cell>
          <table:table-cell table:style-name="ce7" table:formula="of:=[.A26]/14.31*100" office:value-type="float" office:value="87.9804332634521">
            <text:p>87.98</text:p>
          </table:table-cell>
          <table:table-cell table:style-name="ce7" table:formula="of:=2.2+[.B26]/14.4" office:value-type="float" office:value="3.04861111111111">
            <text:p>3.05</text:p>
          </table:table-cell>
          <table:table-cell table:style-name="ce7" table:formula="of:=(30-0.09)+[.C26]/14.46*45.09" office:value-type="float" office:value="70.3537966804979">
            <text:p>70.35</text:p>
          </table:table-cell>
          <table:table-cell table:style-name="ce7" table:formula="of:=2.2+[.D26]/14.4" office:value-type="float" office:value="3.025">
            <text:p>3.03</text:p>
          </table:table-cell>
          <table:table-cell table:style-name="ce7" table:formula="of:=(30-0.09)+[.E26]/14.46*45.09" office:value-type="float" office:value="64.2731950207469">
            <text:p>64.27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3.18">
            <text:p>13.18</text:p>
          </table:table-cell>
          <table:table-cell table:style-name="ce3" office:value-type="float" office:value="12.29">
            <text:p>12.29</text:p>
          </table:table-cell>
          <table:table-cell table:style-name="ce3" office:value-type="float" office:value="13.41">
            <text:p>13.41</text:p>
          </table:table-cell>
          <table:table-cell table:style-name="ce3" office:value-type="float" office:value="11.99">
            <text:p>11.99</text:p>
          </table:table-cell>
          <table:table-cell table:style-name="ce3" office:value-type="float" office:value="11.44">
            <text:p>11.44</text:p>
          </table:table-cell>
          <table:table-cell table:style-name="ce7" table:formula="of:=[.A27]/14.31*100" office:value-type="float" office:value="92.1034241788959">
            <text:p>92.10</text:p>
          </table:table-cell>
          <table:table-cell table:style-name="ce7" table:formula="of:=2.2+[.B27]/14.4" office:value-type="float" office:value="3.05347222222222">
            <text:p>3.05</text:p>
          </table:table-cell>
          <table:table-cell table:style-name="ce7" table:formula="of:=(30-0.09)+[.C27]/14.46*45.09" office:value-type="float" office:value="71.7258298755187">
            <text:p>71.73</text:p>
          </table:table-cell>
          <table:table-cell table:style-name="ce7" table:formula="of:=2.2+[.D27]/14.4" office:value-type="float" office:value="3.03263888888889">
            <text:p>3.03</text:p>
          </table:table-cell>
          <table:table-cell table:style-name="ce7" table:formula="of:=(30-0.09)+[.E27]/14.46*45.09" office:value-type="float" office:value="65.5828630705394">
            <text:p>65.5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3.73">
            <text:p>13.73</text:p>
          </table:table-cell>
          <table:table-cell table:style-name="ce3" office:value-type="float" office:value="12.37">
            <text:p>12.37</text:p>
          </table:table-cell>
          <table:table-cell table:style-name="ce3" office:value-type="float" office:value="13.87">
            <text:p>13.87</text:p>
          </table:table-cell>
          <table:table-cell table:style-name="ce3" office:value-type="float" office:value="12.08">
            <text:p>12.08</text:p>
          </table:table-cell>
          <table:table-cell table:style-name="ce3" office:value-type="float" office:value="11.88">
            <text:p>11.88</text:p>
          </table:table-cell>
          <table:table-cell table:style-name="ce7" table:formula="of:=[.A28]/14.31*100" office:value-type="float" office:value="95.9468902865129">
            <text:p>95.95</text:p>
          </table:table-cell>
          <table:table-cell table:style-name="ce7" table:formula="of:=2.2+[.B28]/14.4" office:value-type="float" office:value="3.05902777777778">
            <text:p>3.06</text:p>
          </table:table-cell>
          <table:table-cell table:style-name="ce7" table:formula="of:=(30-0.09)+[.C28]/14.46*45.09" office:value-type="float" office:value="73.1602282157676">
            <text:p>73.16</text:p>
          </table:table-cell>
          <table:table-cell table:style-name="ce7" table:formula="of:=2.2+[.D28]/14.4" office:value-type="float" office:value="3.03888888888889">
            <text:p>3.04</text:p>
          </table:table-cell>
          <table:table-cell table:style-name="ce7" table:formula="of:=(30-0.09)+[.E28]/14.46*45.09" office:value-type="float" office:value="66.9548962655602">
            <text:p>66.95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4.28">
            <text:p>14.28</text:p>
          </table:table-cell>
          <table:table-cell table:style-name="ce3" office:value-type="float" office:value="12.43">
            <text:p>12.43</text:p>
          </table:table-cell>
          <table:table-cell table:style-name="ce3" office:value-type="float" office:value="14.44">
            <text:p>14.44</text:p>
          </table:table-cell>
          <table:table-cell table:style-name="ce3" office:value-type="float" office:value="12.17">
            <text:p>12.17</text:p>
          </table:table-cell>
          <table:table-cell table:style-name="ce3" office:value-type="float" office:value="12.37">
            <text:p>12.37</text:p>
          </table:table-cell>
          <table:table-cell table:style-name="ce7" table:formula="of:=[.A29]/14.31*100" office:value-type="float" office:value="99.79035639413">
            <text:p>99.79</text:p>
          </table:table-cell>
          <table:table-cell table:style-name="ce7" table:formula="of:=2.2+[.B29]/14.4" office:value-type="float" office:value="3.06319444444444">
            <text:p>3.06</text:p>
          </table:table-cell>
          <table:table-cell table:style-name="ce7" table:formula="of:=(30-0.09)+[.C29]/14.46*45.09" office:value-type="float" office:value="74.9376348547718">
            <text:p>74.94</text:p>
          </table:table-cell>
          <table:table-cell table:style-name="ce7" table:formula="of:=2.2+[.D29]/14.4" office:value-type="float" office:value="3.04513888888889">
            <text:p>3.05</text:p>
          </table:table-cell>
          <table:table-cell table:style-name="ce7" table:formula="of:=(30-0.09)+[.E29]/14.46*45.09" office:value-type="float" office:value="68.4828423236515">
            <text:p>68.4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7" table:number-columns-repeated="5"/>
          <table:table-cell table:style-name="ce10"/>
          <table:table-cell table:number-columns-repeated="1013"/>
        </table:table-row>
        <table:table-row table:style-name="ro1">
          <table:table-cell table:style-name="ce4" office:value-type="string">
            <text:p>diff_pair_accuracy_run_plan:</text:p>
          </table:table-cell>
          <table:table-cell table:style-name="ce3" table:number-columns-repeated="4"/>
          <table:table-cell table:style-name="ce7" table:number-columns-repeated="5"/>
          <table:table-cell table:style-name="ce10" table:number-columns-repeated="1014"/>
        </table:table-row>
        <table:table-row table:style-name="ro2">
          <table:table-cell table:style-name="ce5" office:value-type="date" office:date-value="2022-05-28">
            <text:p>05/28/22</text:p>
          </table:table-cell>
          <table:table-cell table:style-name="ce3" table:number-columns-repeated="2"/>
          <table:table-cell table:style-name="ce4" office:value-type="string">
            <text:p>0.0035 convergence, 2 pass</text:p>
          </table:table-cell>
          <table:table-cell table:style-name="ce3"/>
          <table:table-cell table:style-name="ce7"/>
          <table:table-cell table:style-name="ce7" office:value-type="string">
            <text:p>4<text:span text:style-name="T1">th</text:span> order</text:p>
          </table:table-cell>
          <table:table-cell table:style-name="ce7"/>
          <table:table-cell table:style-name="ce9"/>
          <table:table-cell table:style-name="ce7"/>
          <table:table-cell table:style-name="ce10" table:number-columns-repeated="1014"/>
        </table:table-row>
        <table:table-row table:style-name="ro1">
          <table:table-cell table:number-columns-repeated="5"/>
          <table:table-cell table:style-name="ce8" table:number-columns-repeated="5"/>
          <table:table-cell table:number-columns-repeated="1014"/>
        </table:table-row>
        <table:table-row table:style-name="ro3">
          <table:table-cell table:style-name="Default" office:value-type="string">
            <text:p>#frequency</text:p>
          </table:table-cell>
          <table:table-cell table:style-name="Default" office:value-type="string">
            <text:p>iteration</text:p>
          </table:table-cell>
          <table:table-cell table:style-name="Default" office:value-type="string">
            <text:p>mesh size</text:p>
          </table:table-cell>
          <table:table-cell table:style-name="Default" office:value-type="string">
            <text:p>matrix size</text:p>
          </table:table-cell>
          <table:table-cell table:style-name="Default" office:value-type="string">
            <text:p>converged</text:p>
          </table:table-cell>
          <table:table-cell table:style-name="Default" office:value-type="string">
            <text:p>final error</text:p>
          </table:table-cell>
          <table:table-cell table:style-name="Default" office:value-type="string">
            <text:p>elapsed time (s)</text:p>
          </table:table-cell>
          <table:table-cell table:style-name="Default" office:value-type="string">
            <text:p>modal impedance calculation</text:p>
          </table:table-cell>
          <table:table-cell table:style-name="Default" office:value-type="string">
            <text:p>mode count</text:p>
          </table:table-cell>
          <table:table-cell table:style-name="Default" office:value-type="string">
            <text:p>alpha[1] db/m</text:p>
          </table:table-cell>
          <table:table-cell table:style-name="Default" office:value-type="string">
            <text:p>beta[1]/ko</text:p>
          </table:table-cell>
          <table:table-cell table:style-name="Default" office:value-type="string">
            <text:p>alpha[2] db/m</text:p>
          </table:table-cell>
          <table:table-cell table:style-name="Default" office:value-type="string">
            <text:p>beta[2]/ko</text:p>
          </table:table-cell>
          <table:table-cell table:style-name="Default" office:value-type="string">
            <text:p>real(Z[1;1])</text:p>
          </table:table-cell>
          <table:table-cell table:style-name="Default" office:value-type="string">
            <text:p>imag(Z[1;1])</text:p>
          </table:table-cell>
          <table:table-cell table:style-name="Default" office:value-type="string">
            <text:p>real(Z[2;2])</text:p>
          </table:table-cell>
          <table:table-cell table:style-name="Default" office:value-type="string">
            <text:p>imag(Z[2;2])</text:p>
          </table:table-cell>
          <table:table-cell table:style-name="Default" table:number-columns-repeated="1007"/>
        </table:table-row>
        <table:table-row table:style-name="ro3">
          <table:table-cell table:style-name="Default" table:number-columns-repeated="10"/>
          <table:table-cell table:style-name="Default" office:value-type="string">
            <text:p>this beta,e/ko</text:p>
          </table:table-cell>
          <table:table-cell table:style-name="Default"/>
          <table:table-cell table:style-name="Default" office:value-type="string">
            <text:p>this beta,o/ko</text:p>
          </table:table-cell>
          <table:table-cell table:style-name="Default" table:number-columns-repeated="7"/>
          <table:table-cell table:style-name="Default" office:value-type="string">
            <text:p>this Zoe</text:p>
          </table:table-cell>
          <table:table-cell table:style-name="Default" office:value-type="string">
            <text:p>this Zoo</text:p>
          </table:table-cell>
          <table:table-cell table:style-name="Default"/>
          <table:table-cell table:style-name="Default" office:value-type="string">
            <text:p>frequency, GHz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100000000">
            <text:p>10000000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000306397789011292">
            <text:p>0.0003063978</text:p>
          </table:table-cell>
          <table:table-cell table:style-name="Default" office:value-type="float" office:value="340.734391632">
            <text:p>340.73439163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2.3338058324281e-15</text:p>
          </table:table-cell>
          <table:table-cell table:style-name="Default" office:value-type="float" office:value="2.59096188657957">
            <text:p>2.5909618866</text:p>
          </table:table-cell>
          <table:table-cell table:style-name="Default" office:value-type="string">
            <text:p>4.3213171105675e-15</text:p>
          </table:table-cell>
          <table:table-cell table:style-name="Default" office:value-type="float" office:value="2.29501399635193">
            <text:p>2.2950139964</text:p>
          </table:table-cell>
          <table:table-cell table:style-name="Default" office:value-type="float" office:value="18.9920563303789">
            <text:p>18.9920563304</text:p>
          </table:table-cell>
          <table:table-cell table:style-name="Default" office:value-type="string">
            <text:p>-1.42606358511066e-14</text:p>
          </table:table-cell>
          <table:table-cell table:style-name="Default" office:value-type="float" office:value="62.5888886442115">
            <text:p>62.5888886442</text:p>
          </table:table-cell>
          <table:table-cell table:style-name="Default" office:value-type="string">
            <text:p>2.7950745223373e-15</text:p>
          </table:table-cell>
          <table:table-cell table:style-name="Default" table:number-columns-repeated="3"/>
          <table:table-cell table:style-name="Default" table:formula="of:=[.N36]*2" office:value-type="float" office:value="37.9841126607578">
            <text:p>37.9841126608</text:p>
          </table:table-cell>
          <table:table-cell table:style-name="Default" table:formula="of:=[.P36]/2" office:value-type="float" office:value="31.2944443221058">
            <text:p>31.2944443221</text:p>
          </table:table-cell>
          <table:table-cell table:style-name="Default"/>
          <table:table-cell table:style-name="Default" table:formula="of:=[.A36]*0.000000001" office:value-type="float" office:value="0.1">
            <text:p>0.1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1000000000">
            <text:p>100000000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50.216773117">
            <text:p>150.21677311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1.65333422317168e-13</text:p>
          </table:table-cell>
          <table:table-cell table:style-name="Default" office:value-type="float" office:value="2.59850670010407">
            <text:p>2.5985067001</text:p>
          </table:table-cell>
          <table:table-cell table:style-name="Default" office:value-type="string">
            <text:p>-1.58987311738748e-13</text:p>
          </table:table-cell>
          <table:table-cell table:style-name="Default" office:value-type="float" office:value="2.29602558419457">
            <text:p>2.2960255842</text:p>
          </table:table-cell>
          <table:table-cell table:style-name="Default" office:value-type="float" office:value="18.9483546008538">
            <text:p>18.9483546009</text:p>
          </table:table-cell>
          <table:table-cell table:style-name="Default" office:value-type="string">
            <text:p>1.01936789941497e-14</text:p>
          </table:table-cell>
          <table:table-cell table:style-name="Default" office:value-type="float" office:value="62.5643712166572">
            <text:p>62.5643712167</text:p>
          </table:table-cell>
          <table:table-cell table:style-name="Default" office:value-type="string">
            <text:p>9.96385402314841e-16</text:p>
          </table:table-cell>
          <table:table-cell table:style-name="Default" table:number-columns-repeated="3"/>
          <table:table-cell table:style-name="Default" table:formula="of:=[.N37]*2" office:value-type="float" office:value="37.8967092017076">
            <text:p>37.8967092017</text:p>
          </table:table-cell>
          <table:table-cell table:style-name="Default" table:formula="of:=[.P37]/2" office:value-type="float" office:value="31.2821856083286">
            <text:p>31.2821856083</text:p>
          </table:table-cell>
          <table:table-cell table:style-name="Default"/>
          <table:table-cell table:style-name="Default" table:formula="of:=[.A37]*0.000000001" office:value-type="float" office:value="1">
            <text:p>1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4000000000">
            <text:p>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088476383">
            <text:p>53.0884763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2.18402754208416e-12</text:p>
          </table:table-cell>
          <table:table-cell table:style-name="Default" office:value-type="float" office:value="2.65288195686953">
            <text:p>2.6528819569</text:p>
          </table:table-cell>
          <table:table-cell table:style-name="Default" office:value-type="string">
            <text:p>-5.88231897445526e-13</text:p>
          </table:table-cell>
          <table:table-cell table:style-name="Default" office:value-type="float" office:value="2.31071002500657">
            <text:p>2.310710025</text:p>
          </table:table-cell>
          <table:table-cell table:style-name="Default" office:value-type="float" office:value="19.0784854766154">
            <text:p>19.0784854766</text:p>
          </table:table-cell>
          <table:table-cell table:style-name="Default" office:value-type="string">
            <text:p>-9.27003250968799e-15</text:p>
          </table:table-cell>
          <table:table-cell table:style-name="Default" office:value-type="float" office:value="62.2585412019851">
            <text:p>62.258541202</text:p>
          </table:table-cell>
          <table:table-cell table:style-name="Default" office:value-type="string">
            <text:p>2.12260123991697e-14</text:p>
          </table:table-cell>
          <table:table-cell table:style-name="Default" table:number-columns-repeated="3"/>
          <table:table-cell table:style-name="Default" table:formula="of:=[.N38]*2" office:value-type="float" office:value="38.1569709532308">
            <text:p>38.1569709532</text:p>
          </table:table-cell>
          <table:table-cell table:style-name="Default" table:formula="of:=[.P38]/2" office:value-type="float" office:value="31.1292706009926">
            <text:p>31.129270601</text:p>
          </table:table-cell>
          <table:table-cell table:style-name="Default"/>
          <table:table-cell table:style-name="Default" table:formula="of:=[.A38]*0.000000001" office:value-type="float" office:value="4">
            <text:p>4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8000000000">
            <text:p>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518948843">
            <text:p>52.5189488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1.32550551345204e-10</text:p>
          </table:table-cell>
          <table:table-cell table:style-name="Default" office:value-type="float" office:value="2.71134266823407">
            <text:p>2.7113426682</text:p>
          </table:table-cell>
          <table:table-cell table:style-name="Default" office:value-type="string">
            <text:p>1.08039159334189e-12</text:p>
          </table:table-cell>
          <table:table-cell table:style-name="Default" office:value-type="float" office:value="2.35252780269903">
            <text:p>2.3525278027</text:p>
          </table:table-cell>
          <table:table-cell table:style-name="Default" office:value-type="float" office:value="19.4850218702996">
            <text:p>19.4850218703</text:p>
          </table:table-cell>
          <table:table-cell table:style-name="Default" office:value-type="string">
            <text:p>-6.78169817059224e-13</text:p>
          </table:table-cell>
          <table:table-cell table:style-name="Default" office:value-type="float" office:value="61.791417622937">
            <text:p>61.7914176229</text:p>
          </table:table-cell>
          <table:table-cell table:style-name="Default" office:value-type="string">
            <text:p>-4.00411012229543e-15</text:p>
          </table:table-cell>
          <table:table-cell table:style-name="Default" table:number-columns-repeated="3"/>
          <table:table-cell table:style-name="Default" table:formula="of:=[.N39]*2" office:value-type="float" office:value="38.9700437405992">
            <text:p>38.9700437406</text:p>
          </table:table-cell>
          <table:table-cell table:style-name="Default" table:formula="of:=[.P39]/2" office:value-type="float" office:value="30.8957088114685">
            <text:p>30.8957088115</text:p>
          </table:table-cell>
          <table:table-cell table:style-name="Default"/>
          <table:table-cell table:style-name="Default" table:formula="of:=[.A39]*0.000000001" office:value-type="float" office:value="8">
            <text:p>8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10000000000">
            <text:p>1000000000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5.502981692">
            <text:p>75.5029816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2.54879524880958e-12</text:p>
          </table:table-cell>
          <table:table-cell table:style-name="Default" office:value-type="float" office:value="2.73644523333121">
            <text:p>2.7364452333</text:p>
          </table:table-cell>
          <table:table-cell table:style-name="Default" office:value-type="string">
            <text:p>8.8642697263108e-11</text:p>
          </table:table-cell>
          <table:table-cell table:style-name="Default" office:value-type="float" office:value="2.38064617674328">
            <text:p>2.3806461767</text:p>
          </table:table-cell>
          <table:table-cell table:style-name="Default" office:value-type="float" office:value="19.712087988326">
            <text:p>19.7120879883</text:p>
          </table:table-cell>
          <table:table-cell table:style-name="Default" office:value-type="string">
            <text:p>2.93007349131958e-15</text:p>
          </table:table-cell>
          <table:table-cell table:style-name="Default" office:value-type="float" office:value="61.7268297688705">
            <text:p>61.7268297689</text:p>
          </table:table-cell>
          <table:table-cell table:style-name="Default" office:value-type="string">
            <text:p>1.31391074698483e-12</text:p>
          </table:table-cell>
          <table:table-cell table:style-name="Default" table:number-columns-repeated="3"/>
          <table:table-cell table:style-name="Default" table:formula="of:=[.N40]*2" office:value-type="float" office:value="39.424175976652">
            <text:p>39.4241759767</text:p>
          </table:table-cell>
          <table:table-cell table:style-name="Default" table:formula="of:=[.P40]/2" office:value-type="float" office:value="30.8634148844353">
            <text:p>30.8634148844</text:p>
          </table:table-cell>
          <table:table-cell table:style-name="Default"/>
          <table:table-cell table:style-name="Default" table:formula="of:=[.A40]*0.000000001" office:value-type="float" office:value="10">
            <text:p>10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12000000000">
            <text:p>1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646870643">
            <text:p>53.64687064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1.23917954855337e-12</text:p>
          </table:table-cell>
          <table:table-cell table:style-name="Default" office:value-type="float" office:value="2.75939665854687">
            <text:p>2.7593966585</text:p>
          </table:table-cell>
          <table:table-cell table:style-name="Default" office:value-type="string">
            <text:p>-1.62524009927402e-12</text:p>
          </table:table-cell>
          <table:table-cell table:style-name="Default" office:value-type="float" office:value="2.41226003468946">
            <text:p>2.4122600347</text:p>
          </table:table-cell>
          <table:table-cell table:style-name="Default" office:value-type="float" office:value="19.9683028823869">
            <text:p>19.9683028824</text:p>
          </table:table-cell>
          <table:table-cell table:style-name="Default" office:value-type="string">
            <text:p>-3.35322768302084e-15</text:p>
          </table:table-cell>
          <table:table-cell table:style-name="Default" office:value-type="float" office:value="61.8684482658261">
            <text:p>61.8684482658</text:p>
          </table:table-cell>
          <table:table-cell table:style-name="Default" office:value-type="string">
            <text:p>7.21149646327326e-14</text:p>
          </table:table-cell>
          <table:table-cell table:style-name="Default" table:number-columns-repeated="3"/>
          <table:table-cell table:style-name="Default" table:formula="of:=[.N41]*2" office:value-type="float" office:value="39.9366057647738">
            <text:p>39.9366057648</text:p>
          </table:table-cell>
          <table:table-cell table:style-name="Default" table:formula="of:=[.P41]/2" office:value-type="float" office:value="30.934224132913">
            <text:p>30.9342241329</text:p>
          </table:table-cell>
          <table:table-cell table:style-name="Default"/>
          <table:table-cell table:style-name="Default" table:formula="of:=[.A41]*0.000000001" office:value-type="float" office:value="12">
            <text:p>12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16000000000">
            <text:p>1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9278941">
            <text:p>53.92789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4.79420308069405e-12</text:p>
          </table:table-cell>
          <table:table-cell table:style-name="Default" office:value-type="float" office:value="2.79940680437344">
            <text:p>2.7994068044</text:p>
          </table:table-cell>
          <table:table-cell table:style-name="Default" office:value-type="string">
            <text:p>4.02801400759333e-12</text:p>
          </table:table-cell>
          <table:table-cell table:style-name="Default" office:value-type="float" office:value="2.48193737025477">
            <text:p>2.4819373703</text:p>
          </table:table-cell>
          <table:table-cell table:style-name="Default" office:value-type="float" office:value="20.549868569933">
            <text:p>20.5498685699</text:p>
          </table:table-cell>
          <table:table-cell table:style-name="Default" office:value-type="string">
            <text:p>-1.80934742321571e-14</text:p>
          </table:table-cell>
          <table:table-cell table:style-name="Default" office:value-type="float" office:value="62.9419010102447">
            <text:p>62.9419010102</text:p>
          </table:table-cell>
          <table:table-cell table:style-name="Default" office:value-type="string">
            <text:p>-2.59903236505525e-14</text:p>
          </table:table-cell>
          <table:table-cell table:style-name="Default" table:number-columns-repeated="3"/>
          <table:table-cell table:style-name="Default" table:formula="of:=[.N42]*2" office:value-type="float" office:value="41.099737139866">
            <text:p>41.0997371399</text:p>
          </table:table-cell>
          <table:table-cell table:style-name="Default" table:formula="of:=[.P42]/2" office:value-type="float" office:value="31.4709505051223">
            <text:p>31.4709505051</text:p>
          </table:table-cell>
          <table:table-cell table:style-name="Default"/>
          <table:table-cell table:style-name="Default" table:formula="of:=[.A42]*0.000000001" office:value-type="float" office:value="16">
            <text:p>16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20000000000">
            <text:p>2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4.729407459">
            <text:p>54.7294074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1.27838459953531e-11</text:p>
          </table:table-cell>
          <table:table-cell table:style-name="Default" office:value-type="float" office:value="2.83278480831423">
            <text:p>2.8327848083</text:p>
          </table:table-cell>
          <table:table-cell table:style-name="Default" office:value-type="string">
            <text:p>-1.22322321411405e-12</text:p>
          </table:table-cell>
          <table:table-cell table:style-name="Default" office:value-type="float" office:value="2.55390425689118">
            <text:p>2.5539042569</text:p>
          </table:table-cell>
          <table:table-cell table:style-name="Default" office:value-type="float" office:value="21.1922570960204">
            <text:p>21.192257096</text:p>
          </table:table-cell>
          <table:table-cell table:style-name="Default" office:value-type="string">
            <text:p>3.07141884678385e-14</text:p>
          </table:table-cell>
          <table:table-cell table:style-name="Default" office:value-type="float" office:value="65.1220087853895">
            <text:p>65.1220087854</text:p>
          </table:table-cell>
          <table:table-cell table:style-name="Default" office:value-type="string">
            <text:p>-7.40828044597288e-15</text:p>
          </table:table-cell>
          <table:table-cell table:style-name="Default" table:number-columns-repeated="3"/>
          <table:table-cell table:style-name="Default" table:formula="of:=[.N43]*2" office:value-type="float" office:value="42.3845141920408">
            <text:p>42.384514192</text:p>
          </table:table-cell>
          <table:table-cell table:style-name="Default" table:formula="of:=[.P43]/2" office:value-type="float" office:value="32.5610043926947">
            <text:p>32.5610043927</text:p>
          </table:table-cell>
          <table:table-cell table:style-name="Default"/>
          <table:table-cell table:style-name="Default" table:formula="of:=[.A43]*0.000000001" office:value-type="float" office:value="20">
            <text:p>20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24000000000">
            <text:p>2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795584874">
            <text:p>53.7955848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3.04894202743649e-12</text:p>
          </table:table-cell>
          <table:table-cell table:style-name="Default" office:value-type="float" office:value="2.86099855073305">
            <text:p>2.8609985507</text:p>
          </table:table-cell>
          <table:table-cell table:style-name="Default" office:value-type="string">
            <text:p>-6.03414509034145e-12</text:p>
          </table:table-cell>
          <table:table-cell table:style-name="Default" office:value-type="float" office:value="2.62230220041428">
            <text:p>2.6223022004</text:p>
          </table:table-cell>
          <table:table-cell table:style-name="Default" office:value-type="float" office:value="21.8726546759624">
            <text:p>21.872654676</text:p>
          </table:table-cell>
          <table:table-cell table:style-name="Default" office:value-type="string">
            <text:p>4.36628805699406e-14</text:p>
          </table:table-cell>
          <table:table-cell table:style-name="Default" office:value-type="float" office:value="68.2185398873918">
            <text:p>68.2185398874</text:p>
          </table:table-cell>
          <table:table-cell table:style-name="Default" office:value-type="string">
            <text:p>5.14265930498549e-14</text:p>
          </table:table-cell>
          <table:table-cell table:style-name="Default" table:number-columns-repeated="3"/>
          <table:table-cell table:style-name="Default" table:formula="of:=[.N44]*2" office:value-type="float" office:value="43.7453093519248">
            <text:p>43.7453093519</text:p>
          </table:table-cell>
          <table:table-cell table:style-name="Default" table:formula="of:=[.P44]/2" office:value-type="float" office:value="34.1092699436959">
            <text:p>34.1092699437</text:p>
          </table:table-cell>
          <table:table-cell table:style-name="Default"/>
          <table:table-cell table:style-name="Default" table:formula="of:=[.A44]*0.000000001" office:value-type="float" office:value="24">
            <text:p>24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28000000000">
            <text:p>2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133951847">
            <text:p>53.13395184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8.86212726573109e-11</text:p>
          </table:table-cell>
          <table:table-cell table:style-name="Default" office:value-type="float" office:value="2.88522708175901">
            <text:p>2.8852270818</text:p>
          </table:table-cell>
          <table:table-cell table:style-name="Default" office:value-type="string">
            <text:p>-4.0810859286286e-12</text:p>
          </table:table-cell>
          <table:table-cell table:style-name="Default" office:value-type="float" office:value="2.68385637215536">
            <text:p>2.6838563722</text:p>
          </table:table-cell>
          <table:table-cell table:style-name="Default" office:value-type="float" office:value="22.5794437571159">
            <text:p>22.5794437571</text:p>
          </table:table-cell>
          <table:table-cell table:style-name="Default" office:value-type="string">
            <text:p>-1.62109577131075e-13</text:p>
          </table:table-cell>
          <table:table-cell table:style-name="Default" office:value-type="float" office:value="71.91693161159">
            <text:p>71.9169316116</text:p>
          </table:table-cell>
          <table:table-cell table:style-name="Default" office:value-type="string">
            <text:p>-7.88432893642498e-14</text:p>
          </table:table-cell>
          <table:table-cell table:style-name="Default" table:number-columns-repeated="3"/>
          <table:table-cell table:style-name="Default" table:formula="of:=[.N45]*2" office:value-type="float" office:value="45.1588875142318">
            <text:p>45.1588875142</text:p>
          </table:table-cell>
          <table:table-cell table:style-name="Default" table:formula="of:=[.P45]/2" office:value-type="float" office:value="35.958465805795">
            <text:p>35.9584658058</text:p>
          </table:table-cell>
          <table:table-cell table:style-name="Default"/>
          <table:table-cell table:style-name="Default" table:formula="of:=[.A45]*0.000000001" office:value-type="float" office:value="28">
            <text:p>28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32000000000">
            <text:p>3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4.549629551">
            <text:p>54.54962955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5.62054621789494e-11</text:p>
          </table:table-cell>
          <table:table-cell table:style-name="Default" office:value-type="float" office:value="2.90633435169491">
            <text:p>2.9063343517</text:p>
          </table:table-cell>
          <table:table-cell table:style-name="Default" office:value-type="string">
            <text:p>-1.45983510285785e-11</text:p>
          </table:table-cell>
          <table:table-cell table:style-name="Default" office:value-type="float" office:value="2.73748853695892">
            <text:p>2.737488537</text:p>
          </table:table-cell>
          <table:table-cell table:style-name="Default" office:value-type="float" office:value="23.306196522587">
            <text:p>23.3061965226</text:p>
          </table:table-cell>
          <table:table-cell table:style-name="Default" office:value-type="string">
            <text:p>9.64932285401722e-14</text:p>
          </table:table-cell>
          <table:table-cell table:style-name="Default" office:value-type="float" office:value="75.9267885807148">
            <text:p>75.9267885807</text:p>
          </table:table-cell>
          <table:table-cell table:style-name="Default" office:value-type="string">
            <text:p>-1.03391280385432e-13</text:p>
          </table:table-cell>
          <table:table-cell table:style-name="Default" table:number-columns-repeated="3"/>
          <table:table-cell table:style-name="Default" table:formula="of:=[.N46]*2" office:value-type="float" office:value="46.612393045174">
            <text:p>46.6123930452</text:p>
          </table:table-cell>
          <table:table-cell table:style-name="Default" table:formula="of:=[.P46]/2" office:value-type="float" office:value="37.9633942903574">
            <text:p>37.9633942904</text:p>
          </table:table-cell>
          <table:table-cell table:style-name="Default"/>
          <table:table-cell table:style-name="Default" table:formula="of:=[.A46]*0.000000001" office:value-type="float" office:value="32">
            <text:p>32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36000000000">
            <text:p>3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484232506">
            <text:p>53.48423250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1.073736701808e-11</text:p>
          </table:table-cell>
          <table:table-cell table:style-name="Default" office:value-type="float" office:value="2.92493745616304">
            <text:p>2.9249374562</text:p>
          </table:table-cell>
          <table:table-cell table:style-name="Default" office:value-type="string">
            <text:p>1.15570401762257e-10</text:p>
          </table:table-cell>
          <table:table-cell table:style-name="Default" office:value-type="float" office:value="2.78344579564625">
            <text:p>2.7834457956</text:p>
          </table:table-cell>
          <table:table-cell table:style-name="Default" office:value-type="float" office:value="24.0486212083413">
            <text:p>24.0486212083</text:p>
          </table:table-cell>
          <table:table-cell table:style-name="Default" office:value-type="string">
            <text:p>1.80910393306965e-17</text:p>
          </table:table-cell>
          <table:table-cell table:style-name="Default" office:value-type="float" office:value="80.0405789883066">
            <text:p>80.0405789883</text:p>
          </table:table-cell>
          <table:table-cell table:style-name="Default" office:value-type="string">
            <text:p>4.18131696629047e-13</text:p>
          </table:table-cell>
          <table:table-cell table:style-name="Default" table:number-columns-repeated="3"/>
          <table:table-cell table:style-name="Default" table:formula="of:=[.N47]*2" office:value-type="float" office:value="48.0972424166826">
            <text:p>48.0972424167</text:p>
          </table:table-cell>
          <table:table-cell table:style-name="Default" table:formula="of:=[.P47]/2" office:value-type="float" office:value="40.0202894941533">
            <text:p>40.0202894942</text:p>
          </table:table-cell>
          <table:table-cell table:style-name="Default"/>
          <table:table-cell table:style-name="Default" table:formula="of:=[.A47]*0.000000001" office:value-type="float" office:value="36">
            <text:p>36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40000000000">
            <text:p>4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3396406">
            <text:p>53.339640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2.58577430642392e-11</text:p>
          </table:table-cell>
          <table:table-cell table:style-name="Default" office:value-type="float" office:value="2.94147865618976">
            <text:p>2.9414786562</text:p>
          </table:table-cell>
          <table:table-cell table:style-name="Default" office:value-type="string">
            <text:p>-7.02077265157045e-10</text:p>
          </table:table-cell>
          <table:table-cell table:style-name="Default" office:value-type="float" office:value="2.82256607335285">
            <text:p>2.8225660734</text:p>
          </table:table-cell>
          <table:table-cell table:style-name="Default" office:value-type="float" office:value="24.8031553914146">
            <text:p>24.8031553914</text:p>
          </table:table-cell>
          <table:table-cell table:style-name="Default" office:value-type="string">
            <text:p>-1.17553690267546e-14</text:p>
          </table:table-cell>
          <table:table-cell table:style-name="Default" office:value-type="float" office:value="84.1308301867037">
            <text:p>84.1308301867</text:p>
          </table:table-cell>
          <table:table-cell table:style-name="Default" office:value-type="string">
            <text:p>-2.88693978117024e-12</text:p>
          </table:table-cell>
          <table:table-cell table:style-name="Default" table:number-columns-repeated="3"/>
          <table:table-cell table:style-name="Default" table:formula="of:=[.N48]*2" office:value-type="float" office:value="49.6063107828292">
            <text:p>49.6063107828</text:p>
          </table:table-cell>
          <table:table-cell table:style-name="Default" table:formula="of:=[.P48]/2" office:value-type="float" office:value="42.0654150933519">
            <text:p>42.0654150934</text:p>
          </table:table-cell>
          <table:table-cell table:style-name="Default"/>
          <table:table-cell table:style-name="Default" table:formula="of:=[.A48]*0.000000001" office:value-type="float" office:value="40">
            <text:p>40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44000000000">
            <text:p>4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4663789">
            <text:p>53.46637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1.59329187997906e-10</text:p>
          </table:table-cell>
          <table:table-cell table:style-name="Default" office:value-type="float" office:value="2.95628132710868">
            <text:p>2.9562813271</text:p>
          </table:table-cell>
          <table:table-cell table:style-name="Default" office:value-type="string">
            <text:p>-4.53960193231498e-11</text:p>
          </table:table-cell>
          <table:table-cell table:style-name="Default" office:value-type="float" office:value="2.85584453872866">
            <text:p>2.8558445387</text:p>
          </table:table-cell>
          <table:table-cell table:style-name="Default" office:value-type="float" office:value="25.5663798052347">
            <text:p>25.5663798052</text:p>
          </table:table-cell>
          <table:table-cell table:style-name="Default" office:value-type="string">
            <text:p>-1.89548356132731e-13</text:p>
          </table:table-cell>
          <table:table-cell table:style-name="Default" office:value-type="float" office:value="88.1273701609893">
            <text:p>88.127370161</text:p>
          </table:table-cell>
          <table:table-cell table:style-name="Default" office:value-type="string">
            <text:p>-2.28474589953839e-13</text:p>
          </table:table-cell>
          <table:table-cell table:style-name="Default" table:number-columns-repeated="3"/>
          <table:table-cell table:style-name="Default" table:formula="of:=[.N49]*2" office:value-type="float" office:value="51.1327596104694">
            <text:p>51.1327596105</text:p>
          </table:table-cell>
          <table:table-cell table:style-name="Default" table:formula="of:=[.P49]/2" office:value-type="float" office:value="44.0636850804947">
            <text:p>44.0636850805</text:p>
          </table:table-cell>
          <table:table-cell table:style-name="Default"/>
          <table:table-cell table:style-name="Default" table:formula="of:=[.A49]*0.000000001" office:value-type="float" office:value="44">
            <text:p>44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48000000000">
            <text:p>4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157935007">
            <text:p>53.1579350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1.79966632209035e-09</text:p>
          </table:table-cell>
          <table:table-cell table:style-name="Default" office:value-type="float" office:value="2.96958930261566">
            <text:p>2.9695893026</text:p>
          </table:table-cell>
          <table:table-cell table:style-name="Default" office:value-type="string">
            <text:p>1.42801020827582e-11</text:p>
          </table:table-cell>
          <table:table-cell table:style-name="Default" office:value-type="float" office:value="2.88423005820337">
            <text:p>2.8842300582</text:p>
          </table:table-cell>
          <table:table-cell table:style-name="Default" office:value-type="float" office:value="26.3348512005754">
            <text:p>26.3348512006</text:p>
          </table:table-cell>
          <table:table-cell table:style-name="Default" office:value-type="string">
            <text:p>1.8108227602059e-12</text:p>
          </table:table-cell>
          <table:table-cell table:style-name="Default" office:value-type="float" office:value="91.9957174416847">
            <text:p>91.9957174417</text:p>
          </table:table-cell>
          <table:table-cell table:style-name="Default" office:value-type="string">
            <text:p>3.01548861870782e-14</text:p>
          </table:table-cell>
          <table:table-cell table:style-name="Default" table:number-columns-repeated="3"/>
          <table:table-cell table:style-name="Default" table:formula="of:=[.N50]*2" office:value-type="float" office:value="52.6697024011508">
            <text:p>52.6697024012</text:p>
          </table:table-cell>
          <table:table-cell table:style-name="Default" table:formula="of:=[.P50]/2" office:value-type="float" office:value="45.9978587208424">
            <text:p>45.9978587208</text:p>
          </table:table-cell>
          <table:table-cell table:style-name="Default"/>
          <table:table-cell table:style-name="Default" table:formula="of:=[.A50]*0.000000001" office:value-type="float" office:value="48">
            <text:p>48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52000000000">
            <text:p>5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7.668150941">
            <text:p>57.66815094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1.40937581762412e-11</text:p>
          </table:table-cell>
          <table:table-cell table:style-name="Default" office:value-type="float" office:value="2.98159320197221">
            <text:p>2.981593202</text:p>
          </table:table-cell>
          <table:table-cell table:style-name="Default" office:value-type="string">
            <text:p>-1.09953884742346e-10</text:p>
          </table:table-cell>
          <table:table-cell table:style-name="Default" office:value-type="float" office:value="2.90855059951659">
            <text:p>2.9085505995</text:p>
          </table:table-cell>
          <table:table-cell table:style-name="Default" office:value-type="float" office:value="27.1051381713915">
            <text:p>27.1051381714</text:p>
          </table:table-cell>
          <table:table-cell table:style-name="Default" office:value-type="string">
            <text:p>-2.25939358398109e-14</text:p>
          </table:table-cell>
          <table:table-cell table:style-name="Default" office:value-type="float" office:value="95.7219629308944">
            <text:p>95.7219629309</text:p>
          </table:table-cell>
          <table:table-cell table:style-name="Default" office:value-type="string">
            <text:p>-4.38623303700271e-13</text:p>
          </table:table-cell>
          <table:table-cell table:style-name="Default" table:number-columns-repeated="3"/>
          <table:table-cell table:style-name="Default" table:formula="of:=[.N51]*2" office:value-type="float" office:value="54.210276342783">
            <text:p>54.2102763428</text:p>
          </table:table-cell>
          <table:table-cell table:style-name="Default" table:formula="of:=[.P51]/2" office:value-type="float" office:value="47.8609814654472">
            <text:p>47.8609814654</text:p>
          </table:table-cell>
          <table:table-cell table:style-name="Default"/>
          <table:table-cell table:style-name="Default" table:formula="of:=[.A51]*0.000000001" office:value-type="float" office:value="52">
            <text:p>52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56000000000">
            <text:p>5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62.7323993">
            <text:p>62.732399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2.44421121978059e-10</text:p>
          </table:table-cell>
          <table:table-cell table:style-name="Default" office:value-type="float" office:value="2.99244749766102">
            <text:p>2.9924474977</text:p>
          </table:table-cell>
          <table:table-cell table:style-name="Default" office:value-type="string">
            <text:p>-1.95696725498049e-11</text:p>
          </table:table-cell>
          <table:table-cell table:style-name="Default" office:value-type="float" office:value="2.92949943439517">
            <text:p>2.9294994344</text:p>
          </table:table-cell>
          <table:table-cell table:style-name="Default" office:value-type="float" office:value="27.8739339034063">
            <text:p>27.8739339034</text:p>
          </table:table-cell>
          <table:table-cell table:style-name="Default" office:value-type="string">
            <text:p>2.27741660748487e-13</text:p>
          </table:table-cell>
          <table:table-cell table:style-name="Default" office:value-type="float" office:value="99.3034349999917">
            <text:p>99.303435</text:p>
          </table:table-cell>
          <table:table-cell table:style-name="Default" office:value-type="string">
            <text:p>-1.0583633251489e-13</text:p>
          </table:table-cell>
          <table:table-cell table:style-name="Default" table:number-columns-repeated="3"/>
          <table:table-cell table:style-name="Default" table:formula="of:=[.N52]*2" office:value-type="float" office:value="55.7478678068126">
            <text:p>55.7478678068</text:p>
          </table:table-cell>
          <table:table-cell table:style-name="Default" table:formula="of:=[.P52]/2" office:value-type="float" office:value="49.6517174999959">
            <text:p>49.6517175</text:p>
          </table:table-cell>
          <table:table-cell table:style-name="Default"/>
          <table:table-cell table:style-name="Default" table:formula="of:=[.A52]*0.000000001" office:value-type="float" office:value="56">
            <text:p>56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60000000000">
            <text:p>6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62.85283188">
            <text:p>62.8528318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2.21958067266793e-12</text:p>
          </table:table-cell>
          <table:table-cell table:style-name="Default" office:value-type="float" office:value="3.00228134715836">
            <text:p>3.0022813472</text:p>
          </table:table-cell>
          <table:table-cell table:style-name="Default" office:value-type="string">
            <text:p>-7.83081634891424e-11</text:p>
          </table:table-cell>
          <table:table-cell table:style-name="Default" office:value-type="float" office:value="2.9476459188448">
            <text:p>2.9476459188</text:p>
          </table:table-cell>
          <table:table-cell table:style-name="Default" office:value-type="float" office:value="28.6381748688003">
            <text:p>28.6381748688</text:p>
          </table:table-cell>
          <table:table-cell table:style-name="Default" office:value-type="string">
            <text:p>4.50286939848421e-15</text:p>
          </table:table-cell>
          <table:table-cell table:style-name="Default" office:value-type="float" office:value="102.743279697081">
            <text:p>102.7432796971</text:p>
          </table:table-cell>
          <table:table-cell table:style-name="Default" office:value-type="string">
            <text:p>-2.46858097293748e-13</text:p>
          </table:table-cell>
          <table:table-cell table:style-name="Default" table:number-columns-repeated="3"/>
          <table:table-cell table:style-name="Default" table:formula="of:=[.N53]*2" office:value-type="float" office:value="57.2763497376006">
            <text:p>57.2763497376</text:p>
          </table:table-cell>
          <table:table-cell table:style-name="Default" table:formula="of:=[.P53]/2" office:value-type="float" office:value="51.3716398485405">
            <text:p>51.3716398485</text:p>
          </table:table-cell>
          <table:table-cell table:style-name="Default"/>
          <table:table-cell table:style-name="Default" table:formula="of:=[.A53]*0.000000001" office:value-type="float" office:value="60">
            <text:p>60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64000000000">
            <text:p>6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61.179604913">
            <text:p>61.1796049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9.25349000105138e-11</text:p>
          </table:table-cell>
          <table:table-cell table:style-name="Default" office:value-type="float" office:value="3.01120539294098">
            <text:p>3.0112053929</text:p>
          </table:table-cell>
          <table:table-cell table:style-name="Default" office:value-type="string">
            <text:p>-3.66270242054342e-12</text:p>
          </table:table-cell>
          <table:table-cell table:style-name="Default" office:value-type="float" office:value="2.96345389187627">
            <text:p>2.9634538919</text:p>
          </table:table-cell>
          <table:table-cell table:style-name="Default" office:value-type="float" office:value="29.3951314664895">
            <text:p>29.3951314665</text:p>
          </table:table-cell>
          <table:table-cell table:style-name="Default" office:value-type="string">
            <text:p>-7.3653568217305e-14</text:p>
          </table:table-cell>
          <table:table-cell table:style-name="Default" office:value-type="float" office:value="106.047422393037">
            <text:p>106.047422393</text:p>
          </table:table-cell>
          <table:table-cell table:style-name="Default" office:value-type="string">
            <text:p>-4.78236686214802e-14</text:p>
          </table:table-cell>
          <table:table-cell table:style-name="Default" table:number-columns-repeated="3"/>
          <table:table-cell table:style-name="Default" table:formula="of:=[.N54]*2" office:value-type="float" office:value="58.790262932979">
            <text:p>58.790262933</text:p>
          </table:table-cell>
          <table:table-cell table:style-name="Default" table:formula="of:=[.P54]/2" office:value-type="float" office:value="53.0237111965185">
            <text:p>53.0237111965</text:p>
          </table:table-cell>
          <table:table-cell table:style-name="Default"/>
          <table:table-cell table:style-name="Default" table:formula="of:=[.A54]*0.000000001" office:value-type="float" office:value="64">
            <text:p>64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68000000000">
            <text:p>6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6.707054463">
            <text:p>56.70705446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6.46454298416381e-10</text:p>
          </table:table-cell>
          <table:table-cell table:style-name="Default" office:value-type="float" office:value="3.01931604386248">
            <text:p>3.0193160439</text:p>
          </table:table-cell>
          <table:table-cell table:style-name="Default" office:value-type="string">
            <text:p>9.26151566360103e-12</text:p>
          </table:table-cell>
          <table:table-cell table:style-name="Default" office:value-type="float" office:value="2.97730052877562">
            <text:p>2.9773005288</text:p>
          </table:table-cell>
          <table:table-cell table:style-name="Default" office:value-type="float" office:value="30.1424601309738">
            <text:p>30.142460131</text:p>
          </table:table-cell>
          <table:table-cell table:style-name="Default" office:value-type="string">
            <text:p>5.18020717861158e-13</text:p>
          </table:table-cell>
          <table:table-cell table:style-name="Default" office:value-type="float" office:value="109.222908583149">
            <text:p>109.2229085831</text:p>
          </table:table-cell>
          <table:table-cell table:style-name="Default" office:value-type="string">
            <text:p>2.41968657995584e-14</text:p>
          </table:table-cell>
          <table:table-cell table:style-name="Default" table:number-columns-repeated="3"/>
          <table:table-cell table:style-name="Default" table:formula="of:=[.N55]*2" office:value-type="float" office:value="60.2849202619476">
            <text:p>60.2849202619</text:p>
          </table:table-cell>
          <table:table-cell table:style-name="Default" table:formula="of:=[.P55]/2" office:value-type="float" office:value="54.6114542915745">
            <text:p>54.6114542916</text:p>
          </table:table-cell>
          <table:table-cell table:style-name="Default"/>
          <table:table-cell table:style-name="Default" table:formula="of:=[.A55]*0.000000001" office:value-type="float" office:value="68">
            <text:p>68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72000000000">
            <text:p>7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8.503871883">
            <text:p>58.5038718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4.24626092780367e-12</text:p>
          </table:table-cell>
          <table:table-cell table:style-name="Default" office:value-type="float" office:value="3.02669822876346">
            <text:p>3.0266982288</text:p>
          </table:table-cell>
          <table:table-cell table:style-name="Default" office:value-type="string">
            <text:p>-1.74362033034498e-12</text:p>
          </table:table-cell>
          <table:table-cell table:style-name="Default" office:value-type="float" office:value="2.98949303359144">
            <text:p>2.9894930336</text:p>
          </table:table-cell>
          <table:table-cell table:style-name="Default" office:value-type="float" office:value="30.8782194584901">
            <text:p>30.8782194585</text:p>
          </table:table-cell>
          <table:table-cell table:style-name="Default" office:value-type="string">
            <text:p>-9.52942499169363e-15</text:p>
          </table:table-cell>
          <table:table-cell table:style-name="Default" office:value-type="float" office:value="112.277024303612">
            <text:p>112.2770243036</text:p>
          </table:table-cell>
          <table:table-cell table:style-name="Default" office:value-type="string">
            <text:p>3.8207416549073e-15</text:p>
          </table:table-cell>
          <table:table-cell table:style-name="Default" table:number-columns-repeated="3"/>
          <table:table-cell table:style-name="Default" table:formula="of:=[.N56]*2" office:value-type="float" office:value="61.7564389169802">
            <text:p>61.756438917</text:p>
          </table:table-cell>
          <table:table-cell table:style-name="Default" table:formula="of:=[.P56]/2" office:value-type="float" office:value="56.138512151806">
            <text:p>56.1385121518</text:p>
          </table:table-cell>
          <table:table-cell table:style-name="Default"/>
          <table:table-cell table:style-name="Default" table:formula="of:=[.A56]*0.000000001" office:value-type="float" office:value="72">
            <text:p>72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76000000000">
            <text:p>7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7.483552945">
            <text:p>57.4835529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8.28862095444755e-11</text:p>
          </table:table-cell>
          <table:table-cell table:style-name="Default" office:value-type="float" office:value="3.03342724484054">
            <text:p>3.0334272448</text:p>
          </table:table-cell>
          <table:table-cell table:style-name="Default" office:value-type="string">
            <text:p>-9.92102846252411e-11</text:p>
          </table:table-cell>
          <table:table-cell table:style-name="Default" office:value-type="float" office:value="3.00028252380513">
            <text:p>3.0002825238</text:p>
          </table:table-cell>
          <table:table-cell table:style-name="Default" office:value-type="float" office:value="31.6008585388746">
            <text:p>31.6008585389</text:p>
          </table:table-cell>
          <table:table-cell table:style-name="Default" office:value-type="string">
            <text:p>5.90155006433541e-14</text:p>
          </table:table-cell>
          <table:table-cell table:style-name="Default" office:value-type="float" office:value="115.216851132531">
            <text:p>115.2168511325</text:p>
          </table:table-cell>
          <table:table-cell table:style-name="Default" office:value-type="string">
            <text:p>-3.07653043761802e-13</text:p>
          </table:table-cell>
          <table:table-cell table:style-name="Default" table:number-columns-repeated="3"/>
          <table:table-cell table:style-name="Default" table:formula="of:=[.N57]*2" office:value-type="float" office:value="63.2017170777492">
            <text:p>63.2017170777</text:p>
          </table:table-cell>
          <table:table-cell table:style-name="Default" table:formula="of:=[.P57]/2" office:value-type="float" office:value="57.6084255662655">
            <text:p>57.6084255663</text:p>
          </table:table-cell>
          <table:table-cell table:style-name="Default"/>
          <table:table-cell table:style-name="Default" table:formula="of:=[.A57]*0.000000001" office:value-type="float" office:value="76">
            <text:p>76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80000000000">
            <text:p>8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5.054828495">
            <text:p>55.0548284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5.3790943395097e-10</text:p>
          </table:table-cell>
          <table:table-cell table:style-name="Default" office:value-type="float" office:value="3.03957007715306">
            <text:p>3.0395700772</text:p>
          </table:table-cell>
          <table:table-cell table:style-name="Default" office:value-type="string">
            <text:p>-2.20437903734031e-10</text:p>
          </table:table-cell>
          <table:table-cell table:style-name="Default" office:value-type="float" office:value="3.00987523812194">
            <text:p>3.0098752381</text:p>
          </table:table-cell>
          <table:table-cell table:style-name="Default" office:value-type="float" office:value="32.3091868316868">
            <text:p>32.3091868317</text:p>
          </table:table-cell>
          <table:table-cell table:style-name="Default" office:value-type="string">
            <text:p>-4.03262095911826e-13</text:p>
          </table:table-cell>
          <table:table-cell table:style-name="Default" office:value-type="float" office:value="118.049060362767">
            <text:p>118.0490603628</text:p>
          </table:table-cell>
          <table:table-cell table:style-name="Default" office:value-type="string">
            <text:p>-5.74808020159161e-13</text:p>
          </table:table-cell>
          <table:table-cell table:style-name="Default" table:number-columns-repeated="3"/>
          <table:table-cell table:style-name="Default" table:formula="of:=[.N58]*2" office:value-type="float" office:value="64.6183736633736">
            <text:p>64.6183736634</text:p>
          </table:table-cell>
          <table:table-cell table:style-name="Default" table:formula="of:=[.P58]/2" office:value-type="float" office:value="59.0245301813835">
            <text:p>59.0245301814</text:p>
          </table:table-cell>
          <table:table-cell table:style-name="Default"/>
          <table:table-cell table:style-name="Default" table:formula="of:=[.A58]*0.000000001" office:value-type="float" office:value="80">
            <text:p>80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84000000000">
            <text:p>8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5.770736949">
            <text:p>55.77073694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1.20551508237193e-11</text:p>
          </table:table-cell>
          <table:table-cell table:style-name="Default" office:value-type="float" office:value="3.04518640866688">
            <text:p>3.0451864087</text:p>
          </table:table-cell>
          <table:table-cell table:style-name="Default" office:value-type="string">
            <text:p>-5.6051847874186e-11</text:p>
          </table:table-cell>
          <table:table-cell table:style-name="Default" office:value-type="float" office:value="3.01844145334718">
            <text:p>3.0184414533</text:p>
          </table:table-cell>
          <table:table-cell table:style-name="Default" office:value-type="float" office:value="33.0023338081805">
            <text:p>33.0023338082</text:p>
          </table:table-cell>
          <table:table-cell table:style-name="Default" office:value-type="string">
            <text:p>-4.01204154957555e-15</text:p>
          </table:table-cell>
          <table:table-cell table:style-name="Default" office:value-type="float" office:value="120.77983651112">
            <text:p>120.7798365111</text:p>
          </table:table-cell>
          <table:table-cell table:style-name="Default" office:value-type="string">
            <text:p>-1.44679318959379e-13</text:p>
          </table:table-cell>
          <table:table-cell table:style-name="Default" table:number-columns-repeated="3"/>
          <table:table-cell table:style-name="Default" table:formula="of:=[.N59]*2" office:value-type="float" office:value="66.004667616361">
            <text:p>66.0046676164</text:p>
          </table:table-cell>
          <table:table-cell table:style-name="Default" table:formula="of:=[.P59]/2" office:value-type="float" office:value="60.38991825556">
            <text:p>60.3899182556</text:p>
          </table:table-cell>
          <table:table-cell table:style-name="Default"/>
          <table:table-cell table:style-name="Default" table:formula="of:=[.A59]*0.000000001" office:value-type="float" office:value="84">
            <text:p>84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88000000000">
            <text:p>8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5.867050823">
            <text:p>55.8670508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3.66170816825748e-10</text:p>
          </table:table-cell>
          <table:table-cell table:style-name="Default" office:value-type="float" office:value="3.05032944429338">
            <text:p>3.0503294443</text:p>
          </table:table-cell>
          <table:table-cell table:style-name="Default" office:value-type="string">
            <text:p>1.24366143837714e-09</text:p>
          </table:table-cell>
          <table:table-cell table:style-name="Default" office:value-type="float" office:value="3.02612253482066">
            <text:p>3.0261225348</text:p>
          </table:table-cell>
          <table:table-cell table:style-name="Default" office:value-type="float" office:value="33.6797046310759">
            <text:p>33.6797046311</text:p>
          </table:table-cell>
          <table:table-cell table:style-name="Default" office:value-type="string">
            <text:p>2.57222034807498e-13</text:p>
          </table:table-cell>
          <table:table-cell table:style-name="Default" office:value-type="float" office:value="123.414868531395">
            <text:p>123.4148685314</text:p>
          </table:table-cell>
          <table:table-cell table:style-name="Default" office:value-type="string">
            <text:p>3.18408556166363e-12</text:p>
          </table:table-cell>
          <table:table-cell table:style-name="Default" table:number-columns-repeated="3"/>
          <table:table-cell table:style-name="Default" table:formula="of:=[.N60]*2" office:value-type="float" office:value="67.3594092621518">
            <text:p>67.3594092622</text:p>
          </table:table-cell>
          <table:table-cell table:style-name="Default" table:formula="of:=[.P60]/2" office:value-type="float" office:value="61.7074342656975">
            <text:p>61.7074342657</text:p>
          </table:table-cell>
          <table:table-cell table:style-name="Default"/>
          <table:table-cell table:style-name="Default" table:formula="of:=[.A60]*0.000000001" office:value-type="float" office:value="88">
            <text:p>88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92000000000">
            <text:p>9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6.292535268">
            <text:p>56.292535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1.40604777493371e-10</text:p>
          </table:table-cell>
          <table:table-cell table:style-name="Default" office:value-type="float" office:value="3.05504661607939">
            <text:p>3.0550466161</text:p>
          </table:table-cell>
          <table:table-cell table:style-name="Default" office:value-type="string">
            <text:p>-4.95350085574721e-11</text:p>
          </table:table-cell>
          <table:table-cell table:style-name="Default" office:value-type="float" office:value="3.03303650295095">
            <text:p>3.033036503</text:p>
          </table:table-cell>
          <table:table-cell table:style-name="Default" office:value-type="float" office:value="34.340936162698">
            <text:p>34.3409361627</text:p>
          </table:table-cell>
          <table:table-cell table:style-name="Default" office:value-type="string">
            <text:p>9.64823451805517e-14</text:p>
          </table:table-cell>
          <table:table-cell table:style-name="Default" office:value-type="float" office:value="125.959374433237">
            <text:p>125.9593744332</text:p>
          </table:table-cell>
          <table:table-cell table:style-name="Default" office:value-type="string">
            <text:p>-1.07440891582246e-13</text:p>
          </table:table-cell>
          <table:table-cell table:style-name="Default" table:number-columns-repeated="3"/>
          <table:table-cell table:style-name="Default" table:formula="of:=[.N61]*2" office:value-type="float" office:value="68.681872325396">
            <text:p>68.6818723254</text:p>
          </table:table-cell>
          <table:table-cell table:style-name="Default" table:formula="of:=[.P61]/2" office:value-type="float" office:value="62.9796872166185">
            <text:p>62.9796872166</text:p>
          </table:table-cell>
          <table:table-cell table:style-name="Default"/>
          <table:table-cell table:style-name="Default" table:formula="of:=[.A61]*0.000000001" office:value-type="float" office:value="92">
            <text:p>92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96000000000">
            <text:p>9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6.854634723">
            <text:p>56.85463472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1.1465420443637e-09</text:p>
          </table:table-cell>
          <table:table-cell table:style-name="Default" office:value-type="float" office:value="3.05938020502472">
            <text:p>3.059380205</text:p>
          </table:table-cell>
          <table:table-cell table:style-name="Default" office:value-type="string">
            <text:p>-1.38346125905428e-09</text:p>
          </table:table-cell>
          <table:table-cell table:style-name="Default" office:value-type="float" office:value="3.03928243407534">
            <text:p>3.0392824341</text:p>
          </table:table-cell>
          <table:table-cell table:style-name="Default" office:value-type="float" office:value="34.9858559273786">
            <text:p>34.9858559274</text:p>
          </table:table-cell>
          <table:table-cell table:style-name="Default" office:value-type="string">
            <text:p>7.47855555191276e-13</text:p>
          </table:table-cell>
          <table:table-cell table:style-name="Default" office:value-type="float" office:value="128.418140400145">
            <text:p>128.4181404001</text:p>
          </table:table-cell>
          <table:table-cell table:style-name="Default" office:value-type="string">
            <text:p>-3.34887173156932e-12</text:p>
          </table:table-cell>
          <table:table-cell table:style-name="Default" table:number-columns-repeated="3"/>
          <table:table-cell table:style-name="Default" table:formula="of:=[.N62]*2" office:value-type="float" office:value="69.9717118547572">
            <text:p>69.9717118548</text:p>
          </table:table-cell>
          <table:table-cell table:style-name="Default" table:formula="of:=[.P62]/2" office:value-type="float" office:value="64.2090702000725">
            <text:p>64.2090702001</text:p>
          </table:table-cell>
          <table:table-cell table:style-name="Default"/>
          <table:table-cell table:style-name="Default" table:formula="of:=[.A62]*0.000000001" office:value-type="float" office:value="96">
            <text:p>96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float" office:value="100000000000">
            <text:p>10000000000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7829">
            <text:p>7829</text:p>
          </table:table-cell>
          <table:table-cell table:style-name="Default" office:value-type="float" office:value="204757">
            <text:p>204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1.467906939">
            <text:p>91.46790693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5.10107716368199e-11</text:p>
          </table:table-cell>
          <table:table-cell table:style-name="Default" office:value-type="float" office:value="3.06336789797555">
            <text:p>3.063367898</text:p>
          </table:table-cell>
          <table:table-cell table:style-name="Default" office:value-type="string">
            <text:p>6.73785525621284e-11</text:p>
          </table:table-cell>
          <table:table-cell table:style-name="Default" office:value-type="float" office:value="3.04494395033669">
            <text:p>3.0449439503</text:p>
          </table:table-cell>
          <table:table-cell table:style-name="Default" office:value-type="float" office:value="35.614445406503">
            <text:p>35.6144454065</text:p>
          </table:table-cell>
          <table:table-cell table:style-name="Default" office:value-type="string">
            <text:p>-2.98841725079049e-14</text:p>
          </table:table-cell>
          <table:table-cell table:style-name="Default" office:value-type="float" office:value="130.795564213979">
            <text:p>130.795564214</text:p>
          </table:table-cell>
          <table:table-cell table:style-name="Default" office:value-type="string">
            <text:p>1.72623070379399e-13</text:p>
          </table:table-cell>
          <table:table-cell table:style-name="ce10"/>
          <table:table-cell table:style-name="ce14"/>
          <table:table-cell table:style-name="ce10"/>
          <table:table-cell table:style-name="Default" table:formula="of:=[.N63]*2" office:value-type="float" office:value="71.228890813006">
            <text:p>71.228890813</text:p>
          </table:table-cell>
          <table:table-cell table:style-name="Default" table:formula="of:=[.P63]/2" office:value-type="float" office:value="65.3977821069895">
            <text:p>65.397782107</text:p>
          </table:table-cell>
          <table:table-cell table:style-name="Default"/>
          <table:table-cell table:style-name="Default" table:formula="of:=[.A63]*0.000000001" office:value-type="float" office:value="100">
            <text:p>100</text:p>
          </table:table-cell>
          <table:table-cell table:style-name="ce10" table:number-columns-repeated="1000"/>
        </table:table-row>
        <table:table-row table:style-name="ro1" table:number-rows-repeated="12">
          <table:table-cell table:style-name="ce3" table:number-columns-repeated="10"/>
          <table:table-cell table:style-name="ce10" table:number-columns-repeated="6"/>
          <table:table-cell table:style-name="Default"/>
          <table:table-cell table:style-name="ce10" table:number-columns-repeated="1007"/>
        </table:table-row>
        <table:table-row table:style-name="ro1">
          <table:table-cell table:style-name="ce3" table:number-columns-repeated="10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Default"/>
          <table:table-cell table:style-name="ce10" table:number-columns-repeated="1007"/>
        </table:table-row>
        <table:table-row table:style-name="ro1" table:number-rows-repeated="11">
          <table:table-cell table:style-name="ce3" table:number-columns-repeated="10"/>
          <table:table-cell table:style-name="ce10" table:number-columns-repeated="101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dbox_2_2_2_2" table:style-name="ta1" table:print="false">
        <table:table-column table:style-name="co1" table:default-cell-style-name="ce6"/>
        <table:table-column table:style-name="co2" table:number-columns-repeated="4" table:default-cell-style-name="ce6"/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measurements</text:p>
          </table:table-cell>
          <table:covered-table-cell table:number-columns-repeated="4" table:style-name="ce2"/>
          <table:table-cell table:style-name="ce1" office:value-type="string" table:number-columns-spanned="5" table:number-rows-spanned="1">
            <text:p>converted</text:p>
          </table:table-cell>
          <table:covered-table-cell table:number-columns-repeated="4" table:style-name="ce2"/>
          <table:table-cell table:style-name="ce10"/>
          <table:table-cell table:number-columns-repeated="1013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even mode</text:p>
          </table:table-cell>
          <table:covered-table-cell table:style-name="ce2"/>
          <table:table-cell table:style-name="ce1" office:value-type="string" table:number-columns-spanned="2" table:number-rows-spanned="1">
            <text:p>odd mode</text:p>
          </table:table-cell>
          <table:covered-table-cell table:style-name="ce2"/>
          <table:table-cell table:style-name="ce2"/>
          <table:table-cell table:style-name="ce1" office:value-type="string" table:number-columns-spanned="2" table:number-rows-spanned="1">
            <text:p>even mode</text:p>
          </table:table-cell>
          <table:covered-table-cell table:style-name="ce2"/>
          <table:table-cell table:style-name="ce1" office:value-type="string" table:number-columns-spanned="2" table:number-rows-spanned="1">
            <text:p>odd mode</text:p>
          </table:table-cell>
          <table:covered-table-cell table:style-name="ce2"/>
          <table:table-cell table:style-name="ce11">
            <draw:frame table:end-cell-address="sandbox_2_2_2_2.R28" table:end-x="0.5504in" table:end-y="0.1335in" draw:z-index="0" draw:name="Chart 2" draw:style-name="gr1" draw:text-style-name="P1" svg:width="4.6185in" svg:height="4.8909in" svg:x="0.6201in" svg:y="0.0272in">
              <draw:object draw:notify-on-update-of-ranges="sandbox_2_2_2_2.F4:sandbox_2_2_2_2.F29 sandbox_2_2_2_2.G3:sandbox_2_2_2_2.G3 sandbox_2_2_2_2.G4:sandbox_2_2_2_2.G29 sandbox_2_2_2_2.F4:sandbox_2_2_2_2.F29 sandbox_2_2_2_2.I3:sandbox_2_2_2_2.I3 sandbox_2_2_2_2.I4:sandbox_2_2_2_2.I29 sandbox_2_2_2_2.F4:sandbox_2_2_2_2.F29 sandbox_2_2_2_2.H3:sandbox_2_2_2_2.H3 sandbox_2_2_2_2.H4:sandbox_2_2_2_2.H29 sandbox_2_2_2_2.F4:sandbox_2_2_2_2.F29 sandbox_2_2_2_2.J3:sandbox_2_2_2_2.J3 sandbox_2_2_2_2.J4:sandbox_2_2_2_2.J29 sandbox_2_2_2_2.X36:sandbox_2_2_2_2.X63 sandbox_2_2_2_2.K35:sandbox_2_2_2_2.K35 sandbox_2_2_2_2.K36:sandbox_2_2_2_2.K63 sandbox_2_2_2_2.X36:sandbox_2_2_2_2.X63 sandbox_2_2_2_2.M35:sandbox_2_2_2_2.M35 sandbox_2_2_2_2.M36:sandbox_2_2_2_2.M63 sandbox_2_2_2_2.X36:sandbox_2_2_2_2.X63 sandbox_2_2_2_2.U35:sandbox_2_2_2_2.U35 sandbox_2_2_2_2.U36:sandbox_2_2_2_2.U63 sandbox_2_2_2_2.X36:sandbox_2_2_2_2.X63 sandbox_2_2_2_2.V35:sandbox_2_2_2_2.V35 sandbox_2_2_2_2.V36:sandbox_2_2_2_2.V6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2" table:number-columns-repeated="1013"/>
        </table:table-row>
        <table:table-row table:style-name="ro1">
          <table:table-cell table:style-name="ce2" office:value-type="string">
            <text:p>frequency, GHz</text:p>
          </table:table-cell>
          <table:table-cell table:style-name="ce2" office:value-type="string">
            <text:p>beta/ko</text:p>
          </table:table-cell>
          <table:table-cell table:style-name="ce2" office:value-type="string">
            <text:p>Zo</text:p>
          </table:table-cell>
          <table:table-cell table:style-name="ce2" office:value-type="string">
            <text:p>beta/ko</text:p>
          </table:table-cell>
          <table:table-cell table:style-name="ce2" office:value-type="string">
            <text:p>Zo</text:p>
          </table:table-cell>
          <table:table-cell table:style-name="ce2" office:value-type="string">
            <text:p>frequency, GHz</text:p>
          </table:table-cell>
          <table:table-cell table:style-name="ce2" office:value-type="string">
            <text:p>Olyslager beta,e/ko</text:p>
          </table:table-cell>
          <table:table-cell table:style-name="ce2" office:value-type="string">
            <text:p>Solyslager Zoe</text:p>
          </table:table-cell>
          <table:table-cell table:style-name="ce2" office:value-type="string">
            <text:p>Olyslager beta,o/ko</text:p>
          </table:table-cell>
          <table:table-cell table:style-name="ce2" office:value-type="string">
            <text:p>Olyslager Zoo</text:p>
          </table:table-cell>
          <table:table-cell table:style-name="ce11"/>
          <table:table-cell table:style-name="ce12" table:number-columns-repeated="1013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5.68">
            <text:p>5.68</text:p>
          </table:table-cell>
          <table:table-cell table:style-name="ce3" office:value-type="float" office:value="2.66">
            <text:p>2.66</text:p>
          </table:table-cell>
          <table:table-cell table:style-name="ce3" office:value-type="float" office:value="1.07">
            <text:p>1.07</text:p>
          </table:table-cell>
          <table:table-cell table:style-name="ce3" office:value-type="float" office:value="0.36">
            <text:p>0.36</text:p>
          </table:table-cell>
          <table:table-cell table:style-name="ce7" table:formula="of:=[.A4]/14.31*100" office:value-type="float" office:value="0">
            <text:p>0.00</text:p>
          </table:table-cell>
          <table:table-cell table:style-name="ce7" table:formula="of:=2.2+[.B4]/14.4" office:value-type="float" office:value="2.59444444444444">
            <text:p>2.59</text:p>
          </table:table-cell>
          <table:table-cell table:style-name="ce7" table:formula="of:=(30-0.09)+[.C4]/14.46*45.09" office:value-type="float" office:value="38.2045643153527">
            <text:p>38.20</text:p>
          </table:table-cell>
          <table:table-cell table:style-name="ce7" table:formula="of:=2.2+[.D4]/14.4" office:value-type="float" office:value="2.27430555555556">
            <text:p>2.27</text:p>
          </table:table-cell>
          <table:table-cell table:style-name="ce7" table:formula="of:=(30-0.09)+[.E4]/14.46*45.09" office:value-type="float" office:value="31.0325726141079">
            <text:p>31.03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0.57">
            <text:p>0.57</text:p>
          </table:table-cell>
          <table:table-cell table:style-name="ce3" office:value-type="float" office:value="6.35">
            <text:p>6.35</text:p>
          </table:table-cell>
          <table:table-cell table:style-name="ce3" office:value-type="float" office:value="2.75">
            <text:p>2.75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0.36">
            <text:p>0.36</text:p>
          </table:table-cell>
          <table:table-cell table:style-name="ce7" table:formula="of:=[.A5]/14.31*100" office:value-type="float" office:value="3.9832285115304">
            <text:p>3.98</text:p>
          </table:table-cell>
          <table:table-cell table:style-name="ce7" table:formula="of:=2.2+[.B5]/14.4" office:value-type="float" office:value="2.64097222222222">
            <text:p>2.64</text:p>
          </table:table-cell>
          <table:table-cell table:style-name="ce7" table:formula="of:=(30-0.09)+[.C5]/14.46*45.09" office:value-type="float" office:value="38.4852074688797">
            <text:p>38.49</text:p>
          </table:table-cell>
          <table:table-cell table:style-name="ce7" table:formula="of:=2.2+[.D5]/14.4" office:value-type="float" office:value="2.29375">
            <text:p>2.29</text:p>
          </table:table-cell>
          <table:table-cell table:style-name="ce7" table:formula="of:=(30-0.09)+[.E5]/14.46*45.09" office:value-type="float" office:value="31.0325726141079">
            <text:p>31.03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.12">
            <text:p>1.12</text:p>
          </table:table-cell>
          <table:table-cell table:style-name="ce3" office:value-type="float" office:value="7.09">
            <text:p>7.09</text:p>
          </table:table-cell>
          <table:table-cell table:style-name="ce3" office:value-type="float" office:value="2.91">
            <text:p>2.91</text:p>
          </table:table-cell>
          <table:table-cell table:style-name="ce3" office:value-type="float" office:value="1.97">
            <text:p>1.97</text:p>
          </table:table-cell>
          <table:table-cell table:style-name="ce3" office:value-type="float" office:value="0.38">
            <text:p>0.38</text:p>
          </table:table-cell>
          <table:table-cell table:style-name="ce7" table:formula="of:=[.A6]/14.31*100" office:value-type="float" office:value="7.82669461914745">
            <text:p>7.83</text:p>
          </table:table-cell>
          <table:table-cell table:style-name="ce7" table:formula="of:=2.2+[.B6]/14.4" office:value-type="float" office:value="2.69236111111111">
            <text:p>2.69</text:p>
          </table:table-cell>
          <table:table-cell table:style-name="ce7" table:formula="of:=(30-0.09)+[.C6]/14.46*45.09" office:value-type="float" office:value="38.9841286307054">
            <text:p>38.98</text:p>
          </table:table-cell>
          <table:table-cell table:style-name="ce7" table:formula="of:=2.2+[.D6]/14.4" office:value-type="float" office:value="2.33680555555556">
            <text:p>2.34</text:p>
          </table:table-cell>
          <table:table-cell table:style-name="ce7" table:formula="of:=(30-0.09)+[.E6]/14.46*45.09" office:value-type="float" office:value="31.0949377593361">
            <text:p>31.09</text:p>
          </table:table-cell>
          <table:table-cell table:style-name="ce10"/>
          <table:table-cell table:number-columns-repeated="8"/>
          <table:table-cell>
            <draw:frame table:end-cell-address="sandbox_2_2_2_2.AE25" table:end-x="0.0961in" table:end-y="0.0953in" draw:z-index="1" draw:style-name="gr2" draw:text-style-name="P2" svg:width="6.8685in" svg:height="3.5406in" svg:x="0.5941in" svg:y="0.0512in">
              <draw:object draw:notify-on-update-of-ranges="sandbox_2_2_2_2.X36:sandbox_2_2_2_2.X62 sandbox_2_2_2_2.G36:sandbox_2_2_2_2.G62 sandbox_2_2_2_2.X36:sandbox_2_2_2_2.X62 sandbox_2_2_2_2.F36:sandbox_2_2_2_2.F6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3" office:value-type="float" office:value="1.72">
            <text:p>1.72</text:p>
          </table:table-cell>
          <table:table-cell table:style-name="ce3" office:value-type="float" office:value="7.85">
            <text:p>7.85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2.93">
            <text:p>2.93</text:p>
          </table:table-cell>
          <table:table-cell table:style-name="ce3" office:value-type="float" office:value="0.42">
            <text:p>0.42</text:p>
          </table:table-cell>
          <table:table-cell table:style-name="ce7" table:formula="of:=[.A7]/14.31*100" office:value-type="float" office:value="12.0195667365479">
            <text:p>12.02</text:p>
          </table:table-cell>
          <table:table-cell table:style-name="ce7" table:formula="of:=2.2+[.B7]/14.4" office:value-type="float" office:value="2.74513888888889">
            <text:p>2.75</text:p>
          </table:table-cell>
          <table:table-cell table:style-name="ce7" table:formula="of:=(30-0.09)+[.C7]/14.46*45.09" office:value-type="float" office:value="39.8884232365145">
            <text:p>39.89</text:p>
          </table:table-cell>
          <table:table-cell table:style-name="ce7" table:formula="of:=2.2+[.D7]/14.4" office:value-type="float" office:value="2.40347222222222">
            <text:p>2.40</text:p>
          </table:table-cell>
          <table:table-cell table:style-name="ce7" table:formula="of:=(30-0.09)+[.E7]/14.46*45.09" office:value-type="float" office:value="31.2196680497925">
            <text:p>31.22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2.29">
            <text:p>2.29</text:p>
          </table:table-cell>
          <table:table-cell table:style-name="ce3" office:value-type="float" office:value="8.44">
            <text:p>8.44</text:p>
          </table:table-cell>
          <table:table-cell table:style-name="ce3" office:value-type="float" office:value="3.65">
            <text:p>3.65</text:p>
          </table:table-cell>
          <table:table-cell table:style-name="ce3" office:value-type="float" office:value="3.97">
            <text:p>3.97</text:p>
          </table:table-cell>
          <table:table-cell table:style-name="ce3" office:value-type="float" office:value="0.64">
            <text:p>0.64</text:p>
          </table:table-cell>
          <table:table-cell table:style-name="ce7" table:formula="of:=[.A8]/14.31*100" office:value-type="float" office:value="16.0027952480783">
            <text:p>16.00</text:p>
          </table:table-cell>
          <table:table-cell table:style-name="ce7" table:formula="of:=2.2+[.B8]/14.4" office:value-type="float" office:value="2.78611111111111">
            <text:p>2.79</text:p>
          </table:table-cell>
          <table:table-cell table:style-name="ce7" table:formula="of:=(30-0.09)+[.C8]/14.46*45.09" office:value-type="float" office:value="41.2916390041494">
            <text:p>41.29</text:p>
          </table:table-cell>
          <table:table-cell table:style-name="ce7" table:formula="of:=2.2+[.D8]/14.4" office:value-type="float" office:value="2.47569444444444">
            <text:p>2.48</text:p>
          </table:table-cell>
          <table:table-cell table:style-name="ce7" table:formula="of:=(30-0.09)+[.E8]/14.46*45.09" office:value-type="float" office:value="31.9056846473029">
            <text:p>31.91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2.87">
            <text:p>2.87</text:p>
          </table:table-cell>
          <table:table-cell table:style-name="ce3" office:value-type="float" office:value="8.93">
            <text:p>8.93</text:p>
          </table:table-cell>
          <table:table-cell table:style-name="ce3" office:value-type="float" office:value="4.09">
            <text:p>4.09</text:p>
          </table:table-cell>
          <table:table-cell table:style-name="ce3" office:value-type="float" office:value="4.99">
            <text:p>4.99</text:p>
          </table:table-cell>
          <table:table-cell table:style-name="ce3" office:value-type="float" office:value="1.03">
            <text:p>1.03</text:p>
          </table:table-cell>
          <table:table-cell table:style-name="ce7" table:formula="of:=[.A9]/14.31*100" office:value-type="float" office:value="20.0559049615653">
            <text:p>20.06</text:p>
          </table:table-cell>
          <table:table-cell table:style-name="ce7" table:formula="of:=2.2+[.B9]/14.4" office:value-type="float" office:value="2.82013888888889">
            <text:p>2.82</text:p>
          </table:table-cell>
          <table:table-cell table:style-name="ce7" table:formula="of:=(30-0.09)+[.C9]/14.46*45.09" office:value-type="float" office:value="42.6636721991701">
            <text:p>42.66</text:p>
          </table:table-cell>
          <table:table-cell table:style-name="ce7" table:formula="of:=2.2+[.D9]/14.4" office:value-type="float" office:value="2.54652777777778">
            <text:p>2.55</text:p>
          </table:table-cell>
          <table:table-cell table:style-name="ce7" table:formula="of:=(30-0.09)+[.E9]/14.46*45.09" office:value-type="float" office:value="33.1218049792531">
            <text:p>33.12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3.44">
            <text:p>3.44</text:p>
          </table:table-cell>
          <table:table-cell table:style-name="ce3" office:value-type="float" office:value="9.31">
            <text:p>9.31</text:p>
          </table:table-cell>
          <table:table-cell table:style-name="ce3" office:value-type="float" office:value="4.56">
            <text:p>4.56</text:p>
          </table:table-cell>
          <table:table-cell table:style-name="ce3" office:value-type="float" office:value="5.98">
            <text:p>5.98</text:p>
          </table:table-cell>
          <table:table-cell table:style-name="ce3" office:value-type="float" office:value="1.58">
            <text:p>1.58</text:p>
          </table:table-cell>
          <table:table-cell table:style-name="ce7" table:formula="of:=[.A10]/14.31*100" office:value-type="float" office:value="24.0391334730957">
            <text:p>24.04</text:p>
          </table:table-cell>
          <table:table-cell table:style-name="ce7" table:formula="of:=2.2+[.B10]/14.4" office:value-type="float" office:value="2.84652777777778">
            <text:p>2.85</text:p>
          </table:table-cell>
          <table:table-cell table:style-name="ce7" table:formula="of:=(30-0.09)+[.C10]/14.46*45.09" office:value-type="float" office:value="44.1292531120332">
            <text:p>44.13</text:p>
          </table:table-cell>
          <table:table-cell table:style-name="ce7" table:formula="of:=2.2+[.D10]/14.4" office:value-type="float" office:value="2.61527777777778">
            <text:p>2.62</text:p>
          </table:table-cell>
          <table:table-cell table:style-name="ce7" table:formula="of:=(30-0.09)+[.E10]/14.46*45.09" office:value-type="float" office:value="34.836846473029">
            <text:p>34.84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4.02">
            <text:p>4.02</text:p>
          </table:table-cell>
          <table:table-cell table:style-name="ce3" office:value-type="float" office:value="9.68">
            <text:p>9.68</text:p>
          </table:table-cell>
          <table:table-cell table:style-name="ce3" office:value-type="float" office:value="5.07">
            <text:p>5.07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2.21">
            <text:p>2.21</text:p>
          </table:table-cell>
          <table:table-cell table:style-name="ce7" table:formula="of:=[.A11]/14.31*100" office:value-type="float" office:value="28.0922431865828">
            <text:p>28.09</text:p>
          </table:table-cell>
          <table:table-cell table:style-name="ce7" table:formula="of:=2.2+[.B11]/14.4" office:value-type="float" office:value="2.87222222222222">
            <text:p>2.87</text:p>
          </table:table-cell>
          <table:table-cell table:style-name="ce7" table:formula="of:=(30-0.09)+[.C11]/14.46*45.09" office:value-type="float" office:value="45.7195643153527">
            <text:p>45.72</text:p>
          </table:table-cell>
          <table:table-cell table:style-name="ce7" table:formula="of:=2.2+[.D11]/14.4" office:value-type="float" office:value="2.67916666666667">
            <text:p>2.68</text:p>
          </table:table-cell>
          <table:table-cell table:style-name="ce7" table:formula="of:=(30-0.09)+[.E11]/14.46*45.09" office:value-type="float" office:value="36.8013485477178">
            <text:p>36.8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4.58">
            <text:p>4.58</text:p>
          </table:table-cell>
          <table:table-cell table:style-name="ce3" office:value-type="float" office:value="9.99">
            <text:p>9.99</text:p>
          </table:table-cell>
          <table:table-cell table:style-name="ce3" office:value-type="float" office:value="5.58">
            <text:p>5.58</text:p>
          </table:table-cell>
          <table:table-cell table:style-name="ce3" office:value-type="float" office:value="7.62">
            <text:p>7.62</text:p>
          </table:table-cell>
          <table:table-cell table:style-name="ce3" office:value-type="float" office:value="2.91">
            <text:p>2.91</text:p>
          </table:table-cell>
          <table:table-cell table:style-name="ce7" table:formula="of:=[.A12]/14.31*100" office:value-type="float" office:value="32.0055904961565">
            <text:p>32.01</text:p>
          </table:table-cell>
          <table:table-cell table:style-name="ce7" table:formula="of:=2.2+[.B12]/14.4" office:value-type="float" office:value="2.89375">
            <text:p>2.89</text:p>
          </table:table-cell>
          <table:table-cell table:style-name="ce7" table:formula="of:=(30-0.09)+[.C12]/14.46*45.09" office:value-type="float" office:value="47.3098755186722">
            <text:p>47.31</text:p>
          </table:table-cell>
          <table:table-cell table:style-name="ce7" table:formula="of:=2.2+[.D12]/14.4" office:value-type="float" office:value="2.72916666666667">
            <text:p>2.73</text:p>
          </table:table-cell>
          <table:table-cell table:style-name="ce7" table:formula="of:=(30-0.09)+[.E12]/14.46*45.09" office:value-type="float" office:value="38.9841286307054">
            <text:p>38.9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5.15">
            <text:p>5.15</text:p>
          </table:table-cell>
          <table:table-cell table:style-name="ce3" office:value-type="float" office:value="10.29">
            <text:p>10.29</text:p>
          </table:table-cell>
          <table:table-cell table:style-name="ce3" office:value-type="float" office:value="6.14">
            <text:p>6.14</text:p>
          </table:table-cell>
          <table:table-cell table:style-name="ce3" office:value-type="float" office:value="8.32">
            <text:p>8.32</text:p>
          </table:table-cell>
          <table:table-cell table:style-name="ce3" office:value-type="float" office:value="3.62">
            <text:p>3.62</text:p>
          </table:table-cell>
          <table:table-cell table:style-name="ce7" table:formula="of:=[.A13]/14.31*100" office:value-type="float" office:value="35.9888190076869">
            <text:p>35.99</text:p>
          </table:table-cell>
          <table:table-cell table:style-name="ce7" table:formula="of:=2.2+[.B13]/14.4" office:value-type="float" office:value="2.91458333333333">
            <text:p>2.91</text:p>
          </table:table-cell>
          <table:table-cell table:style-name="ce7" table:formula="of:=(30-0.09)+[.C13]/14.46*45.09" office:value-type="float" office:value="49.0560995850622">
            <text:p>49.06</text:p>
          </table:table-cell>
          <table:table-cell table:style-name="ce7" table:formula="of:=2.2+[.D13]/14.4" office:value-type="float" office:value="2.77777777777778">
            <text:p>2.78</text:p>
          </table:table-cell>
          <table:table-cell table:style-name="ce7" table:formula="of:=(30-0.09)+[.E13]/14.46*45.09" office:value-type="float" office:value="41.1980912863071">
            <text:p>41.2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5.74">
            <text:p>5.74</text:p>
          </table:table-cell>
          <table:table-cell table:style-name="ce3" office:value-type="float" office:value="10.58">
            <text:p>10.58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8.91">
            <text:p>8.91</text:p>
          </table:table-cell>
          <table:table-cell table:style-name="ce3" office:value-type="float" office:value="4.33">
            <text:p>4.33</text:p>
          </table:table-cell>
          <table:table-cell table:style-name="ce7" table:formula="of:=[.A14]/14.31*100" office:value-type="float" office:value="40.1118099231307">
            <text:p>40.11</text:p>
          </table:table-cell>
          <table:table-cell table:style-name="ce7" table:formula="of:=2.2+[.B14]/14.4" office:value-type="float" office:value="2.93472222222222">
            <text:p>2.93</text:p>
          </table:table-cell>
          <table:table-cell table:style-name="ce7" table:formula="of:=(30-0.09)+[.C14]/14.46*45.09" office:value-type="float" office:value="50.8023236514523">
            <text:p>50.80</text:p>
          </table:table-cell>
          <table:table-cell table:style-name="ce7" table:formula="of:=2.2+[.D14]/14.4" office:value-type="float" office:value="2.81875">
            <text:p>2.82</text:p>
          </table:table-cell>
          <table:table-cell table:style-name="ce7" table:formula="of:=(30-0.09)+[.E14]/14.46*45.09" office:value-type="float" office:value="43.4120539419087">
            <text:p>43.41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6.3">
            <text:p>6.3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7.22">
            <text:p>7.22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5">
            <text:p>5</text:p>
          </table:table-cell>
          <table:table-cell table:style-name="ce7" table:formula="of:=[.A15]/14.31*100" office:value-type="float" office:value="44.0251572327044">
            <text:p>44.03</text:p>
          </table:table-cell>
          <table:table-cell table:style-name="ce7" table:formula="of:=2.2+[.B15]/14.4" office:value-type="float" office:value="2.95">
            <text:p>2.95</text:p>
          </table:table-cell>
          <table:table-cell table:style-name="ce7" table:formula="of:=(30-0.09)+[.C15]/14.46*45.09" office:value-type="float" office:value="52.4238174273859">
            <text:p>52.42</text:p>
          </table:table-cell>
          <table:table-cell table:style-name="ce7" table:formula="of:=2.2+[.D15]/14.4" office:value-type="float" office:value="2.85">
            <text:p>2.85</text:p>
          </table:table-cell>
          <table:table-cell table:style-name="ce7" table:formula="of:=(30-0.09)+[.E15]/14.46*45.09" office:value-type="float" office:value="45.5012863070539">
            <text:p>45.5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6.89">
            <text:p>6.89</text:p>
          </table:table-cell>
          <table:table-cell table:style-name="ce3" office:value-type="float" office:value="10.99">
            <text:p>10.99</text:p>
          </table:table-cell>
          <table:table-cell table:style-name="ce3" office:value-type="float" office:value="7.77">
            <text:p>7.77</text:p>
          </table:table-cell>
          <table:table-cell table:style-name="ce3" office:value-type="float" office:value="9.81">
            <text:p>9.81</text:p>
          </table:table-cell>
          <table:table-cell table:style-name="ce3" office:value-type="float" office:value="5.66">
            <text:p>5.66</text:p>
          </table:table-cell>
          <table:table-cell table:style-name="ce7" table:formula="of:=[.A16]/14.31*100" office:value-type="float" office:value="48.1481481481482">
            <text:p>48.15</text:p>
          </table:table-cell>
          <table:table-cell table:style-name="ce7" table:formula="of:=2.2+[.B16]/14.4" office:value-type="float" office:value="2.96319444444444">
            <text:p>2.96</text:p>
          </table:table-cell>
          <table:table-cell table:style-name="ce7" table:formula="of:=(30-0.09)+[.C16]/14.46*45.09" office:value-type="float" office:value="54.1388589211618">
            <text:p>54.14</text:p>
          </table:table-cell>
          <table:table-cell table:style-name="ce7" table:formula="of:=2.2+[.D16]/14.4" office:value-type="float" office:value="2.88125">
            <text:p>2.88</text:p>
          </table:table-cell>
          <table:table-cell table:style-name="ce7" table:formula="of:=(30-0.09)+[.E16]/14.46*45.09" office:value-type="float" office:value="47.5593360995851">
            <text:p>47.56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7.44">
            <text:p>7.44</text:p>
          </table:table-cell>
          <table:table-cell table:style-name="ce3" office:value-type="float" office:value="11.18">
            <text:p>11.18</text:p>
          </table:table-cell>
          <table:table-cell table:style-name="ce3" office:value-type="float" office:value="8.33">
            <text:p>8.33</text:p>
          </table:table-cell>
          <table:table-cell table:style-name="ce3" office:value-type="float" office:value="10.14">
            <text:p>10.14</text:p>
          </table:table-cell>
          <table:table-cell table:style-name="ce3" office:value-type="float" office:value="6.27">
            <text:p>6.27</text:p>
          </table:table-cell>
          <table:table-cell table:style-name="ce7" table:formula="of:=[.A17]/14.31*100" office:value-type="float" office:value="51.9916142557652">
            <text:p>51.99</text:p>
          </table:table-cell>
          <table:table-cell table:style-name="ce7" table:formula="of:=2.2+[.B17]/14.4" office:value-type="float" office:value="2.97638888888889">
            <text:p>2.98</text:p>
          </table:table-cell>
          <table:table-cell table:style-name="ce7" table:formula="of:=(30-0.09)+[.C17]/14.46*45.09" office:value-type="float" office:value="55.8850829875519">
            <text:p>55.89</text:p>
          </table:table-cell>
          <table:table-cell table:style-name="ce7" table:formula="of:=2.2+[.D17]/14.4" office:value-type="float" office:value="2.90416666666667">
            <text:p>2.90</text:p>
          </table:table-cell>
          <table:table-cell table:style-name="ce7" table:formula="of:=(30-0.09)+[.E17]/14.46*45.09" office:value-type="float" office:value="49.4614730290456">
            <text:p>49.46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8.04">
            <text:p>8.04</text:p>
          </table:table-cell>
          <table:table-cell table:style-name="ce3" office:value-type="float" office:value="11.34">
            <text:p>11.34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10.45">
            <text:p>10.45</text:p>
          </table:table-cell>
          <table:table-cell table:style-name="ce3" office:value-type="float" office:value="6.91">
            <text:p>6.91</text:p>
          </table:table-cell>
          <table:table-cell table:style-name="ce7" table:formula="of:=[.A18]/14.31*100" office:value-type="float" office:value="56.1844863731656">
            <text:p>56.18</text:p>
          </table:table-cell>
          <table:table-cell table:style-name="ce7" table:formula="of:=2.2+[.B18]/14.4" office:value-type="float" office:value="2.9875">
            <text:p>2.99</text:p>
          </table:table-cell>
          <table:table-cell table:style-name="ce7" table:formula="of:=(30-0.09)+[.C18]/14.46*45.09" office:value-type="float" office:value="57.662489626556">
            <text:p>57.66</text:p>
          </table:table-cell>
          <table:table-cell table:style-name="ce7" table:formula="of:=2.2+[.D18]/14.4" office:value-type="float" office:value="2.92569444444444">
            <text:p>2.93</text:p>
          </table:table-cell>
          <table:table-cell table:style-name="ce7" table:formula="of:=(30-0.09)+[.E18]/14.46*45.09" office:value-type="float" office:value="51.4571576763485">
            <text:p>51.46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8.62">
            <text:p>8.62</text:p>
          </table:table-cell>
          <table:table-cell table:style-name="ce3" office:value-type="float" office:value="11.49">
            <text:p>11.49</text:p>
          </table:table-cell>
          <table:table-cell table:style-name="ce3" office:value-type="float" office:value="9.45">
            <text:p>9.45</text:p>
          </table:table-cell>
          <table:table-cell table:style-name="ce3" office:value-type="float" office:value="10.72">
            <text:p>10.72</text:p>
          </table:table-cell>
          <table:table-cell table:style-name="ce3" office:value-type="float" office:value="7.51">
            <text:p>7.51</text:p>
          </table:table-cell>
          <table:table-cell table:style-name="ce7" table:formula="of:=[.A19]/14.31*100" office:value-type="float" office:value="60.2375960866527">
            <text:p>60.24</text:p>
          </table:table-cell>
          <table:table-cell table:style-name="ce7" table:formula="of:=2.2+[.B19]/14.4" office:value-type="float" office:value="2.99791666666667">
            <text:p>3.00</text:p>
          </table:table-cell>
          <table:table-cell table:style-name="ce7" table:formula="of:=(30-0.09)+[.C19]/14.46*45.09" office:value-type="float" office:value="59.377531120332">
            <text:p>59.38</text:p>
          </table:table-cell>
          <table:table-cell table:style-name="ce7" table:formula="of:=2.2+[.D19]/14.4" office:value-type="float" office:value="2.94444444444444">
            <text:p>2.94</text:p>
          </table:table-cell>
          <table:table-cell table:style-name="ce7" table:formula="of:=(30-0.09)+[.E19]/14.46*45.09" office:value-type="float" office:value="53.328112033195">
            <text:p>53.33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9.16">
            <text:p>9.16</text:p>
          </table:table-cell>
          <table:table-cell table:style-name="ce3" office:value-type="float" office:value="11.62">
            <text:p>11.62</text:p>
          </table:table-cell>
          <table:table-cell table:style-name="ce3" office:value-type="float" office:value="9.95">
            <text:p>9.95</text:p>
          </table:table-cell>
          <table:table-cell table:style-name="ce3" office:value-type="float" office:value="10.95">
            <text:p>10.95</text:p>
          </table:table-cell>
          <table:table-cell table:style-name="ce3" office:value-type="float" office:value="8.09">
            <text:p>8.09</text:p>
          </table:table-cell>
          <table:table-cell table:style-name="ce7" table:formula="of:=[.A20]/14.31*100" office:value-type="float" office:value="64.0111809923131">
            <text:p>64.01</text:p>
          </table:table-cell>
          <table:table-cell table:style-name="ce7" table:formula="of:=2.2+[.B20]/14.4" office:value-type="float" office:value="3.00694444444444">
            <text:p>3.01</text:p>
          </table:table-cell>
          <table:table-cell table:style-name="ce7" table:formula="of:=(30-0.09)+[.C20]/14.46*45.09" office:value-type="float" office:value="60.9366597510373">
            <text:p>60.94</text:p>
          </table:table-cell>
          <table:table-cell table:style-name="ce7" table:formula="of:=2.2+[.D20]/14.4" office:value-type="float" office:value="2.96041666666667">
            <text:p>2.96</text:p>
          </table:table-cell>
          <table:table-cell table:style-name="ce7" table:formula="of:=(30-0.09)+[.E20]/14.46*45.09" office:value-type="float" office:value="55.1367012448133">
            <text:p>55.14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9.76">
            <text:p>9.76</text:p>
          </table:table-cell>
          <table:table-cell table:style-name="ce3" office:value-type="float" office:value="11.77">
            <text:p>11.77</text:p>
          </table:table-cell>
          <table:table-cell table:style-name="ce3" office:value-type="float" office:value="10.52">
            <text:p>10.52</text:p>
          </table:table-cell>
          <table:table-cell table:style-name="ce3" office:value-type="float" office:value="11.17">
            <text:p>11.17</text:p>
          </table:table-cell>
          <table:table-cell table:style-name="ce3" office:value-type="float" office:value="8.65">
            <text:p>8.65</text:p>
          </table:table-cell>
          <table:table-cell table:style-name="ce7" table:formula="of:=[.A21]/14.31*100" office:value-type="float" office:value="68.2040531097135">
            <text:p>68.20</text:p>
          </table:table-cell>
          <table:table-cell table:style-name="ce7" table:formula="of:=2.2+[.B21]/14.4" office:value-type="float" office:value="3.01736111111111">
            <text:p>3.02</text:p>
          </table:table-cell>
          <table:table-cell table:style-name="ce7" table:formula="of:=(30-0.09)+[.C21]/14.46*45.09" office:value-type="float" office:value="62.7140663900415">
            <text:p>62.71</text:p>
          </table:table-cell>
          <table:table-cell table:style-name="ce7" table:formula="of:=2.2+[.D21]/14.4" office:value-type="float" office:value="2.97569444444444">
            <text:p>2.98</text:p>
          </table:table-cell>
          <table:table-cell table:style-name="ce7" table:formula="of:=(30-0.09)+[.E21]/14.46*45.09" office:value-type="float" office:value="56.8829253112033">
            <text:p>56.8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0.31">
            <text:p>10.31</text:p>
          </table:table-cell>
          <table:table-cell table:style-name="ce3" office:value-type="float" office:value="11.85">
            <text:p>11.85</text:p>
          </table:table-cell>
          <table:table-cell table:style-name="ce3" office:value-type="float" office:value="11.01">
            <text:p>11.01</text:p>
          </table:table-cell>
          <table:table-cell table:style-name="ce3" office:value-type="float" office:value="11.32">
            <text:p>11.32</text:p>
          </table:table-cell>
          <table:table-cell table:style-name="ce3" office:value-type="float" office:value="9.13">
            <text:p>9.13</text:p>
          </table:table-cell>
          <table:table-cell table:style-name="ce7" table:formula="of:=[.A22]/14.31*100" office:value-type="float" office:value="72.0475192173305">
            <text:p>72.05</text:p>
          </table:table-cell>
          <table:table-cell table:style-name="ce7" table:formula="of:=2.2+[.B22]/14.4" office:value-type="float" office:value="3.02291666666667">
            <text:p>3.02</text:p>
          </table:table-cell>
          <table:table-cell table:style-name="ce7" table:formula="of:=(30-0.09)+[.C22]/14.46*45.09" office:value-type="float" office:value="64.2420124481328">
            <text:p>64.24</text:p>
          </table:table-cell>
          <table:table-cell table:style-name="ce7" table:formula="of:=2.2+[.D22]/14.4" office:value-type="float" office:value="2.98611111111111">
            <text:p>2.99</text:p>
          </table:table-cell>
          <table:table-cell table:style-name="ce7" table:formula="of:=(30-0.09)+[.E22]/14.46*45.09" office:value-type="float" office:value="58.3796887966805">
            <text:p>58.3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0.89">
            <text:p>10.89</text:p>
          </table:table-cell>
          <table:table-cell table:style-name="ce3" office:value-type="float" office:value="11.96">
            <text:p>11.96</text:p>
          </table:table-cell>
          <table:table-cell table:style-name="ce3" office:value-type="float" office:value="11.52">
            <text:p>11.52</text:p>
          </table:table-cell>
          <table:table-cell table:style-name="ce3" office:value-type="float" office:value="11.48">
            <text:p>11.48</text:p>
          </table:table-cell>
          <table:table-cell table:style-name="ce3" office:value-type="float" office:value="9.65">
            <text:p>9.65</text:p>
          </table:table-cell>
          <table:table-cell table:style-name="ce7" table:formula="of:=[.A23]/14.31*100" office:value-type="float" office:value="76.1006289308176">
            <text:p>76.10</text:p>
          </table:table-cell>
          <table:table-cell table:style-name="ce7" table:formula="of:=2.2+[.B23]/14.4" office:value-type="float" office:value="3.03055555555556">
            <text:p>3.03</text:p>
          </table:table-cell>
          <table:table-cell table:style-name="ce7" table:formula="of:=(30-0.09)+[.C23]/14.46*45.09" office:value-type="float" office:value="65.8323236514523">
            <text:p>65.83</text:p>
          </table:table-cell>
          <table:table-cell table:style-name="ce7" table:formula="of:=2.2+[.D23]/14.4" office:value-type="float" office:value="2.99722222222222">
            <text:p>3.00</text:p>
          </table:table-cell>
          <table:table-cell table:style-name="ce7" table:formula="of:=(30-0.09)+[.E23]/14.46*45.09" office:value-type="float" office:value="60.0011825726141">
            <text:p>60.0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1.47">
            <text:p>11.47</text:p>
          </table:table-cell>
          <table:table-cell table:style-name="ce3" office:value-type="float" office:value="12.07">
            <text:p>12.07</text:p>
          </table:table-cell>
          <table:table-cell table:style-name="ce3" office:value-type="float" office:value="12.03">
            <text:p>12.03</text:p>
          </table:table-cell>
          <table:table-cell table:style-name="ce3" office:value-type="float" office:value="11.62">
            <text:p>11.62</text:p>
          </table:table-cell>
          <table:table-cell table:style-name="ce3" office:value-type="float" office:value="10.11">
            <text:p>10.11</text:p>
          </table:table-cell>
          <table:table-cell table:style-name="ce7" table:formula="of:=[.A24]/14.31*100" office:value-type="float" office:value="80.1537386443047">
            <text:p>80.15</text:p>
          </table:table-cell>
          <table:table-cell table:style-name="ce7" table:formula="of:=2.2+[.B24]/14.4" office:value-type="float" office:value="3.03819444444444">
            <text:p>3.04</text:p>
          </table:table-cell>
          <table:table-cell table:style-name="ce7" table:formula="of:=(30-0.09)+[.C24]/14.46*45.09" office:value-type="float" office:value="67.4226348547718">
            <text:p>67.42</text:p>
          </table:table-cell>
          <table:table-cell table:style-name="ce7" table:formula="of:=2.2+[.D24]/14.4" office:value-type="float" office:value="3.00694444444444">
            <text:p>3.01</text:p>
          </table:table-cell>
          <table:table-cell table:style-name="ce7" table:formula="of:=(30-0.09)+[.E24]/14.46*45.09" office:value-type="float" office:value="61.4355809128631">
            <text:p>61.44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2.04">
            <text:p>12.04</text:p>
          </table:table-cell>
          <table:table-cell table:style-name="ce3" office:value-type="float" office:value="12.16">
            <text:p>12.16</text:p>
          </table:table-cell>
          <table:table-cell table:style-name="ce3" office:value-type="float" office:value="12.47">
            <text:p>12.47</text:p>
          </table:table-cell>
          <table:table-cell table:style-name="ce3" office:value-type="float" office:value="11.75">
            <text:p>11.75</text:p>
          </table:table-cell>
          <table:table-cell table:style-name="ce3" office:value-type="float" office:value="10.58">
            <text:p>10.58</text:p>
          </table:table-cell>
          <table:table-cell table:style-name="ce7" table:formula="of:=[.A25]/14.31*100" office:value-type="float" office:value="84.1369671558351">
            <text:p>84.14</text:p>
          </table:table-cell>
          <table:table-cell table:style-name="ce7" table:formula="of:=2.2+[.B25]/14.4" office:value-type="float" office:value="3.04444444444444">
            <text:p>3.04</text:p>
          </table:table-cell>
          <table:table-cell table:style-name="ce7" table:formula="of:=(30-0.09)+[.C25]/14.46*45.09" office:value-type="float" office:value="68.7946680497925">
            <text:p>68.79</text:p>
          </table:table-cell>
          <table:table-cell table:style-name="ce7" table:formula="of:=2.2+[.D25]/14.4" office:value-type="float" office:value="3.01597222222222">
            <text:p>3.02</text:p>
          </table:table-cell>
          <table:table-cell table:style-name="ce7" table:formula="of:=(30-0.09)+[.E25]/14.46*45.09" office:value-type="float" office:value="62.9011618257261">
            <text:p>62.9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2.59">
            <text:p>12.59</text:p>
          </table:table-cell>
          <table:table-cell table:style-name="ce3" office:value-type="float" office:value="12.22">
            <text:p>12.22</text:p>
          </table:table-cell>
          <table:table-cell table:style-name="ce3" office:value-type="float" office:value="12.97">
            <text:p>12.97</text:p>
          </table:table-cell>
          <table:table-cell table:style-name="ce3" office:value-type="float" office:value="11.88">
            <text:p>11.88</text:p>
          </table:table-cell>
          <table:table-cell table:style-name="ce3" office:value-type="float" office:value="11.02">
            <text:p>11.02</text:p>
          </table:table-cell>
          <table:table-cell table:style-name="ce7" table:formula="of:=[.A26]/14.31*100" office:value-type="float" office:value="87.9804332634521">
            <text:p>87.98</text:p>
          </table:table-cell>
          <table:table-cell table:style-name="ce7" table:formula="of:=2.2+[.B26]/14.4" office:value-type="float" office:value="3.04861111111111">
            <text:p>3.05</text:p>
          </table:table-cell>
          <table:table-cell table:style-name="ce7" table:formula="of:=(30-0.09)+[.C26]/14.46*45.09" office:value-type="float" office:value="70.3537966804979">
            <text:p>70.35</text:p>
          </table:table-cell>
          <table:table-cell table:style-name="ce7" table:formula="of:=2.2+[.D26]/14.4" office:value-type="float" office:value="3.025">
            <text:p>3.03</text:p>
          </table:table-cell>
          <table:table-cell table:style-name="ce7" table:formula="of:=(30-0.09)+[.E26]/14.46*45.09" office:value-type="float" office:value="64.2731950207469">
            <text:p>64.27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3.18">
            <text:p>13.18</text:p>
          </table:table-cell>
          <table:table-cell table:style-name="ce3" office:value-type="float" office:value="12.29">
            <text:p>12.29</text:p>
          </table:table-cell>
          <table:table-cell table:style-name="ce3" office:value-type="float" office:value="13.41">
            <text:p>13.41</text:p>
          </table:table-cell>
          <table:table-cell table:style-name="ce3" office:value-type="float" office:value="11.99">
            <text:p>11.99</text:p>
          </table:table-cell>
          <table:table-cell table:style-name="ce3" office:value-type="float" office:value="11.44">
            <text:p>11.44</text:p>
          </table:table-cell>
          <table:table-cell table:style-name="ce7" table:formula="of:=[.A27]/14.31*100" office:value-type="float" office:value="92.1034241788959">
            <text:p>92.10</text:p>
          </table:table-cell>
          <table:table-cell table:style-name="ce7" table:formula="of:=2.2+[.B27]/14.4" office:value-type="float" office:value="3.05347222222222">
            <text:p>3.05</text:p>
          </table:table-cell>
          <table:table-cell table:style-name="ce7" table:formula="of:=(30-0.09)+[.C27]/14.46*45.09" office:value-type="float" office:value="71.7258298755187">
            <text:p>71.73</text:p>
          </table:table-cell>
          <table:table-cell table:style-name="ce7" table:formula="of:=2.2+[.D27]/14.4" office:value-type="float" office:value="3.03263888888889">
            <text:p>3.03</text:p>
          </table:table-cell>
          <table:table-cell table:style-name="ce7" table:formula="of:=(30-0.09)+[.E27]/14.46*45.09" office:value-type="float" office:value="65.5828630705394">
            <text:p>65.5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3.73">
            <text:p>13.73</text:p>
          </table:table-cell>
          <table:table-cell table:style-name="ce3" office:value-type="float" office:value="12.37">
            <text:p>12.37</text:p>
          </table:table-cell>
          <table:table-cell table:style-name="ce3" office:value-type="float" office:value="13.87">
            <text:p>13.87</text:p>
          </table:table-cell>
          <table:table-cell table:style-name="ce3" office:value-type="float" office:value="12.08">
            <text:p>12.08</text:p>
          </table:table-cell>
          <table:table-cell table:style-name="ce3" office:value-type="float" office:value="11.88">
            <text:p>11.88</text:p>
          </table:table-cell>
          <table:table-cell table:style-name="ce7" table:formula="of:=[.A28]/14.31*100" office:value-type="float" office:value="95.9468902865129">
            <text:p>95.95</text:p>
          </table:table-cell>
          <table:table-cell table:style-name="ce7" table:formula="of:=2.2+[.B28]/14.4" office:value-type="float" office:value="3.05902777777778">
            <text:p>3.06</text:p>
          </table:table-cell>
          <table:table-cell table:style-name="ce7" table:formula="of:=(30-0.09)+[.C28]/14.46*45.09" office:value-type="float" office:value="73.1602282157676">
            <text:p>73.16</text:p>
          </table:table-cell>
          <table:table-cell table:style-name="ce7" table:formula="of:=2.2+[.D28]/14.4" office:value-type="float" office:value="3.03888888888889">
            <text:p>3.04</text:p>
          </table:table-cell>
          <table:table-cell table:style-name="ce7" table:formula="of:=(30-0.09)+[.E28]/14.46*45.09" office:value-type="float" office:value="66.9548962655602">
            <text:p>66.95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office:value-type="float" office:value="14.28">
            <text:p>14.28</text:p>
          </table:table-cell>
          <table:table-cell table:style-name="ce3" office:value-type="float" office:value="12.43">
            <text:p>12.43</text:p>
          </table:table-cell>
          <table:table-cell table:style-name="ce3" office:value-type="float" office:value="14.44">
            <text:p>14.44</text:p>
          </table:table-cell>
          <table:table-cell table:style-name="ce3" office:value-type="float" office:value="12.17">
            <text:p>12.17</text:p>
          </table:table-cell>
          <table:table-cell table:style-name="ce3" office:value-type="float" office:value="12.37">
            <text:p>12.37</text:p>
          </table:table-cell>
          <table:table-cell table:style-name="ce7" table:formula="of:=[.A29]/14.31*100" office:value-type="float" office:value="99.79035639413">
            <text:p>99.79</text:p>
          </table:table-cell>
          <table:table-cell table:style-name="ce7" table:formula="of:=2.2+[.B29]/14.4" office:value-type="float" office:value="3.06319444444444">
            <text:p>3.06</text:p>
          </table:table-cell>
          <table:table-cell table:style-name="ce7" table:formula="of:=(30-0.09)+[.C29]/14.46*45.09" office:value-type="float" office:value="74.9376348547718">
            <text:p>74.94</text:p>
          </table:table-cell>
          <table:table-cell table:style-name="ce7" table:formula="of:=2.2+[.D29]/14.4" office:value-type="float" office:value="3.04513888888889">
            <text:p>3.05</text:p>
          </table:table-cell>
          <table:table-cell table:style-name="ce7" table:formula="of:=(30-0.09)+[.E29]/14.46*45.09" office:value-type="float" office:value="68.4828423236515">
            <text:p>68.4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7" table:number-columns-repeated="5"/>
          <table:table-cell table:style-name="ce10"/>
          <table:table-cell table:number-columns-repeated="1013"/>
        </table:table-row>
        <table:table-row table:style-name="ro1">
          <table:table-cell table:style-name="ce4" office:value-type="string">
            <text:p>diff_pair_accuracy_run_plan:</text:p>
          </table:table-cell>
          <table:table-cell table:style-name="ce3" table:number-columns-repeated="4"/>
          <table:table-cell table:style-name="ce7" table:number-columns-repeated="5"/>
          <table:table-cell table:style-name="ce10" table:number-columns-repeated="1014"/>
        </table:table-row>
        <table:table-row table:style-name="ro2">
          <table:table-cell table:style-name="ce5" office:value-type="date" office:date-value="2022-05-28">
            <text:p>05/28/22</text:p>
          </table:table-cell>
          <table:table-cell table:style-name="ce3" table:number-columns-repeated="2"/>
          <table:table-cell table:style-name="ce4" office:value-type="string">
            <text:p>0.0035 convergence, 2 pass</text:p>
          </table:table-cell>
          <table:table-cell table:style-name="ce3"/>
          <table:table-cell table:style-name="ce7"/>
          <table:table-cell table:style-name="ce7" office:value-type="string">
            <text:p>4<text:span text:style-name="T1">th</text:span> order</text:p>
          </table:table-cell>
          <table:table-cell table:style-name="ce7"/>
          <table:table-cell table:style-name="ce9"/>
          <table:table-cell table:style-name="ce7"/>
          <table:table-cell table:style-name="ce10" table:number-columns-repeated="1014"/>
        </table:table-row>
        <table:table-row table:style-name="ro1">
          <table:table-cell table:number-columns-repeated="5"/>
          <table:table-cell table:style-name="ce8" table:number-columns-repeated="5"/>
          <table:table-cell table:number-columns-repeated="1014"/>
        </table:table-row>
        <table:table-row table:style-name="ro3">
          <table:table-cell table:style-name="Default" office:value-type="string">
            <text:p>#frequency</text:p>
          </table:table-cell>
          <table:table-cell table:style-name="Default" office:value-type="string">
            <text:p>iteration</text:p>
          </table:table-cell>
          <table:table-cell table:style-name="Default" office:value-type="string">
            <text:p>mesh size</text:p>
          </table:table-cell>
          <table:table-cell table:style-name="Default" office:value-type="string">
            <text:p>matrix size</text:p>
          </table:table-cell>
          <table:table-cell table:style-name="Default" office:value-type="string">
            <text:p>converged</text:p>
          </table:table-cell>
          <table:table-cell table:style-name="Default" office:value-type="string">
            <text:p>final error</text:p>
          </table:table-cell>
          <table:table-cell table:style-name="Default" office:value-type="string">
            <text:p>elapsed time (s)</text:p>
          </table:table-cell>
          <table:table-cell table:style-name="Default" office:value-type="string">
            <text:p>modal impedance calculation</text:p>
          </table:table-cell>
          <table:table-cell table:style-name="Default" office:value-type="string">
            <text:p>mode count</text:p>
          </table:table-cell>
          <table:table-cell table:style-name="Default" office:value-type="string">
            <text:p>alpha[1] db/m</text:p>
          </table:table-cell>
          <table:table-cell table:style-name="Default" office:value-type="string">
            <text:p>beta[1]/ko</text:p>
          </table:table-cell>
          <table:table-cell table:style-name="Default" office:value-type="string">
            <text:p>alpha[2] db/m</text:p>
          </table:table-cell>
          <table:table-cell table:style-name="Default" office:value-type="string">
            <text:p>beta[2]/ko</text:p>
          </table:table-cell>
          <table:table-cell table:style-name="Default" office:value-type="string">
            <text:p>real(Z[1;1])</text:p>
          </table:table-cell>
          <table:table-cell table:style-name="Default" office:value-type="string">
            <text:p>imag(Z[1;1])</text:p>
          </table:table-cell>
          <table:table-cell table:style-name="Default" office:value-type="string">
            <text:p>real(Z[2;2])</text:p>
          </table:table-cell>
          <table:table-cell table:style-name="Default" office:value-type="string">
            <text:p>imag(Z[2;2])</text:p>
          </table:table-cell>
          <table:table-cell table:style-name="Default" table:number-columns-repeated="1007"/>
        </table:table-row>
        <table:table-row table:style-name="ro3">
          <table:table-cell table:style-name="Default" table:number-columns-repeated="10"/>
          <table:table-cell table:style-name="Default" office:value-type="string">
            <text:p>this beta,e/ko</text:p>
          </table:table-cell>
          <table:table-cell table:style-name="Default"/>
          <table:table-cell table:style-name="Default" office:value-type="string">
            <text:p>this beta,o/ko</text:p>
          </table:table-cell>
          <table:table-cell table:style-name="Default" table:number-columns-repeated="7"/>
          <table:table-cell table:style-name="Default" office:value-type="string">
            <text:p>this Zoe</text:p>
          </table:table-cell>
          <table:table-cell table:style-name="Default" office:value-type="string">
            <text:p>this Zoo</text:p>
          </table:table-cell>
          <table:table-cell table:style-name="Default"/>
          <table:table-cell table:style-name="Default" office:value-type="string">
            <text:p>frequency, GHz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100000000">
            <text:p>10000000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3.70234899178269e-07</text:p>
          </table:table-cell>
          <table:table-cell table:style-name="Default" office:value-type="float" office:value="15.215317589">
            <text:p>15.21531758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1.07899075771592e-14</text:p>
          </table:table-cell>
          <table:table-cell table:style-name="Default" office:value-type="float" office:value="2.59162892126279">
            <text:p>2.5916289213</text:p>
          </table:table-cell>
          <table:table-cell table:style-name="Default" office:value-type="string">
            <text:p>1.21522330867675e-14</text:p>
          </table:table-cell>
          <table:table-cell table:style-name="Default" office:value-type="float" office:value="2.29559315317783">
            <text:p>2.2955931532</text:p>
          </table:table-cell>
          <table:table-cell table:style-name="Default" office:value-type="float" office:value="20.1339962805868">
            <text:p>20.1339962806</text:p>
          </table:table-cell>
          <table:table-cell table:style-name="Default" office:value-type="string">
            <text:p>-6.03571546328252e-15</text:p>
          </table:table-cell>
          <table:table-cell table:style-name="Default" office:value-type="float" office:value="66.3198767679399">
            <text:p>66.3198767679</text:p>
          </table:table-cell>
          <table:table-cell table:style-name="Default" office:value-type="string">
            <text:p>2.3158018593734e-14</text:p>
          </table:table-cell>
          <table:table-cell table:style-name="Default" table:number-columns-repeated="3"/>
          <table:table-cell table:style-name="Default" table:formula="of:=[.N36]*2" office:value-type="float" office:value="40.2679925611736">
            <text:p>40.2679925612</text:p>
          </table:table-cell>
          <table:table-cell table:style-name="Default" table:formula="of:=[.P36]/2" office:value-type="float" office:value="33.15993838397">
            <text:p>33.159938384</text:p>
          </table:table-cell>
          <table:table-cell table:style-name="Default"/>
          <table:table-cell table:style-name="Default" table:formula="of:=[.A36]*0.000000001" office:value-type="float" office:value="0.1">
            <text:p>0.1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1000000000">
            <text:p>100000000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2.35654244">
            <text:p>22.3565424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5.51975100300458e-14</text:p>
          </table:table-cell>
          <table:table-cell table:style-name="Default" office:value-type="float" office:value="2.59918174120964">
            <text:p>2.5991817412</text:p>
          </table:table-cell>
          <table:table-cell table:style-name="Default" office:value-type="string">
            <text:p>3.92628489950459e-14</text:p>
          </table:table-cell>
          <table:table-cell table:style-name="Default" office:value-type="float" office:value="2.2966063626458">
            <text:p>2.2966063626</text:p>
          </table:table-cell>
          <table:table-cell table:style-name="Default" office:value-type="float" office:value="20.0865757601102">
            <text:p>20.0865757601</text:p>
          </table:table-cell>
          <table:table-cell table:style-name="Default" office:value-type="string">
            <text:p>1.19814640190558e-14</text:p>
          </table:table-cell>
          <table:table-cell table:style-name="Default" office:value-type="float" office:value="66.2924872587427">
            <text:p>66.2924872587</text:p>
          </table:table-cell>
          <table:table-cell table:style-name="Default" office:value-type="string">
            <text:p>1.87407270386881e-15</text:p>
          </table:table-cell>
          <table:table-cell table:style-name="Default" table:number-columns-repeated="3"/>
          <table:table-cell table:style-name="Default" table:formula="of:=[.N37]*2" office:value-type="float" office:value="40.1731515202204">
            <text:p>40.1731515202</text:p>
          </table:table-cell>
          <table:table-cell table:style-name="Default" table:formula="of:=[.P37]/2" office:value-type="float" office:value="33.1462436293713">
            <text:p>33.1462436294</text:p>
          </table:table-cell>
          <table:table-cell table:style-name="Default"/>
          <table:table-cell table:style-name="Default" table:formula="of:=[.A37]*0.000000001" office:value-type="float" office:value="1">
            <text:p>1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4000000000">
            <text:p>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780855245">
            <text:p>7.7808552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6.13387772879074e-13</text:p>
          </table:table-cell>
          <table:table-cell table:style-name="Default" office:value-type="float" office:value="2.65359329982709">
            <text:p>2.6535932998</text:p>
          </table:table-cell>
          <table:table-cell table:style-name="Default" office:value-type="string">
            <text:p>-1.68068150562006e-13</text:p>
          </table:table-cell>
          <table:table-cell table:style-name="Default" office:value-type="float" office:value="2.31130351948968">
            <text:p>2.3113035195</text:p>
          </table:table-cell>
          <table:table-cell table:style-name="Default" office:value-type="float" office:value="20.2154739141191">
            <text:p>20.2154739141</text:p>
          </table:table-cell>
          <table:table-cell table:style-name="Default" office:value-type="string">
            <text:p>5.59600087436582e-15</text:p>
          </table:table-cell>
          <table:table-cell table:style-name="Default" office:value-type="float" office:value="65.959566422174">
            <text:p>65.9595664222</text:p>
          </table:table-cell>
          <table:table-cell table:style-name="Default" office:value-type="string">
            <text:p>1.16257462396522e-15</text:p>
          </table:table-cell>
          <table:table-cell table:style-name="Default" table:number-columns-repeated="3"/>
          <table:table-cell table:style-name="Default" table:formula="of:=[.N38]*2" office:value-type="float" office:value="40.4309478282382">
            <text:p>40.4309478282</text:p>
          </table:table-cell>
          <table:table-cell table:style-name="Default" table:formula="of:=[.P38]/2" office:value-type="float" office:value="32.979783211087">
            <text:p>32.9797832111</text:p>
          </table:table-cell>
          <table:table-cell table:style-name="Default"/>
          <table:table-cell table:style-name="Default" table:formula="of:=[.A38]*0.000000001" office:value-type="float" office:value="4">
            <text:p>4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8000000000">
            <text:p>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748614781">
            <text:p>7.74861478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1.14447423794143e-11</text:p>
          </table:table-cell>
          <table:table-cell table:style-name="Default" office:value-type="float" office:value="2.71207496703081">
            <text:p>2.712074967</text:p>
          </table:table-cell>
          <table:table-cell table:style-name="Default" office:value-type="string">
            <text:p>-7.03239868534844e-13</text:p>
          </table:table-cell>
          <table:table-cell table:style-name="Default" office:value-type="float" office:value="2.35315304332736">
            <text:p>2.3531530433</text:p>
          </table:table-cell>
          <table:table-cell table:style-name="Default" office:value-type="float" office:value="20.6303148881418">
            <text:p>20.6303148881</text:p>
          </table:table-cell>
          <table:table-cell table:style-name="Default" office:value-type="string">
            <text:p>-6.07723542735974e-14</text:p>
          </table:table-cell>
          <table:table-cell table:style-name="Default" office:value-type="float" office:value="65.4380657644588">
            <text:p>65.4380657645</text:p>
          </table:table-cell>
          <table:table-cell table:style-name="Default" office:value-type="string">
            <text:p>-8.6620755435221e-15</text:p>
          </table:table-cell>
          <table:table-cell table:style-name="Default" table:number-columns-repeated="3"/>
          <table:table-cell table:style-name="Default" table:formula="of:=[.N39]*2" office:value-type="float" office:value="41.2606297762836">
            <text:p>41.2606297763</text:p>
          </table:table-cell>
          <table:table-cell table:style-name="Default" table:formula="of:=[.P39]/2" office:value-type="float" office:value="32.7190328822294">
            <text:p>32.7190328822</text:p>
          </table:table-cell>
          <table:table-cell table:style-name="Default"/>
          <table:table-cell table:style-name="Default" table:formula="of:=[.A39]*0.000000001" office:value-type="float" office:value="8">
            <text:p>8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10000000000">
            <text:p>1000000000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2.411229748">
            <text:p>22.41122974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4.58807162759968e-13</text:p>
          </table:table-cell>
          <table:table-cell table:style-name="Default" office:value-type="float" office:value="2.73718130758985">
            <text:p>2.7371813076</text:p>
          </table:table-cell>
          <table:table-cell table:style-name="Default" office:value-type="string">
            <text:p>-1.34170385698476e-11</text:p>
          </table:table-cell>
          <table:table-cell table:style-name="Default" office:value-type="float" office:value="2.38128973233193">
            <text:p>2.3812897323</text:p>
          </table:table-cell>
          <table:table-cell table:style-name="Default" office:value-type="float" office:value="20.8613875810834">
            <text:p>20.8613875811</text:p>
          </table:table-cell>
          <table:table-cell table:style-name="Default" office:value-type="string">
            <text:p>4.46673011504528e-15</text:p>
          </table:table-cell>
          <table:table-cell table:style-name="Default" office:value-type="float" office:value="65.3504467499613">
            <text:p>65.35044675</text:p>
          </table:table-cell>
          <table:table-cell table:style-name="Default" office:value-type="string">
            <text:p>-1.69673059349475e-13</text:p>
          </table:table-cell>
          <table:table-cell table:style-name="Default" table:number-columns-repeated="3"/>
          <table:table-cell table:style-name="Default" table:formula="of:=[.N40]*2" office:value-type="float" office:value="41.7227751621668">
            <text:p>41.7227751622</text:p>
          </table:table-cell>
          <table:table-cell table:style-name="Default" table:formula="of:=[.P40]/2" office:value-type="float" office:value="32.6752233749806">
            <text:p>32.675223375</text:p>
          </table:table-cell>
          <table:table-cell table:style-name="Default"/>
          <table:table-cell table:style-name="Default" table:formula="of:=[.A40]*0.000000001" office:value-type="float" office:value="10">
            <text:p>10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12000000000">
            <text:p>1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733259364">
            <text:p>7.7332593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1.12278169220912e-12</text:p>
          </table:table-cell>
          <table:table-cell table:style-name="Default" office:value-type="float" office:value="2.76013245618114">
            <text:p>2.7601324562</text:p>
          </table:table-cell>
          <table:table-cell table:style-name="Default" office:value-type="string">
            <text:p>-3.12854723217158e-10</text:p>
          </table:table-cell>
          <table:table-cell table:style-name="Default" office:value-type="float" office:value="2.41292126534094">
            <text:p>2.4129212653</text:p>
          </table:table-cell>
          <table:table-cell table:style-name="Default" office:value-type="float" office:value="21.122384796015">
            <text:p>21.122384796</text:p>
          </table:table-cell>
          <table:table-cell table:style-name="Default" office:value-type="string">
            <text:p>-9.15827143042762e-15</text:p>
          </table:table-cell>
          <table:table-cell table:style-name="Default" office:value-type="float" office:value="65.4772045401877">
            <text:p>65.4772045402</text:p>
          </table:table-cell>
          <table:table-cell table:style-name="Default" office:value-type="string">
            <text:p>-3.92171744604272e-12</text:p>
          </table:table-cell>
          <table:table-cell table:style-name="Default" table:number-columns-repeated="3"/>
          <table:table-cell table:style-name="Default" table:formula="of:=[.N41]*2" office:value-type="float" office:value="42.24476959203">
            <text:p>42.244769592</text:p>
          </table:table-cell>
          <table:table-cell table:style-name="Default" table:formula="of:=[.P41]/2" office:value-type="float" office:value="32.7386022700938">
            <text:p>32.7386022701</text:p>
          </table:table-cell>
          <table:table-cell table:style-name="Default"/>
          <table:table-cell table:style-name="Default" table:formula="of:=[.A41]*0.000000001" office:value-type="float" office:value="12">
            <text:p>12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16000000000">
            <text:p>1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868896271">
            <text:p>7.86889627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6.77529118471336e-12</text:p>
          </table:table-cell>
          <table:table-cell table:style-name="Default" office:value-type="float" office:value="2.80013213773164">
            <text:p>2.8001321377</text:p>
          </table:table-cell>
          <table:table-cell table:style-name="Default" office:value-type="string">
            <text:p>-3.58462451052524e-12</text:p>
          </table:table-cell>
          <table:table-cell table:style-name="Default" office:value-type="float" office:value="2.48262589522554">
            <text:p>2.4826258952</text:p>
          </table:table-cell>
          <table:table-cell table:style-name="Default" office:value-type="float" office:value="21.7150494218244">
            <text:p>21.7150494218</text:p>
          </table:table-cell>
          <table:table-cell table:style-name="Default" office:value-type="string">
            <text:p>5.51575842631234e-16</text:p>
          </table:table-cell>
          <table:table-cell table:style-name="Default" office:value-type="float" office:value="66.5541920940748">
            <text:p>66.5541920941</text:p>
          </table:table-cell>
          <table:table-cell table:style-name="Default" office:value-type="string">
            <text:p>-1.81629800677292e-14</text:p>
          </table:table-cell>
          <table:table-cell table:style-name="Default" table:number-columns-repeated="3"/>
          <table:table-cell table:style-name="Default" table:formula="of:=[.N42]*2" office:value-type="float" office:value="43.4300988436488">
            <text:p>43.4300988436</text:p>
          </table:table-cell>
          <table:table-cell table:style-name="Default" table:formula="of:=[.P42]/2" office:value-type="float" office:value="33.2770960470374">
            <text:p>33.277096047</text:p>
          </table:table-cell>
          <table:table-cell table:style-name="Default"/>
          <table:table-cell table:style-name="Default" table:formula="of:=[.A42]*0.000000001" office:value-type="float" office:value="16">
            <text:p>16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20000000000">
            <text:p>2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857075211">
            <text:p>7.85707521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1.31814519785517e-12</text:p>
          </table:table-cell>
          <table:table-cell table:style-name="Default" office:value-type="float" office:value="2.83349007557161">
            <text:p>2.8334900756</text:p>
          </table:table-cell>
          <table:table-cell table:style-name="Default" office:value-type="string">
            <text:p>2.28979898422811e-12</text:p>
          </table:table-cell>
          <table:table-cell table:style-name="Default" office:value-type="float" office:value="2.55460281644458">
            <text:p>2.5546028164</text:p>
          </table:table-cell>
          <table:table-cell table:style-name="Default" office:value-type="float" office:value="22.3691073411993">
            <text:p>22.3691073412</text:p>
          </table:table-cell>
          <table:table-cell table:style-name="Default" office:value-type="string">
            <text:p>-9.91425930397565e-16</text:p>
          </table:table-cell>
          <table:table-cell table:style-name="Default" office:value-type="float" office:value="68.7823714707203">
            <text:p>68.7823714707</text:p>
          </table:table-cell>
          <table:table-cell table:style-name="Default" office:value-type="string">
            <text:p>4.64273038579586e-14</text:p>
          </table:table-cell>
          <table:table-cell table:style-name="Default" table:number-columns-repeated="3"/>
          <table:table-cell table:style-name="Default" table:formula="of:=[.N43]*2" office:value-type="float" office:value="44.7382146823986">
            <text:p>44.7382146824</text:p>
          </table:table-cell>
          <table:table-cell table:style-name="Default" table:formula="of:=[.P43]/2" office:value-type="float" office:value="34.3911857353602">
            <text:p>34.3911857354</text:p>
          </table:table-cell>
          <table:table-cell table:style-name="Default"/>
          <table:table-cell table:style-name="Default" table:formula="of:=[.A43]*0.000000001" office:value-type="float" office:value="20">
            <text:p>20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24000000000">
            <text:p>2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834540839">
            <text:p>7.83454083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8.99003431993267e-12</text:p>
          </table:table-cell>
          <table:table-cell table:style-name="Default" office:value-type="float" office:value="2.86167746598237">
            <text:p>2.861677466</text:p>
          </table:table-cell>
          <table:table-cell table:style-name="Default" office:value-type="string">
            <text:p>-2.39563994658772e-12</text:p>
          </table:table-cell>
          <table:table-cell table:style-name="Default" office:value-type="float" office:value="2.62299223661558">
            <text:p>2.6229922366</text:p>
          </table:table-cell>
          <table:table-cell table:style-name="Default" office:value-type="float" office:value="23.060719443001">
            <text:p>23.060719443</text:p>
          </table:table-cell>
          <table:table-cell table:style-name="Default" office:value-type="string">
            <text:p>-4.25239135796524e-15</text:p>
          </table:table-cell>
          <table:table-cell table:style-name="Default" office:value-type="float" office:value="71.9577323818254">
            <text:p>71.9577323818</text:p>
          </table:table-cell>
          <table:table-cell table:style-name="Default" office:value-type="string">
            <text:p>-3.90524511565678e-14</text:p>
          </table:table-cell>
          <table:table-cell table:style-name="Default" table:number-columns-repeated="3"/>
          <table:table-cell table:style-name="Default" table:formula="of:=[.N44]*2" office:value-type="float" office:value="46.121438886002">
            <text:p>46.121438886</text:p>
          </table:table-cell>
          <table:table-cell table:style-name="Default" table:formula="of:=[.P44]/2" office:value-type="float" office:value="35.9788661909127">
            <text:p>35.9788661909</text:p>
          </table:table-cell>
          <table:table-cell table:style-name="Default"/>
          <table:table-cell table:style-name="Default" table:formula="of:=[.A44]*0.000000001" office:value-type="float" office:value="24">
            <text:p>24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28000000000">
            <text:p>2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895065479">
            <text:p>7.89506547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5.41234724813814e-11</text:p>
          </table:table-cell>
          <table:table-cell table:style-name="Default" office:value-type="float" office:value="2.8858756910434">
            <text:p>2.885875691</text:p>
          </table:table-cell>
          <table:table-cell table:style-name="Default" office:value-type="string">
            <text:p>-2.95531267359837e-12</text:p>
          </table:table-cell>
          <table:table-cell table:style-name="Default" office:value-type="float" office:value="2.68452337864705">
            <text:p>2.6845233786</text:p>
          </table:table-cell>
          <table:table-cell table:style-name="Default" office:value-type="float" office:value="23.7778074247442">
            <text:p>23.7778074247</text:p>
          </table:table-cell>
          <table:table-cell table:style-name="Default" office:value-type="string">
            <text:p>-8.72793870380091e-14</text:p>
          </table:table-cell>
          <table:table-cell table:style-name="Default" office:value-type="float" office:value="75.7471754146012">
            <text:p>75.7471754146</text:p>
          </table:table-cell>
          <table:table-cell table:style-name="Default" office:value-type="string">
            <text:p>-2.57175653958709e-14</text:p>
          </table:table-cell>
          <table:table-cell table:style-name="Default" table:number-columns-repeated="3"/>
          <table:table-cell table:style-name="Default" table:formula="of:=[.N45]*2" office:value-type="float" office:value="47.5556148494884">
            <text:p>47.5556148495</text:p>
          </table:table-cell>
          <table:table-cell table:style-name="Default" table:formula="of:=[.P45]/2" office:value-type="float" office:value="37.8735877073006">
            <text:p>37.8735877073</text:p>
          </table:table-cell>
          <table:table-cell table:style-name="Default"/>
          <table:table-cell table:style-name="Default" table:formula="of:=[.A45]*0.000000001" office:value-type="float" office:value="28">
            <text:p>28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32000000000">
            <text:p>3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81123474">
            <text:p>7.811234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4.71871452854057e-10</text:p>
          </table:table-cell>
          <table:table-cell table:style-name="Default" office:value-type="float" office:value="2.90695038873504">
            <text:p>2.9069503887</text:p>
          </table:table-cell>
          <table:table-cell table:style-name="Default" office:value-type="string">
            <text:p>-4.91998319235622e-11</text:p>
          </table:table-cell>
          <table:table-cell table:style-name="Default" office:value-type="float" office:value="2.7381235709892">
            <text:p>2.738123571</text:p>
          </table:table-cell>
          <table:table-cell table:style-name="Default" office:value-type="float" office:value="24.5137453785652">
            <text:p>24.5137453786</text:p>
          </table:table-cell>
          <table:table-cell table:style-name="Default" office:value-type="string">
            <text:p>6.94223199643822e-13</text:p>
          </table:table-cell>
          <table:table-cell table:style-name="Default" office:value-type="float" office:value="79.8456910663524">
            <text:p>79.8456910664</text:p>
          </table:table-cell>
          <table:table-cell table:style-name="Default" office:value-type="string">
            <text:p>-2.44957049398698e-13</text:p>
          </table:table-cell>
          <table:table-cell table:style-name="Default" table:number-columns-repeated="3"/>
          <table:table-cell table:style-name="Default" table:formula="of:=[.N46]*2" office:value-type="float" office:value="49.0274907571304">
            <text:p>49.0274907571</text:p>
          </table:table-cell>
          <table:table-cell table:style-name="Default" table:formula="of:=[.P46]/2" office:value-type="float" office:value="39.9228455331762">
            <text:p>39.9228455332</text:p>
          </table:table-cell>
          <table:table-cell table:style-name="Default"/>
          <table:table-cell table:style-name="Default" table:formula="of:=[.A46]*0.000000001" office:value-type="float" office:value="32">
            <text:p>32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36000000000">
            <text:p>3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856836378">
            <text:p>7.85683637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9.64600117719719e-12</text:p>
          </table:table-cell>
          <table:table-cell table:style-name="Default" office:value-type="float" office:value="2.92551991398159">
            <text:p>2.925519914</text:p>
          </table:table-cell>
          <table:table-cell table:style-name="Default" office:value-type="string">
            <text:p>7.46388285245825e-11</text:p>
          </table:table-cell>
          <table:table-cell table:style-name="Default" office:value-type="float" office:value="2.78404457977675">
            <text:p>2.7840445798</text:p>
          </table:table-cell>
          <table:table-cell table:style-name="Default" office:value-type="float" office:value="25.2641631274559">
            <text:p>25.2641631275</text:p>
          </table:table-cell>
          <table:table-cell table:style-name="Default" office:value-type="string">
            <text:p>1.12869801303333e-15</text:p>
          </table:table-cell>
          <table:table-cell table:style-name="Default" office:value-type="float" office:value="84.0373915461283">
            <text:p>84.0373915461</text:p>
          </table:table-cell>
          <table:table-cell table:style-name="Default" office:value-type="string">
            <text:p>3.18631904021697e-13</text:p>
          </table:table-cell>
          <table:table-cell table:style-name="Default" table:number-columns-repeated="3"/>
          <table:table-cell table:style-name="Default" table:formula="of:=[.N47]*2" office:value-type="float" office:value="50.5283262549118">
            <text:p>50.5283262549</text:p>
          </table:table-cell>
          <table:table-cell table:style-name="Default" table:formula="of:=[.P47]/2" office:value-type="float" office:value="42.0186957730642">
            <text:p>42.0186957731</text:p>
          </table:table-cell>
          <table:table-cell table:style-name="Default"/>
          <table:table-cell table:style-name="Default" table:formula="of:=[.A47]*0.000000001" office:value-type="float" office:value="36">
            <text:p>36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40000000000">
            <text:p>4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82302014">
            <text:p>7.8230201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1.34444956782166e-11</text:p>
          </table:table-cell>
          <table:table-cell table:style-name="Default" office:value-type="float" office:value="2.94202747556593">
            <text:p>2.9420274756</text:p>
          </table:table-cell>
          <table:table-cell table:style-name="Default" office:value-type="string">
            <text:p>-2.01175639109491e-10</text:p>
          </table:table-cell>
          <table:table-cell table:style-name="Default" office:value-type="float" office:value="2.82312748098179">
            <text:p>2.823127481</text:p>
          </table:table-cell>
          <table:table-cell table:style-name="Default" office:value-type="float" office:value="26.0254773797522">
            <text:p>26.0254773798</text:p>
          </table:table-cell>
          <table:table-cell table:style-name="Default" office:value-type="string">
            <text:p>-9.19165747002545e-15</text:p>
          </table:table-cell>
          <table:table-cell table:style-name="Default" office:value-type="float" office:value="88.1914505096587">
            <text:p>88.1914505097</text:p>
          </table:table-cell>
          <table:table-cell table:style-name="Default" office:value-type="string">
            <text:p>-8.34308233591174e-13</text:p>
          </table:table-cell>
          <table:table-cell table:style-name="Default" table:number-columns-repeated="3"/>
          <table:table-cell table:style-name="Default" table:formula="of:=[.N48]*2" office:value-type="float" office:value="52.0509547595044">
            <text:p>52.0509547595</text:p>
          </table:table-cell>
          <table:table-cell table:style-name="Default" table:formula="of:=[.P48]/2" office:value-type="float" office:value="44.0957252548293">
            <text:p>44.0957252548</text:p>
          </table:table-cell>
          <table:table-cell table:style-name="Default"/>
          <table:table-cell table:style-name="Default" table:formula="of:=[.A48]*0.000000001" office:value-type="float" office:value="40">
            <text:p>40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44000000000">
            <text:p>4400000000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773231358">
            <text:p>21.7732313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2.60336935634155e-10</text:p>
          </table:table-cell>
          <table:table-cell table:style-name="Default" office:value-type="float" office:value="2.95679715124765">
            <text:p>2.9567971512</text:p>
          </table:table-cell>
          <table:table-cell table:style-name="Default" office:value-type="string">
            <text:p>-2.2955283654405e-13</text:p>
          </table:table-cell>
          <table:table-cell table:style-name="Default" office:value-type="float" office:value="2.85636931578171">
            <text:p>2.8563693158</text:p>
          </table:table-cell>
          <table:table-cell table:style-name="Default" office:value-type="float" office:value="26.7942782737863">
            <text:p>26.7942782738</text:p>
          </table:table-cell>
          <table:table-cell table:style-name="Default" office:value-type="string">
            <text:p>2.78252066922945e-13</text:p>
          </table:table-cell>
          <table:table-cell table:style-name="Default" office:value-type="float" office:value="92.2373583527572">
            <text:p>92.2373583528</text:p>
          </table:table-cell>
          <table:table-cell table:style-name="Default" office:value-type="string">
            <text:p>-1.76860695937952e-14</text:p>
          </table:table-cell>
          <table:table-cell table:style-name="Default" table:number-columns-repeated="3"/>
          <table:table-cell table:style-name="Default" table:formula="of:=[.N49]*2" office:value-type="float" office:value="53.5885565475726">
            <text:p>53.5885565476</text:p>
          </table:table-cell>
          <table:table-cell table:style-name="Default" table:formula="of:=[.P49]/2" office:value-type="float" office:value="46.1186791763786">
            <text:p>46.1186791764</text:p>
          </table:table-cell>
          <table:table-cell table:style-name="Default"/>
          <table:table-cell table:style-name="Default" table:formula="of:=[.A49]*0.000000001" office:value-type="float" office:value="44">
            <text:p>44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48000000000">
            <text:p>4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885905418">
            <text:p>7.88590541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7.1307855171072e-10</text:p>
          </table:table-cell>
          <table:table-cell table:style-name="Default" office:value-type="float" office:value="2.97007327631218">
            <text:p>2.9700732763</text:p>
          </table:table-cell>
          <table:table-cell table:style-name="Default" office:value-type="string">
            <text:p>-2.35874173250455e-10</text:p>
          </table:table-cell>
          <table:table-cell table:style-name="Default" office:value-type="float" office:value="2.88471995311314">
            <text:p>2.8847199531</text:p>
          </table:table-cell>
          <table:table-cell table:style-name="Default" office:value-type="float" office:value="27.5671502791986">
            <text:p>27.5671502792</text:p>
          </table:table-cell>
          <table:table-cell table:style-name="Default" office:value-type="string">
            <text:p>-8.43318210244971e-13</text:p>
          </table:table-cell>
          <table:table-cell table:style-name="Default" office:value-type="float" office:value="96.1417821111001">
            <text:p>96.1417821111</text:p>
          </table:table-cell>
          <table:table-cell table:style-name="Default" office:value-type="string">
            <text:p>-9.17176194850165e-13</text:p>
          </table:table-cell>
          <table:table-cell table:style-name="Default" table:number-columns-repeated="3"/>
          <table:table-cell table:style-name="Default" table:formula="of:=[.N50]*2" office:value-type="float" office:value="55.1343005583972">
            <text:p>55.1343005584</text:p>
          </table:table-cell>
          <table:table-cell table:style-name="Default" table:formula="of:=[.P50]/2" office:value-type="float" office:value="48.0708910555501">
            <text:p>48.0708910556</text:p>
          </table:table-cell>
          <table:table-cell table:style-name="Default"/>
          <table:table-cell table:style-name="Default" table:formula="of:=[.A50]*0.000000001" office:value-type="float" office:value="48">
            <text:p>48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52000000000">
            <text:p>5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925789374">
            <text:p>7.92578937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1.56671334370827e-11</text:p>
          </table:table-cell>
          <table:table-cell table:style-name="Default" office:value-type="float" office:value="2.98204680687375">
            <text:p>2.9820468069</text:p>
          </table:table-cell>
          <table:table-cell table:style-name="Default" office:value-type="string">
            <text:p>-1.16490129922274e-09</text:p>
          </table:table-cell>
          <table:table-cell table:style-name="Default" office:value-type="float" office:value="2.90900782776002">
            <text:p>2.9090078278</text:p>
          </table:table-cell>
          <table:table-cell table:style-name="Default" office:value-type="float" office:value="28.3407027301785">
            <text:p>28.3407027302</text:p>
          </table:table-cell>
          <table:table-cell table:style-name="Default" office:value-type="string">
            <text:p>7.21451985188713e-15</text:p>
          </table:table-cell>
          <table:table-cell table:style-name="Default" office:value-type="float" office:value="99.8925246478102">
            <text:p>99.8925246478</text:p>
          </table:table-cell>
          <table:table-cell table:style-name="Default" office:value-type="string">
            <text:p>-4.36422168564163e-12</text:p>
          </table:table-cell>
          <table:table-cell table:style-name="Default" table:number-columns-repeated="3"/>
          <table:table-cell table:style-name="Default" table:formula="of:=[.N51]*2" office:value-type="float" office:value="56.681405460357">
            <text:p>56.6814054604</text:p>
          </table:table-cell>
          <table:table-cell table:style-name="Default" table:formula="of:=[.P51]/2" office:value-type="float" office:value="49.9462623239051">
            <text:p>49.9462623239</text:p>
          </table:table-cell>
          <table:table-cell table:style-name="Default"/>
          <table:table-cell table:style-name="Default" table:formula="of:=[.A51]*0.000000001" office:value-type="float" office:value="52">
            <text:p>52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56000000000">
            <text:p>5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8.076604821">
            <text:p>8.07660482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1.1971479169918e-10</text:p>
          </table:table-cell>
          <table:table-cell table:style-name="Default" office:value-type="float" office:value="2.9928724199652">
            <text:p>2.99287242</text:p>
          </table:table-cell>
          <table:table-cell table:style-name="Default" office:value-type="string">
            <text:p>-8.5329350603153e-11</text:p>
          </table:table-cell>
          <table:table-cell table:style-name="Default" office:value-type="float" office:value="2.92992636762184">
            <text:p>2.9299263676</text:p>
          </table:table-cell>
          <table:table-cell table:style-name="Default" office:value-type="float" office:value="29.1116798515848">
            <text:p>29.1116798516</text:p>
          </table:table-cell>
          <table:table-cell table:style-name="Default" office:value-type="string">
            <text:p>8.72343293804071e-14</text:p>
          </table:table-cell>
          <table:table-cell table:style-name="Default" office:value-type="float" office:value="103.488708412421">
            <text:p>103.4887084124</text:p>
          </table:table-cell>
          <table:table-cell table:style-name="Default" office:value-type="string">
            <text:p>-3.20006693972333e-13</text:p>
          </table:table-cell>
          <table:table-cell table:style-name="Default" table:number-columns-repeated="3"/>
          <table:table-cell table:style-name="Default" table:formula="of:=[.N52]*2" office:value-type="float" office:value="58.2233597031696">
            <text:p>58.2233597032</text:p>
          </table:table-cell>
          <table:table-cell table:style-name="Default" table:formula="of:=[.P52]/2" office:value-type="float" office:value="51.7443542062105">
            <text:p>51.7443542062</text:p>
          </table:table-cell>
          <table:table-cell table:style-name="Default"/>
          <table:table-cell table:style-name="Default" table:formula="of:=[.A52]*0.000000001" office:value-type="float" office:value="56">
            <text:p>56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60000000000">
            <text:p>6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7.983655155">
            <text:p>7.9836551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3.1723782472993e-12</text:p>
          </table:table-cell>
          <table:table-cell table:style-name="Default" office:value-type="float" office:value="3.00267937480488">
            <text:p>3.0026793748</text:p>
          </table:table-cell>
          <table:table-cell table:style-name="Default" office:value-type="string">
            <text:p>-2.71889828593941e-10</text:p>
          </table:table-cell>
          <table:table-cell table:style-name="Default" office:value-type="float" office:value="2.94804491262683">
            <text:p>2.9480449126</text:p>
          </table:table-cell>
          <table:table-cell table:style-name="Default" office:value-type="float" office:value="29.8770774183118">
            <text:p>29.8770774183</text:p>
          </table:table-cell>
          <table:table-cell table:style-name="Default" office:value-type="string">
            <text:p>3.78233696078453e-15</text:p>
          </table:table-cell>
          <table:table-cell table:style-name="Default" office:value-type="float" office:value="106.935136382249">
            <text:p>106.9351363822</text:p>
          </table:table-cell>
          <table:table-cell table:style-name="Default" office:value-type="string">
            <text:p>-8.89867828458648e-13</text:p>
          </table:table-cell>
          <table:table-cell table:style-name="Default" table:number-columns-repeated="3"/>
          <table:table-cell table:style-name="Default" table:formula="of:=[.N53]*2" office:value-type="float" office:value="59.7541548366236">
            <text:p>59.7541548366</text:p>
          </table:table-cell>
          <table:table-cell table:style-name="Default" table:formula="of:=[.P53]/2" office:value-type="float" office:value="53.4675681911245">
            <text:p>53.4675681911</text:p>
          </table:table-cell>
          <table:table-cell table:style-name="Default"/>
          <table:table-cell table:style-name="Default" table:formula="of:=[.A53]*0.000000001" office:value-type="float" office:value="60">
            <text:p>60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64000000000">
            <text:p>6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8.070417267">
            <text:p>8.0704172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5.32477970704572e-11</text:p>
          </table:table-cell>
          <table:table-cell table:style-name="Default" office:value-type="float" office:value="3.01157833885238">
            <text:p>3.0115783389</text:p>
          </table:table-cell>
          <table:table-cell table:style-name="Default" office:value-type="string">
            <text:p>-2.47361504732973e-11</text:p>
          </table:table-cell>
          <table:table-cell table:style-name="Default" office:value-type="float" office:value="2.96382719558433">
            <text:p>2.9638271956</text:p>
          </table:table-cell>
          <table:table-cell table:style-name="Default" office:value-type="float" office:value="30.634231345768">
            <text:p>30.6342313458</text:p>
          </table:table-cell>
          <table:table-cell table:style-name="Default" office:value-type="string">
            <text:p>-4.67046553744781e-14</text:p>
          </table:table-cell>
          <table:table-cell table:style-name="Default" office:value-type="float" office:value="110.239173915013">
            <text:p>110.239173915</text:p>
          </table:table-cell>
          <table:table-cell table:style-name="Default" office:value-type="string">
            <text:p>-5.0931674727726e-14</text:p>
          </table:table-cell>
          <table:table-cell table:style-name="Default" table:number-columns-repeated="3"/>
          <table:table-cell table:style-name="Default" table:formula="of:=[.N54]*2" office:value-type="float" office:value="61.268462691536">
            <text:p>61.2684626915</text:p>
          </table:table-cell>
          <table:table-cell table:style-name="Default" table:formula="of:=[.P54]/2" office:value-type="float" office:value="55.1195869575065">
            <text:p>55.1195869575</text:p>
          </table:table-cell>
          <table:table-cell table:style-name="Default"/>
          <table:table-cell table:style-name="Default" table:formula="of:=[.A54]*0.000000001" office:value-type="float" office:value="64">
            <text:p>64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68000000000">
            <text:p>6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8.081330322">
            <text:p>8.08133032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6.2365777586699e-10</text:p>
          </table:table-cell>
          <table:table-cell table:style-name="Default" office:value-type="float" office:value="3.01966569119313">
            <text:p>3.0196656912</text:p>
          </table:table-cell>
          <table:table-cell table:style-name="Default" office:value-type="string">
            <text:p>-1.35090819030688e-10</text:p>
          </table:table-cell>
          <table:table-cell table:style-name="Default" office:value-type="float" office:value="2.9776502429143">
            <text:p>2.9776502429</text:p>
          </table:table-cell>
          <table:table-cell table:style-name="Default" office:value-type="float" office:value="31.3808676313104">
            <text:p>31.3808676313</text:p>
          </table:table-cell>
          <table:table-cell table:style-name="Default" office:value-type="string">
            <text:p>-5.24322716747145e-13</text:p>
          </table:table-cell>
          <table:table-cell table:style-name="Default" office:value-type="float" office:value="113.40907784943">
            <text:p>113.4090778494</text:p>
          </table:table-cell>
          <table:table-cell table:style-name="Default" office:value-type="string">
            <text:p>-4.11550686389082e-13</text:p>
          </table:table-cell>
          <table:table-cell table:style-name="Default" table:number-columns-repeated="3"/>
          <table:table-cell table:style-name="Default" table:formula="of:=[.N55]*2" office:value-type="float" office:value="62.7617352626208">
            <text:p>62.7617352626</text:p>
          </table:table-cell>
          <table:table-cell table:style-name="Default" table:formula="of:=[.P55]/2" office:value-type="float" office:value="56.704538924715">
            <text:p>56.7045389247</text:p>
          </table:table-cell>
          <table:table-cell table:style-name="Default"/>
          <table:table-cell table:style-name="Default" table:formula="of:=[.A55]*0.000000001" office:value-type="float" office:value="68">
            <text:p>68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72000000000">
            <text:p>7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8.165997733">
            <text:p>8.1659977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1.16368972160525e-11</text:p>
          </table:table-cell>
          <table:table-cell table:style-name="Default" office:value-type="float" office:value="3.02702629394637">
            <text:p>3.0270262939</text:p>
          </table:table-cell>
          <table:table-cell table:style-name="Default" office:value-type="string">
            <text:p>-1.6584826308985e-11</text:p>
          </table:table-cell>
          <table:table-cell table:style-name="Default" office:value-type="float" office:value="2.98982109400422">
            <text:p>2.989821094</text:p>
          </table:table-cell>
          <table:table-cell table:style-name="Default" office:value-type="float" office:value="32.1151163304738">
            <text:p>32.1151163305</text:p>
          </table:table-cell>
          <table:table-cell table:style-name="Default" office:value-type="string">
            <text:p>-1.45790842450581e-14</text:p>
          </table:table-cell>
          <table:table-cell table:style-name="Default" office:value-type="float" office:value="116.453135060932">
            <text:p>116.4531350609</text:p>
          </table:table-cell>
          <table:table-cell table:style-name="Default" office:value-type="string">
            <text:p>-2.51048455550511e-14</text:p>
          </table:table-cell>
          <table:table-cell table:style-name="Default" table:number-columns-repeated="3"/>
          <table:table-cell table:style-name="Default" table:formula="of:=[.N56]*2" office:value-type="float" office:value="64.2302326609476">
            <text:p>64.2302326609</text:p>
          </table:table-cell>
          <table:table-cell table:style-name="Default" table:formula="of:=[.P56]/2" office:value-type="float" office:value="58.226567530466">
            <text:p>58.2265675305</text:p>
          </table:table-cell>
          <table:table-cell table:style-name="Default"/>
          <table:table-cell table:style-name="Default" table:formula="of:=[.A56]*0.000000001" office:value-type="float" office:value="72">
            <text:p>72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76000000000">
            <text:p>7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8.138418192">
            <text:p>8.1384181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2.35681759764903e-10</text:p>
          </table:table-cell>
          <table:table-cell table:style-name="Default" office:value-type="float" office:value="3.03373535443796">
            <text:p>3.0337353544</text:p>
          </table:table-cell>
          <table:table-cell table:style-name="Default" office:value-type="string">
            <text:p>-4.71744741931498e-11</text:p>
          </table:table-cell>
          <table:table-cell table:style-name="Default" office:value-type="float" office:value="3.00059070068744">
            <text:p>3.0005907007</text:p>
          </table:table-cell>
          <table:table-cell table:style-name="Default" office:value-type="float" office:value="32.8354979323969">
            <text:p>32.8354979324</text:p>
          </table:table-cell>
          <table:table-cell table:style-name="Default" office:value-type="string">
            <text:p>1.94242226931513e-13</text:p>
          </table:table-cell>
          <table:table-cell table:style-name="Default" office:value-type="float" office:value="119.379246111534">
            <text:p>119.3792461115</text:p>
          </table:table-cell>
          <table:table-cell table:style-name="Default" office:value-type="string">
            <text:p>-1.28589304883731e-13</text:p>
          </table:table-cell>
          <table:table-cell table:style-name="Default" table:number-columns-repeated="3"/>
          <table:table-cell table:style-name="Default" table:formula="of:=[.N57]*2" office:value-type="float" office:value="65.6709958647938">
            <text:p>65.6709958648</text:p>
          </table:table-cell>
          <table:table-cell table:style-name="Default" table:formula="of:=[.P57]/2" office:value-type="float" office:value="59.689623055767">
            <text:p>59.6896230558</text:p>
          </table:table-cell>
          <table:table-cell table:style-name="Default"/>
          <table:table-cell table:style-name="Default" table:formula="of:=[.A57]*0.000000001" office:value-type="float" office:value="76">
            <text:p>76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80000000000">
            <text:p>8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8.21926102">
            <text:p>8.2192610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2.20908841710083e-10</text:p>
          </table:table-cell>
          <table:table-cell table:style-name="Default" office:value-type="float" office:value="3.03985975500922">
            <text:p>3.039859755</text:p>
          </table:table-cell>
          <table:table-cell table:style-name="Default" office:value-type="string">
            <text:p>6.19586811346073e-12</text:p>
          </table:table-cell>
          <table:table-cell table:style-name="Default" office:value-type="float" office:value="3.01016514284442">
            <text:p>3.0101651428</text:p>
          </table:table-cell>
          <table:table-cell table:style-name="Default" office:value-type="float" office:value="33.5408916006818">
            <text:p>33.5408916007</text:p>
          </table:table-cell>
          <table:table-cell table:style-name="Default" office:value-type="string">
            <text:p>1.6837597753652e-13</text:p>
          </table:table-cell>
          <table:table-cell table:style-name="Default" office:value-type="float" office:value="122.194749471082">
            <text:p>122.1947494711</text:p>
          </table:table-cell>
          <table:table-cell table:style-name="Default" office:value-type="string">
            <text:p>9.36879190082536e-15</text:p>
          </table:table-cell>
          <table:table-cell table:style-name="Default" table:number-columns-repeated="3"/>
          <table:table-cell table:style-name="Default" table:formula="of:=[.N58]*2" office:value-type="float" office:value="67.0817832013636">
            <text:p>67.0817832014</text:p>
          </table:table-cell>
          <table:table-cell table:style-name="Default" table:formula="of:=[.P58]/2" office:value-type="float" office:value="61.097374735541">
            <text:p>61.0973747355</text:p>
          </table:table-cell>
          <table:table-cell table:style-name="Default"/>
          <table:table-cell table:style-name="Default" table:formula="of:=[.A58]*0.000000001" office:value-type="float" office:value="80">
            <text:p>80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84000000000">
            <text:p>8400000000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111851922">
            <text:p>20.11185192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6.68620404768783e-11</text:p>
          </table:table-cell>
          <table:table-cell table:style-name="Default" office:value-type="float" office:value="3.04545907046622">
            <text:p>3.0454590705</text:p>
          </table:table-cell>
          <table:table-cell table:style-name="Default" office:value-type="string">
            <text:p>4.48661253022052e-11</text:p>
          </table:table-cell>
          <table:table-cell table:style-name="Default" office:value-type="float" office:value="3.01871454906461">
            <text:p>3.0187145491</text:p>
          </table:table-cell>
          <table:table-cell table:style-name="Default" office:value-type="float" office:value="34.2304935594538">
            <text:p>34.2304935595</text:p>
          </table:table-cell>
          <table:table-cell table:style-name="Default" office:value-type="string">
            <text:p>-4.78516962068376e-14</text:p>
          </table:table-cell>
          <table:table-cell table:style-name="Default" office:value-type="float" office:value="124.906372504976">
            <text:p>124.906372505</text:p>
          </table:table-cell>
          <table:table-cell table:style-name="Default" office:value-type="string">
            <text:p>1.41026414095738e-13</text:p>
          </table:table-cell>
          <table:table-cell table:style-name="Default" table:number-columns-repeated="3"/>
          <table:table-cell table:style-name="Default" table:formula="of:=[.N59]*2" office:value-type="float" office:value="68.4609871189076">
            <text:p>68.4609871189</text:p>
          </table:table-cell>
          <table:table-cell table:style-name="Default" table:formula="of:=[.P59]/2" office:value-type="float" office:value="62.453186252488">
            <text:p>62.4531862525</text:p>
          </table:table-cell>
          <table:table-cell table:style-name="Default"/>
          <table:table-cell table:style-name="Default" table:formula="of:=[.A59]*0.000000001" office:value-type="float" office:value="84">
            <text:p>84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88000000000">
            <text:p>8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8.669703983">
            <text:p>8.66970398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-3.94306213663565e-10</text:p>
          </table:table-cell>
          <table:table-cell table:style-name="Default" office:value-type="float" office:value="3.05058639723629">
            <text:p>3.0505863972</text:p>
          </table:table-cell>
          <table:table-cell table:style-name="Default" office:value-type="string">
            <text:p>-6.37900672118282e-10</text:p>
          </table:table-cell>
          <table:table-cell table:style-name="Default" office:value-type="float" office:value="3.02638014858107">
            <text:p>3.0263801486</text:p>
          </table:table-cell>
          <table:table-cell table:style-name="Default" office:value-type="float" office:value="34.9037718967507">
            <text:p>34.9037718968</text:p>
          </table:table-cell>
          <table:table-cell table:style-name="Default" office:value-type="string">
            <text:p>-2.79424616519678e-13</text:p>
          </table:table-cell>
          <table:table-cell table:style-name="Default" office:value-type="float" office:value="127.520246295356">
            <text:p>127.5202462954</text:p>
          </table:table-cell>
          <table:table-cell table:style-name="Default" office:value-type="string">
            <text:p>-1.6580066497037e-12</text:p>
          </table:table-cell>
          <table:table-cell table:style-name="Default" table:number-columns-repeated="3"/>
          <table:table-cell table:style-name="Default" table:formula="of:=[.N60]*2" office:value-type="float" office:value="69.8075437935014">
            <text:p>69.8075437935</text:p>
          </table:table-cell>
          <table:table-cell table:style-name="Default" table:formula="of:=[.P60]/2" office:value-type="float" office:value="63.760123147678">
            <text:p>63.7601231477</text:p>
          </table:table-cell>
          <table:table-cell table:style-name="Default"/>
          <table:table-cell table:style-name="Default" table:formula="of:=[.A60]*0.000000001" office:value-type="float" office:value="88">
            <text:p>88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92000000000">
            <text:p>9200000000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91915657">
            <text:p>20.9191565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6.98012587177381e-11</text:p>
          </table:table-cell>
          <table:table-cell table:style-name="Default" office:value-type="float" office:value="3.0552890619388">
            <text:p>3.0552890619</text:p>
          </table:table-cell>
          <table:table-cell table:style-name="Default" office:value-type="string">
            <text:p>3.94193672748847e-11</text:p>
          </table:table-cell>
          <table:table-cell table:style-name="Default" office:value-type="float" office:value="3.03327983803445">
            <text:p>3.033279838</text:p>
          </table:table-cell>
          <table:table-cell table:style-name="Default" office:value-type="float" office:value="35.5604220344096">
            <text:p>35.5604220344</text:p>
          </table:table-cell>
          <table:table-cell table:style-name="Default" office:value-type="string">
            <text:p>5.15193740783548e-14</text:p>
          </table:table-cell>
          <table:table-cell table:style-name="Default" office:value-type="float" office:value="130.041949830884">
            <text:p>130.0419498309</text:p>
          </table:table-cell>
          <table:table-cell table:style-name="Default" office:value-type="string">
            <text:p>1.03845780303518e-13</text:p>
          </table:table-cell>
          <table:table-cell table:style-name="Default" table:number-columns-repeated="3"/>
          <table:table-cell table:style-name="Default" table:formula="of:=[.N61]*2" office:value-type="float" office:value="71.1208440688192">
            <text:p>71.1208440688</text:p>
          </table:table-cell>
          <table:table-cell table:style-name="Default" table:formula="of:=[.P61]/2" office:value-type="float" office:value="65.020974915442">
            <text:p>65.0209749154</text:p>
          </table:table-cell>
          <table:table-cell table:style-name="Default"/>
          <table:table-cell table:style-name="Default" table:formula="of:=[.A61]*0.000000001" office:value-type="float" office:value="92">
            <text:p>92</text:p>
          </table:table-cell>
          <table:table-cell table:style-name="Default" table:number-columns-repeated="1000"/>
        </table:table-row>
        <table:table-row table:style-name="ro3">
          <table:table-cell table:style-name="Default" office:value-type="float" office:value="96000000000">
            <text:p>9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8.493400059">
            <text:p>8.49340005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4.09220269297359e-10</text:p>
          </table:table-cell>
          <table:table-cell table:style-name="Default" office:value-type="float" office:value="3.05960924530323">
            <text:p>3.0596092453</text:p>
          </table:table-cell>
          <table:table-cell table:style-name="Default" office:value-type="string">
            <text:p>5.88734241277971e-10</text:p>
          </table:table-cell>
          <table:table-cell table:style-name="Default" office:value-type="float" office:value="3.03951258188306">
            <text:p>3.0395125819</text:p>
          </table:table-cell>
          <table:table-cell table:style-name="Default" office:value-type="float" office:value="36.2003254324261">
            <text:p>36.2003254324</text:p>
          </table:table-cell>
          <table:table-cell table:style-name="Default" office:value-type="string">
            <text:p>2.80207180806067e-13</text:p>
          </table:table-cell>
          <table:table-cell table:style-name="Default" office:value-type="float" office:value="132.476565027242">
            <text:p>132.4765650272</text:p>
          </table:table-cell>
          <table:table-cell table:style-name="Default" office:value-type="string">
            <text:p>1.49614794123636e-12</text:p>
          </table:table-cell>
          <table:table-cell table:style-name="Default" table:number-columns-repeated="3"/>
          <table:table-cell table:style-name="Default" table:formula="of:=[.N62]*2" office:value-type="float" office:value="72.4006508648522">
            <text:p>72.4006508649</text:p>
          </table:table-cell>
          <table:table-cell table:style-name="Default" table:formula="of:=[.P62]/2" office:value-type="float" office:value="66.238282513621">
            <text:p>66.2382825136</text:p>
          </table:table-cell>
          <table:table-cell table:style-name="Default"/>
          <table:table-cell table:style-name="Default" table:formula="of:=[.A62]*0.000000001" office:value-type="float" office:value="96">
            <text:p>96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float" office:value="100000000000">
            <text:p>10000000000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31143">
            <text:p>311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9.156428407">
            <text:p>19.15642840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4.69197553876867e-11</text:p>
          </table:table-cell>
          <table:table-cell table:style-name="Default" office:value-type="float" office:value="3.06358454024764">
            <text:p>3.0635845402</text:p>
          </table:table-cell>
          <table:table-cell table:style-name="Default" office:value-type="string">
            <text:p>-3.22288592670758e-10</text:p>
          </table:table-cell>
          <table:table-cell table:style-name="Default" office:value-type="float" office:value="3.04516190149258">
            <text:p>3.0451619015</text:p>
          </table:table-cell>
          <table:table-cell table:style-name="Default" office:value-type="float" office:value="36.8235128435224">
            <text:p>36.8235128435</text:p>
          </table:table-cell>
          <table:table-cell table:style-name="Default" office:value-type="string">
            <text:p>3.10835354327959e-14</text:p>
          </table:table-cell>
          <table:table-cell table:style-name="Default" office:value-type="float" office:value="134.828732937635">
            <text:p>134.8287329376</text:p>
          </table:table-cell>
          <table:table-cell table:style-name="Default" office:value-type="string">
            <text:p>-7.72898651202991e-13</text:p>
          </table:table-cell>
          <table:table-cell table:style-name="ce10"/>
          <table:table-cell table:style-name="ce14"/>
          <table:table-cell table:style-name="ce10"/>
          <table:table-cell table:style-name="Default" table:formula="of:=[.N63]*2" office:value-type="float" office:value="73.6470256870448">
            <text:p>73.647025687</text:p>
          </table:table-cell>
          <table:table-cell table:style-name="Default" table:formula="of:=[.P63]/2" office:value-type="float" office:value="67.4143664688175">
            <text:p>67.4143664688</text:p>
          </table:table-cell>
          <table:table-cell table:style-name="Default"/>
          <table:table-cell table:style-name="Default" table:formula="of:=[.A63]*0.000000001" office:value-type="float" office:value="100">
            <text:p>100</text:p>
          </table:table-cell>
          <table:table-cell table:style-name="ce10" table:number-columns-repeated="1000"/>
        </table:table-row>
        <table:table-row table:style-name="ro1" table:number-rows-repeated="12">
          <table:table-cell table:style-name="ce3" table:number-columns-repeated="10"/>
          <table:table-cell table:style-name="ce10" table:number-columns-repeated="6"/>
          <table:table-cell table:style-name="Default"/>
          <table:table-cell table:style-name="ce10" table:number-columns-repeated="1007"/>
        </table:table-row>
        <table:table-row table:style-name="ro1">
          <table:table-cell table:style-name="ce3" table:number-columns-repeated="10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Default"/>
          <table:table-cell table:style-name="ce10" table:number-columns-repeated="1007"/>
        </table:table-row>
        <table:table-row table:style-name="ro1" table:number-rows-repeated="11">
          <table:table-cell table:style-name="ce3" table:number-columns-repeated="10"/>
          <table:table-cell table:style-name="ce10" table:number-columns-repeated="101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dbox_2_2_2_2_2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1014" table:default-cell-style-name="Excel_20_Built-in_20_Normal"/>
        <table:table-row table:style-name="ro1">
          <table:table-cell table:style-name="ce15" office:value-type="string" table:number-columns-spanned="5" table:number-rows-spanned="1">
            <text:p>measurements</text:p>
          </table:table-cell>
          <table:covered-table-cell table:number-columns-repeated="4" table:style-name="ce16"/>
          <table:table-cell table:style-name="ce15" office:value-type="string" table:number-columns-spanned="5" table:number-rows-spanned="1">
            <text:p>converted</text:p>
          </table:table-cell>
          <table:covered-table-cell table:number-columns-repeated="4" table:style-name="ce16"/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6"/>
          <table:table-cell table:style-name="ce15" office:value-type="string" table:number-columns-spanned="2" table:number-rows-spanned="1">
            <text:p>even mode</text:p>
          </table:table-cell>
          <table:covered-table-cell table:style-name="ce16"/>
          <table:table-cell table:style-name="ce15" office:value-type="string" table:number-columns-spanned="2" table:number-rows-spanned="1">
            <text:p>odd mode</text:p>
          </table:table-cell>
          <table:covered-table-cell table:style-name="ce16"/>
          <table:table-cell table:style-name="ce16"/>
          <table:table-cell table:style-name="ce15" office:value-type="string" table:number-columns-spanned="2" table:number-rows-spanned="1">
            <text:p>even mode</text:p>
          </table:table-cell>
          <table:covered-table-cell table:style-name="ce16"/>
          <table:table-cell table:style-name="ce15" office:value-type="string" table:number-columns-spanned="2" table:number-rows-spanned="1">
            <text:p>odd mode</text:p>
          </table:table-cell>
          <table:covered-table-cell table:style-name="ce16"/>
          <table:table-cell table:style-name="ce12" table:number-columns-repeated="1014"/>
        </table:table-row>
        <table:table-row table:style-name="ro4">
          <table:table-cell table:style-name="ce16" office:value-type="string">
            <text:p>frequency, GHz</text:p>
          </table:table-cell>
          <table:table-cell table:style-name="ce16" office:value-type="string">
            <text:p>beta/ko</text:p>
          </table:table-cell>
          <table:table-cell table:style-name="ce16" office:value-type="string">
            <text:p>Zo</text:p>
          </table:table-cell>
          <table:table-cell table:style-name="ce16" office:value-type="string">
            <text:p>beta/ko</text:p>
          </table:table-cell>
          <table:table-cell table:style-name="ce16" office:value-type="string">
            <text:p>Zo</text:p>
          </table:table-cell>
          <table:table-cell table:style-name="ce16" office:value-type="string">
            <text:p>frequency, GHz</text:p>
          </table:table-cell>
          <table:table-cell table:style-name="ce16" office:value-type="string">
            <text:p>Olyslager beta,e/ko</text:p>
          </table:table-cell>
          <table:table-cell table:style-name="ce16" office:value-type="string">
            <text:p>Solyslager Zoe</text:p>
          </table:table-cell>
          <table:table-cell table:style-name="ce16" office:value-type="string">
            <text:p>Olyslager beta,o/ko</text:p>
          </table:table-cell>
          <table:table-cell table:style-name="ce16" office:value-type="string">
            <text:p>Olyslager Zoo</text:p>
          </table:table-cell>
          <table:table-cell table:style-name="ce12" table:number-columns-repeated="1014"/>
        </table:table-row>
        <table:table-row table:style-name="ro1">
          <table:table-cell table:style-name="ce17" office:value-type="float" office:value="0">
            <text:p>0</text:p>
          </table:table-cell>
          <table:table-cell table:style-name="ce17" office:value-type="float" office:value="5.68">
            <text:p>5.68</text:p>
          </table:table-cell>
          <table:table-cell table:style-name="ce17" office:value-type="float" office:value="2.66">
            <text:p>2.66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0.36">
            <text:p>0.36</text:p>
          </table:table-cell>
          <table:table-cell table:style-name="ce18" table:formula="of:=[.A4]/14.31*100" office:value-type="float" office:value="0">
            <text:p>0.00</text:p>
          </table:table-cell>
          <table:table-cell table:style-name="ce18" table:formula="of:=2.2+[.B4]/14.4" office:value-type="float" office:value="2.59444444444444">
            <text:p>2.59</text:p>
          </table:table-cell>
          <table:table-cell table:style-name="ce18" table:formula="of:=(30-0.09)+[.C4]/14.46*45.09" office:value-type="float" office:value="38.2045643153527">
            <text:p>38.20</text:p>
          </table:table-cell>
          <table:table-cell table:style-name="ce18" table:formula="of:=2.2+[.D4]/14.4" office:value-type="float" office:value="2.27430555555556">
            <text:p>2.27</text:p>
          </table:table-cell>
          <table:table-cell table:style-name="ce18" table:formula="of:=(30-0.09)+[.E4]/14.46*45.09" office:value-type="float" office:value="31.0325726141079">
            <text:p>31.03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0.57">
            <text:p>0.57</text:p>
          </table:table-cell>
          <table:table-cell table:style-name="ce17" office:value-type="float" office:value="6.35">
            <text:p>6.35</text:p>
          </table:table-cell>
          <table:table-cell table:style-name="ce17" office:value-type="float" office:value="2.75">
            <text:p>2.75</text:p>
          </table:table-cell>
          <table:table-cell table:style-name="ce17" office:value-type="float" office:value="1.35">
            <text:p>1.35</text:p>
          </table:table-cell>
          <table:table-cell table:style-name="ce17" office:value-type="float" office:value="0.36">
            <text:p>0.36</text:p>
          </table:table-cell>
          <table:table-cell table:style-name="ce18" table:formula="of:=[.A5]/14.31*100" office:value-type="float" office:value="3.9832285115304">
            <text:p>3.98</text:p>
          </table:table-cell>
          <table:table-cell table:style-name="ce18" table:formula="of:=2.2+[.B5]/14.4" office:value-type="float" office:value="2.64097222222222">
            <text:p>2.64</text:p>
          </table:table-cell>
          <table:table-cell table:style-name="ce18" table:formula="of:=(30-0.09)+[.C5]/14.46*45.09" office:value-type="float" office:value="38.4852074688797">
            <text:p>38.49</text:p>
          </table:table-cell>
          <table:table-cell table:style-name="ce18" table:formula="of:=2.2+[.D5]/14.4" office:value-type="float" office:value="2.29375">
            <text:p>2.29</text:p>
          </table:table-cell>
          <table:table-cell table:style-name="ce18" table:formula="of:=(30-0.09)+[.E5]/14.46*45.09" office:value-type="float" office:value="31.0325726141079">
            <text:p>31.03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.12">
            <text:p>1.12</text:p>
          </table:table-cell>
          <table:table-cell table:style-name="ce17" office:value-type="float" office:value="7.09">
            <text:p>7.09</text:p>
          </table:table-cell>
          <table:table-cell table:style-name="ce17" office:value-type="float" office:value="2.91">
            <text:p>2.91</text:p>
          </table:table-cell>
          <table:table-cell table:style-name="ce17" office:value-type="float" office:value="1.97">
            <text:p>1.97</text:p>
          </table:table-cell>
          <table:table-cell table:style-name="ce17" office:value-type="float" office:value="0.38">
            <text:p>0.38</text:p>
          </table:table-cell>
          <table:table-cell table:style-name="ce18" table:formula="of:=[.A6]/14.31*100" office:value-type="float" office:value="7.82669461914745">
            <text:p>7.83</text:p>
          </table:table-cell>
          <table:table-cell table:style-name="ce18" table:formula="of:=2.2+[.B6]/14.4" office:value-type="float" office:value="2.69236111111111">
            <text:p>2.69</text:p>
          </table:table-cell>
          <table:table-cell table:style-name="ce18" table:formula="of:=(30-0.09)+[.C6]/14.46*45.09" office:value-type="float" office:value="38.9841286307054">
            <text:p>38.98</text:p>
          </table:table-cell>
          <table:table-cell table:style-name="ce18" table:formula="of:=2.2+[.D6]/14.4" office:value-type="float" office:value="2.33680555555556">
            <text:p>2.34</text:p>
          </table:table-cell>
          <table:table-cell table:style-name="ce18" table:formula="of:=(30-0.09)+[.E6]/14.46*45.09" office:value-type="float" office:value="31.0949377593361">
            <text:p>31.09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.72">
            <text:p>1.72</text:p>
          </table:table-cell>
          <table:table-cell table:style-name="ce17" office:value-type="float" office:value="7.85">
            <text:p>7.85</text:p>
          </table:table-cell>
          <table:table-cell table:style-name="ce17" office:value-type="float" office:value="3.2">
            <text:p>3.2</text:p>
          </table:table-cell>
          <table:table-cell table:style-name="ce17" office:value-type="float" office:value="2.93">
            <text:p>2.93</text:p>
          </table:table-cell>
          <table:table-cell table:style-name="ce17" office:value-type="float" office:value="0.42">
            <text:p>0.42</text:p>
          </table:table-cell>
          <table:table-cell table:style-name="ce18" table:formula="of:=[.A7]/14.31*100" office:value-type="float" office:value="12.0195667365479">
            <text:p>12.02</text:p>
          </table:table-cell>
          <table:table-cell table:style-name="ce18" table:formula="of:=2.2+[.B7]/14.4" office:value-type="float" office:value="2.74513888888889">
            <text:p>2.75</text:p>
          </table:table-cell>
          <table:table-cell table:style-name="ce18" table:formula="of:=(30-0.09)+[.C7]/14.46*45.09" office:value-type="float" office:value="39.8884232365145">
            <text:p>39.89</text:p>
          </table:table-cell>
          <table:table-cell table:style-name="ce18" table:formula="of:=2.2+[.D7]/14.4" office:value-type="float" office:value="2.40347222222222">
            <text:p>2.40</text:p>
          </table:table-cell>
          <table:table-cell table:style-name="ce18" table:formula="of:=(30-0.09)+[.E7]/14.46*45.09" office:value-type="float" office:value="31.2196680497925">
            <text:p>31.22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2.29">
            <text:p>2.29</text:p>
          </table:table-cell>
          <table:table-cell table:style-name="ce17" office:value-type="float" office:value="8.44">
            <text:p>8.44</text:p>
          </table:table-cell>
          <table:table-cell table:style-name="ce17" office:value-type="float" office:value="3.65">
            <text:p>3.65</text:p>
          </table:table-cell>
          <table:table-cell table:style-name="ce17" office:value-type="float" office:value="3.97">
            <text:p>3.97</text:p>
          </table:table-cell>
          <table:table-cell table:style-name="ce17" office:value-type="float" office:value="0.64">
            <text:p>0.64</text:p>
          </table:table-cell>
          <table:table-cell table:style-name="ce18" table:formula="of:=[.A8]/14.31*100" office:value-type="float" office:value="16.0027952480783">
            <text:p>16.00</text:p>
          </table:table-cell>
          <table:table-cell table:style-name="ce18" table:formula="of:=2.2+[.B8]/14.4" office:value-type="float" office:value="2.78611111111111">
            <text:p>2.79</text:p>
          </table:table-cell>
          <table:table-cell table:style-name="ce18" table:formula="of:=(30-0.09)+[.C8]/14.46*45.09" office:value-type="float" office:value="41.2916390041494">
            <text:p>41.29</text:p>
          </table:table-cell>
          <table:table-cell table:style-name="ce18" table:formula="of:=2.2+[.D8]/14.4" office:value-type="float" office:value="2.47569444444444">
            <text:p>2.48</text:p>
          </table:table-cell>
          <table:table-cell table:style-name="ce18" table:formula="of:=(30-0.09)+[.E8]/14.46*45.09" office:value-type="float" office:value="31.9056846473029">
            <text:p>31.91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2.87">
            <text:p>2.87</text:p>
          </table:table-cell>
          <table:table-cell table:style-name="ce17" office:value-type="float" office:value="8.93">
            <text:p>8.93</text:p>
          </table:table-cell>
          <table:table-cell table:style-name="ce17" office:value-type="float" office:value="4.09">
            <text:p>4.09</text:p>
          </table:table-cell>
          <table:table-cell table:style-name="ce17" office:value-type="float" office:value="4.99">
            <text:p>4.99</text:p>
          </table:table-cell>
          <table:table-cell table:style-name="ce17" office:value-type="float" office:value="1.03">
            <text:p>1.03</text:p>
          </table:table-cell>
          <table:table-cell table:style-name="ce18" table:formula="of:=[.A9]/14.31*100" office:value-type="float" office:value="20.0559049615653">
            <text:p>20.06</text:p>
          </table:table-cell>
          <table:table-cell table:style-name="ce18" table:formula="of:=2.2+[.B9]/14.4" office:value-type="float" office:value="2.82013888888889">
            <text:p>2.82</text:p>
          </table:table-cell>
          <table:table-cell table:style-name="ce18" table:formula="of:=(30-0.09)+[.C9]/14.46*45.09" office:value-type="float" office:value="42.6636721991701">
            <text:p>42.66</text:p>
          </table:table-cell>
          <table:table-cell table:style-name="ce18" table:formula="of:=2.2+[.D9]/14.4" office:value-type="float" office:value="2.54652777777778">
            <text:p>2.55</text:p>
          </table:table-cell>
          <table:table-cell table:style-name="ce18" table:formula="of:=(30-0.09)+[.E9]/14.46*45.09" office:value-type="float" office:value="33.1218049792531">
            <text:p>33.12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3.44">
            <text:p>3.44</text:p>
          </table:table-cell>
          <table:table-cell table:style-name="ce17" office:value-type="float" office:value="9.31">
            <text:p>9.31</text:p>
          </table:table-cell>
          <table:table-cell table:style-name="ce17" office:value-type="float" office:value="4.56">
            <text:p>4.56</text:p>
          </table:table-cell>
          <table:table-cell table:style-name="ce17" office:value-type="float" office:value="5.98">
            <text:p>5.98</text:p>
          </table:table-cell>
          <table:table-cell table:style-name="ce17" office:value-type="float" office:value="1.58">
            <text:p>1.58</text:p>
          </table:table-cell>
          <table:table-cell table:style-name="ce18" table:formula="of:=[.A10]/14.31*100" office:value-type="float" office:value="24.0391334730957">
            <text:p>24.04</text:p>
          </table:table-cell>
          <table:table-cell table:style-name="ce18" table:formula="of:=2.2+[.B10]/14.4" office:value-type="float" office:value="2.84652777777778">
            <text:p>2.85</text:p>
          </table:table-cell>
          <table:table-cell table:style-name="ce18" table:formula="of:=(30-0.09)+[.C10]/14.46*45.09" office:value-type="float" office:value="44.1292531120332">
            <text:p>44.13</text:p>
          </table:table-cell>
          <table:table-cell table:style-name="ce18" table:formula="of:=2.2+[.D10]/14.4" office:value-type="float" office:value="2.61527777777778">
            <text:p>2.62</text:p>
          </table:table-cell>
          <table:table-cell table:style-name="ce18" table:formula="of:=(30-0.09)+[.E10]/14.46*45.09" office:value-type="float" office:value="34.836846473029">
            <text:p>34.84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4.02">
            <text:p>4.02</text:p>
          </table:table-cell>
          <table:table-cell table:style-name="ce17" office:value-type="float" office:value="9.68">
            <text:p>9.68</text:p>
          </table:table-cell>
          <table:table-cell table:style-name="ce17" office:value-type="float" office:value="5.07">
            <text:p>5.07</text:p>
          </table:table-cell>
          <table:table-cell table:style-name="ce17" office:value-type="float" office:value="6.9">
            <text:p>6.9</text:p>
          </table:table-cell>
          <table:table-cell table:style-name="ce17" office:value-type="float" office:value="2.21">
            <text:p>2.21</text:p>
          </table:table-cell>
          <table:table-cell table:style-name="ce18" table:formula="of:=[.A11]/14.31*100" office:value-type="float" office:value="28.0922431865828">
            <text:p>28.09</text:p>
          </table:table-cell>
          <table:table-cell table:style-name="ce18" table:formula="of:=2.2+[.B11]/14.4" office:value-type="float" office:value="2.87222222222222">
            <text:p>2.87</text:p>
          </table:table-cell>
          <table:table-cell table:style-name="ce18" table:formula="of:=(30-0.09)+[.C11]/14.46*45.09" office:value-type="float" office:value="45.7195643153527">
            <text:p>45.72</text:p>
          </table:table-cell>
          <table:table-cell table:style-name="ce18" table:formula="of:=2.2+[.D11]/14.4" office:value-type="float" office:value="2.67916666666667">
            <text:p>2.68</text:p>
          </table:table-cell>
          <table:table-cell table:style-name="ce18" table:formula="of:=(30-0.09)+[.E11]/14.46*45.09" office:value-type="float" office:value="36.8013485477178">
            <text:p>36.80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4.58">
            <text:p>4.58</text:p>
          </table:table-cell>
          <table:table-cell table:style-name="ce17" office:value-type="float" office:value="9.99">
            <text:p>9.99</text:p>
          </table:table-cell>
          <table:table-cell table:style-name="ce17" office:value-type="float" office:value="5.58">
            <text:p>5.58</text:p>
          </table:table-cell>
          <table:table-cell table:style-name="ce17" office:value-type="float" office:value="7.62">
            <text:p>7.62</text:p>
          </table:table-cell>
          <table:table-cell table:style-name="ce17" office:value-type="float" office:value="2.91">
            <text:p>2.91</text:p>
          </table:table-cell>
          <table:table-cell table:style-name="ce18" table:formula="of:=[.A12]/14.31*100" office:value-type="float" office:value="32.0055904961565">
            <text:p>32.01</text:p>
          </table:table-cell>
          <table:table-cell table:style-name="ce18" table:formula="of:=2.2+[.B12]/14.4" office:value-type="float" office:value="2.89375">
            <text:p>2.89</text:p>
          </table:table-cell>
          <table:table-cell table:style-name="ce18" table:formula="of:=(30-0.09)+[.C12]/14.46*45.09" office:value-type="float" office:value="47.3098755186722">
            <text:p>47.31</text:p>
          </table:table-cell>
          <table:table-cell table:style-name="ce18" table:formula="of:=2.2+[.D12]/14.4" office:value-type="float" office:value="2.72916666666667">
            <text:p>2.73</text:p>
          </table:table-cell>
          <table:table-cell table:style-name="ce18" table:formula="of:=(30-0.09)+[.E12]/14.46*45.09" office:value-type="float" office:value="38.9841286307054">
            <text:p>38.98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5.15">
            <text:p>5.15</text:p>
          </table:table-cell>
          <table:table-cell table:style-name="ce17" office:value-type="float" office:value="10.29">
            <text:p>10.29</text:p>
          </table:table-cell>
          <table:table-cell table:style-name="ce17" office:value-type="float" office:value="6.14">
            <text:p>6.14</text:p>
          </table:table-cell>
          <table:table-cell table:style-name="ce17" office:value-type="float" office:value="8.32">
            <text:p>8.32</text:p>
          </table:table-cell>
          <table:table-cell table:style-name="ce17" office:value-type="float" office:value="3.62">
            <text:p>3.62</text:p>
          </table:table-cell>
          <table:table-cell table:style-name="ce18" table:formula="of:=[.A13]/14.31*100" office:value-type="float" office:value="35.9888190076869">
            <text:p>35.99</text:p>
          </table:table-cell>
          <table:table-cell table:style-name="ce18" table:formula="of:=2.2+[.B13]/14.4" office:value-type="float" office:value="2.91458333333333">
            <text:p>2.91</text:p>
          </table:table-cell>
          <table:table-cell table:style-name="ce18" table:formula="of:=(30-0.09)+[.C13]/14.46*45.09" office:value-type="float" office:value="49.0560995850622">
            <text:p>49.06</text:p>
          </table:table-cell>
          <table:table-cell table:style-name="ce18" table:formula="of:=2.2+[.D13]/14.4" office:value-type="float" office:value="2.77777777777778">
            <text:p>2.78</text:p>
          </table:table-cell>
          <table:table-cell table:style-name="ce18" table:formula="of:=(30-0.09)+[.E13]/14.46*45.09" office:value-type="float" office:value="41.1980912863071">
            <text:p>41.20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5.74">
            <text:p>5.74</text:p>
          </table:table-cell>
          <table:table-cell table:style-name="ce17" office:value-type="float" office:value="10.58">
            <text:p>10.58</text:p>
          </table:table-cell>
          <table:table-cell table:style-name="ce17" office:value-type="float" office:value="6.7">
            <text:p>6.7</text:p>
          </table:table-cell>
          <table:table-cell table:style-name="ce17" office:value-type="float" office:value="8.91">
            <text:p>8.91</text:p>
          </table:table-cell>
          <table:table-cell table:style-name="ce17" office:value-type="float" office:value="4.33">
            <text:p>4.33</text:p>
          </table:table-cell>
          <table:table-cell table:style-name="ce18" table:formula="of:=[.A14]/14.31*100" office:value-type="float" office:value="40.1118099231307">
            <text:p>40.11</text:p>
          </table:table-cell>
          <table:table-cell table:style-name="ce18" table:formula="of:=2.2+[.B14]/14.4" office:value-type="float" office:value="2.93472222222222">
            <text:p>2.93</text:p>
          </table:table-cell>
          <table:table-cell table:style-name="ce18" table:formula="of:=(30-0.09)+[.C14]/14.46*45.09" office:value-type="float" office:value="50.8023236514523">
            <text:p>50.80</text:p>
          </table:table-cell>
          <table:table-cell table:style-name="ce18" table:formula="of:=2.2+[.D14]/14.4" office:value-type="float" office:value="2.81875">
            <text:p>2.82</text:p>
          </table:table-cell>
          <table:table-cell table:style-name="ce18" table:formula="of:=(30-0.09)+[.E14]/14.46*45.09" office:value-type="float" office:value="43.4120539419087">
            <text:p>43.41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6.3">
            <text:p>6.3</text:p>
          </table:table-cell>
          <table:table-cell table:style-name="ce17" office:value-type="float" office:value="10.8">
            <text:p>10.8</text:p>
          </table:table-cell>
          <table:table-cell table:style-name="ce17" office:value-type="float" office:value="7.22">
            <text:p>7.22</text:p>
          </table:table-cell>
          <table:table-cell table:style-name="ce17" office:value-type="float" office:value="9.36">
            <text:p>9.36</text:p>
          </table:table-cell>
          <table:table-cell table:style-name="ce17" office:value-type="float" office:value="5">
            <text:p>5</text:p>
          </table:table-cell>
          <table:table-cell table:style-name="ce18" table:formula="of:=[.A15]/14.31*100" office:value-type="float" office:value="44.0251572327044">
            <text:p>44.03</text:p>
          </table:table-cell>
          <table:table-cell table:style-name="ce18" table:formula="of:=2.2+[.B15]/14.4" office:value-type="float" office:value="2.95">
            <text:p>2.95</text:p>
          </table:table-cell>
          <table:table-cell table:style-name="ce18" table:formula="of:=(30-0.09)+[.C15]/14.46*45.09" office:value-type="float" office:value="52.4238174273859">
            <text:p>52.42</text:p>
          </table:table-cell>
          <table:table-cell table:style-name="ce18" table:formula="of:=2.2+[.D15]/14.4" office:value-type="float" office:value="2.85">
            <text:p>2.85</text:p>
          </table:table-cell>
          <table:table-cell table:style-name="ce18" table:formula="of:=(30-0.09)+[.E15]/14.46*45.09" office:value-type="float" office:value="45.5012863070539">
            <text:p>45.50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6.89">
            <text:p>6.89</text:p>
          </table:table-cell>
          <table:table-cell table:style-name="ce17" office:value-type="float" office:value="10.99">
            <text:p>10.99</text:p>
          </table:table-cell>
          <table:table-cell table:style-name="ce17" office:value-type="float" office:value="7.77">
            <text:p>7.77</text:p>
          </table:table-cell>
          <table:table-cell table:style-name="ce17" office:value-type="float" office:value="9.81">
            <text:p>9.81</text:p>
          </table:table-cell>
          <table:table-cell table:style-name="ce17" office:value-type="float" office:value="5.66">
            <text:p>5.66</text:p>
          </table:table-cell>
          <table:table-cell table:style-name="ce18" table:formula="of:=[.A16]/14.31*100" office:value-type="float" office:value="48.1481481481482">
            <text:p>48.15</text:p>
          </table:table-cell>
          <table:table-cell table:style-name="ce18" table:formula="of:=2.2+[.B16]/14.4" office:value-type="float" office:value="2.96319444444444">
            <text:p>2.96</text:p>
          </table:table-cell>
          <table:table-cell table:style-name="ce18" table:formula="of:=(30-0.09)+[.C16]/14.46*45.09" office:value-type="float" office:value="54.1388589211618">
            <text:p>54.14</text:p>
          </table:table-cell>
          <table:table-cell table:style-name="ce18" table:formula="of:=2.2+[.D16]/14.4" office:value-type="float" office:value="2.88125">
            <text:p>2.88</text:p>
          </table:table-cell>
          <table:table-cell table:style-name="ce18" table:formula="of:=(30-0.09)+[.E16]/14.46*45.09" office:value-type="float" office:value="47.5593360995851">
            <text:p>47.56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7.44">
            <text:p>7.44</text:p>
          </table:table-cell>
          <table:table-cell table:style-name="ce17" office:value-type="float" office:value="11.18">
            <text:p>11.18</text:p>
          </table:table-cell>
          <table:table-cell table:style-name="ce17" office:value-type="float" office:value="8.33">
            <text:p>8.33</text:p>
          </table:table-cell>
          <table:table-cell table:style-name="ce17" office:value-type="float" office:value="10.14">
            <text:p>10.14</text:p>
          </table:table-cell>
          <table:table-cell table:style-name="ce17" office:value-type="float" office:value="6.27">
            <text:p>6.27</text:p>
          </table:table-cell>
          <table:table-cell table:style-name="ce18" table:formula="of:=[.A17]/14.31*100" office:value-type="float" office:value="51.9916142557652">
            <text:p>51.99</text:p>
          </table:table-cell>
          <table:table-cell table:style-name="ce18" table:formula="of:=2.2+[.B17]/14.4" office:value-type="float" office:value="2.97638888888889">
            <text:p>2.98</text:p>
          </table:table-cell>
          <table:table-cell table:style-name="ce18" table:formula="of:=(30-0.09)+[.C17]/14.46*45.09" office:value-type="float" office:value="55.8850829875519">
            <text:p>55.89</text:p>
          </table:table-cell>
          <table:table-cell table:style-name="ce18" table:formula="of:=2.2+[.D17]/14.4" office:value-type="float" office:value="2.90416666666667">
            <text:p>2.90</text:p>
          </table:table-cell>
          <table:table-cell table:style-name="ce18" table:formula="of:=(30-0.09)+[.E17]/14.46*45.09" office:value-type="float" office:value="49.4614730290456">
            <text:p>49.46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8.04">
            <text:p>8.04</text:p>
          </table:table-cell>
          <table:table-cell table:style-name="ce17" office:value-type="float" office:value="11.34">
            <text:p>11.34</text:p>
          </table:table-cell>
          <table:table-cell table:style-name="ce17" office:value-type="float" office:value="8.9">
            <text:p>8.9</text:p>
          </table:table-cell>
          <table:table-cell table:style-name="ce17" office:value-type="float" office:value="10.45">
            <text:p>10.45</text:p>
          </table:table-cell>
          <table:table-cell table:style-name="ce17" office:value-type="float" office:value="6.91">
            <text:p>6.91</text:p>
          </table:table-cell>
          <table:table-cell table:style-name="ce18" table:formula="of:=[.A18]/14.31*100" office:value-type="float" office:value="56.1844863731656">
            <text:p>56.18</text:p>
          </table:table-cell>
          <table:table-cell table:style-name="ce18" table:formula="of:=2.2+[.B18]/14.4" office:value-type="float" office:value="2.9875">
            <text:p>2.99</text:p>
          </table:table-cell>
          <table:table-cell table:style-name="ce18" table:formula="of:=(30-0.09)+[.C18]/14.46*45.09" office:value-type="float" office:value="57.662489626556">
            <text:p>57.66</text:p>
          </table:table-cell>
          <table:table-cell table:style-name="ce18" table:formula="of:=2.2+[.D18]/14.4" office:value-type="float" office:value="2.92569444444444">
            <text:p>2.93</text:p>
          </table:table-cell>
          <table:table-cell table:style-name="ce18" table:formula="of:=(30-0.09)+[.E18]/14.46*45.09" office:value-type="float" office:value="51.4571576763485">
            <text:p>51.46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8.62">
            <text:p>8.62</text:p>
          </table:table-cell>
          <table:table-cell table:style-name="ce17" office:value-type="float" office:value="11.49">
            <text:p>11.49</text:p>
          </table:table-cell>
          <table:table-cell table:style-name="ce17" office:value-type="float" office:value="9.45">
            <text:p>9.45</text:p>
          </table:table-cell>
          <table:table-cell table:style-name="ce17" office:value-type="float" office:value="10.72">
            <text:p>10.72</text:p>
          </table:table-cell>
          <table:table-cell table:style-name="ce17" office:value-type="float" office:value="7.51">
            <text:p>7.51</text:p>
          </table:table-cell>
          <table:table-cell table:style-name="ce18" table:formula="of:=[.A19]/14.31*100" office:value-type="float" office:value="60.2375960866527">
            <text:p>60.24</text:p>
          </table:table-cell>
          <table:table-cell table:style-name="ce18" table:formula="of:=2.2+[.B19]/14.4" office:value-type="float" office:value="2.99791666666667">
            <text:p>3.00</text:p>
          </table:table-cell>
          <table:table-cell table:style-name="ce18" table:formula="of:=(30-0.09)+[.C19]/14.46*45.09" office:value-type="float" office:value="59.377531120332">
            <text:p>59.38</text:p>
          </table:table-cell>
          <table:table-cell table:style-name="ce18" table:formula="of:=2.2+[.D19]/14.4" office:value-type="float" office:value="2.94444444444444">
            <text:p>2.94</text:p>
          </table:table-cell>
          <table:table-cell table:style-name="ce18" table:formula="of:=(30-0.09)+[.E19]/14.46*45.09" office:value-type="float" office:value="53.328112033195">
            <text:p>53.33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9.16">
            <text:p>9.16</text:p>
          </table:table-cell>
          <table:table-cell table:style-name="ce17" office:value-type="float" office:value="11.62">
            <text:p>11.62</text:p>
          </table:table-cell>
          <table:table-cell table:style-name="ce17" office:value-type="float" office:value="9.95">
            <text:p>9.95</text:p>
          </table:table-cell>
          <table:table-cell table:style-name="ce17" office:value-type="float" office:value="10.95">
            <text:p>10.95</text:p>
          </table:table-cell>
          <table:table-cell table:style-name="ce17" office:value-type="float" office:value="8.09">
            <text:p>8.09</text:p>
          </table:table-cell>
          <table:table-cell table:style-name="ce18" table:formula="of:=[.A20]/14.31*100" office:value-type="float" office:value="64.0111809923131">
            <text:p>64.01</text:p>
          </table:table-cell>
          <table:table-cell table:style-name="ce18" table:formula="of:=2.2+[.B20]/14.4" office:value-type="float" office:value="3.00694444444444">
            <text:p>3.01</text:p>
          </table:table-cell>
          <table:table-cell table:style-name="ce18" table:formula="of:=(30-0.09)+[.C20]/14.46*45.09" office:value-type="float" office:value="60.9366597510373">
            <text:p>60.94</text:p>
          </table:table-cell>
          <table:table-cell table:style-name="ce18" table:formula="of:=2.2+[.D20]/14.4" office:value-type="float" office:value="2.96041666666667">
            <text:p>2.96</text:p>
          </table:table-cell>
          <table:table-cell table:style-name="ce18" table:formula="of:=(30-0.09)+[.E20]/14.46*45.09" office:value-type="float" office:value="55.1367012448133">
            <text:p>55.14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9.76">
            <text:p>9.76</text:p>
          </table:table-cell>
          <table:table-cell table:style-name="ce17" office:value-type="float" office:value="11.77">
            <text:p>11.77</text:p>
          </table:table-cell>
          <table:table-cell table:style-name="ce17" office:value-type="float" office:value="10.52">
            <text:p>10.52</text:p>
          </table:table-cell>
          <table:table-cell table:style-name="ce17" office:value-type="float" office:value="11.17">
            <text:p>11.17</text:p>
          </table:table-cell>
          <table:table-cell table:style-name="ce17" office:value-type="float" office:value="8.65">
            <text:p>8.65</text:p>
          </table:table-cell>
          <table:table-cell table:style-name="ce18" table:formula="of:=[.A21]/14.31*100" office:value-type="float" office:value="68.2040531097135">
            <text:p>68.20</text:p>
          </table:table-cell>
          <table:table-cell table:style-name="ce18" table:formula="of:=2.2+[.B21]/14.4" office:value-type="float" office:value="3.01736111111111">
            <text:p>3.02</text:p>
          </table:table-cell>
          <table:table-cell table:style-name="ce18" table:formula="of:=(30-0.09)+[.C21]/14.46*45.09" office:value-type="float" office:value="62.7140663900415">
            <text:p>62.71</text:p>
          </table:table-cell>
          <table:table-cell table:style-name="ce18" table:formula="of:=2.2+[.D21]/14.4" office:value-type="float" office:value="2.97569444444444">
            <text:p>2.98</text:p>
          </table:table-cell>
          <table:table-cell table:style-name="ce18" table:formula="of:=(30-0.09)+[.E21]/14.46*45.09" office:value-type="float" office:value="56.8829253112033">
            <text:p>56.88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0.31">
            <text:p>10.31</text:p>
          </table:table-cell>
          <table:table-cell table:style-name="ce17" office:value-type="float" office:value="11.85">
            <text:p>11.85</text:p>
          </table:table-cell>
          <table:table-cell table:style-name="ce17" office:value-type="float" office:value="11.01">
            <text:p>11.01</text:p>
          </table:table-cell>
          <table:table-cell table:style-name="ce17" office:value-type="float" office:value="11.32">
            <text:p>11.32</text:p>
          </table:table-cell>
          <table:table-cell table:style-name="ce17" office:value-type="float" office:value="9.13">
            <text:p>9.13</text:p>
          </table:table-cell>
          <table:table-cell table:style-name="ce18" table:formula="of:=[.A22]/14.31*100" office:value-type="float" office:value="72.0475192173305">
            <text:p>72.05</text:p>
          </table:table-cell>
          <table:table-cell table:style-name="ce18" table:formula="of:=2.2+[.B22]/14.4" office:value-type="float" office:value="3.02291666666667">
            <text:p>3.02</text:p>
          </table:table-cell>
          <table:table-cell table:style-name="ce18" table:formula="of:=(30-0.09)+[.C22]/14.46*45.09" office:value-type="float" office:value="64.2420124481328">
            <text:p>64.24</text:p>
          </table:table-cell>
          <table:table-cell table:style-name="ce18" table:formula="of:=2.2+[.D22]/14.4" office:value-type="float" office:value="2.98611111111111">
            <text:p>2.99</text:p>
          </table:table-cell>
          <table:table-cell table:style-name="ce18" table:formula="of:=(30-0.09)+[.E22]/14.46*45.09" office:value-type="float" office:value="58.3796887966805">
            <text:p>58.38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0.89">
            <text:p>10.89</text:p>
          </table:table-cell>
          <table:table-cell table:style-name="ce17" office:value-type="float" office:value="11.96">
            <text:p>11.96</text:p>
          </table:table-cell>
          <table:table-cell table:style-name="ce17" office:value-type="float" office:value="11.52">
            <text:p>11.52</text:p>
          </table:table-cell>
          <table:table-cell table:style-name="ce17" office:value-type="float" office:value="11.48">
            <text:p>11.48</text:p>
          </table:table-cell>
          <table:table-cell table:style-name="ce17" office:value-type="float" office:value="9.65">
            <text:p>9.65</text:p>
          </table:table-cell>
          <table:table-cell table:style-name="ce18" table:formula="of:=[.A23]/14.31*100" office:value-type="float" office:value="76.1006289308176">
            <text:p>76.10</text:p>
          </table:table-cell>
          <table:table-cell table:style-name="ce18" table:formula="of:=2.2+[.B23]/14.4" office:value-type="float" office:value="3.03055555555556">
            <text:p>3.03</text:p>
          </table:table-cell>
          <table:table-cell table:style-name="ce18" table:formula="of:=(30-0.09)+[.C23]/14.46*45.09" office:value-type="float" office:value="65.8323236514523">
            <text:p>65.83</text:p>
          </table:table-cell>
          <table:table-cell table:style-name="ce18" table:formula="of:=2.2+[.D23]/14.4" office:value-type="float" office:value="2.99722222222222">
            <text:p>3.00</text:p>
          </table:table-cell>
          <table:table-cell table:style-name="ce18" table:formula="of:=(30-0.09)+[.E23]/14.46*45.09" office:value-type="float" office:value="60.0011825726141">
            <text:p>60.00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1.47">
            <text:p>11.47</text:p>
          </table:table-cell>
          <table:table-cell table:style-name="ce17" office:value-type="float" office:value="12.07">
            <text:p>12.07</text:p>
          </table:table-cell>
          <table:table-cell table:style-name="ce17" office:value-type="float" office:value="12.03">
            <text:p>12.03</text:p>
          </table:table-cell>
          <table:table-cell table:style-name="ce17" office:value-type="float" office:value="11.62">
            <text:p>11.62</text:p>
          </table:table-cell>
          <table:table-cell table:style-name="ce17" office:value-type="float" office:value="10.11">
            <text:p>10.11</text:p>
          </table:table-cell>
          <table:table-cell table:style-name="ce18" table:formula="of:=[.A24]/14.31*100" office:value-type="float" office:value="80.1537386443047">
            <text:p>80.15</text:p>
          </table:table-cell>
          <table:table-cell table:style-name="ce18" table:formula="of:=2.2+[.B24]/14.4" office:value-type="float" office:value="3.03819444444444">
            <text:p>3.04</text:p>
          </table:table-cell>
          <table:table-cell table:style-name="ce18" table:formula="of:=(30-0.09)+[.C24]/14.46*45.09" office:value-type="float" office:value="67.4226348547718">
            <text:p>67.42</text:p>
          </table:table-cell>
          <table:table-cell table:style-name="ce18" table:formula="of:=2.2+[.D24]/14.4" office:value-type="float" office:value="3.00694444444444">
            <text:p>3.01</text:p>
          </table:table-cell>
          <table:table-cell table:style-name="ce18" table:formula="of:=(30-0.09)+[.E24]/14.46*45.09" office:value-type="float" office:value="61.4355809128631">
            <text:p>61.44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2.04">
            <text:p>12.04</text:p>
          </table:table-cell>
          <table:table-cell table:style-name="ce17" office:value-type="float" office:value="12.16">
            <text:p>12.16</text:p>
          </table:table-cell>
          <table:table-cell table:style-name="ce17" office:value-type="float" office:value="12.47">
            <text:p>12.47</text:p>
          </table:table-cell>
          <table:table-cell table:style-name="ce17" office:value-type="float" office:value="11.75">
            <text:p>11.75</text:p>
          </table:table-cell>
          <table:table-cell table:style-name="ce17" office:value-type="float" office:value="10.58">
            <text:p>10.58</text:p>
          </table:table-cell>
          <table:table-cell table:style-name="ce18" table:formula="of:=[.A25]/14.31*100" office:value-type="float" office:value="84.1369671558351">
            <text:p>84.14</text:p>
          </table:table-cell>
          <table:table-cell table:style-name="ce18" table:formula="of:=2.2+[.B25]/14.4" office:value-type="float" office:value="3.04444444444444">
            <text:p>3.04</text:p>
          </table:table-cell>
          <table:table-cell table:style-name="ce18" table:formula="of:=(30-0.09)+[.C25]/14.46*45.09" office:value-type="float" office:value="68.7946680497925">
            <text:p>68.79</text:p>
          </table:table-cell>
          <table:table-cell table:style-name="ce18" table:formula="of:=2.2+[.D25]/14.4" office:value-type="float" office:value="3.01597222222222">
            <text:p>3.02</text:p>
          </table:table-cell>
          <table:table-cell table:style-name="ce18" table:formula="of:=(30-0.09)+[.E25]/14.46*45.09" office:value-type="float" office:value="62.9011618257261">
            <text:p>62.90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2.59">
            <text:p>12.59</text:p>
          </table:table-cell>
          <table:table-cell table:style-name="ce17" office:value-type="float" office:value="12.22">
            <text:p>12.22</text:p>
          </table:table-cell>
          <table:table-cell table:style-name="ce17" office:value-type="float" office:value="12.97">
            <text:p>12.97</text:p>
          </table:table-cell>
          <table:table-cell table:style-name="ce17" office:value-type="float" office:value="11.88">
            <text:p>11.88</text:p>
          </table:table-cell>
          <table:table-cell table:style-name="ce17" office:value-type="float" office:value="11.02">
            <text:p>11.02</text:p>
          </table:table-cell>
          <table:table-cell table:style-name="ce18" table:formula="of:=[.A26]/14.31*100" office:value-type="float" office:value="87.9804332634521">
            <text:p>87.98</text:p>
          </table:table-cell>
          <table:table-cell table:style-name="ce18" table:formula="of:=2.2+[.B26]/14.4" office:value-type="float" office:value="3.04861111111111">
            <text:p>3.05</text:p>
          </table:table-cell>
          <table:table-cell table:style-name="ce18" table:formula="of:=(30-0.09)+[.C26]/14.46*45.09" office:value-type="float" office:value="70.3537966804979">
            <text:p>70.35</text:p>
          </table:table-cell>
          <table:table-cell table:style-name="ce18" table:formula="of:=2.2+[.D26]/14.4" office:value-type="float" office:value="3.025">
            <text:p>3.03</text:p>
          </table:table-cell>
          <table:table-cell table:style-name="ce18" table:formula="of:=(30-0.09)+[.E26]/14.46*45.09" office:value-type="float" office:value="64.2731950207469">
            <text:p>64.27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3.18">
            <text:p>13.18</text:p>
          </table:table-cell>
          <table:table-cell table:style-name="ce17" office:value-type="float" office:value="12.29">
            <text:p>12.29</text:p>
          </table:table-cell>
          <table:table-cell table:style-name="ce17" office:value-type="float" office:value="13.41">
            <text:p>13.41</text:p>
          </table:table-cell>
          <table:table-cell table:style-name="ce17" office:value-type="float" office:value="11.99">
            <text:p>11.99</text:p>
          </table:table-cell>
          <table:table-cell table:style-name="ce17" office:value-type="float" office:value="11.44">
            <text:p>11.44</text:p>
          </table:table-cell>
          <table:table-cell table:style-name="ce18" table:formula="of:=[.A27]/14.31*100" office:value-type="float" office:value="92.1034241788959">
            <text:p>92.10</text:p>
          </table:table-cell>
          <table:table-cell table:style-name="ce18" table:formula="of:=2.2+[.B27]/14.4" office:value-type="float" office:value="3.05347222222222">
            <text:p>3.05</text:p>
          </table:table-cell>
          <table:table-cell table:style-name="ce18" table:formula="of:=(30-0.09)+[.C27]/14.46*45.09" office:value-type="float" office:value="71.7258298755187">
            <text:p>71.73</text:p>
          </table:table-cell>
          <table:table-cell table:style-name="ce18" table:formula="of:=2.2+[.D27]/14.4" office:value-type="float" office:value="3.03263888888889">
            <text:p>3.03</text:p>
          </table:table-cell>
          <table:table-cell table:style-name="ce18" table:formula="of:=(30-0.09)+[.E27]/14.46*45.09" office:value-type="float" office:value="65.5828630705394">
            <text:p>65.58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3.73">
            <text:p>13.73</text:p>
          </table:table-cell>
          <table:table-cell table:style-name="ce17" office:value-type="float" office:value="12.37">
            <text:p>12.37</text:p>
          </table:table-cell>
          <table:table-cell table:style-name="ce17" office:value-type="float" office:value="13.87">
            <text:p>13.87</text:p>
          </table:table-cell>
          <table:table-cell table:style-name="ce17" office:value-type="float" office:value="12.08">
            <text:p>12.08</text:p>
          </table:table-cell>
          <table:table-cell table:style-name="ce17" office:value-type="float" office:value="11.88">
            <text:p>11.88</text:p>
          </table:table-cell>
          <table:table-cell table:style-name="ce18" table:formula="of:=[.A28]/14.31*100" office:value-type="float" office:value="95.9468902865129">
            <text:p>95.95</text:p>
          </table:table-cell>
          <table:table-cell table:style-name="ce18" table:formula="of:=2.2+[.B28]/14.4" office:value-type="float" office:value="3.05902777777778">
            <text:p>3.06</text:p>
          </table:table-cell>
          <table:table-cell table:style-name="ce18" table:formula="of:=(30-0.09)+[.C28]/14.46*45.09" office:value-type="float" office:value="73.1602282157676">
            <text:p>73.16</text:p>
          </table:table-cell>
          <table:table-cell table:style-name="ce18" table:formula="of:=2.2+[.D28]/14.4" office:value-type="float" office:value="3.03888888888889">
            <text:p>3.04</text:p>
          </table:table-cell>
          <table:table-cell table:style-name="ce18" table:formula="of:=(30-0.09)+[.E28]/14.46*45.09" office:value-type="float" office:value="66.9548962655602">
            <text:p>66.95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4.28">
            <text:p>14.28</text:p>
          </table:table-cell>
          <table:table-cell table:style-name="ce17" office:value-type="float" office:value="12.43">
            <text:p>12.43</text:p>
          </table:table-cell>
          <table:table-cell table:style-name="ce17" office:value-type="float" office:value="14.44">
            <text:p>14.44</text:p>
          </table:table-cell>
          <table:table-cell table:style-name="ce17" office:value-type="float" office:value="12.17">
            <text:p>12.17</text:p>
          </table:table-cell>
          <table:table-cell table:style-name="ce17" office:value-type="float" office:value="12.37">
            <text:p>12.37</text:p>
          </table:table-cell>
          <table:table-cell table:style-name="ce18" table:formula="of:=[.A29]/14.31*100" office:value-type="float" office:value="99.79035639413">
            <text:p>99.79</text:p>
          </table:table-cell>
          <table:table-cell table:style-name="ce18" table:formula="of:=2.2+[.B29]/14.4" office:value-type="float" office:value="3.06319444444444">
            <text:p>3.06</text:p>
          </table:table-cell>
          <table:table-cell table:style-name="ce18" table:formula="of:=(30-0.09)+[.C29]/14.46*45.09" office:value-type="float" office:value="74.9376348547718">
            <text:p>74.94</text:p>
          </table:table-cell>
          <table:table-cell table:style-name="ce18" table:formula="of:=2.2+[.D29]/14.4" office:value-type="float" office:value="3.04513888888889">
            <text:p>3.05</text:p>
          </table:table-cell>
          <table:table-cell table:style-name="ce18" table:formula="of:=(30-0.09)+[.E29]/14.46*45.09" office:value-type="float" office:value="68.4828423236515">
            <text:p>68.48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table:number-columns-repeated="5"/>
          <table:table-cell table:style-name="ce18" table:number-columns-repeated="5"/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string">
            <text:p>odd mode</text:p>
          </table:table-cell>
          <table:table-cell table:style-name="ce17" table:number-columns-repeated="9"/>
          <table:table-cell table:style-name="ce19" table:number-columns-repeated="6"/>
          <table:table-cell table:style-name="ce20"/>
          <table:table-cell table:style-name="ce19" table:number-columns-repeated="3"/>
          <table:table-cell table:style-name="ce10" table:number-columns-repeated="1004"/>
        </table:table-row>
        <table:table-row table:style-name="ro1">
          <table:table-cell table:style-name="ce17" table:number-columns-repeated="10"/>
          <table:table-cell table:style-name="ce19" table:number-columns-repeated="6"/>
          <table:table-cell table:style-name="ce20"/>
          <table:table-cell table:style-name="ce19" table:number-columns-repeated="3"/>
          <table:table-cell table:style-name="ce10" table:number-columns-repeated="1004"/>
        </table:table-row>
        <table:table-row table:style-name="ro1">
          <table:table-cell table:style-name="ce3" office:value-type="string">
            <text:p>low high</text:p>
          </table:table-cell>
          <table:table-cell table:style-name="ce3" table:number-columns-repeated="9"/>
          <table:table-cell table:style-name="ce10" office:value-type="string">
            <text:p>OpenParEM2D, beta,o/ko</text:p>
          </table:table-cell>
          <table:table-cell table:style-name="ce10" office:value-type="string">
            <text:p>OpenParEM2D, Zoo</text:p>
          </table:table-cell>
          <table:table-cell table:style-name="ce10" table:number-columns-repeated="4"/>
          <table:table-cell table:style-name="Default"/>
          <table:table-cell table:style-name="ce10" table:number-columns-repeated="1007"/>
        </table:table-row>
        <table:table-row table:style-name="ro1">
          <table:table-cell table:style-name="Default" office:value-type="string">
            <text:p>#frequency</text:p>
          </table:table-cell>
          <table:table-cell table:style-name="Default" office:value-type="string">
            <text:p>iteration</text:p>
          </table:table-cell>
          <table:table-cell table:style-name="Default" office:value-type="string">
            <text:p>mesh size</text:p>
          </table:table-cell>
          <table:table-cell table:style-name="Default" office:value-type="string">
            <text:p>matrix size</text:p>
          </table:table-cell>
          <table:table-cell table:style-name="Default" office:value-type="string">
            <text:p>converged</text:p>
          </table:table-cell>
          <table:table-cell table:style-name="Default" office:value-type="string">
            <text:p>final error</text:p>
          </table:table-cell>
          <table:table-cell table:style-name="Default" office:value-type="string">
            <text:p>elapsed time (s)</text:p>
          </table:table-cell>
          <table:table-cell table:style-name="Default" office:value-type="string">
            <text:p>modal impedance calculation</text:p>
          </table:table-cell>
          <table:table-cell table:style-name="Default" office:value-type="string">
            <text:p>mode count</text:p>
          </table:table-cell>
          <table:table-cell table:style-name="Default" office:value-type="string">
            <text:p>alpha[1] db/m</text:p>
          </table:table-cell>
          <table:table-cell table:style-name="Default" office:value-type="string">
            <text:p>beta[1]/ko</text:p>
          </table:table-cell>
          <table:table-cell table:style-name="Default" office:value-type="string">
            <text:p>real(Z[1;1])</text:p>
          </table:table-cell>
          <table:table-cell table:style-name="Default" office:value-type="string">
            <text:p>imag(Z[1;1])</text:p>
          </table:table-cell>
          <table:table-cell table:style-name="ce10" table:number-columns-repeated="3"/>
          <table:table-cell table:style-name="Default" office:value-type="string">
            <text:p>f, GHz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100000000">
            <text:p>1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0.887569572">
            <text:p>50.88756957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4.07934063650789e-15</text:p>
          </table:table-cell>
          <table:table-cell table:style-name="Default" office:value-type="float" office:value="2.29495900907617">
            <text:p>2.2949590091</text:p>
          </table:table-cell>
          <table:table-cell table:style-name="Default" office:value-type="float" office:value="31.4496666273334">
            <text:p>31.4496666273</text:p>
          </table:table-cell>
          <table:table-cell table:style-name="Default" office:value-type="string">
            <text:p>3.28789001026183e-14</text:p>
          </table:table-cell>
          <table:table-cell table:style-name="ce10" table:number-columns-repeated="3"/>
          <table:table-cell table:style-name="Default" table:formula="of:=[.A35]*0.000000001" office:value-type="float" office:value="0.1">
            <text:p>0.1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1000000000">
            <text:p>100000000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162.768552693">
            <text:p>1162.76855269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3.80259024235668e-13</text:p>
          </table:table-cell>
          <table:table-cell table:style-name="Default" office:value-type="float" office:value="2.29596589907581">
            <text:p>2.2959658991</text:p>
          </table:table-cell>
          <table:table-cell table:style-name="Default" office:value-type="float" office:value="31.4374180348912">
            <text:p>31.4374180349</text:p>
          </table:table-cell>
          <table:table-cell table:style-name="Default" office:value-type="string">
            <text:p>3.24612325641545e-15</text:p>
          </table:table-cell>
          <table:table-cell table:style-name="ce10" table:number-columns-repeated="3"/>
          <table:table-cell table:style-name="Default" table:formula="of:=[.A36]*0.000000001" office:value-type="float" office:value="1">
            <text:p>1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4000000000">
            <text:p>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1.382898344">
            <text:p>51.38289834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78154353489289e-14</text:p>
          </table:table-cell>
          <table:table-cell table:style-name="Default" office:value-type="float" office:value="2.3106493175837">
            <text:p>2.3106493176</text:p>
          </table:table-cell>
          <table:table-cell table:style-name="Default" office:value-type="float" office:value="31.2892784861522">
            <text:p>31.2892784862</text:p>
          </table:table-cell>
          <table:table-cell table:style-name="Default" office:value-type="string">
            <text:p>-3.25506498764468e-15</text:p>
          </table:table-cell>
          <table:table-cell table:style-name="ce10" table:number-columns-repeated="3"/>
          <table:table-cell table:style-name="Default" table:formula="of:=[.A37]*0.000000001" office:value-type="float" office:value="4">
            <text:p>4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8000000000">
            <text:p>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1.703099518">
            <text:p>51.70309951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2.13835296299988e-12</text:p>
          </table:table-cell>
          <table:table-cell table:style-name="Default" office:value-type="float" office:value="2.35246479624087">
            <text:p>2.3524647962</text:p>
          </table:table-cell>
          <table:table-cell table:style-name="Default" office:value-type="float" office:value="31.070868764871">
            <text:p>31.0708687649</text:p>
          </table:table-cell>
          <table:table-cell table:style-name="Default" office:value-type="string">
            <text:p>1.04174066750525e-14</text:p>
          </table:table-cell>
          <table:table-cell table:style-name="ce10" table:number-columns-repeated="3"/>
          <table:table-cell table:style-name="Default" table:formula="of:=[.A38]*0.000000001" office:value-type="float" office:value="8">
            <text:p>8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12000000000">
            <text:p>1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150598987">
            <text:p>52.15059898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3.94533631054076e-12</text:p>
          </table:table-cell>
          <table:table-cell table:style-name="Default" office:value-type="float" office:value="2.41219467310758">
            <text:p>2.4121946731</text:p>
          </table:table-cell>
          <table:table-cell table:style-name="Default" office:value-type="float" office:value="31.1338820238253">
            <text:p>31.1338820238</text:p>
          </table:table-cell>
          <table:table-cell table:style-name="Default" office:value-type="string">
            <text:p>-8.86058921771188e-15</text:p>
          </table:table-cell>
          <table:table-cell table:style-name="ce10" table:number-columns-repeated="3"/>
          <table:table-cell table:style-name="Default" table:formula="of:=[.A39]*0.000000001" office:value-type="float" office:value="12">
            <text:p>12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16000000000">
            <text:p>1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286880501">
            <text:p>52.28688050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1.41386182458387e-11</text:p>
          </table:table-cell>
          <table:table-cell table:style-name="Default" office:value-type="float" office:value="2.4818706348223">
            <text:p>2.4818706348</text:p>
          </table:table-cell>
          <table:table-cell table:style-name="Default" office:value-type="float" office:value="31.7032919926042">
            <text:p>31.7032919926</text:p>
          </table:table-cell>
          <table:table-cell table:style-name="Default" office:value-type="string">
            <text:p>-3.8770329776672e-14</text:p>
          </table:table-cell>
          <table:table-cell table:style-name="ce10" table:number-columns-repeated="3"/>
          <table:table-cell table:style-name="Default" table:formula="of:=[.A40]*0.000000001" office:value-type="float" office:value="16">
            <text:p>16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20000000000">
            <text:p>2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249374312">
            <text:p>52.24937431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1.14696007660212e-11</text:p>
          </table:table-cell>
          <table:table-cell table:style-name="Default" office:value-type="float" office:value="2.55383771450475">
            <text:p>2.5538377145</text:p>
          </table:table-cell>
          <table:table-cell table:style-name="Default" office:value-type="float" office:value="32.8320838100519">
            <text:p>32.8320838101</text:p>
          </table:table-cell>
          <table:table-cell table:style-name="Default" office:value-type="string">
            <text:p>-7.7101697849119e-14</text:p>
          </table:table-cell>
          <table:table-cell table:style-name="ce10" table:number-columns-repeated="3"/>
          <table:table-cell table:style-name="Default" table:formula="of:=[.A41]*0.000000001" office:value-type="float" office:value="20">
            <text:p>20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24000000000">
            <text:p>2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305900996">
            <text:p>52.30590099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7.03685330429259e-12</text:p>
          </table:table-cell>
          <table:table-cell table:style-name="Default" office:value-type="float" office:value="2.62223738246024">
            <text:p>2.6222373825</text:p>
          </table:table-cell>
          <table:table-cell table:style-name="Default" office:value-type="float" office:value="34.4221090656531">
            <text:p>34.4221090657</text:p>
          </table:table-cell>
          <table:table-cell table:style-name="Default" office:value-type="string">
            <text:p>1.72854074845801e-14</text:p>
          </table:table-cell>
          <table:table-cell table:style-name="ce10" table:number-columns-repeated="3"/>
          <table:table-cell table:style-name="Default" table:formula="of:=[.A42]*0.000000001" office:value-type="float" office:value="24">
            <text:p>24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28000000000">
            <text:p>2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190992235">
            <text:p>52.19099223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54662534073162e-11</text:p>
          </table:table-cell>
          <table:table-cell table:style-name="Default" office:value-type="float" office:value="2.6837943808485">
            <text:p>2.6837943808</text:p>
          </table:table-cell>
          <table:table-cell table:style-name="Default" office:value-type="float" office:value="36.3129919333308">
            <text:p>36.3129919333</text:p>
          </table:table-cell>
          <table:table-cell table:style-name="Default" office:value-type="string">
            <text:p>-6.71208893621996e-14</text:p>
          </table:table-cell>
          <table:table-cell table:style-name="ce13"/>
          <table:table-cell table:style-name="ce10" table:number-columns-repeated="2"/>
          <table:table-cell table:style-name="Default" table:formula="of:=[.A43]*0.000000001" office:value-type="float" office:value="28">
            <text:p>28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32000000000">
            <text:p>3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950159771">
            <text:p>52.95015977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4.22633952005839e-11</text:p>
          </table:table-cell>
          <table:table-cell table:style-name="Default" office:value-type="float" office:value="2.73742998035545">
            <text:p>2.7374299804</text:p>
          </table:table-cell>
          <table:table-cell table:style-name="Default" office:value-type="float" office:value="38.3571860024158">
            <text:p>38.3571860024</text:p>
          </table:table-cell>
          <table:table-cell table:style-name="Default" office:value-type="string">
            <text:p>2.44786267451205e-13</text:p>
          </table:table-cell>
          <table:table-cell table:style-name="ce10" table:number-columns-repeated="3"/>
          <table:table-cell table:style-name="Default" table:formula="of:=[.A44]*0.000000001" office:value-type="float" office:value="32">
            <text:p>32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36000000000">
            <text:p>3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67904268">
            <text:p>52.6790426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03805828652464e-10</text:p>
          </table:table-cell>
          <table:table-cell table:style-name="Default" office:value-type="float" office:value="2.78339089914607">
            <text:p>2.7833908991</text:p>
          </table:table-cell>
          <table:table-cell table:style-name="Default" office:value-type="float" office:value="40.449588744229">
            <text:p>40.4495887442</text:p>
          </table:table-cell>
          <table:table-cell table:style-name="Default" office:value-type="string">
            <text:p>2.32305061622619e-13</text:p>
          </table:table-cell>
          <table:table-cell table:style-name="ce10" table:number-columns-repeated="3"/>
          <table:table-cell table:style-name="Default" table:formula="of:=[.A45]*0.000000001" office:value-type="float" office:value="36">
            <text:p>36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40000000000">
            <text:p>4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509943652">
            <text:p>52.50994365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97046480340078e-11</text:p>
          </table:table-cell>
          <table:table-cell table:style-name="Default" office:value-type="float" office:value="2.82251481961673">
            <text:p>2.8225148196</text:p>
          </table:table-cell>
          <table:table-cell table:style-name="Default" office:value-type="float" office:value="42.5259716750423">
            <text:p>42.525971675</text:p>
          </table:table-cell>
          <table:table-cell table:style-name="Default" office:value-type="string">
            <text:p>5.30124310004425e-14</text:p>
          </table:table-cell>
          <table:table-cell table:style-name="ce10" table:number-columns-repeated="3"/>
          <table:table-cell table:style-name="Default" table:formula="of:=[.A46]*0.000000001" office:value-type="float" office:value="40">
            <text:p>40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44000000000">
            <text:p>4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567008656">
            <text:p>52.56700865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9695320475438e-11</text:p>
          </table:table-cell>
          <table:table-cell table:style-name="Default" office:value-type="float" office:value="2.85579677586546">
            <text:p>2.8557967759</text:p>
          </table:table-cell>
          <table:table-cell table:style-name="Default" office:value-type="float" office:value="44.5512984556497">
            <text:p>44.5512984556</text:p>
          </table:table-cell>
          <table:table-cell table:style-name="Default" office:value-type="string">
            <text:p>-2.86883121242914e-14</text:p>
          </table:table-cell>
          <table:table-cell table:style-name="ce10" table:number-columns-repeated="3"/>
          <table:table-cell table:style-name="Default" table:formula="of:=[.A47]*0.000000001" office:value-type="float" office:value="44">
            <text:p>44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48000000000">
            <text:p>4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267141868">
            <text:p>52.26714186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5.97047408972618e-11</text:p>
          </table:table-cell>
          <table:table-cell table:style-name="Default" office:value-type="float" office:value="2.88418556943289">
            <text:p>2.8841855694</text:p>
          </table:table-cell>
          <table:table-cell table:style-name="Default" office:value-type="float" office:value="46.508660227307">
            <text:p>46.5086602273</text:p>
          </table:table-cell>
          <table:table-cell table:style-name="Default" office:value-type="string">
            <text:p>-1.66697853916637e-14</text:p>
          </table:table-cell>
          <table:table-cell table:style-name="ce10" table:number-columns-repeated="3"/>
          <table:table-cell table:style-name="Default" table:formula="of:=[.A48]*0.000000001" office:value-type="float" office:value="48">
            <text:p>48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52000000000">
            <text:p>5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674965261">
            <text:p>52.67496526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3.83963070319671e-11</text:p>
          </table:table-cell>
          <table:table-cell table:style-name="Default" office:value-type="float" office:value="2.90850914404361">
            <text:p>2.908509144</text:p>
          </table:table-cell>
          <table:table-cell table:style-name="Default" office:value-type="float" office:value="48.3915454510738">
            <text:p>48.3915454511</text:p>
          </table:table-cell>
          <table:table-cell table:style-name="Default" office:value-type="string">
            <text:p>-1.16308940348726e-13</text:p>
          </table:table-cell>
          <table:table-cell table:style-name="ce10" table:number-columns-repeated="3"/>
          <table:table-cell table:style-name="Default" table:formula="of:=[.A49]*0.000000001" office:value-type="float" office:value="52">
            <text:p>52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56000000000">
            <text:p>5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608221137">
            <text:p>52.60822113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5.90009596644745e-11</text:p>
          </table:table-cell>
          <table:table-cell table:style-name="Default" office:value-type="float" office:value="2.92946076996067">
            <text:p>2.92946077</text:p>
          </table:table-cell>
          <table:table-cell table:style-name="Default" office:value-type="float" office:value="50.1990762107496">
            <text:p>50.1990762107</text:p>
          </table:table-cell>
          <table:table-cell table:style-name="Default" office:value-type="string">
            <text:p>-1.01112487336128e-13</text:p>
          </table:table-cell>
          <table:table-cell table:style-name="ce10" table:number-columns-repeated="3"/>
          <table:table-cell table:style-name="Default" table:formula="of:=[.A50]*0.000000001" office:value-type="float" office:value="56">
            <text:p>56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60000000000">
            <text:p>6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2.865663494">
            <text:p>52.86566349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2.9606104420684e-11</text:p>
          </table:table-cell>
          <table:table-cell table:style-name="Default" office:value-type="float" office:value="2.94760981335668">
            <text:p>2.9476098134</text:p>
          </table:table-cell>
          <table:table-cell table:style-name="Default" office:value-type="float" office:value="51.9332513201169">
            <text:p>51.9332513201</text:p>
          </table:table-cell>
          <table:table-cell table:style-name="Default" office:value-type="string">
            <text:p>7.04765521415861e-14</text:p>
          </table:table-cell>
          <table:table-cell table:style-name="ce10" table:number-columns-repeated="3"/>
          <table:table-cell table:style-name="Default" table:formula="of:=[.A51]*0.000000001" office:value-type="float" office:value="60">
            <text:p>60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64000000000">
            <text:p>6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073439617">
            <text:p>53.07343961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3.96856524445918e-12</text:p>
          </table:table-cell>
          <table:table-cell table:style-name="Default" office:value-type="float" office:value="2.96342012886742">
            <text:p>2.9634201289</text:p>
          </table:table-cell>
          <table:table-cell table:style-name="Default" office:value-type="float" office:value="53.5974085751973">
            <text:p>53.5974085752</text:p>
          </table:table-cell>
          <table:table-cell table:style-name="Default" office:value-type="string">
            <text:p>-1.36619764317691e-14</text:p>
          </table:table-cell>
          <table:table-cell table:style-name="ce10" table:number-columns-repeated="3"/>
          <table:table-cell table:style-name="Default" table:formula="of:=[.A52]*0.000000001" office:value-type="float" office:value="64">
            <text:p>64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68000000000">
            <text:p>6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368477403">
            <text:p>53.36847740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1.45144337573119e-11</text:p>
          </table:table-cell>
          <table:table-cell table:style-name="Default" office:value-type="float" office:value="2.97726890940097">
            <text:p>2.9772689094</text:p>
          </table:table-cell>
          <table:table-cell table:style-name="Default" office:value-type="float" office:value="55.1953915140792">
            <text:p>55.1953915141</text:p>
          </table:table-cell>
          <table:table-cell table:style-name="Default" office:value-type="string">
            <text:p>-4.37272101166883e-14</text:p>
          </table:table-cell>
          <table:table-cell table:style-name="ce10" table:number-columns-repeated="3"/>
          <table:table-cell table:style-name="Default" table:formula="of:=[.A53]*0.000000001" office:value-type="float" office:value="68">
            <text:p>68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72000000000">
            <text:p>7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382300153">
            <text:p>53.38230015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4.5450334463214e-11</text:p>
          </table:table-cell>
          <table:table-cell table:style-name="Default" office:value-type="float" office:value="2.98946337678673">
            <text:p>2.9894633768</text:p>
          </table:table-cell>
          <table:table-cell table:style-name="Default" office:value-type="float" office:value="56.7311130473013">
            <text:p>56.7311130473</text:p>
          </table:table-cell>
          <table:table-cell table:style-name="Default" office:value-type="string">
            <text:p>7.32866432094518e-14</text:p>
          </table:table-cell>
          <table:table-cell table:style-name="ce10" table:number-columns-repeated="3"/>
          <table:table-cell table:style-name="Default" table:formula="of:=[.A54]*0.000000001" office:value-type="float" office:value="72">
            <text:p>72</text:p>
          </table:table-cell>
          <table:table-cell table:style-name="ce10" table:number-columns-repeated="1007"/>
        </table:table-row>
        <table:table-row table:style-name="ro1">
          <table:table-cell table:style-name="Default" office:value-type="float" office:value="76000000000">
            <text:p>7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406892288">
            <text:p>53.40689228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1.55446790146143e-11</text:p>
          </table:table-cell>
          <table:table-cell table:style-name="Default" office:value-type="float" office:value="3.00025466549662">
            <text:p>3.0002546655</text:p>
          </table:table-cell>
          <table:table-cell table:style-name="Default" office:value-type="float" office:value="58.2083391654218">
            <text:p>58.2083391654</text:p>
          </table:table-cell>
          <table:table-cell table:style-name="Default" office:value-type="string">
            <text:p>-4.50035936276019e-14</text:p>
          </table:table-cell>
          <table:table-cell table:number-columns-repeated="3"/>
          <table:table-cell table:style-name="Default" table:formula="of:=[.A55]*0.000000001" office:value-type="float" office:value="76">
            <text:p>76</text:p>
          </table:table-cell>
          <table:table-cell table:number-columns-repeated="1007"/>
        </table:table-row>
        <table:table-row table:style-name="ro1">
          <table:table-cell table:style-name="Default" office:value-type="float" office:value="80000000000">
            <text:p>8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833635168">
            <text:p>53.83363516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5.35479313102071e-11</text:p>
          </table:table-cell>
          <table:table-cell table:style-name="Default" office:value-type="float" office:value="3.00984903000317">
            <text:p>3.00984903</text:p>
          </table:table-cell>
          <table:table-cell table:style-name="Default" office:value-type="float" office:value="59.6305928667058">
            <text:p>59.6305928667</text:p>
          </table:table-cell>
          <table:table-cell table:style-name="Default" office:value-type="string">
            <text:p>-4.5260217983699e-14</text:p>
          </table:table-cell>
          <table:table-cell table:number-columns-repeated="3"/>
          <table:table-cell table:style-name="Default" table:formula="of:=[.A56]*0.000000001" office:value-type="float" office:value="80">
            <text:p>80</text:p>
          </table:table-cell>
          <table:table-cell table:number-columns-repeated="1007"/>
        </table:table-row>
        <table:table-row table:style-name="ro1">
          <table:table-cell table:style-name="Default" office:value-type="float" office:value="84000000000">
            <text:p>8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603621986">
            <text:p>53.60362198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9.96663861752966e-11</text:p>
          </table:table-cell>
          <table:table-cell table:style-name="Default" office:value-type="float" office:value="3.0184167614888">
            <text:p>3.0184167615</text:p>
          </table:table-cell>
          <table:table-cell table:style-name="Default" office:value-type="float" office:value="61.0011223524858">
            <text:p>61.0011223525</text:p>
          </table:table-cell>
          <table:table-cell table:style-name="Default" office:value-type="string">
            <text:p>1.57012071452451e-13</text:p>
          </table:table-cell>
          <table:table-cell table:number-columns-repeated="3"/>
          <table:table-cell table:style-name="Default" table:formula="of:=[.A57]*0.000000001" office:value-type="float" office:value="84">
            <text:p>84</text:p>
          </table:table-cell>
          <table:table-cell table:number-columns-repeated="1007"/>
        </table:table-row>
        <table:table-row table:style-name="ro1">
          <table:table-cell table:style-name="Default" office:value-type="float" office:value="88000000000">
            <text:p>8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586010848">
            <text:p>53.58601084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6.76614780454088e-11</text:p>
          </table:table-cell>
          <table:table-cell table:style-name="Default" office:value-type="float" office:value="3.02609923828168">
            <text:p>3.0260992383</text:p>
          </table:table-cell>
          <table:table-cell table:style-name="Default" office:value-type="float" office:value="62.3229022862846">
            <text:p>62.3229022863</text:p>
          </table:table-cell>
          <table:table-cell table:style-name="Default" office:value-type="string">
            <text:p>1.15295543930862e-13</text:p>
          </table:table-cell>
          <table:table-cell table:number-columns-repeated="3"/>
          <table:table-cell table:style-name="Default" table:formula="of:=[.A58]*0.000000001" office:value-type="float" office:value="88">
            <text:p>88</text:p>
          </table:table-cell>
          <table:table-cell table:number-columns-repeated="1007"/>
        </table:table-row>
        <table:table-row table:style-name="ro1">
          <table:table-cell table:style-name="Default" office:value-type="float" office:value="92000000000">
            <text:p>9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3.940988184">
            <text:p>53.94098818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57293713534381e-10</text:p>
          </table:table-cell>
          <table:table-cell table:style-name="Default" office:value-type="float" office:value="3.03301449245111">
            <text:p>3.0330144925</text:p>
          </table:table-cell>
          <table:table-cell table:style-name="Default" office:value-type="float" office:value="63.5986508689135">
            <text:p>63.5986508689</text:p>
          </table:table-cell>
          <table:table-cell table:style-name="Default" office:value-type="string">
            <text:p>1.62502769394272e-13</text:p>
          </table:table-cell>
          <table:table-cell table:number-columns-repeated="3"/>
          <table:table-cell table:style-name="Default" table:formula="of:=[.A59]*0.000000001" office:value-type="float" office:value="92">
            <text:p>92</text:p>
          </table:table-cell>
          <table:table-cell table:number-columns-repeated="1007"/>
        </table:table-row>
        <table:table-row table:style-name="ro1">
          <table:table-cell table:style-name="Default" office:value-type="float" office:value="96000000000">
            <text:p>9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4.034777778">
            <text:p>54.03477777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4.78453716997575e-12</text:p>
          </table:table-cell>
          <table:table-cell table:style-name="Default" office:value-type="float" office:value="3.03926161077341">
            <text:p>3.0392616108</text:p>
          </table:table-cell>
          <table:table-cell table:style-name="Default" office:value-type="float" office:value="64.8308533117577">
            <text:p>64.8308533118</text:p>
          </table:table-cell>
          <table:table-cell table:style-name="Default" office:value-type="string">
            <text:p>2.31895890368715e-15</text:p>
          </table:table-cell>
          <table:table-cell table:number-columns-repeated="3"/>
          <table:table-cell table:style-name="Default" table:formula="of:=[.A60]*0.000000001" office:value-type="float" office:value="96">
            <text:p>96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100000000000">
            <text:p>10000000000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42">
            <text:p>2042</text:p>
          </table:table-cell>
          <table:table-cell table:style-name="Default" office:value-type="float" office:value="117138">
            <text:p>117138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2.28807725907779e-10</text:p>
          </table:table-cell>
          <table:table-cell table:style-name="Default" office:value-type="float" office:value="162.289203357">
            <text:p>162.28920335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2.91631438467926e-11</text:p>
          </table:table-cell>
          <table:table-cell table:style-name="Default" office:value-type="float" office:value="3.04492422471891">
            <text:p>3.0449242247</text:p>
          </table:table-cell>
          <table:table-cell table:style-name="Default" office:value-type="float" office:value="66.0217867282601">
            <text:p>66.0217867283</text:p>
          </table:table-cell>
          <table:table-cell table:style-name="Default" office:value-type="string">
            <text:p>4.16380506523361e-15</text:p>
          </table:table-cell>
          <table:table-cell table:number-columns-repeated="3"/>
          <table:table-cell table:style-name="Default" table:formula="of:=[.A61]*0.000000001" office:value-type="float" office:value="100">
            <text:p>100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high low</text:p>
          </table:table-cell>
          <table:table-cell table:number-columns-repeated="9"/>
          <table:table-cell table:style-name="ce10" office:value-type="string">
            <text:p>OpenParEM2D, beta,o/ko</text:p>
          </table:table-cell>
          <table:table-cell table:style-name="ce10" office:value-type="string">
            <text:p>OpenParEM2D, Zoo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#frequency</text:p>
          </table:table-cell>
          <table:table-cell table:style-name="Default" office:value-type="string">
            <text:p>iteration</text:p>
          </table:table-cell>
          <table:table-cell table:style-name="Default" office:value-type="string">
            <text:p>mesh size</text:p>
          </table:table-cell>
          <table:table-cell table:style-name="Default" office:value-type="string">
            <text:p>matrix size</text:p>
          </table:table-cell>
          <table:table-cell table:style-name="Default" office:value-type="string">
            <text:p>converged</text:p>
          </table:table-cell>
          <table:table-cell table:style-name="Default" office:value-type="string">
            <text:p>final error</text:p>
          </table:table-cell>
          <table:table-cell table:style-name="Default" office:value-type="string">
            <text:p>elapsed time (s)</text:p>
          </table:table-cell>
          <table:table-cell table:style-name="Default" office:value-type="string">
            <text:p>modal impedance calculation</text:p>
          </table:table-cell>
          <table:table-cell table:style-name="Default" office:value-type="string">
            <text:p>mode count</text:p>
          </table:table-cell>
          <table:table-cell table:style-name="Default" office:value-type="string">
            <text:p>alpha[1] db/m</text:p>
          </table:table-cell>
          <table:table-cell table:style-name="Default" office:value-type="string">
            <text:p>beta[1]/ko</text:p>
          </table:table-cell>
          <table:table-cell table:style-name="Default" office:value-type="string">
            <text:p>real(Z[1;1])</text:p>
          </table:table-cell>
          <table:table-cell table:style-name="Default" office:value-type="string">
            <text:p>imag(Z[1;1])</text:p>
          </table:table-cell>
          <table:table-cell table:number-columns-repeated="3"/>
          <table:table-cell table:style-name="Default" office:value-type="string">
            <text:p>f, GHz</text:p>
          </table:table-cell>
          <table:table-cell table:number-columns-repeated="1007"/>
        </table:table-row>
        <table:table-row table:style-name="ro1">
          <table:table-cell table:style-name="Default" office:value-type="float" office:value="100000000">
            <text:p>1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297949629">
            <text:p>20.29794962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4.30538011563198e-14</text:p>
          </table:table-cell>
          <table:table-cell table:style-name="Default" office:value-type="float" office:value="2.29502089744491">
            <text:p>2.2950208974</text:p>
          </table:table-cell>
          <table:table-cell table:style-name="Default" office:value-type="float" office:value="31.6517378557564">
            <text:p>31.6517378558</text:p>
          </table:table-cell>
          <table:table-cell table:style-name="Default" office:value-type="string">
            <text:p>2.31099353342902e-14</text:p>
          </table:table-cell>
          <table:table-cell table:number-columns-repeated="3"/>
          <table:table-cell table:style-name="Default" table:formula="of:=[.A65]*0.000000001" office:value-type="float" office:value="0.1">
            <text:p>0.1</text:p>
          </table:table-cell>
          <table:table-cell table:number-columns-repeated="1007"/>
        </table:table-row>
        <table:table-row table:style-name="ro1">
          <table:table-cell table:style-name="Default" office:value-type="float" office:value="1000000000">
            <text:p>100000000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3.76772937056411e-11</text:p>
          </table:table-cell>
          <table:table-cell table:style-name="Default" office:value-type="float" office:value="61.709042749">
            <text:p>61.70904274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5.27937123300918e-14</text:p>
          </table:table-cell>
          <table:table-cell table:style-name="Default" office:value-type="float" office:value="2.2960331469937">
            <text:p>2.296033147</text:p>
          </table:table-cell>
          <table:table-cell table:style-name="Default" office:value-type="float" office:value="31.6392443101591">
            <text:p>31.6392443102</text:p>
          </table:table-cell>
          <table:table-cell table:style-name="Default" office:value-type="string">
            <text:p>-1.23454638404353e-14</text:p>
          </table:table-cell>
          <table:table-cell table:number-columns-repeated="3"/>
          <table:table-cell table:style-name="Default" table:formula="of:=[.A66]*0.000000001" office:value-type="float" office:value="1">
            <text:p>1</text:p>
          </table:table-cell>
          <table:table-cell/>
          <table:table-cell>
            <draw:frame table:end-cell-address="sandbox_2_2_2_2_2.AB85" table:end-x="0.5689in" table:end-y="0.0083in" draw:z-index="0" draw:style-name="gr2" draw:text-style-name="P2" svg:width="6.5in" svg:height="3.5in" svg:x="0.0961in" svg:y="0.0047in">
              <draw:object draw:notify-on-update-of-ranges="sandbox_2_2_2_2_2.F4:sandbox_2_2_2_2_2.F29 sandbox_2_2_2_2_2.I3:sandbox_2_2_2_2_2.I3 sandbox_2_2_2_2_2.I4:sandbox_2_2_2_2_2.I29 sandbox_2_2_2_2_2.Q65:sandbox_2_2_2_2_2.Q91 sandbox_2_2_2_2_2.L63:sandbox_2_2_2_2_2.L63 sandbox_2_2_2_2_2.L65:sandbox_2_2_2_2_2.L91 sandbox_2_2_2_2_2.Q65:sandbox_2_2_2_2_2.Q91 sandbox_2_2_2_2_2.K63:sandbox_2_2_2_2_2.K63 sandbox_2_2_2_2_2.K65:sandbox_2_2_2_2_2.K91 sandbox_2_2_2_2_2.F4:sandbox_2_2_2_2_2.F29 sandbox_2_2_2_2_2.J3:sandbox_2_2_2_2_2.J3 sandbox_2_2_2_2_2.J4:sandbox_2_2_2_2_2.J2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Default" office:value-type="float" office:value="4000000000">
            <text:p>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589372988">
            <text:p>20.58937298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7.29394036865988e-13</text:p>
          </table:table-cell>
          <table:table-cell table:style-name="Default" office:value-type="float" office:value="2.31071737220564">
            <text:p>2.3107173722</text:p>
          </table:table-cell>
          <table:table-cell table:style-name="Default" office:value-type="float" office:value="31.4888294095656">
            <text:p>31.4888294096</text:p>
          </table:table-cell>
          <table:table-cell table:style-name="Default" office:value-type="string">
            <text:p>-5.40547878833207e-15</text:p>
          </table:table-cell>
          <table:table-cell table:number-columns-repeated="3"/>
          <table:table-cell table:style-name="Default" table:formula="of:=[.A67]*0.000000001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Default" office:value-type="float" office:value="8000000000">
            <text:p>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569509715">
            <text:p>20.56950971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2.33933084752892e-12</text:p>
          </table:table-cell>
          <table:table-cell table:style-name="Default" office:value-type="float" office:value="2.35253445743866">
            <text:p>2.3525344574</text:p>
          </table:table-cell>
          <table:table-cell table:style-name="Default" office:value-type="float" office:value="31.2651867066597">
            <text:p>31.2651867067</text:p>
          </table:table-cell>
          <table:table-cell table:style-name="Default" office:value-type="string">
            <text:p>-1.11162880308839e-14</text:p>
          </table:table-cell>
          <table:table-cell table:number-columns-repeated="3"/>
          <table:table-cell table:style-name="Default" table:formula="of:=[.A68]*0.000000001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Default" office:value-type="float" office:value="12000000000">
            <text:p>1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76143335">
            <text:p>20.7614333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9.67345976024884e-12</text:p>
          </table:table-cell>
          <table:table-cell table:style-name="Default" office:value-type="float" office:value="2.41226564569861">
            <text:p>2.4122656457</text:p>
          </table:table-cell>
          <table:table-cell table:style-name="Default" office:value-type="float" office:value="31.3228026512088">
            <text:p>31.3228026512</text:p>
          </table:table-cell>
          <table:table-cell table:style-name="Default" office:value-type="string">
            <text:p>7.12468386451142e-14</text:p>
          </table:table-cell>
          <table:table-cell table:number-columns-repeated="3"/>
          <table:table-cell table:style-name="Default" table:formula="of:=[.A69]*0.000000001" office:value-type="float" office:value="12">
            <text:p>12</text:p>
          </table:table-cell>
          <table:table-cell table:number-columns-repeated="1007"/>
        </table:table-row>
        <table:table-row table:style-name="ro1">
          <table:table-cell table:style-name="Default" office:value-type="float" office:value="16000000000">
            <text:p>1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795588165">
            <text:p>20.79558816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2.50420564892895e-11</text:p>
          </table:table-cell>
          <table:table-cell table:style-name="Default" office:value-type="float" office:value="2.48194178195462">
            <text:p>2.481941782</text:p>
          </table:table-cell>
          <table:table-cell table:style-name="Default" office:value-type="float" office:value="31.8882560280782">
            <text:p>31.8882560281</text:p>
          </table:table-cell>
          <table:table-cell table:style-name="Default" office:value-type="string">
            <text:p>-1.79656332737256e-14</text:p>
          </table:table-cell>
          <table:table-cell table:number-columns-repeated="3"/>
          <table:table-cell table:style-name="Default" table:formula="of:=[.A70]*0.000000001" office:value-type="float" office:value="16">
            <text:p>16</text:p>
          </table:table-cell>
          <table:table-cell table:number-columns-repeated="1007"/>
        </table:table-row>
        <table:table-row table:style-name="ro1">
          <table:table-cell table:style-name="Default" office:value-type="float" office:value="20000000000">
            <text:p>2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713548751">
            <text:p>20.71354875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2.13189442168703e-12</text:p>
          </table:table-cell>
          <table:table-cell table:style-name="Default" office:value-type="float" office:value="2.5539075557879">
            <text:p>2.5539075558</text:p>
          </table:table-cell>
          <table:table-cell table:style-name="Default" office:value-type="float" office:value="33.0149389909898">
            <text:p>33.014938991</text:p>
          </table:table-cell>
          <table:table-cell table:style-name="Default" office:value-type="string">
            <text:p>9.81338877781069e-15</text:p>
          </table:table-cell>
          <table:table-cell table:number-columns-repeated="3"/>
          <table:table-cell table:style-name="Default" table:formula="of:=[.A71]*0.000000001" office:value-type="float" office:value="20">
            <text:p>20</text:p>
          </table:table-cell>
          <table:table-cell table:number-columns-repeated="1007"/>
        </table:table-row>
        <table:table-row table:style-name="ro1">
          <table:table-cell table:style-name="Default" office:value-type="float" office:value="24000000000">
            <text:p>2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694305856">
            <text:p>20.69430585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2.46774254987629e-11</text:p>
          </table:table-cell>
          <table:table-cell table:style-name="Default" office:value-type="float" office:value="2.62230464227983">
            <text:p>2.6223046423</text:p>
          </table:table-cell>
          <table:table-cell table:style-name="Default" office:value-type="float" office:value="34.6042194096019">
            <text:p>34.6042194096</text:p>
          </table:table-cell>
          <table:table-cell table:style-name="Default" office:value-type="string">
            <text:p>-6.79974305240316e-14</text:p>
          </table:table-cell>
          <table:table-cell table:number-columns-repeated="3"/>
          <table:table-cell table:style-name="Default" table:formula="of:=[.A72]*0.000000001" office:value-type="float" office:value="24">
            <text:p>24</text:p>
          </table:table-cell>
          <table:table-cell table:number-columns-repeated="1007"/>
        </table:table-row>
        <table:table-row table:style-name="ro1">
          <table:table-cell table:style-name="Default" office:value-type="float" office:value="28000000000">
            <text:p>2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69296287">
            <text:p>20.6929628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2.14638932315239e-10</text:p>
          </table:table-cell>
          <table:table-cell table:style-name="Default" office:value-type="float" office:value="2.68385825288901">
            <text:p>2.6838582529</text:p>
          </table:table-cell>
          <table:table-cell table:style-name="Default" office:value-type="float" office:value="36.4949775385497">
            <text:p>36.4949775385</text:p>
          </table:table-cell>
          <table:table-cell table:style-name="Default" office:value-type="string">
            <text:p>-5.34302474976579e-13</text:p>
          </table:table-cell>
          <table:table-cell table:number-columns-repeated="3"/>
          <table:table-cell table:style-name="Default" table:formula="of:=[.A73]*0.000000001" office:value-type="float" office:value="28">
            <text:p>28</text:p>
          </table:table-cell>
          <table:table-cell table:number-columns-repeated="1007"/>
        </table:table-row>
        <table:table-row table:style-name="ro1">
          <table:table-cell table:style-name="Default" office:value-type="float" office:value="32000000000">
            <text:p>3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709590074">
            <text:p>20.70959007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16040991687664e-10</text:p>
          </table:table-cell>
          <table:table-cell table:style-name="Default" office:value-type="float" office:value="2.73749010340513">
            <text:p>2.7374901034</text:p>
          </table:table-cell>
          <table:table-cell table:style-name="Default" office:value-type="float" office:value="38.5390846250256">
            <text:p>38.539084625</text:p>
          </table:table-cell>
          <table:table-cell table:style-name="Default" office:value-type="string">
            <text:p>2.17749128635314e-13</text:p>
          </table:table-cell>
          <table:table-cell table:number-columns-repeated="3"/>
          <table:table-cell table:style-name="Default" table:formula="of:=[.A74]*0.000000001" office:value-type="float" office:value="32">
            <text:p>32</text:p>
          </table:table-cell>
          <table:table-cell table:number-columns-repeated="1007"/>
        </table:table-row>
        <table:table-row table:style-name="ro1">
          <table:table-cell table:style-name="Default" office:value-type="float" office:value="36000000000">
            <text:p>3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886395351">
            <text:p>20.88639535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2.12465403690299e-11</text:p>
          </table:table-cell>
          <table:table-cell table:style-name="Default" office:value-type="float" office:value="2.7834472182645">
            <text:p>2.7834472183</text:p>
          </table:table-cell>
          <table:table-cell table:style-name="Default" office:value-type="float" office:value="40.6311208388801">
            <text:p>40.6311208389</text:p>
          </table:table-cell>
          <table:table-cell table:style-name="Default" office:value-type="string">
            <text:p>-2.38530717624186e-14</text:p>
          </table:table-cell>
          <table:table-cell table:number-columns-repeated="3"/>
          <table:table-cell table:style-name="Default" table:formula="of:=[.A75]*0.000000001" office:value-type="float" office:value="36">
            <text:p>36</text:p>
          </table:table-cell>
          <table:table-cell table:number-columns-repeated="1007"/>
        </table:table-row>
        <table:table-row table:style-name="ro1">
          <table:table-cell table:style-name="Default" office:value-type="float" office:value="40000000000">
            <text:p>4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963700632">
            <text:p>20.96370063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9.51395720123619e-12</text:p>
          </table:table-cell>
          <table:table-cell table:style-name="Default" office:value-type="float" office:value="2.82256745473029">
            <text:p>2.8225674547</text:p>
          </table:table-cell>
          <table:table-cell table:style-name="Default" office:value-type="float" office:value="42.7067441924103">
            <text:p>42.7067441924</text:p>
          </table:table-cell>
          <table:table-cell table:style-name="Default" office:value-type="string">
            <text:p>-1.13139804708255e-14</text:p>
          </table:table-cell>
          <table:table-cell table:number-columns-repeated="3"/>
          <table:table-cell table:style-name="Default" table:formula="of:=[.A76]*0.000000001" office:value-type="float" office:value="40">
            <text:p>40</text:p>
          </table:table-cell>
          <table:table-cell table:number-columns-repeated="1007"/>
        </table:table-row>
        <table:table-row table:style-name="ro1">
          <table:table-cell table:style-name="Default" office:value-type="float" office:value="44000000000">
            <text:p>4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87945149">
            <text:p>20.8794514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8.65314916686069e-12</text:p>
          </table:table-cell>
          <table:table-cell table:style-name="Default" office:value-type="float" office:value="2.85584593267673">
            <text:p>2.8558459327</text:p>
          </table:table-cell>
          <table:table-cell table:style-name="Default" office:value-type="float" office:value="44.7309204878863">
            <text:p>44.7309204879</text:p>
          </table:table-cell>
          <table:table-cell table:style-name="Default" office:value-type="string">
            <text:p>3.30381515567105e-14</text:p>
          </table:table-cell>
          <table:table-cell table:number-columns-repeated="3"/>
          <table:table-cell table:style-name="Default" table:formula="of:=[.A77]*0.000000001" office:value-type="float" office:value="44">
            <text:p>44</text:p>
          </table:table-cell>
          <table:table-cell table:number-columns-repeated="1007"/>
        </table:table-row>
        <table:table-row table:style-name="ro1">
          <table:table-cell table:style-name="Default" office:value-type="float" office:value="48000000000">
            <text:p>4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852429864">
            <text:p>20.8524298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9.06755281946985e-11</text:p>
          </table:table-cell>
          <table:table-cell table:style-name="Default" office:value-type="float" office:value="2.88423148738085">
            <text:p>2.8842314874</text:p>
          </table:table-cell>
          <table:table-cell table:style-name="Default" office:value-type="float" office:value="46.6867946939899">
            <text:p>46.686794694</text:p>
          </table:table-cell>
          <table:table-cell table:style-name="Default" office:value-type="string">
            <text:p>-2.05173086483235e-13</text:p>
          </table:table-cell>
          <table:table-cell table:number-columns-repeated="3"/>
          <table:table-cell table:style-name="Default" table:formula="of:=[.A78]*0.000000001" office:value-type="float" office:value="48">
            <text:p>48</text:p>
          </table:table-cell>
          <table:table-cell table:number-columns-repeated="1007"/>
        </table:table-row>
        <table:table-row table:style-name="ro1">
          <table:table-cell table:style-name="Default" office:value-type="float" office:value="52000000000">
            <text:p>5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028619932">
            <text:p>21.02861993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76379944944842e-12</text:p>
          </table:table-cell>
          <table:table-cell table:style-name="Default" office:value-type="float" office:value="2.90855206834361">
            <text:p>2.9085520683</text:p>
          </table:table-cell>
          <table:table-cell table:style-name="Default" office:value-type="float" office:value="48.5679245825679">
            <text:p>48.5679245826</text:p>
          </table:table-cell>
          <table:table-cell table:style-name="Default" office:value-type="string">
            <text:p>-1.62428494803083e-15</text:p>
          </table:table-cell>
          <table:table-cell table:number-columns-repeated="3"/>
          <table:table-cell table:style-name="Default" table:formula="of:=[.A79]*0.000000001" office:value-type="float" office:value="52">
            <text:p>52</text:p>
          </table:table-cell>
          <table:table-cell table:number-columns-repeated="1007"/>
        </table:table-row>
        <table:table-row table:style-name="ro1">
          <table:table-cell table:style-name="Default" office:value-type="float" office:value="56000000000">
            <text:p>5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068557659">
            <text:p>21.06855765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2.26191896027904e-11</text:p>
          </table:table-cell>
          <table:table-cell table:style-name="Default" office:value-type="float" office:value="2.92950093757564">
            <text:p>2.9295009376</text:p>
          </table:table-cell>
          <table:table-cell table:style-name="Default" office:value-type="float" office:value="50.3734996200755">
            <text:p>50.3734996201</text:p>
          </table:table-cell>
          <table:table-cell table:style-name="Default" office:value-type="string">
            <text:p>3.15940289759357e-14</text:p>
          </table:table-cell>
          <table:table-cell table:number-columns-repeated="3"/>
          <table:table-cell table:style-name="Default" table:formula="of:=[.A80]*0.000000001" office:value-type="float" office:value="56">
            <text:p>56</text:p>
          </table:table-cell>
          <table:table-cell table:number-columns-repeated="1007"/>
        </table:table-row>
        <table:table-row table:style-name="ro1">
          <table:table-cell table:style-name="Default" office:value-type="float" office:value="60000000000">
            <text:p>6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0.982005217">
            <text:p>20.98200521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4.5060108750684e-11</text:p>
          </table:table-cell>
          <table:table-cell table:style-name="Default" office:value-type="float" office:value="2.94764744659786">
            <text:p>2.9476474466</text:p>
          </table:table-cell>
          <table:table-cell table:style-name="Default" office:value-type="float" office:value="52.1055771295447">
            <text:p>52.1055771295</text:p>
          </table:table-cell>
          <table:table-cell table:style-name="Default" office:value-type="string">
            <text:p>7.17904919649778e-14</text:p>
          </table:table-cell>
          <table:table-cell table:number-columns-repeated="3"/>
          <table:table-cell table:style-name="Default" table:formula="of:=[.A81]*0.000000001" office:value-type="float" office:value="60">
            <text:p>60</text:p>
          </table:table-cell>
          <table:table-cell table:number-columns-repeated="1007"/>
        </table:table-row>
        <table:table-row table:style-name="ro1">
          <table:table-cell table:style-name="Default" office:value-type="float" office:value="64000000000">
            <text:p>6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14213455">
            <text:p>21.1421345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3.57436355595528e-12</text:p>
          </table:table-cell>
          <table:table-cell table:style-name="Default" office:value-type="float" office:value="2.9634554330066">
            <text:p>2.963455433</text:p>
          </table:table-cell>
          <table:table-cell table:style-name="Default" office:value-type="float" office:value="53.7675427896596">
            <text:p>53.7675427897</text:p>
          </table:table-cell>
          <table:table-cell table:style-name="Default" office:value-type="string">
            <text:p>1.15571012878343e-14</text:p>
          </table:table-cell>
          <table:table-cell table:number-columns-repeated="3"/>
          <table:table-cell table:style-name="Default" table:formula="of:=[.A82]*0.000000001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table:style-name="Default" office:value-type="float" office:value="68000000000">
            <text:p>6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256904182">
            <text:p>21.25690418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5.80975966287843e-11</text:p>
          </table:table-cell>
          <table:table-cell table:style-name="Default" office:value-type="float" office:value="2.97730207234634">
            <text:p>2.9773020723</text:p>
          </table:table-cell>
          <table:table-cell table:style-name="Default" office:value-type="float" office:value="55.3632779388152">
            <text:p>55.3632779388</text:p>
          </table:table-cell>
          <table:table-cell table:style-name="Default" office:value-type="string">
            <text:p>-8.66623319347546e-14</text:p>
          </table:table-cell>
          <table:table-cell table:number-columns-repeated="3"/>
          <table:table-cell table:style-name="Default" table:formula="of:=[.A83]*0.000000001" office:value-type="float" office:value="68">
            <text:p>68</text:p>
          </table:table-cell>
          <table:table-cell table:number-columns-repeated="1007"/>
        </table:table-row>
        <table:table-row table:style-name="ro1">
          <table:table-cell table:style-name="Default" office:value-type="float" office:value="72000000000">
            <text:p>7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151857977">
            <text:p>21.15185797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2.34821843757392e-12</text:p>
          </table:table-cell>
          <table:table-cell table:style-name="Default" office:value-type="float" office:value="2.98949456976821">
            <text:p>2.9894945698</text:p>
          </table:table-cell>
          <table:table-cell table:style-name="Default" office:value-type="float" office:value="56.8967245963247">
            <text:p>56.8967245963</text:p>
          </table:table-cell>
          <table:table-cell table:style-name="Default" office:value-type="string">
            <text:p>2.86130916461027e-14</text:p>
          </table:table-cell>
          <table:table-cell table:number-columns-repeated="3"/>
          <table:table-cell table:style-name="Default" table:formula="of:=[.A84]*0.000000001" office:value-type="float" office:value="72">
            <text:p>72</text:p>
          </table:table-cell>
          <table:table-cell table:number-columns-repeated="1007"/>
        </table:table-row>
        <table:table-row table:style-name="ro1">
          <table:table-cell table:style-name="Default" office:value-type="float" office:value="76000000000">
            <text:p>7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245751076">
            <text:p>21.24575107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41242304534322e-11</text:p>
          </table:table-cell>
          <table:table-cell table:style-name="Default" office:value-type="float" office:value="3.00028404420203">
            <text:p>3.0002840442</text:p>
          </table:table-cell>
          <table:table-cell table:style-name="Default" office:value-type="float" office:value="58.3716707309388">
            <text:p>58.3716707309</text:p>
          </table:table-cell>
          <table:table-cell table:style-name="Default" office:value-type="string">
            <text:p>1.4591022565335e-15</text:p>
          </table:table-cell>
          <table:table-cell table:number-columns-repeated="3"/>
          <table:table-cell table:style-name="Default" table:formula="of:=[.A85]*0.000000001" office:value-type="float" office:value="76">
            <text:p>76</text:p>
          </table:table-cell>
          <table:table-cell table:number-columns-repeated="1007"/>
        </table:table-row>
        <table:table-row table:style-name="ro1">
          <table:table-cell table:style-name="Default" office:value-type="float" office:value="80000000000">
            <text:p>8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214891098">
            <text:p>21.21489109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3.86710284358815e-11</text:p>
          </table:table-cell>
          <table:table-cell table:style-name="Default" office:value-type="float" office:value="3.00987673587146">
            <text:p>3.0098767359</text:p>
          </table:table-cell>
          <table:table-cell table:style-name="Default" office:value-type="float" office:value="59.7916556349628">
            <text:p>59.791655635</text:p>
          </table:table-cell>
          <table:table-cell table:style-name="Default" office:value-type="string">
            <text:p>-6.81678009811264e-14</text:p>
          </table:table-cell>
          <table:table-cell table:number-columns-repeated="3"/>
          <table:table-cell table:style-name="Default" table:formula="of:=[.A86]*0.000000001" office:value-type="float" office:value="80">
            <text:p>80</text:p>
          </table:table-cell>
          <table:table-cell table:number-columns-repeated="1007"/>
        </table:table-row>
        <table:table-row table:style-name="ro1">
          <table:table-cell table:style-name="Default" office:value-type="float" office:value="84000000000">
            <text:p>8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456722191">
            <text:p>21.45672219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3.7586773592349e-12</text:p>
          </table:table-cell>
          <table:table-cell table:style-name="Default" office:value-type="float" office:value="3.01844292301877">
            <text:p>3.018442923</text:p>
          </table:table-cell>
          <table:table-cell table:style-name="Default" office:value-type="float" office:value="61.1599393502569">
            <text:p>61.1599393503</text:p>
          </table:table-cell>
          <table:table-cell table:style-name="Default" office:value-type="string">
            <text:p>1.73289008191126e-14</text:p>
          </table:table-cell>
          <table:table-cell table:number-columns-repeated="3"/>
          <table:table-cell table:style-name="Default" table:formula="of:=[.A87]*0.000000001" office:value-type="float" office:value="84">
            <text:p>84</text:p>
          </table:table-cell>
          <table:table-cell table:number-columns-repeated="1007"/>
        </table:table-row>
        <table:table-row table:style-name="ro1">
          <table:table-cell table:style-name="Default" office:value-type="float" office:value="88000000000">
            <text:p>8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507515511">
            <text:p>21.50751551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9.84436879177209e-12</text:p>
          </table:table-cell>
          <table:table-cell table:style-name="Default" office:value-type="float" office:value="3.02612397227074">
            <text:p>3.0261239723</text:p>
          </table:table-cell>
          <table:table-cell table:style-name="Default" office:value-type="float" office:value="62.4795049373153">
            <text:p>62.4795049373</text:p>
          </table:table-cell>
          <table:table-cell table:style-name="Default" office:value-type="string">
            <text:p>-1.8293258843526e-14</text:p>
          </table:table-cell>
          <table:table-cell table:number-columns-repeated="3"/>
          <table:table-cell table:style-name="Default" table:formula="of:=[.A88]*0.000000001" office:value-type="float" office:value="88">
            <text:p>88</text:p>
          </table:table-cell>
          <table:table-cell table:number-columns-repeated="1007"/>
        </table:table-row>
        <table:table-row table:style-name="ro1">
          <table:table-cell table:style-name="Default" office:value-type="float" office:value="92000000000">
            <text:p>9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47667759">
            <text:p>21.4766775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51816832438254e-10</text:p>
          </table:table-cell>
          <table:table-cell table:style-name="Default" office:value-type="float" office:value="3.03303790514851">
            <text:p>3.0330379051</text:p>
          </table:table-cell>
          <table:table-cell table:style-name="Default" office:value-type="float" office:value="63.7530763496709">
            <text:p>63.7530763497</text:p>
          </table:table-cell>
          <table:table-cell table:style-name="Default" office:value-type="string">
            <text:p>1.88128094883045e-13</text:p>
          </table:table-cell>
          <table:table-cell table:number-columns-repeated="3"/>
          <table:table-cell table:style-name="Default" table:formula="of:=[.A89]*0.000000001" office:value-type="float" office:value="92">
            <text:p>92</text:p>
          </table:table-cell>
          <table:table-cell table:number-columns-repeated="1007"/>
        </table:table-row>
        <table:table-row table:style-name="ro1">
          <table:table-cell table:style-name="Default" office:value-type="float" office:value="96000000000">
            <text:p>9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1.629777798">
            <text:p>21.62977779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9.03163095310951e-11</text:p>
          </table:table-cell>
          <table:table-cell table:style-name="Default" office:value-type="float" office:value="3.03928379892482">
            <text:p>3.0392837989</text:p>
          </table:table-cell>
          <table:table-cell table:style-name="Default" office:value-type="float" office:value="64.9831425406638">
            <text:p>64.9831425407</text:p>
          </table:table-cell>
          <table:table-cell table:style-name="Default" office:value-type="string">
            <text:p>9.93701676217925e-14</text:p>
          </table:table-cell>
          <table:table-cell table:number-columns-repeated="3"/>
          <table:table-cell table:style-name="Default" table:formula="of:=[.A90]*0.000000001" office:value-type="float" office:value="96">
            <text:p>96</text:p>
          </table:table-cell>
          <table:table-cell table:number-columns-repeated="2"/>
          <table:table-cell table:style-name="ce10" office:value-type="string">
            <text:p>error at 100 GHz</text:p>
          </table:table-cell>
          <table:table-cell table:number-columns-repeated="1004"/>
        </table:table-row>
        <table:table-row table:style-name="ro1">
          <table:table-cell table:style-name="Default" office:value-type="float" office:value="100000000000">
            <text:p>10000000000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49257">
            <text:p>492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49.280527298">
            <text:p>249.28052729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75094236506207e-11</text:p>
          </table:table-cell>
          <table:table-cell table:style-name="Default" office:value-type="float" office:value="3.04494527651399">
            <text:p>3.0449452765</text:p>
          </table:table-cell>
          <table:table-cell table:style-name="Default" office:value-type="float" office:value="66.1719828431908">
            <text:p>66.1719828432</text:p>
          </table:table-cell>
          <table:table-cell table:style-name="Default" office:value-type="string">
            <text:p>1.33212701896173e-14</text:p>
          </table:table-cell>
          <table:table-cell table:number-columns-repeated="3"/>
          <table:table-cell table:style-name="Default" table:formula="of:=[.A91]*0.000000001" office:value-type="float" office:value="100">
            <text:p>100</text:p>
          </table:table-cell>
          <table:table-cell table:number-columns-repeated="2"/>
          <table:table-cell table:style-name="ce10" table:formula="of:=([.J29]-[.L91])/[.J29]" office:value-type="float" office:value="0.0337436269005815">
            <text:p>0.0337436269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ven mode</text:p>
          </table:table-cell>
          <table:table-cell table:style-name="ce3" table:number-columns-repeated="9"/>
          <table:table-cell table:style-name="ce10" table:number-columns-repeated="1014"/>
        </table:table-row>
        <table:table-row table:style-name="ro1">
          <table:table-cell table:number-columns-repeated="10"/>
          <table:table-cell table:style-name="ce10" office:value-type="string">
            <text:p>OpenParEM2D, beta,e/ko</text:p>
          </table:table-cell>
          <table:table-cell table:style-name="ce10" office:value-type="string">
            <text:p>OpenParEM2D, Zoe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#frequency</text:p>
          </table:table-cell>
          <table:table-cell table:style-name="Default" office:value-type="string">
            <text:p>iteration</text:p>
          </table:table-cell>
          <table:table-cell table:style-name="Default" office:value-type="string">
            <text:p>mesh size</text:p>
          </table:table-cell>
          <table:table-cell table:style-name="Default" office:value-type="string">
            <text:p>matrix size</text:p>
          </table:table-cell>
          <table:table-cell table:style-name="Default" office:value-type="string">
            <text:p>converged</text:p>
          </table:table-cell>
          <table:table-cell table:style-name="Default" office:value-type="string">
            <text:p>final error</text:p>
          </table:table-cell>
          <table:table-cell table:style-name="Default" office:value-type="string">
            <text:p>elapsed time (s)</text:p>
          </table:table-cell>
          <table:table-cell table:style-name="Default" office:value-type="string">
            <text:p>modal impedance calculation</text:p>
          </table:table-cell>
          <table:table-cell table:style-name="Default" office:value-type="string">
            <text:p>mode count</text:p>
          </table:table-cell>
          <table:table-cell table:style-name="Default" office:value-type="string">
            <text:p>alpha[1] db/m</text:p>
          </table:table-cell>
          <table:table-cell table:style-name="Default" office:value-type="string">
            <text:p>beta[1]/ko</text:p>
          </table:table-cell>
          <table:table-cell table:style-name="Default" office:value-type="string">
            <text:p>real(Z[1;1])</text:p>
          </table:table-cell>
          <table:table-cell table:style-name="Default" office:value-type="string">
            <text:p>imag(Z[1;1])</text:p>
          </table:table-cell>
          <table:table-cell table:number-columns-repeated="3"/>
          <table:table-cell table:style-name="Default" office:value-type="string">
            <text:p>f, GHz</text:p>
          </table:table-cell>
          <table:table-cell table:number-columns-repeated="1007"/>
        </table:table-row>
        <table:table-row table:style-name="ro1">
          <table:table-cell table:style-name="Default" office:value-type="float" office:value="100000000">
            <text:p>1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2.384318704">
            <text:p>42.38431870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6.72329721800009e-14</text:p>
          </table:table-cell>
          <table:table-cell table:style-name="Default" office:value-type="float" office:value="2.59087469362443">
            <text:p>2.5908746936</text:p>
          </table:table-cell>
          <table:table-cell table:style-name="Default" office:value-type="float" office:value="38.674480968008">
            <text:p>38.674480968</text:p>
          </table:table-cell>
          <table:table-cell table:style-name="Default" office:value-type="string">
            <text:p>-6.29530575857328e-14</text:p>
          </table:table-cell>
          <table:table-cell table:number-columns-repeated="3"/>
          <table:table-cell table:style-name="Default" table:formula="of:=[.A97]*0.000000001" office:value-type="float" office:value="0.1">
            <text:p>0.1</text:p>
          </table:table-cell>
          <table:table-cell table:number-columns-repeated="1007"/>
        </table:table-row>
        <table:table-row table:style-name="ro1">
          <table:table-cell table:style-name="Default" office:value-type="float" office:value="1000000000">
            <text:p>100000000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1.6299012267453e-09</text:p>
          </table:table-cell>
          <table:table-cell table:style-name="Default" office:value-type="float" office:value="131.153940873">
            <text:p>131.1539408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9.77120064679135e-13</text:p>
          </table:table-cell>
          <table:table-cell table:style-name="Default" office:value-type="float" office:value="2.5984343008226">
            <text:p>2.5984343008</text:p>
          </table:table-cell>
          <table:table-cell table:style-name="Default" office:value-type="float" office:value="38.5878428366014">
            <text:p>38.5878428366</text:p>
          </table:table-cell>
          <table:table-cell table:style-name="Default" office:value-type="string">
            <text:p>-7.82764866094368e-14</text:p>
          </table:table-cell>
          <table:table-cell table:number-columns-repeated="3"/>
          <table:table-cell table:style-name="Default" table:formula="of:=[.A98]*0.000000001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Default" office:value-type="float" office:value="4000000000">
            <text:p>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3.09058968">
            <text:p>43.0905896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22578128335392e-12</text:p>
          </table:table-cell>
          <table:table-cell table:style-name="Default" office:value-type="float" office:value="2.65280686855215">
            <text:p>2.6528068686</text:p>
          </table:table-cell>
          <table:table-cell table:style-name="Default" office:value-type="float" office:value="38.8703421233899">
            <text:p>38.8703421234</text:p>
          </table:table-cell>
          <table:table-cell table:style-name="Default" office:value-type="string">
            <text:p>-1.8178138758235e-14</text:p>
          </table:table-cell>
          <table:table-cell table:number-columns-repeated="3"/>
          <table:table-cell table:style-name="Default" table:formula="of:=[.A99]*0.000000001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Default" office:value-type="float" office:value="8000000000">
            <text:p>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3.032343212">
            <text:p>43.03234321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7.72336303587902e-11</text:p>
          </table:table-cell>
          <table:table-cell table:style-name="Default" office:value-type="float" office:value="2.71126649888558">
            <text:p>2.7112664989</text:p>
          </table:table-cell>
          <table:table-cell table:style-name="Default" office:value-type="float" office:value="39.7128198966809">
            <text:p>39.7128198967</text:p>
          </table:table-cell>
          <table:table-cell table:style-name="Default" office:value-type="string">
            <text:p>-7.83533196915548e-13</text:p>
          </table:table-cell>
          <table:table-cell table:number-columns-repeated="3"/>
          <table:table-cell table:style-name="Default" table:formula="of:=[.A100]*0.000000001" office:value-type="float" office:value="8">
            <text:p>8</text:p>
          </table:table-cell>
          <table:table-cell/>
          <table:table-cell>
            <draw:frame table:end-cell-address="sandbox_2_2_2_2_2.AC119" table:end-x="0.0508in" table:end-y="0.0957in" draw:z-index="1" draw:style-name="gr2" draw:text-style-name="P2" svg:width="6.5in" svg:height="3.5in" svg:x="0.2476in" svg:y="0.0921in">
              <draw:object draw:notify-on-update-of-ranges="sandbox_2_2_2_2_2.F4:sandbox_2_2_2_2_2.F29 sandbox_2_2_2_2_2.G3:sandbox_2_2_2_2_2.G3 sandbox_2_2_2_2_2.G4:sandbox_2_2_2_2_2.G29 sandbox_2_2_2_2_2.Q97:sandbox_2_2_2_2_2.Q123 sandbox_2_2_2_2_2.K95:sandbox_2_2_2_2_2.K95 sandbox_2_2_2_2_2.K97:sandbox_2_2_2_2_2.K123 sandbox_2_2_2_2_2.Q97:sandbox_2_2_2_2_2.Q123 sandbox_2_2_2_2_2.L95:sandbox_2_2_2_2_2.L95 sandbox_2_2_2_2_2.L97:sandbox_2_2_2_2_2.L123 sandbox_2_2_2_2_2.F4:sandbox_2_2_2_2_2.F29 sandbox_2_2_2_2_2.H3:sandbox_2_2_2_2_2.H3 sandbox_2_2_2_2_2.H4:sandbox_2_2_2_2_2.H2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Default" office:value-type="float" office:value="12000000000">
            <text:p>1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3.441555146">
            <text:p>43.44155514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6.00522475352744e-12</text:p>
          </table:table-cell>
          <table:table-cell table:style-name="Default" office:value-type="float" office:value="2.75932102785442">
            <text:p>2.7593210279</text:p>
          </table:table-cell>
          <table:table-cell table:style-name="Default" office:value-type="float" office:value="40.7046716834085">
            <text:p>40.7046716834</text:p>
          </table:table-cell>
          <table:table-cell table:style-name="Default" office:value-type="string">
            <text:p>3.19482283045193e-14</text:p>
          </table:table-cell>
          <table:table-cell table:number-columns-repeated="3"/>
          <table:table-cell table:style-name="Default" table:formula="of:=[.A101]*0.000000001" office:value-type="float" office:value="12">
            <text:p>12</text:p>
          </table:table-cell>
          <table:table-cell table:number-columns-repeated="1007"/>
        </table:table-row>
        <table:table-row table:style-name="ro1">
          <table:table-cell table:style-name="Default" office:value-type="float" office:value="16000000000">
            <text:p>1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3.334687066">
            <text:p>43.33468706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2.05633847297682e-11</text:p>
          </table:table-cell>
          <table:table-cell table:style-name="Default" office:value-type="float" office:value="2.79933296264874">
            <text:p>2.7993329626</text:p>
          </table:table-cell>
          <table:table-cell table:style-name="Default" office:value-type="float" office:value="41.8919094615417">
            <text:p>41.8919094615</text:p>
          </table:table-cell>
          <table:table-cell table:style-name="Default" office:value-type="string">
            <text:p>-8.33898387399303e-14</text:p>
          </table:table-cell>
          <table:table-cell table:number-columns-repeated="3"/>
          <table:table-cell table:style-name="Default" table:formula="of:=[.A102]*0.000000001" office:value-type="float" office:value="16">
            <text:p>16</text:p>
          </table:table-cell>
          <table:table-cell table:number-columns-repeated="1007"/>
        </table:table-row>
        <table:table-row table:style-name="ro1">
          <table:table-cell table:style-name="Default" office:value-type="float" office:value="20000000000">
            <text:p>2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3.408612514">
            <text:p>43.40861251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7.53235803953656e-12</text:p>
          </table:table-cell>
          <table:table-cell table:style-name="Default" office:value-type="float" office:value="2.83271355433955">
            <text:p>2.8327135543</text:p>
          </table:table-cell>
          <table:table-cell table:style-name="Default" office:value-type="float" office:value="43.1995421015076">
            <text:p>43.1995421015</text:p>
          </table:table-cell>
          <table:table-cell table:style-name="Default" office:value-type="string">
            <text:p>3.51224284030199e-14</text:p>
          </table:table-cell>
          <table:table-cell table:number-columns-repeated="3"/>
          <table:table-cell table:style-name="Default" table:formula="of:=[.A103]*0.000000001" office:value-type="float" office:value="20">
            <text:p>20</text:p>
          </table:table-cell>
          <table:table-cell table:number-columns-repeated="1007"/>
        </table:table-row>
        <table:table-row table:style-name="ro1">
          <table:table-cell table:style-name="Default" office:value-type="float" office:value="24000000000">
            <text:p>2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3.404248126">
            <text:p>43.40424812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3.03397287785394e-11</text:p>
          </table:table-cell>
          <table:table-cell table:style-name="Default" office:value-type="float" office:value="2.86093036339816">
            <text:p>2.8609303634</text:p>
          </table:table-cell>
          <table:table-cell table:style-name="Default" office:value-type="float" office:value="44.5821224797151">
            <text:p>44.5821224797</text:p>
          </table:table-cell>
          <table:table-cell table:style-name="Default" office:value-type="string">
            <text:p>-6.40312494081271e-14</text:p>
          </table:table-cell>
          <table:table-cell table:number-columns-repeated="3"/>
          <table:table-cell table:style-name="Default" table:formula="of:=[.A104]*0.000000001" office:value-type="float" office:value="24">
            <text:p>24</text:p>
          </table:table-cell>
          <table:table-cell table:number-columns-repeated="1007"/>
        </table:table-row>
        <table:table-row table:style-name="ro1">
          <table:table-cell table:style-name="Default" office:value-type="float" office:value="28000000000">
            <text:p>2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3.903933722">
            <text:p>43.90393372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4.45038717817655e-11</text:p>
          </table:table-cell>
          <table:table-cell table:style-name="Default" office:value-type="float" office:value="2.88516222958124">
            <text:p>2.8851622296</text:p>
          </table:table-cell>
          <table:table-cell table:style-name="Default" office:value-type="float" office:value="46.0166816845221">
            <text:p>46.0166816845</text:p>
          </table:table-cell>
          <table:table-cell table:style-name="Default" office:value-type="string">
            <text:p>-8.60190068535454e-14</text:p>
          </table:table-cell>
          <table:table-cell table:number-columns-repeated="3"/>
          <table:table-cell table:style-name="Default" table:formula="of:=[.A105]*0.000000001" office:value-type="float" office:value="28">
            <text:p>28</text:p>
          </table:table-cell>
          <table:table-cell table:number-columns-repeated="1007"/>
        </table:table-row>
        <table:table-row table:style-name="ro1">
          <table:table-cell table:style-name="Default" office:value-type="float" office:value="32000000000">
            <text:p>3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4.111017865">
            <text:p>44.11101786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3.10518678278578e-11</text:p>
          </table:table-cell>
          <table:table-cell table:style-name="Default" office:value-type="float" office:value="2.90627296017014">
            <text:p>2.9062729602</text:p>
          </table:table-cell>
          <table:table-cell table:style-name="Default" office:value-type="float" office:value="47.4905502930653">
            <text:p>47.4905502931</text:p>
          </table:table-cell>
          <table:table-cell table:style-name="Default" office:value-type="string">
            <text:p>-9.11812519352052e-14</text:p>
          </table:table-cell>
          <table:table-cell table:number-columns-repeated="3"/>
          <table:table-cell table:style-name="Default" table:formula="of:=[.A106]*0.000000001" office:value-type="float" office:value="32">
            <text:p>32</text:p>
          </table:table-cell>
          <table:table-cell table:number-columns-repeated="1007"/>
        </table:table-row>
        <table:table-row table:style-name="ro1">
          <table:table-cell table:style-name="Default" office:value-type="float" office:value="36000000000">
            <text:p>3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3.630792584">
            <text:p>43.63079258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1.03048995554055e-10</text:p>
          </table:table-cell>
          <table:table-cell table:style-name="Default" office:value-type="float" office:value="2.92487954892744">
            <text:p>2.9248795489</text:p>
          </table:table-cell>
          <table:table-cell table:style-name="Default" office:value-type="float" office:value="48.9952210499794">
            <text:p>48.99522105</text:p>
          </table:table-cell>
          <table:table-cell table:style-name="Default" office:value-type="string">
            <text:p>-3.07814482394661e-13</text:p>
          </table:table-cell>
          <table:table-cell table:number-columns-repeated="3"/>
          <table:table-cell table:style-name="Default" table:formula="of:=[.A107]*0.000000001" office:value-type="float" office:value="36">
            <text:p>36</text:p>
          </table:table-cell>
          <table:table-cell table:number-columns-repeated="1007"/>
        </table:table-row>
        <table:table-row table:style-name="ro1">
          <table:table-cell table:style-name="Default" office:value-type="float" office:value="40000000000">
            <text:p>4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3.702070602">
            <text:p>43.70207060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8.42741724873587e-12</text:p>
          </table:table-cell>
          <table:table-cell table:style-name="Default" office:value-type="float" office:value="2.9414241825818">
            <text:p>2.9414241826</text:p>
          </table:table-cell>
          <table:table-cell table:style-name="Default" office:value-type="float" office:value="50.5235561997206">
            <text:p>50.5235561997</text:p>
          </table:table-cell>
          <table:table-cell table:style-name="Default" office:value-type="string">
            <text:p>-6.80219226282355e-14</text:p>
          </table:table-cell>
          <table:table-cell table:number-columns-repeated="3"/>
          <table:table-cell table:style-name="Default" table:formula="of:=[.A108]*0.000000001" office:value-type="float" office:value="40">
            <text:p>40</text:p>
          </table:table-cell>
          <table:table-cell table:number-columns-repeated="1007"/>
        </table:table-row>
        <table:table-row table:style-name="ro1">
          <table:table-cell table:style-name="Default" office:value-type="float" office:value="44000000000">
            <text:p>4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3.626634385">
            <text:p>43.62663438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5.25912793594416e-11</text:p>
          </table:table-cell>
          <table:table-cell table:style-name="Default" office:value-type="float" office:value="2.95623018267214">
            <text:p>2.9562301827</text:p>
          </table:table-cell>
          <table:table-cell table:style-name="Default" office:value-type="float" office:value="52.0686469838185">
            <text:p>52.0686469838</text:p>
          </table:table-cell>
          <table:table-cell table:style-name="Default" office:value-type="string">
            <text:p>1.84078937207842e-16</text:p>
          </table:table-cell>
          <table:table-cell table:number-columns-repeated="3"/>
          <table:table-cell table:style-name="Default" table:formula="of:=[.A109]*0.000000001" office:value-type="float" office:value="44">
            <text:p>44</text:p>
          </table:table-cell>
          <table:table-cell table:number-columns-repeated="1007"/>
        </table:table-row>
        <table:table-row table:style-name="ro1">
          <table:table-cell table:style-name="Default" office:value-type="float" office:value="48000000000">
            <text:p>4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4.092013906">
            <text:p>44.09201390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4.89966370655149e-11</text:p>
          </table:table-cell>
          <table:table-cell table:style-name="Default" office:value-type="float" office:value="2.96954134543083">
            <text:p>2.9695413454</text:p>
          </table:table-cell>
          <table:table-cell table:style-name="Default" office:value-type="float" office:value="53.6235085608223">
            <text:p>53.6235085608</text:p>
          </table:table-cell>
          <table:table-cell table:style-name="Default" office:value-type="string">
            <text:p>1.48376158883005e-13</text:p>
          </table:table-cell>
          <table:table-cell table:number-columns-repeated="3"/>
          <table:table-cell table:style-name="Default" table:formula="of:=[.A110]*0.000000001" office:value-type="float" office:value="48">
            <text:p>48</text:p>
          </table:table-cell>
          <table:table-cell table:number-columns-repeated="1007"/>
        </table:table-row>
        <table:table-row table:style-name="ro1">
          <table:table-cell table:style-name="Default" office:value-type="float" office:value="52000000000">
            <text:p>5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4.948443301">
            <text:p>44.94844330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81569582470524e-11</text:p>
          </table:table-cell>
          <table:table-cell table:style-name="Default" office:value-type="float" office:value="2.98154826586462">
            <text:p>2.9815482659</text:p>
          </table:table-cell>
          <table:table-cell table:style-name="Default" office:value-type="float" office:value="55.1811741220793">
            <text:p>55.1811741221</text:p>
          </table:table-cell>
          <table:table-cell table:style-name="Default" office:value-type="string">
            <text:p>4.15360704885942e-14</text:p>
          </table:table-cell>
          <table:table-cell table:number-columns-repeated="3"/>
          <table:table-cell table:style-name="Default" table:formula="of:=[.A111]*0.000000001" office:value-type="float" office:value="52">
            <text:p>52</text:p>
          </table:table-cell>
          <table:table-cell table:number-columns-repeated="1007"/>
        </table:table-row>
        <table:table-row table:style-name="ro1">
          <table:table-cell table:style-name="Default" office:value-type="float" office:value="56000000000">
            <text:p>5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4.593059618">
            <text:p>44.59305961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6846916742044e-12</text:p>
          </table:table-cell>
          <table:table-cell table:style-name="Default" office:value-type="float" office:value="2.9924054028736">
            <text:p>2.9924054029</text:p>
          </table:table-cell>
          <table:table-cell table:style-name="Default" office:value-type="float" office:value="56.7349355960618">
            <text:p>56.7349355961</text:p>
          </table:table-cell>
          <table:table-cell table:style-name="Default" office:value-type="string">
            <text:p>5.40731599626606e-14</text:p>
          </table:table-cell>
          <table:table-cell table:number-columns-repeated="3"/>
          <table:table-cell table:style-name="Default" table:formula="of:=[.A112]*0.000000001" office:value-type="float" office:value="56">
            <text:p>56</text:p>
          </table:table-cell>
          <table:table-cell table:number-columns-repeated="1007"/>
        </table:table-row>
        <table:table-row table:style-name="ro1">
          <table:table-cell table:style-name="Default" office:value-type="float" office:value="60000000000">
            <text:p>6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4.139970764">
            <text:p>44.1399707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9.92981490953069e-11</text:p>
          </table:table-cell>
          <table:table-cell table:style-name="Default" office:value-type="float" office:value="3.00224190860997">
            <text:p>3.0022419086</text:p>
          </table:table-cell>
          <table:table-cell table:style-name="Default" office:value-type="float" office:value="58.2785898955842">
            <text:p>58.2785898956</text:p>
          </table:table-cell>
          <table:table-cell table:style-name="Default" office:value-type="string">
            <text:p>-1.14014543398379e-13</text:p>
          </table:table-cell>
          <table:table-cell table:number-columns-repeated="3"/>
          <table:table-cell table:style-name="Default" table:formula="of:=[.A113]*0.000000001" office:value-type="float" office:value="60">
            <text:p>60</text:p>
          </table:table-cell>
          <table:table-cell table:number-columns-repeated="1007"/>
        </table:table-row>
        <table:table-row table:style-name="ro1">
          <table:table-cell table:style-name="Default" office:value-type="float" office:value="64000000000">
            <text:p>6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4.468372877">
            <text:p>44.46837287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1.43815045738973e-11</text:p>
          </table:table-cell>
          <table:table-cell table:style-name="Default" office:value-type="float" office:value="3.01116842640439">
            <text:p>3.0111684264</text:p>
          </table:table-cell>
          <table:table-cell table:style-name="Default" office:value-type="float" office:value="59.8066240929347">
            <text:p>59.8066240929</text:p>
          </table:table-cell>
          <table:table-cell table:style-name="Default" office:value-type="string">
            <text:p>-3.16827363266548e-14</text:p>
          </table:table-cell>
          <table:table-cell table:number-columns-repeated="3"/>
          <table:table-cell table:style-name="Default" table:formula="of:=[.A114]*0.000000001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table:style-name="Default" office:value-type="float" office:value="68000000000">
            <text:p>6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5.687369467">
            <text:p>45.68736946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5.00216240384422e-11</text:p>
          </table:table-cell>
          <table:table-cell table:style-name="Default" office:value-type="float" office:value="3.01928137033912">
            <text:p>3.0192813703</text:p>
          </table:table-cell>
          <table:table-cell table:style-name="Default" office:value-type="float" office:value="61.3143200413806">
            <text:p>61.3143200414</text:p>
          </table:table-cell>
          <table:table-cell table:style-name="Default" office:value-type="string">
            <text:p>6.40953411362845e-14</text:p>
          </table:table-cell>
          <table:table-cell table:number-columns-repeated="3"/>
          <table:table-cell table:style-name="Default" table:formula="of:=[.A115]*0.000000001" office:value-type="float" office:value="68">
            <text:p>68</text:p>
          </table:table-cell>
          <table:table-cell table:number-columns-repeated="1007"/>
        </table:table-row>
        <table:table-row table:style-name="ro1">
          <table:table-cell table:style-name="Default" office:value-type="float" office:value="72000000000">
            <text:p>7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4.491692581">
            <text:p>44.49169258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4.39417271865196e-11</text:p>
          </table:table-cell>
          <table:table-cell table:style-name="Default" office:value-type="float" office:value="3.0266656773903">
            <text:p>3.0266656774</text:p>
          </table:table-cell>
          <table:table-cell table:style-name="Default" office:value-type="float" office:value="62.7977848411213">
            <text:p>62.7977848411</text:p>
          </table:table-cell>
          <table:table-cell table:style-name="Default" office:value-type="string">
            <text:p>5.07491046551721e-16</text:p>
          </table:table-cell>
          <table:table-cell table:number-columns-repeated="3"/>
          <table:table-cell table:style-name="Default" table:formula="of:=[.A116]*0.000000001" office:value-type="float" office:value="72">
            <text:p>72</text:p>
          </table:table-cell>
          <table:table-cell table:number-columns-repeated="1007"/>
        </table:table-row>
        <table:table-row table:style-name="ro1">
          <table:table-cell table:style-name="Default" office:value-type="float" office:value="76000000000">
            <text:p>7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4.273966573">
            <text:p>44.2739665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2.04624252011508e-11</text:p>
          </table:table-cell>
          <table:table-cell table:style-name="Default" office:value-type="float" office:value="3.03339665464564">
            <text:p>3.0333966546</text:p>
          </table:table-cell>
          <table:table-cell table:style-name="Default" office:value-type="float" office:value="64.2539245453108">
            <text:p>64.2539245453</text:p>
          </table:table-cell>
          <table:table-cell table:style-name="Default" office:value-type="string">
            <text:p>2.39289941940159e-14</text:p>
          </table:table-cell>
          <table:table-cell table:number-columns-repeated="3"/>
          <table:table-cell table:style-name="Default" table:formula="of:=[.A117]*0.000000001" office:value-type="float" office:value="76">
            <text:p>76</text:p>
          </table:table-cell>
          <table:table-cell table:number-columns-repeated="1007"/>
        </table:table-row>
        <table:table-row table:style-name="ro1">
          <table:table-cell table:style-name="Default" office:value-type="float" office:value="80000000000">
            <text:p>8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4.340061891">
            <text:p>44.34006189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05054751380337e-10</text:p>
          </table:table-cell>
          <table:table-cell table:style-name="Default" office:value-type="float" office:value="3.03954129795929">
            <text:p>3.039541298</text:p>
          </table:table-cell>
          <table:table-cell table:style-name="Default" office:value-type="float" office:value="65.680380511288">
            <text:p>65.6803805113</text:p>
          </table:table-cell>
          <table:table-cell table:style-name="Default" office:value-type="string">
            <text:p>1.28188307820097e-13</text:p>
          </table:table-cell>
          <table:table-cell table:number-columns-repeated="3"/>
          <table:table-cell table:style-name="Default" table:formula="of:=[.A118]*0.000000001" office:value-type="float" office:value="80">
            <text:p>80</text:p>
          </table:table-cell>
          <table:table-cell table:number-columns-repeated="1007"/>
        </table:table-row>
        <table:table-row table:style-name="ro1">
          <table:table-cell table:style-name="Default" office:value-type="float" office:value="84000000000">
            <text:p>8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4.390665917">
            <text:p>44.39066591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3.7011683469336e-11</text:p>
          </table:table-cell>
          <table:table-cell table:style-name="Default" office:value-type="float" office:value="3.04515930136935">
            <text:p>3.0451593014</text:p>
          </table:table-cell>
          <table:table-cell table:style-name="Default" office:value-type="float" office:value="67.0754453184115">
            <text:p>67.0754453184</text:p>
          </table:table-cell>
          <table:table-cell table:style-name="Default" office:value-type="string">
            <text:p>-2.13833918884005e-14</text:p>
          </table:table-cell>
          <table:table-cell table:number-columns-repeated="3"/>
          <table:table-cell table:style-name="Default" table:formula="of:=[.A119]*0.000000001" office:value-type="float" office:value="84">
            <text:p>84</text:p>
          </table:table-cell>
          <table:table-cell table:number-columns-repeated="1007"/>
        </table:table-row>
        <table:table-row table:style-name="ro1">
          <table:table-cell table:style-name="Default" office:value-type="float" office:value="88000000000">
            <text:p>8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4.561714588">
            <text:p>44.56171458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5.27866809325229e-11</text:p>
          </table:table-cell>
          <table:table-cell table:style-name="Default" office:value-type="float" office:value="3.05030388071815">
            <text:p>3.0503038807</text:p>
          </table:table-cell>
          <table:table-cell table:style-name="Default" office:value-type="float" office:value="68.4379710565086">
            <text:p>68.4379710565</text:p>
          </table:table-cell>
          <table:table-cell table:style-name="Default" office:value-type="string">
            <text:p>4.45834769012315e-14</text:p>
          </table:table-cell>
          <table:table-cell table:number-columns-repeated="3"/>
          <table:table-cell table:style-name="Default" table:formula="of:=[.A120]*0.000000001" office:value-type="float" office:value="88">
            <text:p>88</text:p>
          </table:table-cell>
          <table:table-cell table:number-columns-repeated="1007"/>
        </table:table-row>
        <table:table-row table:style-name="ro1">
          <table:table-cell table:style-name="Default" office:value-type="float" office:value="92000000000">
            <text:p>9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5.108827676">
            <text:p>45.10882767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.43122763177451e-11</text:p>
          </table:table-cell>
          <table:table-cell table:style-name="Default" office:value-type="float" office:value="3.05502247856294">
            <text:p>3.0550224786</text:p>
          </table:table-cell>
          <table:table-cell table:style-name="Default" office:value-type="float" office:value="69.7672787061125">
            <text:p>69.7672787061</text:p>
          </table:table-cell>
          <table:table-cell table:style-name="Default" office:value-type="string">
            <text:p>2.47123465385232e-14</text:p>
          </table:table-cell>
          <table:table-cell table:number-columns-repeated="3"/>
          <table:table-cell table:style-name="Default" table:formula="of:=[.A121]*0.000000001" office:value-type="float" office:value="92">
            <text:p>92</text:p>
          </table:table-cell>
          <table:table-cell table:number-columns-repeated="1007"/>
        </table:table-row>
        <table:table-row table:style-name="ro1">
          <table:table-cell table:style-name="Default" office:value-type="float" office:value="96000000000">
            <text:p>9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45.280019771">
            <text:p>45.28001977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-4.59786185843209e-11</text:p>
          </table:table-cell>
          <table:table-cell table:style-name="Default" office:value-type="float" office:value="3.05935738583034">
            <text:p>3.0593573858</text:p>
          </table:table-cell>
          <table:table-cell table:style-name="Default" office:value-type="float" office:value="71.0630738860754">
            <text:p>71.0630738861</text:p>
          </table:table-cell>
          <table:table-cell table:style-name="Default" office:value-type="string">
            <text:p>-4.55410359737311e-14</text:p>
          </table:table-cell>
          <table:table-cell table:number-columns-repeated="3"/>
          <table:table-cell table:style-name="Default" table:formula="of:=[.A122]*0.000000001" office:value-type="float" office:value="96">
            <text:p>96</text:p>
          </table:table-cell>
          <table:table-cell table:number-columns-repeated="2"/>
          <table:table-cell table:style-name="ce10" office:value-type="string">
            <text:p>error at 100 GHz</text:p>
          </table:table-cell>
          <table:table-cell table:number-columns-repeated="1004"/>
        </table:table-row>
        <table:table-row table:style-name="ro1">
          <table:table-cell table:style-name="Default" office:value-type="float" office:value="100000000000">
            <text:p>10000000000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630">
            <text:p>1630</text:p>
          </table:table-cell>
          <table:table-cell table:style-name="Default" office:value-type="float" office:value="93606">
            <text:p>936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87.993447514">
            <text:p>587.99344751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3.51240078878408e-11</text:p>
          </table:table-cell>
          <table:table-cell table:style-name="Default" office:value-type="float" office:value="3.06334629861548">
            <text:p>3.0633462986</text:p>
          </table:table-cell>
          <table:table-cell table:style-name="Default" office:value-type="float" office:value="72.3253717196353">
            <text:p>72.3253717196</text:p>
          </table:table-cell>
          <table:table-cell table:style-name="Default" office:value-type="string">
            <text:p>3.58449568890623e-14</text:p>
          </table:table-cell>
          <table:table-cell table:number-columns-repeated="3"/>
          <table:table-cell table:style-name="Default" table:formula="of:=[.A123]*0.000000001" office:value-type="float" office:value="100">
            <text:p>100</text:p>
          </table:table-cell>
          <table:table-cell table:number-columns-repeated="2"/>
          <table:table-cell table:style-name="ce10" table:formula="of:=([.H29]-[.L123])/[.H29]" office:value-type="float" office:value="0.0348591617576271">
            <text:p>0.0348591618</text:p>
          </table:table-cell>
          <table:table-cell table:number-columns-repeated="1004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7">07/27/2022</text:date>, <text:time>09:0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7T09:04:29</dc:date>
    <dc:creator>Brian Young</dc:creator>
    <meta:generator>OpenOffice/4.1.11$Unix OpenOffice.org_project/4112m1$Build-9809</meta:generator>
    <meta:editing-duration>P12DT18H33M43S</meta:editing-duration>
    <meta:editing-cycles>117</meta:editing-cycles>
    <meta:document-statistic meta:table-count="3" meta:cell-count="319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ffffff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00" chart:interval-major="10" chart:interval-minor-divisor="5" chart:reverse-direction="false" text:line-break="false" chart:label-arrangement="side-by-side" chart:link-data-style-to-source="false" chart:axis-position="0" chart:tick-mark-position="at-axis"/>
      <style:graphic-properties svg:stroke-width="0.026cm" svg:stroke-color="#bfbfbf"/>
      <style:text-properties fo:color="#ffffff" style:font-style-name="Regular" fo:font-size="10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ffffff" fo:font-family="'DejaVu Sans Mono'" style:font-style-name="Book" style:font-family-generic="modern" style:font-pitch="fixed"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2" chart:maximum="3.2" chart:interval-major="0.2" chart:interval-minor-divisor="2" chart:reverse-direction="false" text:line-break="false" chart:label-arrangement="side-by-side" chart:link-data-style-to-source="false" chart:axis-position="0" chart:tick-mark-position="at-axis" style:rotation-angle="90"/>
      <style:graphic-properties svg:stroke-width="0.026cm" svg:stroke-color="#bfbfbf"/>
      <style:text-properties fo:color="#ffffff" style:font-style-name="Regular" fo:font-size="10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30" chart:maximum="80" chart:interval-major="10" chart:interval-minor-divisor="5" chart:reverse-direction="false" text:line-break="false" chart:label-arrangement="side-by-side" chart:link-data-style-to-source="false" chart:axis-position="end" chart:tick-mark-position="at-axis" style:rotation-angle="270"/>
      <style:graphic-properties svg:stroke-width="0.026cm" svg:stroke-color="#bfbfbf"/>
      <style:text-properties fo:color="#ffffff" style:font-style-name="Regular" fo:font-size="10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176cm" chart:symbol-height="0.176cm" chart:label-position="right">
        <chart:label-separator>
          <text:p>; </text:p>
        </chart:label-separator>
      </style:chart-properties>
      <style:graphic-properties draw:stroke="none" draw:stroke-dash="msLineDash_20_1"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draw:stroke-dash="msLineDash_20_2"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none" draw:stroke-dash="Ultrafine_20_Dashed"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Dashed"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width="0.025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fill="solid" draw:fill-color="#0084d1"/>
    </style:style>
    <style:style style:name="ch19" style:family="chart">
      <style:graphic-properties draw:fill-color="#d9d9d9"/>
    </style:style>
  </office:automatic-styles>
  <office:body>
    <office:chart>
      <chart:chart svg:width="11.732cm" svg:height="12.424cm" xlink:href=".." xlink:type="simple" chart:class="chart:scatter" chart:style-name="ch1">
        <chart:title svg:x="5.234cm" svg:y="0.384cm" chart:style-name="ch2">
          <text:p>Fig. 8</text:p>
        </chart:title>
        <chart:legend chart:legend-position="bottom" svg:x="1.415cm" svg:y="10.255cm" style:legend-expansion="wide" chart:style-name="ch3"/>
        <chart:plot-area chart:style-name="ch4" table:cell-range-address="sandbox_2_2_2_2.F4:sandbox_2_2_2_2.H29 sandbox_2_2_2_2.G3:sandbox_2_2_2_2.H3 sandbox_2_2_2_2.I3:sandbox_2_2_2_2.J29 sandbox_2_2_2_2.K35:sandbox_2_2_2_2.K63 sandbox_2_2_2_2.M35:sandbox_2_2_2_2.M63 sandbox_2_2_2_2.U35:sandbox_2_2_2_2.V63" chart:data-source-has-labels="row" svg:x="0.684cm" svg:y="2.033cm" svg:width="10.58cm" svg:height="6.993cm">
          <chartooo:coordinate-region svg:x="1.181cm" svg:y="2.406cm" svg:width="9.586cm" svg:height="6.123cm"/>
          <chart:axis chart:dimension="x" chart:name="primary-x" chart:style-name="ch5">
            <chart:title svg:x="4.753cm" svg:y="9.274cm" chart:style-name="ch6">
              <text:p>Frequency, GHz</text:p>
            </chart:title>
          </chart:axis>
          <chart:axis chart:dimension="x" chart:name="secondary-x" chart:style-name="ch7"/>
          <chart:axis chart:dimension="y" chart:name="primary-y" chart:style-name="ch8"/>
          <chart:axis chart:dimension="y" chart:name="secondary-y" chart:style-name="ch9"/>
          <chart:series chart:attached-axis="primary-y" chart:style-name="ch10" chart:values-cell-range-address="sandbox_2_2_2_2.G4:sandbox_2_2_2_2.G29" chart:label-cell-address="sandbox_2_2_2_2.G3:sandbox_2_2_2_2.G3" chart:class="chart:scatter">
            <chart:domain table:cell-range-address="sandbox_2_2_2_2.F4:sandbox_2_2_2_2.F29"/>
            <chart:data-point chart:repeated="26"/>
          </chart:series>
          <chart:series chart:attached-axis="primary-y" chart:style-name="ch11" chart:values-cell-range-address="sandbox_2_2_2_2.I4:sandbox_2_2_2_2.I29" chart:label-cell-address="sandbox_2_2_2_2.I3:sandbox_2_2_2_2.I3" chart:class="chart:scatter">
            <chart:data-point chart:repeated="26"/>
          </chart:series>
          <chart:series chart:attached-axis="secondary-y" chart:style-name="ch12" chart:values-cell-range-address="sandbox_2_2_2_2.H4:sandbox_2_2_2_2.H29" chart:label-cell-address="sandbox_2_2_2_2.H3:sandbox_2_2_2_2.H3" chart:class="chart:scatter">
            <chart:data-point chart:repeated="26"/>
          </chart:series>
          <chart:series chart:attached-axis="secondary-y" chart:style-name="ch13" chart:values-cell-range-address="sandbox_2_2_2_2.J4:sandbox_2_2_2_2.J29" chart:label-cell-address="sandbox_2_2_2_2.J3:sandbox_2_2_2_2.J3" chart:class="chart:scatter">
            <chart:data-point chart:repeated="26"/>
          </chart:series>
          <chart:series chart:attached-axis="primary-y" chart:style-name="ch14" chart:values-cell-range-address="sandbox_2_2_2_2.K36:sandbox_2_2_2_2.K63" chart:label-cell-address="sandbox_2_2_2_2.K35:sandbox_2_2_2_2.K35" chart:class="chart:scatter">
            <chart:domain table:cell-range-address="sandbox_2_2_2_2.X36:sandbox_2_2_2_2.X63"/>
            <chart:data-point chart:repeated="28"/>
          </chart:series>
          <chart:series chart:attached-axis="primary-y" chart:style-name="ch15" chart:values-cell-range-address="sandbox_2_2_2_2.M36:sandbox_2_2_2_2.M63" chart:label-cell-address="sandbox_2_2_2_2.M35:sandbox_2_2_2_2.M35" chart:class="chart:scatter">
            <chart:domain table:cell-range-address="sandbox_2_2_2_2.X36:sandbox_2_2_2_2.X63"/>
            <chart:data-point chart:repeated="28"/>
          </chart:series>
          <chart:series chart:attached-axis="secondary-y" chart:style-name="ch16" chart:values-cell-range-address="sandbox_2_2_2_2.U36:sandbox_2_2_2_2.U63" chart:label-cell-address="sandbox_2_2_2_2.U35:sandbox_2_2_2_2.U35" chart:class="chart:scatter">
            <chart:domain table:cell-range-address="sandbox_2_2_2_2.X36:sandbox_2_2_2_2.X63"/>
            <chart:data-point chart:repeated="28"/>
          </chart:series>
          <chart:series chart:attached-axis="secondary-y" chart:style-name="ch17" chart:values-cell-range-address="sandbox_2_2_2_2.V36:sandbox_2_2_2_2.V63" chart:label-cell-address="sandbox_2_2_2_2.V35:sandbox_2_2_2_2.V35" chart:class="chart:scatter">
            <chart:domain table:cell-range-address="sandbox_2_2_2_2.X36:sandbox_2_2_2_2.X63"/>
            <chart:data-point chart:repeated="2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Olyslager beta,e/ko</text:p>
                <draw:g>
                  <svg:desc>sandbox_2_2_2_2.G3:sandbox_2_2_2_2.G3</svg:desc>
                </draw:g>
              </table:table-cell>
              <table:table-cell office:value-type="string">
                <text:p>Olyslager beta,o/ko</text:p>
                <draw:g>
                  <svg:desc>sandbox_2_2_2_2.I3:sandbox_2_2_2_2.I3</svg:desc>
                </draw:g>
              </table:table-cell>
              <table:table-cell office:value-type="string">
                <text:p>Solyslager Zoe</text:p>
                <draw:g>
                  <svg:desc>sandbox_2_2_2_2.H3:sandbox_2_2_2_2.H3</svg:desc>
                </draw:g>
              </table:table-cell>
              <table:table-cell office:value-type="string">
                <text:p>Olyslager Zoo</text:p>
                <draw:g>
                  <svg:desc>sandbox_2_2_2_2.J3:sandbox_2_2_2_2.J3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this beta,e/ko</text:p>
                <draw:g>
                  <svg:desc>sandbox_2_2_2_2.K35:sandbox_2_2_2_2.K35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this beta,o/ko</text:p>
                <draw:g>
                  <svg:desc>sandbox_2_2_2_2.M35:sandbox_2_2_2_2.M35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this Zoe</text:p>
                <draw:g>
                  <svg:desc>sandbox_2_2_2_2.U35:sandbox_2_2_2_2.U35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this Zoo</text:p>
                <draw:g>
                  <svg:desc>sandbox_2_2_2_2.V35:sandbox_2_2_2_2.V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ndbox_2_2_2_2.F4:sandbox_2_2_2_2.F29</svg:desc>
                </draw:g>
              </table:table-cell>
              <table:table-cell office:value-type="float" office:value="2.59444444444444">
                <text:p>2.59444444444444</text:p>
                <draw:g>
                  <svg:desc>sandbox_2_2_2_2.G4:sandbox_2_2_2_2.G29</svg:desc>
                </draw:g>
              </table:table-cell>
              <table:table-cell office:value-type="float" office:value="2.27430555555556">
                <text:p>2.27430555555556</text:p>
                <draw:g>
                  <svg:desc>sandbox_2_2_2_2.I4:sandbox_2_2_2_2.I29</svg:desc>
                </draw:g>
              </table:table-cell>
              <table:table-cell office:value-type="float" office:value="38.2045643153527">
                <text:p>38.2045643153527</text:p>
                <draw:g>
                  <svg:desc>sandbox_2_2_2_2.H4:sandbox_2_2_2_2.H29</svg:desc>
                </draw:g>
              </table:table-cell>
              <table:table-cell office:value-type="float" office:value="31.0325726141079">
                <text:p>31.0325726141079</text:p>
                <draw:g>
                  <svg:desc>sandbox_2_2_2_2.J4:sandbox_2_2_2_2.J29</svg:desc>
                </draw:g>
              </table:table-cell>
              <table:table-cell office:value-type="float" office:value="0.1">
                <text:p>0.1</text:p>
                <draw:g>
                  <svg:desc>sandbox_2_2_2_2.X36:sandbox_2_2_2_2.X63</svg:desc>
                </draw:g>
              </table:table-cell>
              <table:table-cell office:value-type="float" office:value="2.59162892126279">
                <text:p>2.59162892126279</text:p>
                <draw:g>
                  <svg:desc>sandbox_2_2_2_2.K36:sandbox_2_2_2_2.K63</svg:desc>
                </draw:g>
              </table:table-cell>
              <table:table-cell office:value-type="float" office:value="0.1">
                <text:p>0.1</text:p>
                <draw:g>
                  <svg:desc>sandbox_2_2_2_2.X36:sandbox_2_2_2_2.X63</svg:desc>
                </draw:g>
              </table:table-cell>
              <table:table-cell office:value-type="float" office:value="2.29559315317783">
                <text:p>2.29559315317783</text:p>
                <draw:g>
                  <svg:desc>sandbox_2_2_2_2.M36:sandbox_2_2_2_2.M63</svg:desc>
                </draw:g>
              </table:table-cell>
              <table:table-cell office:value-type="float" office:value="0.1">
                <text:p>0.1</text:p>
                <draw:g>
                  <svg:desc>sandbox_2_2_2_2.X36:sandbox_2_2_2_2.X63</svg:desc>
                </draw:g>
              </table:table-cell>
              <table:table-cell office:value-type="float" office:value="40.2679925611736">
                <text:p>40.2679925611736</text:p>
                <draw:g>
                  <svg:desc>sandbox_2_2_2_2.U36:sandbox_2_2_2_2.U63</svg:desc>
                </draw:g>
              </table:table-cell>
              <table:table-cell office:value-type="float" office:value="0.1">
                <text:p>0.1</text:p>
                <draw:g>
                  <svg:desc>sandbox_2_2_2_2.X36:sandbox_2_2_2_2.X63</svg:desc>
                </draw:g>
              </table:table-cell>
              <table:table-cell office:value-type="float" office:value="33.15993838397">
                <text:p>33.15993838397</text:p>
                <draw:g>
                  <svg:desc>sandbox_2_2_2_2.V36:sandbox_2_2_2_2.V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832285115304">
                <text:p>3.9832285115304</text:p>
              </table:table-cell>
              <table:table-cell office:value-type="float" office:value="2.64097222222222">
                <text:p>2.64097222222222</text:p>
              </table:table-cell>
              <table:table-cell office:value-type="float" office:value="2.29375">
                <text:p>2.29375</text:p>
              </table:table-cell>
              <table:table-cell office:value-type="float" office:value="38.4852074688797">
                <text:p>38.4852074688797</text:p>
              </table:table-cell>
              <table:table-cell office:value-type="float" office:value="31.0325726141079">
                <text:p>31.0325726141079</text:p>
              </table:table-cell>
              <table:table-cell office:value-type="float" office:value="1">
                <text:p>1</text:p>
              </table:table-cell>
              <table:table-cell office:value-type="float" office:value="2.59918174120964">
                <text:p>2.59918174120964</text:p>
              </table:table-cell>
              <table:table-cell office:value-type="float" office:value="1">
                <text:p>1</text:p>
              </table:table-cell>
              <table:table-cell office:value-type="float" office:value="2.2966063626458">
                <text:p>2.2966063626458</text:p>
              </table:table-cell>
              <table:table-cell office:value-type="float" office:value="1">
                <text:p>1</text:p>
              </table:table-cell>
              <table:table-cell office:value-type="float" office:value="40.1731515202204">
                <text:p>40.1731515202204</text:p>
              </table:table-cell>
              <table:table-cell office:value-type="float" office:value="1">
                <text:p>1</text:p>
              </table:table-cell>
              <table:table-cell office:value-type="float" office:value="33.1462436293713">
                <text:p>33.1462436293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669461914745">
                <text:p>7.82669461914745</text:p>
              </table:table-cell>
              <table:table-cell office:value-type="float" office:value="2.69236111111111">
                <text:p>2.69236111111111</text:p>
              </table:table-cell>
              <table:table-cell office:value-type="float" office:value="2.33680555555556">
                <text:p>2.33680555555556</text:p>
              </table:table-cell>
              <table:table-cell office:value-type="float" office:value="38.9841286307054">
                <text:p>38.9841286307054</text:p>
              </table:table-cell>
              <table:table-cell office:value-type="float" office:value="31.0949377593361">
                <text:p>31.0949377593361</text:p>
              </table:table-cell>
              <table:table-cell office:value-type="float" office:value="4">
                <text:p>4</text:p>
              </table:table-cell>
              <table:table-cell office:value-type="float" office:value="2.65359329982709">
                <text:p>2.65359329982709</text:p>
              </table:table-cell>
              <table:table-cell office:value-type="float" office:value="4">
                <text:p>4</text:p>
              </table:table-cell>
              <table:table-cell office:value-type="float" office:value="2.31130351948968">
                <text:p>2.31130351948968</text:p>
              </table:table-cell>
              <table:table-cell office:value-type="float" office:value="4">
                <text:p>4</text:p>
              </table:table-cell>
              <table:table-cell office:value-type="float" office:value="40.4309478282382">
                <text:p>40.4309478282382</text:p>
              </table:table-cell>
              <table:table-cell office:value-type="float" office:value="4">
                <text:p>4</text:p>
              </table:table-cell>
              <table:table-cell office:value-type="float" office:value="32.979783211087">
                <text:p>32.979783211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195667365479">
                <text:p>12.0195667365479</text:p>
              </table:table-cell>
              <table:table-cell office:value-type="float" office:value="2.74513888888889">
                <text:p>2.74513888888889</text:p>
              </table:table-cell>
              <table:table-cell office:value-type="float" office:value="2.40347222222222">
                <text:p>2.40347222222222</text:p>
              </table:table-cell>
              <table:table-cell office:value-type="float" office:value="39.8884232365145">
                <text:p>39.8884232365145</text:p>
              </table:table-cell>
              <table:table-cell office:value-type="float" office:value="31.2196680497925">
                <text:p>31.2196680497925</text:p>
              </table:table-cell>
              <table:table-cell office:value-type="float" office:value="8">
                <text:p>8</text:p>
              </table:table-cell>
              <table:table-cell office:value-type="float" office:value="2.71207496703081">
                <text:p>2.71207496703081</text:p>
              </table:table-cell>
              <table:table-cell office:value-type="float" office:value="8">
                <text:p>8</text:p>
              </table:table-cell>
              <table:table-cell office:value-type="float" office:value="2.35315304332736">
                <text:p>2.35315304332736</text:p>
              </table:table-cell>
              <table:table-cell office:value-type="float" office:value="8">
                <text:p>8</text:p>
              </table:table-cell>
              <table:table-cell office:value-type="float" office:value="41.2606297762836">
                <text:p>41.2606297762836</text:p>
              </table:table-cell>
              <table:table-cell office:value-type="float" office:value="8">
                <text:p>8</text:p>
              </table:table-cell>
              <table:table-cell office:value-type="float" office:value="32.7190328822294">
                <text:p>32.7190328822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027952480783">
                <text:p>16.0027952480783</text:p>
              </table:table-cell>
              <table:table-cell office:value-type="float" office:value="2.78611111111111">
                <text:p>2.78611111111111</text:p>
              </table:table-cell>
              <table:table-cell office:value-type="float" office:value="2.47569444444444">
                <text:p>2.47569444444444</text:p>
              </table:table-cell>
              <table:table-cell office:value-type="float" office:value="41.2916390041494">
                <text:p>41.2916390041494</text:p>
              </table:table-cell>
              <table:table-cell office:value-type="float" office:value="31.9056846473029">
                <text:p>31.9056846473029</text:p>
              </table:table-cell>
              <table:table-cell office:value-type="float" office:value="10">
                <text:p>10</text:p>
              </table:table-cell>
              <table:table-cell office:value-type="float" office:value="2.73718130758985">
                <text:p>2.73718130758985</text:p>
              </table:table-cell>
              <table:table-cell office:value-type="float" office:value="10">
                <text:p>10</text:p>
              </table:table-cell>
              <table:table-cell office:value-type="float" office:value="2.38128973233193">
                <text:p>2.38128973233193</text:p>
              </table:table-cell>
              <table:table-cell office:value-type="float" office:value="10">
                <text:p>10</text:p>
              </table:table-cell>
              <table:table-cell office:value-type="float" office:value="41.7227751621668">
                <text:p>41.7227751621668</text:p>
              </table:table-cell>
              <table:table-cell office:value-type="float" office:value="10">
                <text:p>10</text:p>
              </table:table-cell>
              <table:table-cell office:value-type="float" office:value="32.6752233749806">
                <text:p>32.6752233749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0559049615653">
                <text:p>20.0559049615653</text:p>
              </table:table-cell>
              <table:table-cell office:value-type="float" office:value="2.82013888888889">
                <text:p>2.82013888888889</text:p>
              </table:table-cell>
              <table:table-cell office:value-type="float" office:value="2.54652777777778">
                <text:p>2.54652777777778</text:p>
              </table:table-cell>
              <table:table-cell office:value-type="float" office:value="42.6636721991701">
                <text:p>42.6636721991701</text:p>
              </table:table-cell>
              <table:table-cell office:value-type="float" office:value="33.1218049792531">
                <text:p>33.1218049792531</text:p>
              </table:table-cell>
              <table:table-cell office:value-type="float" office:value="12">
                <text:p>12</text:p>
              </table:table-cell>
              <table:table-cell office:value-type="float" office:value="2.76013245618114">
                <text:p>2.76013245618114</text:p>
              </table:table-cell>
              <table:table-cell office:value-type="float" office:value="12">
                <text:p>12</text:p>
              </table:table-cell>
              <table:table-cell office:value-type="float" office:value="2.41292126534094">
                <text:p>2.41292126534094</text:p>
              </table:table-cell>
              <table:table-cell office:value-type="float" office:value="12">
                <text:p>12</text:p>
              </table:table-cell>
              <table:table-cell office:value-type="float" office:value="42.24476959203">
                <text:p>42.24476959203</text:p>
              </table:table-cell>
              <table:table-cell office:value-type="float" office:value="12">
                <text:p>12</text:p>
              </table:table-cell>
              <table:table-cell office:value-type="float" office:value="32.7386022700938">
                <text:p>32.7386022700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0391334730957">
                <text:p>24.0391334730957</text:p>
              </table:table-cell>
              <table:table-cell office:value-type="float" office:value="2.84652777777778">
                <text:p>2.84652777777778</text:p>
              </table:table-cell>
              <table:table-cell office:value-type="float" office:value="2.61527777777778">
                <text:p>2.61527777777778</text:p>
              </table:table-cell>
              <table:table-cell office:value-type="float" office:value="44.1292531120332">
                <text:p>44.1292531120332</text:p>
              </table:table-cell>
              <table:table-cell office:value-type="float" office:value="34.836846473029">
                <text:p>34.836846473029</text:p>
              </table:table-cell>
              <table:table-cell office:value-type="float" office:value="16">
                <text:p>16</text:p>
              </table:table-cell>
              <table:table-cell office:value-type="float" office:value="2.80013213773164">
                <text:p>2.80013213773164</text:p>
              </table:table-cell>
              <table:table-cell office:value-type="float" office:value="16">
                <text:p>16</text:p>
              </table:table-cell>
              <table:table-cell office:value-type="float" office:value="2.48262589522554">
                <text:p>2.48262589522554</text:p>
              </table:table-cell>
              <table:table-cell office:value-type="float" office:value="16">
                <text:p>16</text:p>
              </table:table-cell>
              <table:table-cell office:value-type="float" office:value="43.4300988436488">
                <text:p>43.4300988436488</text:p>
              </table:table-cell>
              <table:table-cell office:value-type="float" office:value="16">
                <text:p>16</text:p>
              </table:table-cell>
              <table:table-cell office:value-type="float" office:value="33.2770960470374">
                <text:p>33.2770960470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0922431865828">
                <text:p>28.0922431865828</text:p>
              </table:table-cell>
              <table:table-cell office:value-type="float" office:value="2.87222222222222">
                <text:p>2.87222222222222</text:p>
              </table:table-cell>
              <table:table-cell office:value-type="float" office:value="2.67916666666667">
                <text:p>2.67916666666667</text:p>
              </table:table-cell>
              <table:table-cell office:value-type="float" office:value="45.7195643153527">
                <text:p>45.7195643153527</text:p>
              </table:table-cell>
              <table:table-cell office:value-type="float" office:value="36.8013485477178">
                <text:p>36.8013485477178</text:p>
              </table:table-cell>
              <table:table-cell office:value-type="float" office:value="20">
                <text:p>20</text:p>
              </table:table-cell>
              <table:table-cell office:value-type="float" office:value="2.83349007557161">
                <text:p>2.83349007557161</text:p>
              </table:table-cell>
              <table:table-cell office:value-type="float" office:value="20">
                <text:p>20</text:p>
              </table:table-cell>
              <table:table-cell office:value-type="float" office:value="2.55460281644458">
                <text:p>2.55460281644458</text:p>
              </table:table-cell>
              <table:table-cell office:value-type="float" office:value="20">
                <text:p>20</text:p>
              </table:table-cell>
              <table:table-cell office:value-type="float" office:value="44.7382146823986">
                <text:p>44.7382146823986</text:p>
              </table:table-cell>
              <table:table-cell office:value-type="float" office:value="20">
                <text:p>20</text:p>
              </table:table-cell>
              <table:table-cell office:value-type="float" office:value="34.3911857353602">
                <text:p>34.3911857353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0055904961565">
                <text:p>32.0055904961565</text:p>
              </table:table-cell>
              <table:table-cell office:value-type="float" office:value="2.89375">
                <text:p>2.89375</text:p>
              </table:table-cell>
              <table:table-cell office:value-type="float" office:value="2.72916666666667">
                <text:p>2.72916666666667</text:p>
              </table:table-cell>
              <table:table-cell office:value-type="float" office:value="47.3098755186722">
                <text:p>47.3098755186722</text:p>
              </table:table-cell>
              <table:table-cell office:value-type="float" office:value="38.9841286307054">
                <text:p>38.9841286307054</text:p>
              </table:table-cell>
              <table:table-cell office:value-type="float" office:value="24">
                <text:p>24</text:p>
              </table:table-cell>
              <table:table-cell office:value-type="float" office:value="2.86167746598237">
                <text:p>2.86167746598237</text:p>
              </table:table-cell>
              <table:table-cell office:value-type="float" office:value="24">
                <text:p>24</text:p>
              </table:table-cell>
              <table:table-cell office:value-type="float" office:value="2.62299223661558">
                <text:p>2.62299223661558</text:p>
              </table:table-cell>
              <table:table-cell office:value-type="float" office:value="24">
                <text:p>24</text:p>
              </table:table-cell>
              <table:table-cell office:value-type="float" office:value="46.121438886002">
                <text:p>46.121438886002</text:p>
              </table:table-cell>
              <table:table-cell office:value-type="float" office:value="24">
                <text:p>24</text:p>
              </table:table-cell>
              <table:table-cell office:value-type="float" office:value="35.9788661909127">
                <text:p>35.9788661909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9888190076869">
                <text:p>35.9888190076869</text:p>
              </table:table-cell>
              <table:table-cell office:value-type="float" office:value="2.91458333333333">
                <text:p>2.91458333333333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49.0560995850622">
                <text:p>49.0560995850622</text:p>
              </table:table-cell>
              <table:table-cell office:value-type="float" office:value="41.1980912863071">
                <text:p>41.1980912863071</text:p>
              </table:table-cell>
              <table:table-cell office:value-type="float" office:value="28">
                <text:p>28</text:p>
              </table:table-cell>
              <table:table-cell office:value-type="float" office:value="2.8858756910434">
                <text:p>2.8858756910434</text:p>
              </table:table-cell>
              <table:table-cell office:value-type="float" office:value="28">
                <text:p>28</text:p>
              </table:table-cell>
              <table:table-cell office:value-type="float" office:value="2.68452337864705">
                <text:p>2.68452337864705</text:p>
              </table:table-cell>
              <table:table-cell office:value-type="float" office:value="28">
                <text:p>28</text:p>
              </table:table-cell>
              <table:table-cell office:value-type="float" office:value="47.5556148494884">
                <text:p>47.5556148494884</text:p>
              </table:table-cell>
              <table:table-cell office:value-type="float" office:value="28">
                <text:p>28</text:p>
              </table:table-cell>
              <table:table-cell office:value-type="float" office:value="37.8735877073006">
                <text:p>37.8735877073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1118099231307">
                <text:p>40.1118099231307</text:p>
              </table:table-cell>
              <table:table-cell office:value-type="float" office:value="2.93472222222222">
                <text:p>2.93472222222222</text:p>
              </table:table-cell>
              <table:table-cell office:value-type="float" office:value="2.81875">
                <text:p>2.81875</text:p>
              </table:table-cell>
              <table:table-cell office:value-type="float" office:value="50.8023236514523">
                <text:p>50.8023236514523</text:p>
              </table:table-cell>
              <table:table-cell office:value-type="float" office:value="43.4120539419087">
                <text:p>43.4120539419087</text:p>
              </table:table-cell>
              <table:table-cell office:value-type="float" office:value="32">
                <text:p>32</text:p>
              </table:table-cell>
              <table:table-cell office:value-type="float" office:value="2.90695038873504">
                <text:p>2.90695038873504</text:p>
              </table:table-cell>
              <table:table-cell office:value-type="float" office:value="32">
                <text:p>32</text:p>
              </table:table-cell>
              <table:table-cell office:value-type="float" office:value="2.7381235709892">
                <text:p>2.7381235709892</text:p>
              </table:table-cell>
              <table:table-cell office:value-type="float" office:value="32">
                <text:p>32</text:p>
              </table:table-cell>
              <table:table-cell office:value-type="float" office:value="49.0274907571304">
                <text:p>49.0274907571304</text:p>
              </table:table-cell>
              <table:table-cell office:value-type="float" office:value="32">
                <text:p>32</text:p>
              </table:table-cell>
              <table:table-cell office:value-type="float" office:value="39.9228455331762">
                <text:p>39.9228455331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0251572327044">
                <text:p>44.0251572327044</text:p>
              </table:table-cell>
              <table:table-cell office:value-type="float" office:value="2.95">
                <text:p>2.95</text:p>
              </table:table-cell>
              <table:table-cell office:value-type="float" office:value="2.85">
                <text:p>2.85</text:p>
              </table:table-cell>
              <table:table-cell office:value-type="float" office:value="52.4238174273859">
                <text:p>52.4238174273859</text:p>
              </table:table-cell>
              <table:table-cell office:value-type="float" office:value="45.5012863070539">
                <text:p>45.5012863070539</text:p>
              </table:table-cell>
              <table:table-cell office:value-type="float" office:value="36">
                <text:p>36</text:p>
              </table:table-cell>
              <table:table-cell office:value-type="float" office:value="2.92551991398159">
                <text:p>2.92551991398159</text:p>
              </table:table-cell>
              <table:table-cell office:value-type="float" office:value="36">
                <text:p>36</text:p>
              </table:table-cell>
              <table:table-cell office:value-type="float" office:value="2.78404457977675">
                <text:p>2.78404457977675</text:p>
              </table:table-cell>
              <table:table-cell office:value-type="float" office:value="36">
                <text:p>36</text:p>
              </table:table-cell>
              <table:table-cell office:value-type="float" office:value="50.5283262549118">
                <text:p>50.5283262549118</text:p>
              </table:table-cell>
              <table:table-cell office:value-type="float" office:value="36">
                <text:p>36</text:p>
              </table:table-cell>
              <table:table-cell office:value-type="float" office:value="42.0186957730642">
                <text:p>42.0186957730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1481481481482">
                <text:p>48.1481481481482</text:p>
              </table:table-cell>
              <table:table-cell office:value-type="float" office:value="2.96319444444444">
                <text:p>2.96319444444444</text:p>
              </table:table-cell>
              <table:table-cell office:value-type="float" office:value="2.88125">
                <text:p>2.88125</text:p>
              </table:table-cell>
              <table:table-cell office:value-type="float" office:value="54.1388589211618">
                <text:p>54.1388589211618</text:p>
              </table:table-cell>
              <table:table-cell office:value-type="float" office:value="47.5593360995851">
                <text:p>47.5593360995851</text:p>
              </table:table-cell>
              <table:table-cell office:value-type="float" office:value="40">
                <text:p>40</text:p>
              </table:table-cell>
              <table:table-cell office:value-type="float" office:value="2.94202747556593">
                <text:p>2.94202747556593</text:p>
              </table:table-cell>
              <table:table-cell office:value-type="float" office:value="40">
                <text:p>40</text:p>
              </table:table-cell>
              <table:table-cell office:value-type="float" office:value="2.82312748098179">
                <text:p>2.82312748098179</text:p>
              </table:table-cell>
              <table:table-cell office:value-type="float" office:value="40">
                <text:p>40</text:p>
              </table:table-cell>
              <table:table-cell office:value-type="float" office:value="52.0509547595044">
                <text:p>52.0509547595044</text:p>
              </table:table-cell>
              <table:table-cell office:value-type="float" office:value="40">
                <text:p>40</text:p>
              </table:table-cell>
              <table:table-cell office:value-type="float" office:value="44.0957252548293">
                <text:p>44.0957252548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9916142557652">
                <text:p>51.9916142557652</text:p>
              </table:table-cell>
              <table:table-cell office:value-type="float" office:value="2.97638888888889">
                <text:p>2.97638888888889</text:p>
              </table:table-cell>
              <table:table-cell office:value-type="float" office:value="2.90416666666667">
                <text:p>2.90416666666667</text:p>
              </table:table-cell>
              <table:table-cell office:value-type="float" office:value="55.8850829875519">
                <text:p>55.8850829875519</text:p>
              </table:table-cell>
              <table:table-cell office:value-type="float" office:value="49.4614730290456">
                <text:p>49.4614730290456</text:p>
              </table:table-cell>
              <table:table-cell office:value-type="float" office:value="44">
                <text:p>44</text:p>
              </table:table-cell>
              <table:table-cell office:value-type="float" office:value="2.95679715124765">
                <text:p>2.95679715124765</text:p>
              </table:table-cell>
              <table:table-cell office:value-type="float" office:value="44">
                <text:p>44</text:p>
              </table:table-cell>
              <table:table-cell office:value-type="float" office:value="2.85636931578171">
                <text:p>2.85636931578171</text:p>
              </table:table-cell>
              <table:table-cell office:value-type="float" office:value="44">
                <text:p>44</text:p>
              </table:table-cell>
              <table:table-cell office:value-type="float" office:value="53.5885565475726">
                <text:p>53.5885565475726</text:p>
              </table:table-cell>
              <table:table-cell office:value-type="float" office:value="44">
                <text:p>44</text:p>
              </table:table-cell>
              <table:table-cell office:value-type="float" office:value="46.1186791763786">
                <text:p>46.1186791763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1844863731656">
                <text:p>56.1844863731656</text:p>
              </table:table-cell>
              <table:table-cell office:value-type="float" office:value="2.9875">
                <text:p>2.9875</text:p>
              </table:table-cell>
              <table:table-cell office:value-type="float" office:value="2.92569444444444">
                <text:p>2.92569444444444</text:p>
              </table:table-cell>
              <table:table-cell office:value-type="float" office:value="57.662489626556">
                <text:p>57.662489626556</text:p>
              </table:table-cell>
              <table:table-cell office:value-type="float" office:value="51.4571576763485">
                <text:p>51.4571576763485</text:p>
              </table:table-cell>
              <table:table-cell office:value-type="float" office:value="48">
                <text:p>48</text:p>
              </table:table-cell>
              <table:table-cell office:value-type="float" office:value="2.97007327631218">
                <text:p>2.97007327631218</text:p>
              </table:table-cell>
              <table:table-cell office:value-type="float" office:value="48">
                <text:p>48</text:p>
              </table:table-cell>
              <table:table-cell office:value-type="float" office:value="2.88471995311314">
                <text:p>2.88471995311314</text:p>
              </table:table-cell>
              <table:table-cell office:value-type="float" office:value="48">
                <text:p>48</text:p>
              </table:table-cell>
              <table:table-cell office:value-type="float" office:value="55.1343005583972">
                <text:p>55.1343005583972</text:p>
              </table:table-cell>
              <table:table-cell office:value-type="float" office:value="48">
                <text:p>48</text:p>
              </table:table-cell>
              <table:table-cell office:value-type="float" office:value="48.0708910555501">
                <text:p>48.0708910555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2375960866527">
                <text:p>60.2375960866527</text:p>
              </table:table-cell>
              <table:table-cell office:value-type="float" office:value="2.99791666666667">
                <text:p>2.99791666666667</text:p>
              </table:table-cell>
              <table:table-cell office:value-type="float" office:value="2.94444444444444">
                <text:p>2.94444444444444</text:p>
              </table:table-cell>
              <table:table-cell office:value-type="float" office:value="59.377531120332">
                <text:p>59.377531120332</text:p>
              </table:table-cell>
              <table:table-cell office:value-type="float" office:value="53.328112033195">
                <text:p>53.328112033195</text:p>
              </table:table-cell>
              <table:table-cell office:value-type="float" office:value="52">
                <text:p>52</text:p>
              </table:table-cell>
              <table:table-cell office:value-type="float" office:value="2.98204680687375">
                <text:p>2.98204680687375</text:p>
              </table:table-cell>
              <table:table-cell office:value-type="float" office:value="52">
                <text:p>52</text:p>
              </table:table-cell>
              <table:table-cell office:value-type="float" office:value="2.90900782776002">
                <text:p>2.90900782776002</text:p>
              </table:table-cell>
              <table:table-cell office:value-type="float" office:value="52">
                <text:p>52</text:p>
              </table:table-cell>
              <table:table-cell office:value-type="float" office:value="56.681405460357">
                <text:p>56.681405460357</text:p>
              </table:table-cell>
              <table:table-cell office:value-type="float" office:value="52">
                <text:p>52</text:p>
              </table:table-cell>
              <table:table-cell office:value-type="float" office:value="49.9462623239051">
                <text:p>49.9462623239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111809923131">
                <text:p>64.0111809923131</text:p>
              </table:table-cell>
              <table:table-cell office:value-type="float" office:value="3.00694444444444">
                <text:p>3.00694444444444</text:p>
              </table:table-cell>
              <table:table-cell office:value-type="float" office:value="2.96041666666667">
                <text:p>2.96041666666667</text:p>
              </table:table-cell>
              <table:table-cell office:value-type="float" office:value="60.9366597510373">
                <text:p>60.9366597510373</text:p>
              </table:table-cell>
              <table:table-cell office:value-type="float" office:value="55.1367012448133">
                <text:p>55.1367012448133</text:p>
              </table:table-cell>
              <table:table-cell office:value-type="float" office:value="56">
                <text:p>56</text:p>
              </table:table-cell>
              <table:table-cell office:value-type="float" office:value="2.9928724199652">
                <text:p>2.9928724199652</text:p>
              </table:table-cell>
              <table:table-cell office:value-type="float" office:value="56">
                <text:p>56</text:p>
              </table:table-cell>
              <table:table-cell office:value-type="float" office:value="2.92992636762184">
                <text:p>2.92992636762184</text:p>
              </table:table-cell>
              <table:table-cell office:value-type="float" office:value="56">
                <text:p>56</text:p>
              </table:table-cell>
              <table:table-cell office:value-type="float" office:value="58.2233597031696">
                <text:p>58.2233597031696</text:p>
              </table:table-cell>
              <table:table-cell office:value-type="float" office:value="56">
                <text:p>56</text:p>
              </table:table-cell>
              <table:table-cell office:value-type="float" office:value="51.7443542062105">
                <text:p>51.7443542062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2040531097135">
                <text:p>68.2040531097135</text:p>
              </table:table-cell>
              <table:table-cell office:value-type="float" office:value="3.01736111111111">
                <text:p>3.01736111111111</text:p>
              </table:table-cell>
              <table:table-cell office:value-type="float" office:value="2.97569444444444">
                <text:p>2.97569444444444</text:p>
              </table:table-cell>
              <table:table-cell office:value-type="float" office:value="62.7140663900415">
                <text:p>62.7140663900415</text:p>
              </table:table-cell>
              <table:table-cell office:value-type="float" office:value="56.8829253112033">
                <text:p>56.8829253112033</text:p>
              </table:table-cell>
              <table:table-cell office:value-type="float" office:value="60">
                <text:p>60</text:p>
              </table:table-cell>
              <table:table-cell office:value-type="float" office:value="3.00267937480488">
                <text:p>3.00267937480488</text:p>
              </table:table-cell>
              <table:table-cell office:value-type="float" office:value="60">
                <text:p>60</text:p>
              </table:table-cell>
              <table:table-cell office:value-type="float" office:value="2.94804491262683">
                <text:p>2.94804491262683</text:p>
              </table:table-cell>
              <table:table-cell office:value-type="float" office:value="60">
                <text:p>60</text:p>
              </table:table-cell>
              <table:table-cell office:value-type="float" office:value="59.7541548366236">
                <text:p>59.7541548366236</text:p>
              </table:table-cell>
              <table:table-cell office:value-type="float" office:value="60">
                <text:p>60</text:p>
              </table:table-cell>
              <table:table-cell office:value-type="float" office:value="53.4675681911245">
                <text:p>53.4675681911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0475192173305">
                <text:p>72.0475192173305</text:p>
              </table:table-cell>
              <table:table-cell office:value-type="float" office:value="3.02291666666667">
                <text:p>3.02291666666667</text:p>
              </table:table-cell>
              <table:table-cell office:value-type="float" office:value="2.98611111111111">
                <text:p>2.98611111111111</text:p>
              </table:table-cell>
              <table:table-cell office:value-type="float" office:value="64.2420124481328">
                <text:p>64.2420124481328</text:p>
              </table:table-cell>
              <table:table-cell office:value-type="float" office:value="58.3796887966805">
                <text:p>58.3796887966805</text:p>
              </table:table-cell>
              <table:table-cell office:value-type="float" office:value="64">
                <text:p>64</text:p>
              </table:table-cell>
              <table:table-cell office:value-type="float" office:value="3.01157833885238">
                <text:p>3.01157833885238</text:p>
              </table:table-cell>
              <table:table-cell office:value-type="float" office:value="64">
                <text:p>64</text:p>
              </table:table-cell>
              <table:table-cell office:value-type="float" office:value="2.96382719558433">
                <text:p>2.96382719558433</text:p>
              </table:table-cell>
              <table:table-cell office:value-type="float" office:value="64">
                <text:p>64</text:p>
              </table:table-cell>
              <table:table-cell office:value-type="float" office:value="61.268462691536">
                <text:p>61.268462691536</text:p>
              </table:table-cell>
              <table:table-cell office:value-type="float" office:value="64">
                <text:p>64</text:p>
              </table:table-cell>
              <table:table-cell office:value-type="float" office:value="55.1195869575065">
                <text:p>55.1195869575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1006289308176">
                <text:p>76.1006289308176</text:p>
              </table:table-cell>
              <table:table-cell office:value-type="float" office:value="3.03055555555556">
                <text:p>3.03055555555556</text:p>
              </table:table-cell>
              <table:table-cell office:value-type="float" office:value="2.99722222222222">
                <text:p>2.99722222222222</text:p>
              </table:table-cell>
              <table:table-cell office:value-type="float" office:value="65.8323236514523">
                <text:p>65.8323236514523</text:p>
              </table:table-cell>
              <table:table-cell office:value-type="float" office:value="60.0011825726141">
                <text:p>60.0011825726141</text:p>
              </table:table-cell>
              <table:table-cell office:value-type="float" office:value="68">
                <text:p>68</text:p>
              </table:table-cell>
              <table:table-cell office:value-type="float" office:value="3.01966569119313">
                <text:p>3.01966569119313</text:p>
              </table:table-cell>
              <table:table-cell office:value-type="float" office:value="68">
                <text:p>68</text:p>
              </table:table-cell>
              <table:table-cell office:value-type="float" office:value="2.9776502429143">
                <text:p>2.9776502429143</text:p>
              </table:table-cell>
              <table:table-cell office:value-type="float" office:value="68">
                <text:p>68</text:p>
              </table:table-cell>
              <table:table-cell office:value-type="float" office:value="62.7617352626208">
                <text:p>62.7617352626208</text:p>
              </table:table-cell>
              <table:table-cell office:value-type="float" office:value="68">
                <text:p>68</text:p>
              </table:table-cell>
              <table:table-cell office:value-type="float" office:value="56.704538924715">
                <text:p>56.704538924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1537386443047">
                <text:p>80.1537386443047</text:p>
              </table:table-cell>
              <table:table-cell office:value-type="float" office:value="3.03819444444444">
                <text:p>3.03819444444444</text:p>
              </table:table-cell>
              <table:table-cell office:value-type="float" office:value="3.00694444444444">
                <text:p>3.00694444444444</text:p>
              </table:table-cell>
              <table:table-cell office:value-type="float" office:value="67.4226348547718">
                <text:p>67.4226348547718</text:p>
              </table:table-cell>
              <table:table-cell office:value-type="float" office:value="61.4355809128631">
                <text:p>61.4355809128631</text:p>
              </table:table-cell>
              <table:table-cell office:value-type="float" office:value="72">
                <text:p>72</text:p>
              </table:table-cell>
              <table:table-cell office:value-type="float" office:value="3.02702629394637">
                <text:p>3.02702629394637</text:p>
              </table:table-cell>
              <table:table-cell office:value-type="float" office:value="72">
                <text:p>72</text:p>
              </table:table-cell>
              <table:table-cell office:value-type="float" office:value="2.98982109400422">
                <text:p>2.98982109400422</text:p>
              </table:table-cell>
              <table:table-cell office:value-type="float" office:value="72">
                <text:p>72</text:p>
              </table:table-cell>
              <table:table-cell office:value-type="float" office:value="64.2302326609476">
                <text:p>64.2302326609476</text:p>
              </table:table-cell>
              <table:table-cell office:value-type="float" office:value="72">
                <text:p>72</text:p>
              </table:table-cell>
              <table:table-cell office:value-type="float" office:value="58.226567530466">
                <text:p>58.226567530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.1369671558351">
                <text:p>84.1369671558351</text:p>
              </table:table-cell>
              <table:table-cell office:value-type="float" office:value="3.04444444444444">
                <text:p>3.04444444444444</text:p>
              </table:table-cell>
              <table:table-cell office:value-type="float" office:value="3.01597222222222">
                <text:p>3.01597222222222</text:p>
              </table:table-cell>
              <table:table-cell office:value-type="float" office:value="68.7946680497925">
                <text:p>68.7946680497925</text:p>
              </table:table-cell>
              <table:table-cell office:value-type="float" office:value="62.9011618257261">
                <text:p>62.9011618257261</text:p>
              </table:table-cell>
              <table:table-cell office:value-type="float" office:value="76">
                <text:p>76</text:p>
              </table:table-cell>
              <table:table-cell office:value-type="float" office:value="3.03373535443796">
                <text:p>3.03373535443796</text:p>
              </table:table-cell>
              <table:table-cell office:value-type="float" office:value="76">
                <text:p>76</text:p>
              </table:table-cell>
              <table:table-cell office:value-type="float" office:value="3.00059070068744">
                <text:p>3.00059070068744</text:p>
              </table:table-cell>
              <table:table-cell office:value-type="float" office:value="76">
                <text:p>76</text:p>
              </table:table-cell>
              <table:table-cell office:value-type="float" office:value="65.6709958647938">
                <text:p>65.6709958647938</text:p>
              </table:table-cell>
              <table:table-cell office:value-type="float" office:value="76">
                <text:p>76</text:p>
              </table:table-cell>
              <table:table-cell office:value-type="float" office:value="59.689623055767">
                <text:p>59.689623055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9804332634521">
                <text:p>87.9804332634521</text:p>
              </table:table-cell>
              <table:table-cell office:value-type="float" office:value="3.04861111111111">
                <text:p>3.04861111111111</text:p>
              </table:table-cell>
              <table:table-cell office:value-type="float" office:value="3.025">
                <text:p>3.025</text:p>
              </table:table-cell>
              <table:table-cell office:value-type="float" office:value="70.3537966804979">
                <text:p>70.3537966804979</text:p>
              </table:table-cell>
              <table:table-cell office:value-type="float" office:value="64.2731950207469">
                <text:p>64.2731950207469</text:p>
              </table:table-cell>
              <table:table-cell office:value-type="float" office:value="80">
                <text:p>80</text:p>
              </table:table-cell>
              <table:table-cell office:value-type="float" office:value="3.03985975500922">
                <text:p>3.03985975500922</text:p>
              </table:table-cell>
              <table:table-cell office:value-type="float" office:value="80">
                <text:p>80</text:p>
              </table:table-cell>
              <table:table-cell office:value-type="float" office:value="3.01016514284442">
                <text:p>3.01016514284442</text:p>
              </table:table-cell>
              <table:table-cell office:value-type="float" office:value="80">
                <text:p>80</text:p>
              </table:table-cell>
              <table:table-cell office:value-type="float" office:value="67.0817832013636">
                <text:p>67.0817832013636</text:p>
              </table:table-cell>
              <table:table-cell office:value-type="float" office:value="80">
                <text:p>80</text:p>
              </table:table-cell>
              <table:table-cell office:value-type="float" office:value="61.097374735541">
                <text:p>61.097374735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.1034241788959">
                <text:p>92.1034241788959</text:p>
              </table:table-cell>
              <table:table-cell office:value-type="float" office:value="3.05347222222222">
                <text:p>3.05347222222222</text:p>
              </table:table-cell>
              <table:table-cell office:value-type="float" office:value="3.03263888888889">
                <text:p>3.03263888888889</text:p>
              </table:table-cell>
              <table:table-cell office:value-type="float" office:value="71.7258298755187">
                <text:p>71.7258298755187</text:p>
              </table:table-cell>
              <table:table-cell office:value-type="float" office:value="65.5828630705394">
                <text:p>65.5828630705394</text:p>
              </table:table-cell>
              <table:table-cell office:value-type="float" office:value="84">
                <text:p>84</text:p>
              </table:table-cell>
              <table:table-cell office:value-type="float" office:value="3.04545907046622">
                <text:p>3.04545907046622</text:p>
              </table:table-cell>
              <table:table-cell office:value-type="float" office:value="84">
                <text:p>84</text:p>
              </table:table-cell>
              <table:table-cell office:value-type="float" office:value="3.01871454906461">
                <text:p>3.01871454906461</text:p>
              </table:table-cell>
              <table:table-cell office:value-type="float" office:value="84">
                <text:p>84</text:p>
              </table:table-cell>
              <table:table-cell office:value-type="float" office:value="68.4609871189076">
                <text:p>68.4609871189076</text:p>
              </table:table-cell>
              <table:table-cell office:value-type="float" office:value="84">
                <text:p>84</text:p>
              </table:table-cell>
              <table:table-cell office:value-type="float" office:value="62.453186252488">
                <text:p>62.453186252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.9468902865129">
                <text:p>95.9468902865129</text:p>
              </table:table-cell>
              <table:table-cell office:value-type="float" office:value="3.05902777777778">
                <text:p>3.05902777777778</text:p>
              </table:table-cell>
              <table:table-cell office:value-type="float" office:value="3.03888888888889">
                <text:p>3.03888888888889</text:p>
              </table:table-cell>
              <table:table-cell office:value-type="float" office:value="73.1602282157676">
                <text:p>73.1602282157676</text:p>
              </table:table-cell>
              <table:table-cell office:value-type="float" office:value="66.9548962655602">
                <text:p>66.9548962655602</text:p>
              </table:table-cell>
              <table:table-cell office:value-type="float" office:value="88">
                <text:p>88</text:p>
              </table:table-cell>
              <table:table-cell office:value-type="float" office:value="3.05058639723629">
                <text:p>3.05058639723629</text:p>
              </table:table-cell>
              <table:table-cell office:value-type="float" office:value="88">
                <text:p>88</text:p>
              </table:table-cell>
              <table:table-cell office:value-type="float" office:value="3.02638014858107">
                <text:p>3.02638014858107</text:p>
              </table:table-cell>
              <table:table-cell office:value-type="float" office:value="88">
                <text:p>88</text:p>
              </table:table-cell>
              <table:table-cell office:value-type="float" office:value="69.8075437935014">
                <text:p>69.8075437935014</text:p>
              </table:table-cell>
              <table:table-cell office:value-type="float" office:value="88">
                <text:p>88</text:p>
              </table:table-cell>
              <table:table-cell office:value-type="float" office:value="63.760123147678">
                <text:p>63.760123147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79035639413">
                <text:p>99.79035639413</text:p>
              </table:table-cell>
              <table:table-cell office:value-type="float" office:value="3.06319444444444">
                <text:p>3.06319444444444</text:p>
              </table:table-cell>
              <table:table-cell office:value-type="float" office:value="3.04513888888889">
                <text:p>3.04513888888889</text:p>
              </table:table-cell>
              <table:table-cell office:value-type="float" office:value="74.9376348547718">
                <text:p>74.9376348547718</text:p>
              </table:table-cell>
              <table:table-cell office:value-type="float" office:value="68.4828423236515">
                <text:p>68.4828423236515</text:p>
              </table:table-cell>
              <table:table-cell office:value-type="float" office:value="92">
                <text:p>92</text:p>
              </table:table-cell>
              <table:table-cell office:value-type="float" office:value="3.0552890619388">
                <text:p>3.0552890619388</text:p>
              </table:table-cell>
              <table:table-cell office:value-type="float" office:value="92">
                <text:p>92</text:p>
              </table:table-cell>
              <table:table-cell office:value-type="float" office:value="3.03327983803445">
                <text:p>3.03327983803445</text:p>
              </table:table-cell>
              <table:table-cell office:value-type="float" office:value="92">
                <text:p>92</text:p>
              </table:table-cell>
              <table:table-cell office:value-type="float" office:value="71.1208440688192">
                <text:p>71.1208440688192</text:p>
              </table:table-cell>
              <table:table-cell office:value-type="float" office:value="92">
                <text:p>92</text:p>
              </table:table-cell>
              <table:table-cell office:value-type="float" office:value="65.020974915442">
                <text:p>65.020974915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3.05960924530323">
                <text:p>3.05960924530323</text:p>
              </table:table-cell>
              <table:table-cell office:value-type="float" office:value="96">
                <text:p>96</text:p>
              </table:table-cell>
              <table:table-cell office:value-type="float" office:value="3.03951258188306">
                <text:p>3.03951258188306</text:p>
              </table:table-cell>
              <table:table-cell office:value-type="float" office:value="96">
                <text:p>96</text:p>
              </table:table-cell>
              <table:table-cell office:value-type="float" office:value="72.4006508648522">
                <text:p>72.4006508648522</text:p>
              </table:table-cell>
              <table:table-cell office:value-type="float" office:value="96">
                <text:p>96</text:p>
              </table:table-cell>
              <table:table-cell office:value-type="float" office:value="66.238282513621">
                <text:p>66.238282513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3.06358454024764">
                <text:p>3.06358454024764</text:p>
              </table:table-cell>
              <table:table-cell office:value-type="float" office:value="100">
                <text:p>100</text:p>
              </table:table-cell>
              <table:table-cell office:value-type="float" office:value="3.04516190149258">
                <text:p>3.04516190149258</text:p>
              </table:table-cell>
              <table:table-cell office:value-type="float" office:value="100">
                <text:p>100</text:p>
              </table:table-cell>
              <table:table-cell office:value-type="float" office:value="73.6470256870448">
                <text:p>73.6470256870448</text:p>
              </table:table-cell>
              <table:table-cell office:value-type="float" office:value="100">
                <text:p>100</text:p>
              </table:table-cell>
              <table:table-cell office:value-type="float" office:value="67.4143664688175">
                <text:p>67.4143664688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msLineDash_20_1" draw:display-name="msLineDash 1" draw:style="round" draw:dots2="1" draw:dots2-length="212%" draw:distance="159%"/>
    <draw:stroke-dash draw:name="msLineDash_20_2" draw:display-name="msLineDash 2" draw:style="round" draw:dots2="1" draw:dots2-length="212%" draw:distance="159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interval-major="10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Dashed" svg:stroke-width="0.02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47cm" svg:height="8.994cm" xlink:href=".." xlink:type="simple" chart:class="chart:scatter" chart:column-mapping="2 1 0" chart:style-name="ch1">
        <chart:legend chart:legend-position="end" svg:x="13.768cm" svg:y="3.949cm" style:legend-expansion="high" chart:style-name="ch2"/>
        <chart:plot-area chart:style-name="ch3" table:cell-range-address="sandbox_2_2_2_2.X36:sandbox_2_2_2_2.X62 sandbox_2_2_2_2.F36:sandbox_2_2_2_2.G62" svg:x="0.798cm" svg:y="0.851cm" svg:width="12.274cm" svg:height="7.544cm">
          <chartooo:coordinate-region svg:x="1.631cm" svg:y="1.051cm" svg:width="10.819cm" svg:height="7.1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andbox_2_2_2_2.G36:sandbox_2_2_2_2.G62" chart:class="chart:scatter">
            <chart:domain table:cell-range-address="sandbox_2_2_2_2.X36:sandbox_2_2_2_2.X62"/>
            <chart:data-point chart:repeated="27"/>
          </chart:series>
          <chart:series chart:attached-axis="primary-y" chart:style-name="ch9" chart:values-cell-range-address="sandbox_2_2_2_2.F36:sandbox_2_2_2_2.F62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andbox_2_2_2_2.X36:sandbox_2_2_2_2.X62</svg:desc>
                </draw:g>
              </table:table-cell>
              <table:table-cell office:value-type="float" office:value="15.215317589">
                <text:p>15.215317589</text:p>
                <draw:g>
                  <svg:desc>sandbox_2_2_2_2.G36:sandbox_2_2_2_2.G62</svg:desc>
                </draw:g>
              </table:table-cell>
              <table:table-cell office:value-type="float" office:value="NaN">
                <text:p>NaN</text:p>
                <draw:g>
                  <svg:desc>sandbox_2_2_2_2.F36:sandbox_2_2_2_2.F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.35654244">
                <text:p>22.356542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780855245">
                <text:p>7.7808552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748614781">
                <text:p>7.7486147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2.411229748">
                <text:p>22.4112297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.733259364">
                <text:p>7.7332593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.868896271">
                <text:p>7.8688962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7.857075211">
                <text:p>7.8570752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7.834540839">
                <text:p>7.8345408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7.895065479">
                <text:p>7.8950654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7.81123474">
                <text:p>7.811234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7.856836378">
                <text:p>7.8568363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7.82302014">
                <text:p>7.823020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21.773231358">
                <text:p>21.7732313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7.885905418">
                <text:p>7.8859054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7.925789374">
                <text:p>7.9257893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8.076604821">
                <text:p>8.0766048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7.983655155">
                <text:p>7.9836551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8.070417267">
                <text:p>8.0704172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8.081330322">
                <text:p>8.0813303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8.165997733">
                <text:p>8.1659977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8.138418192">
                <text:p>8.1384181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8.21926102">
                <text:p>8.219261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">
                <text:p>84</text:p>
              </table:table-cell>
              <table:table-cell office:value-type="float" office:value="20.111851922">
                <text:p>20.1118519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8.669703983">
                <text:p>8.6697039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20.91915657">
                <text:p>20.919156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8.493400059">
                <text:p>8.49340005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tick-marks-major-inner="true" chart:tick-marks-major-outer="false" chart:tick-marks-minor-inner="true" chart:tick-marks-minor-outer="false" chart:logarithmic="false" chart:minimum="0" chart:maximum="100" chart:interval-major="10" chart:reverse-direction="false" text:line-break="false" chart:link-data-style-to-source="false" chart:axis-position="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display-label="true" chart:tick-marks-major-inner="true" chart:tick-marks-major-outer="false" chart:tick-marks-minor-inner="true" chart:tick-marks-minor-outer="false" chart:logarithmic="false" chart:minimum="2" chart:maximum="3.2" chart:origin="0" chart:interval-major="0.2" chart:interval-minor-divisor="1" chart:reverse-direction="false" text:line-break="false" chart:link-data-style-to-source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8000">
      <style:chart-properties chart:display-label="true" chart:tick-marks-major-inner="true" chart:tick-marks-major-outer="false" chart:tick-marks-minor-inner="true" chart:tick-marks-minor-outer="false" chart:logarithmic="false" chart:minimum="20" chart:maximum="80" chart:interval-major="10" chart:interval-minor-divisor="2" chart:reverse-direction="false" text:line-break="false" chart:link-data-style-to-source="false" chart:axis-position="end"/>
      <style:graphic-properties svg:stroke-color="#b3b3b3"/>
      <style:text-properties fo:color="#000000" fo:font-size="12pt" style:font-size-asian="10pt" style:font-size-complex="10pt"/>
    </style:style>
    <style:style style:name="ch10" style:family="chart">
      <style:chart-properties chart:auto-position="true" style:rotation-angle="90"/>
      <style:text-properties fo:color="#000000" fo:font-size="12pt" style:font-size-asian="9pt" style:font-size-complex="9pt"/>
    </style:style>
    <style:style style:name="ch11" style:family="chart" style:data-style-name="N8000">
      <style:chart-properties chart:symbol-type="non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up" chart:symbol-width="0.15cm" chart:symbol-height="0.15cm">
        <chart:symbol-image xlink:href="Pictures/2000000D000000DF000000DFCD6C8540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15cm" chart:symbol-height="0.15cm"/>
    </style:style>
    <style:style style:name="ch14" style:family="chart" style:data-style-name="N8000">
      <style:chart-properties chart:symbol-type="named-symbol" chart:symbol-name="arrow-up" chart:symbol-width="0.15cm" chart:symbol-height="0.15cm">
        <chart:symbol-image xlink:href="Pictures/2000000D000000DF000000DF11BAA1C2.svm" xlink:type="simple" xlink:actuate="onLoad"/>
      </style:chart-properties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5" style:family="chart" style:data-style-name="N8000">
      <style:chart-properties chart:symbol-type="none"/>
      <style:graphic-properties svg:stroke-width="0.025cm" svg:stroke-color="#ff3333" draw:fill-color="#ff3333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511cm" svg:height="8.891cm" xlink:href=".." xlink:type="simple" chart:class="chart:scatter" chart:style-name="ch1">
        <chart:legend chart:legend-position="end" svg:x="11.225cm" svg:y="3.399cm" style:legend-expansion="high" chart:style-name="ch2"/>
        <chart:plot-area chart:style-name="ch3" table:cell-range-address="sandbox_2_2_2_2_2.F4:sandbox_2_2_2_2_2.H29 sandbox_2_2_2_2_2.G3:sandbox_2_2_2_2_2.H3 sandbox_2_2_2_2_2.K95:sandbox_2_2_2_2_2.L95 sandbox_2_2_2_2_2.K97:sandbox_2_2_2_2_2.L123" chart:data-source-has-labels="row" svg:x="1.56cm" svg:y="0.843cm" svg:width="8.3cm" svg:height="6.671cm">
          <chartooo:coordinate-region svg:x="2.243cm" svg:y="1.07cm" svg:width="7.039cm" svg:height="5.894cm"/>
          <chart:axis chart:dimension="x" chart:name="primary-x" chart:style-name="ch4">
            <chart:title svg:x="4cm" svg:y="7.69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989cm" chart:style-name="ch8">
              <text:p>beta/ko</text:p>
            </chart:title>
            <chart:grid chart:style-name="ch6" chart:class="major"/>
          </chart:axis>
          <chart:axis chart:dimension="y" chart:name="secondary-y" chart:style-name="ch9">
            <chart:title svg:x="10.19cm" svg:y="5.961cm" chart:style-name="ch10">
              <text:p>Impedance, Ohms</text:p>
            </chart:title>
          </chart:axis>
          <chart:series chart:attached-axis="primary-y" chart:style-name="ch11" chart:values-cell-range-address="sandbox_2_2_2_2_2.G4:sandbox_2_2_2_2_2.G29" chart:label-cell-address="sandbox_2_2_2_2_2.G3:sandbox_2_2_2_2_2.G3" chart:class="chart:scatter">
            <chart:domain table:cell-range-address="sandbox_2_2_2_2_2.F4:sandbox_2_2_2_2_2.F29"/>
            <chart:data-point chart:repeated="26"/>
          </chart:series>
          <chart:series chart:attached-axis="primary-y" chart:style-name="ch12" chart:values-cell-range-address="sandbox_2_2_2_2_2.K97:sandbox_2_2_2_2_2.K123" chart:label-cell-address="sandbox_2_2_2_2_2.K95:sandbox_2_2_2_2_2.K95" chart:class="chart:scatter">
            <chart:domain table:cell-range-address="sandbox_2_2_2_2_2.Q97:sandbox_2_2_2_2_2.Q123"/>
            <chart:data-point chart:repeated="2"/>
            <chart:data-point chart:style-name="ch13"/>
            <chart:data-point chart:repeated="24"/>
          </chart:series>
          <chart:series chart:attached-axis="secondary-y" chart:style-name="ch14" chart:values-cell-range-address="sandbox_2_2_2_2_2.L97:sandbox_2_2_2_2_2.L123" chart:label-cell-address="sandbox_2_2_2_2_2.L95:sandbox_2_2_2_2_2.L95" chart:class="chart:scatter">
            <chart:domain table:cell-range-address="sandbox_2_2_2_2_2.Q97:sandbox_2_2_2_2_2.Q123"/>
            <chart:data-point chart:repeated="27"/>
          </chart:series>
          <chart:series chart:attached-axis="secondary-y" chart:style-name="ch15" chart:values-cell-range-address="sandbox_2_2_2_2_2.H4:sandbox_2_2_2_2_2.H29" chart:label-cell-address="sandbox_2_2_2_2_2.H3:sandbox_2_2_2_2_2.H3" chart:class="chart:scatter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Olyslager beta,e/ko</text:p>
                <draw:g>
                  <svg:desc>sandbox_2_2_2_2_2.G3:sandbox_2_2_2_2_2.G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enParEM2D, beta,e/ko</text:p>
                <draw:g>
                  <svg:desc>sandbox_2_2_2_2_2.K95:sandbox_2_2_2_2_2.K9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enParEM2D, Zoe</text:p>
                <draw:g>
                  <svg:desc>sandbox_2_2_2_2_2.L95:sandbox_2_2_2_2_2.L95</svg:desc>
                </draw:g>
              </table:table-cell>
              <table:table-cell office:value-type="string">
                <text:p>Solyslager Zoe</text:p>
                <draw:g>
                  <svg:desc>sandbox_2_2_2_2_2.H3:sandbox_2_2_2_2_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ndbox_2_2_2_2_2.F4:sandbox_2_2_2_2_2.F29</svg:desc>
                </draw:g>
              </table:table-cell>
              <table:table-cell office:value-type="float" office:value="2.59444444444444">
                <text:p>2.59444444444444</text:p>
                <draw:g>
                  <svg:desc>sandbox_2_2_2_2_2.G4:sandbox_2_2_2_2_2.G29</svg:desc>
                </draw:g>
              </table:table-cell>
              <table:table-cell office:value-type="float" office:value="0.1">
                <text:p>0.1</text:p>
                <draw:g>
                  <svg:desc>sandbox_2_2_2_2_2.Q97:sandbox_2_2_2_2_2.Q123</svg:desc>
                </draw:g>
              </table:table-cell>
              <table:table-cell office:value-type="float" office:value="2.59087469362443">
                <text:p>2.59087469362443</text:p>
                <draw:g>
                  <svg:desc>sandbox_2_2_2_2_2.K97:sandbox_2_2_2_2_2.K123</svg:desc>
                </draw:g>
              </table:table-cell>
              <table:table-cell office:value-type="float" office:value="0.1">
                <text:p>0.1</text:p>
                <draw:g>
                  <svg:desc>sandbox_2_2_2_2_2.Q97:sandbox_2_2_2_2_2.Q123</svg:desc>
                </draw:g>
              </table:table-cell>
              <table:table-cell office:value-type="float" office:value="38.674480968008">
                <text:p>38.674480968008</text:p>
                <draw:g>
                  <svg:desc>sandbox_2_2_2_2_2.L97:sandbox_2_2_2_2_2.L123</svg:desc>
                </draw:g>
              </table:table-cell>
              <table:table-cell office:value-type="float" office:value="38.2045643153527">
                <text:p>38.2045643153527</text:p>
                <draw:g>
                  <svg:desc>sandbox_2_2_2_2_2.H4:sandbox_2_2_2_2_2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832285115304">
                <text:p>3.9832285115304</text:p>
              </table:table-cell>
              <table:table-cell office:value-type="float" office:value="2.64097222222222">
                <text:p>2.64097222222222</text:p>
              </table:table-cell>
              <table:table-cell office:value-type="float" office:value="1">
                <text:p>1</text:p>
              </table:table-cell>
              <table:table-cell office:value-type="float" office:value="2.5984343008226">
                <text:p>2.5984343008226</text:p>
              </table:table-cell>
              <table:table-cell office:value-type="float" office:value="1">
                <text:p>1</text:p>
              </table:table-cell>
              <table:table-cell office:value-type="float" office:value="38.5878428366014">
                <text:p>38.5878428366014</text:p>
              </table:table-cell>
              <table:table-cell office:value-type="float" office:value="38.4852074688797">
                <text:p>38.4852074688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669461914745">
                <text:p>7.82669461914745</text:p>
              </table:table-cell>
              <table:table-cell office:value-type="float" office:value="2.69236111111111">
                <text:p>2.69236111111111</text:p>
              </table:table-cell>
              <table:table-cell office:value-type="float" office:value="4">
                <text:p>4</text:p>
              </table:table-cell>
              <table:table-cell office:value-type="float" office:value="2.65280686855215">
                <text:p>2.65280686855215</text:p>
              </table:table-cell>
              <table:table-cell office:value-type="float" office:value="4">
                <text:p>4</text:p>
              </table:table-cell>
              <table:table-cell office:value-type="float" office:value="38.8703421233899">
                <text:p>38.8703421233899</text:p>
              </table:table-cell>
              <table:table-cell office:value-type="float" office:value="38.9841286307054">
                <text:p>38.9841286307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195667365479">
                <text:p>12.0195667365479</text:p>
              </table:table-cell>
              <table:table-cell office:value-type="float" office:value="2.74513888888889">
                <text:p>2.74513888888889</text:p>
              </table:table-cell>
              <table:table-cell office:value-type="float" office:value="8">
                <text:p>8</text:p>
              </table:table-cell>
              <table:table-cell office:value-type="float" office:value="2.71126649888558">
                <text:p>2.71126649888558</text:p>
              </table:table-cell>
              <table:table-cell office:value-type="float" office:value="8">
                <text:p>8</text:p>
              </table:table-cell>
              <table:table-cell office:value-type="float" office:value="39.7128198966809">
                <text:p>39.7128198966809</text:p>
              </table:table-cell>
              <table:table-cell office:value-type="float" office:value="39.8884232365145">
                <text:p>39.888423236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027952480783">
                <text:p>16.0027952480783</text:p>
              </table:table-cell>
              <table:table-cell office:value-type="float" office:value="2.78611111111111">
                <text:p>2.78611111111111</text:p>
              </table:table-cell>
              <table:table-cell office:value-type="float" office:value="12">
                <text:p>12</text:p>
              </table:table-cell>
              <table:table-cell office:value-type="float" office:value="2.75932102785442">
                <text:p>2.75932102785442</text:p>
              </table:table-cell>
              <table:table-cell office:value-type="float" office:value="12">
                <text:p>12</text:p>
              </table:table-cell>
              <table:table-cell office:value-type="float" office:value="40.7046716834085">
                <text:p>40.7046716834085</text:p>
              </table:table-cell>
              <table:table-cell office:value-type="float" office:value="41.2916390041494">
                <text:p>41.2916390041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0559049615653">
                <text:p>20.0559049615653</text:p>
              </table:table-cell>
              <table:table-cell office:value-type="float" office:value="2.82013888888889">
                <text:p>2.82013888888889</text:p>
              </table:table-cell>
              <table:table-cell office:value-type="float" office:value="16">
                <text:p>16</text:p>
              </table:table-cell>
              <table:table-cell office:value-type="float" office:value="2.79933296264874">
                <text:p>2.79933296264874</text:p>
              </table:table-cell>
              <table:table-cell office:value-type="float" office:value="16">
                <text:p>16</text:p>
              </table:table-cell>
              <table:table-cell office:value-type="float" office:value="41.8919094615417">
                <text:p>41.8919094615417</text:p>
              </table:table-cell>
              <table:table-cell office:value-type="float" office:value="42.6636721991701">
                <text:p>42.6636721991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0391334730957">
                <text:p>24.0391334730957</text:p>
              </table:table-cell>
              <table:table-cell office:value-type="float" office:value="2.84652777777778">
                <text:p>2.84652777777778</text:p>
              </table:table-cell>
              <table:table-cell office:value-type="float" office:value="20">
                <text:p>20</text:p>
              </table:table-cell>
              <table:table-cell office:value-type="float" office:value="2.83271355433955">
                <text:p>2.83271355433955</text:p>
              </table:table-cell>
              <table:table-cell office:value-type="float" office:value="20">
                <text:p>20</text:p>
              </table:table-cell>
              <table:table-cell office:value-type="float" office:value="43.1995421015076">
                <text:p>43.1995421015076</text:p>
              </table:table-cell>
              <table:table-cell office:value-type="float" office:value="44.1292531120332">
                <text:p>44.1292531120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0922431865828">
                <text:p>28.0922431865828</text:p>
              </table:table-cell>
              <table:table-cell office:value-type="float" office:value="2.87222222222222">
                <text:p>2.87222222222222</text:p>
              </table:table-cell>
              <table:table-cell office:value-type="float" office:value="24">
                <text:p>24</text:p>
              </table:table-cell>
              <table:table-cell office:value-type="float" office:value="2.86093036339816">
                <text:p>2.86093036339816</text:p>
              </table:table-cell>
              <table:table-cell office:value-type="float" office:value="24">
                <text:p>24</text:p>
              </table:table-cell>
              <table:table-cell office:value-type="float" office:value="44.5821224797151">
                <text:p>44.5821224797151</text:p>
              </table:table-cell>
              <table:table-cell office:value-type="float" office:value="45.7195643153527">
                <text:p>45.7195643153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0055904961565">
                <text:p>32.0055904961565</text:p>
              </table:table-cell>
              <table:table-cell office:value-type="float" office:value="2.89375">
                <text:p>2.89375</text:p>
              </table:table-cell>
              <table:table-cell office:value-type="float" office:value="28">
                <text:p>28</text:p>
              </table:table-cell>
              <table:table-cell office:value-type="float" office:value="2.88516222958124">
                <text:p>2.88516222958124</text:p>
              </table:table-cell>
              <table:table-cell office:value-type="float" office:value="28">
                <text:p>28</text:p>
              </table:table-cell>
              <table:table-cell office:value-type="float" office:value="46.0166816845221">
                <text:p>46.0166816845221</text:p>
              </table:table-cell>
              <table:table-cell office:value-type="float" office:value="47.3098755186722">
                <text:p>47.3098755186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9888190076869">
                <text:p>35.9888190076869</text:p>
              </table:table-cell>
              <table:table-cell office:value-type="float" office:value="2.91458333333333">
                <text:p>2.91458333333333</text:p>
              </table:table-cell>
              <table:table-cell office:value-type="float" office:value="32">
                <text:p>32</text:p>
              </table:table-cell>
              <table:table-cell office:value-type="float" office:value="2.90627296017014">
                <text:p>2.90627296017014</text:p>
              </table:table-cell>
              <table:table-cell office:value-type="float" office:value="32">
                <text:p>32</text:p>
              </table:table-cell>
              <table:table-cell office:value-type="float" office:value="47.4905502930653">
                <text:p>47.4905502930653</text:p>
              </table:table-cell>
              <table:table-cell office:value-type="float" office:value="49.0560995850622">
                <text:p>49.0560995850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1118099231307">
                <text:p>40.1118099231307</text:p>
              </table:table-cell>
              <table:table-cell office:value-type="float" office:value="2.93472222222222">
                <text:p>2.93472222222222</text:p>
              </table:table-cell>
              <table:table-cell office:value-type="float" office:value="36">
                <text:p>36</text:p>
              </table:table-cell>
              <table:table-cell office:value-type="float" office:value="2.92487954892744">
                <text:p>2.92487954892744</text:p>
              </table:table-cell>
              <table:table-cell office:value-type="float" office:value="36">
                <text:p>36</text:p>
              </table:table-cell>
              <table:table-cell office:value-type="float" office:value="48.9952210499794">
                <text:p>48.9952210499794</text:p>
              </table:table-cell>
              <table:table-cell office:value-type="float" office:value="50.8023236514523">
                <text:p>50.8023236514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0251572327044">
                <text:p>44.0251572327044</text:p>
              </table:table-cell>
              <table:table-cell office:value-type="float" office:value="2.95">
                <text:p>2.95</text:p>
              </table:table-cell>
              <table:table-cell office:value-type="float" office:value="40">
                <text:p>40</text:p>
              </table:table-cell>
              <table:table-cell office:value-type="float" office:value="2.9414241825818">
                <text:p>2.9414241825818</text:p>
              </table:table-cell>
              <table:table-cell office:value-type="float" office:value="40">
                <text:p>40</text:p>
              </table:table-cell>
              <table:table-cell office:value-type="float" office:value="50.5235561997206">
                <text:p>50.5235561997206</text:p>
              </table:table-cell>
              <table:table-cell office:value-type="float" office:value="52.4238174273859">
                <text:p>52.4238174273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1481481481482">
                <text:p>48.1481481481482</text:p>
              </table:table-cell>
              <table:table-cell office:value-type="float" office:value="2.96319444444444">
                <text:p>2.96319444444444</text:p>
              </table:table-cell>
              <table:table-cell office:value-type="float" office:value="44">
                <text:p>44</text:p>
              </table:table-cell>
              <table:table-cell office:value-type="float" office:value="2.95623018267214">
                <text:p>2.95623018267214</text:p>
              </table:table-cell>
              <table:table-cell office:value-type="float" office:value="44">
                <text:p>44</text:p>
              </table:table-cell>
              <table:table-cell office:value-type="float" office:value="52.0686469838185">
                <text:p>52.0686469838185</text:p>
              </table:table-cell>
              <table:table-cell office:value-type="float" office:value="54.1388589211618">
                <text:p>54.13885892116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9916142557652">
                <text:p>51.9916142557652</text:p>
              </table:table-cell>
              <table:table-cell office:value-type="float" office:value="2.97638888888889">
                <text:p>2.97638888888889</text:p>
              </table:table-cell>
              <table:table-cell office:value-type="float" office:value="48">
                <text:p>48</text:p>
              </table:table-cell>
              <table:table-cell office:value-type="float" office:value="2.96954134543083">
                <text:p>2.96954134543083</text:p>
              </table:table-cell>
              <table:table-cell office:value-type="float" office:value="48">
                <text:p>48</text:p>
              </table:table-cell>
              <table:table-cell office:value-type="float" office:value="53.6235085608223">
                <text:p>53.6235085608223</text:p>
              </table:table-cell>
              <table:table-cell office:value-type="float" office:value="55.8850829875519">
                <text:p>55.8850829875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1844863731656">
                <text:p>56.1844863731656</text:p>
              </table:table-cell>
              <table:table-cell office:value-type="float" office:value="2.9875">
                <text:p>2.9875</text:p>
              </table:table-cell>
              <table:table-cell office:value-type="float" office:value="52">
                <text:p>52</text:p>
              </table:table-cell>
              <table:table-cell office:value-type="float" office:value="2.98154826586462">
                <text:p>2.98154826586462</text:p>
              </table:table-cell>
              <table:table-cell office:value-type="float" office:value="52">
                <text:p>52</text:p>
              </table:table-cell>
              <table:table-cell office:value-type="float" office:value="55.1811741220793">
                <text:p>55.1811741220793</text:p>
              </table:table-cell>
              <table:table-cell office:value-type="float" office:value="57.662489626556">
                <text:p>57.662489626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2375960866527">
                <text:p>60.2375960866527</text:p>
              </table:table-cell>
              <table:table-cell office:value-type="float" office:value="2.99791666666667">
                <text:p>2.99791666666667</text:p>
              </table:table-cell>
              <table:table-cell office:value-type="float" office:value="56">
                <text:p>56</text:p>
              </table:table-cell>
              <table:table-cell office:value-type="float" office:value="2.9924054028736">
                <text:p>2.9924054028736</text:p>
              </table:table-cell>
              <table:table-cell office:value-type="float" office:value="56">
                <text:p>56</text:p>
              </table:table-cell>
              <table:table-cell office:value-type="float" office:value="56.7349355960618">
                <text:p>56.7349355960618</text:p>
              </table:table-cell>
              <table:table-cell office:value-type="float" office:value="59.377531120332">
                <text:p>59.377531120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111809923131">
                <text:p>64.0111809923131</text:p>
              </table:table-cell>
              <table:table-cell office:value-type="float" office:value="3.00694444444444">
                <text:p>3.00694444444444</text:p>
              </table:table-cell>
              <table:table-cell office:value-type="float" office:value="60">
                <text:p>60</text:p>
              </table:table-cell>
              <table:table-cell office:value-type="float" office:value="3.00224190860997">
                <text:p>3.00224190860997</text:p>
              </table:table-cell>
              <table:table-cell office:value-type="float" office:value="60">
                <text:p>60</text:p>
              </table:table-cell>
              <table:table-cell office:value-type="float" office:value="58.2785898955842">
                <text:p>58.2785898955842</text:p>
              </table:table-cell>
              <table:table-cell office:value-type="float" office:value="60.9366597510373">
                <text:p>60.9366597510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2040531097135">
                <text:p>68.2040531097135</text:p>
              </table:table-cell>
              <table:table-cell office:value-type="float" office:value="3.01736111111111">
                <text:p>3.01736111111111</text:p>
              </table:table-cell>
              <table:table-cell office:value-type="float" office:value="64">
                <text:p>64</text:p>
              </table:table-cell>
              <table:table-cell office:value-type="float" office:value="3.01116842640439">
                <text:p>3.01116842640439</text:p>
              </table:table-cell>
              <table:table-cell office:value-type="float" office:value="64">
                <text:p>64</text:p>
              </table:table-cell>
              <table:table-cell office:value-type="float" office:value="59.8066240929347">
                <text:p>59.8066240929347</text:p>
              </table:table-cell>
              <table:table-cell office:value-type="float" office:value="62.7140663900415">
                <text:p>62.7140663900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0475192173305">
                <text:p>72.0475192173305</text:p>
              </table:table-cell>
              <table:table-cell office:value-type="float" office:value="3.02291666666667">
                <text:p>3.02291666666667</text:p>
              </table:table-cell>
              <table:table-cell office:value-type="float" office:value="68">
                <text:p>68</text:p>
              </table:table-cell>
              <table:table-cell office:value-type="float" office:value="3.01928137033912">
                <text:p>3.01928137033912</text:p>
              </table:table-cell>
              <table:table-cell office:value-type="float" office:value="68">
                <text:p>68</text:p>
              </table:table-cell>
              <table:table-cell office:value-type="float" office:value="61.3143200413806">
                <text:p>61.3143200413806</text:p>
              </table:table-cell>
              <table:table-cell office:value-type="float" office:value="64.2420124481328">
                <text:p>64.2420124481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1006289308176">
                <text:p>76.1006289308176</text:p>
              </table:table-cell>
              <table:table-cell office:value-type="float" office:value="3.03055555555556">
                <text:p>3.03055555555556</text:p>
              </table:table-cell>
              <table:table-cell office:value-type="float" office:value="72">
                <text:p>72</text:p>
              </table:table-cell>
              <table:table-cell office:value-type="float" office:value="3.0266656773903">
                <text:p>3.0266656773903</text:p>
              </table:table-cell>
              <table:table-cell office:value-type="float" office:value="72">
                <text:p>72</text:p>
              </table:table-cell>
              <table:table-cell office:value-type="float" office:value="62.7977848411213">
                <text:p>62.7977848411213</text:p>
              </table:table-cell>
              <table:table-cell office:value-type="float" office:value="65.8323236514523">
                <text:p>65.83232365145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1537386443047">
                <text:p>80.1537386443047</text:p>
              </table:table-cell>
              <table:table-cell office:value-type="float" office:value="3.03819444444444">
                <text:p>3.03819444444444</text:p>
              </table:table-cell>
              <table:table-cell office:value-type="float" office:value="76">
                <text:p>76</text:p>
              </table:table-cell>
              <table:table-cell office:value-type="float" office:value="3.03339665464564">
                <text:p>3.03339665464564</text:p>
              </table:table-cell>
              <table:table-cell office:value-type="float" office:value="76">
                <text:p>76</text:p>
              </table:table-cell>
              <table:table-cell office:value-type="float" office:value="64.2539245453108">
                <text:p>64.2539245453108</text:p>
              </table:table-cell>
              <table:table-cell office:value-type="float" office:value="67.4226348547718">
                <text:p>67.4226348547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.1369671558351">
                <text:p>84.1369671558351</text:p>
              </table:table-cell>
              <table:table-cell office:value-type="float" office:value="3.04444444444444">
                <text:p>3.04444444444444</text:p>
              </table:table-cell>
              <table:table-cell office:value-type="float" office:value="80">
                <text:p>80</text:p>
              </table:table-cell>
              <table:table-cell office:value-type="float" office:value="3.03954129795929">
                <text:p>3.03954129795929</text:p>
              </table:table-cell>
              <table:table-cell office:value-type="float" office:value="80">
                <text:p>80</text:p>
              </table:table-cell>
              <table:table-cell office:value-type="float" office:value="65.680380511288">
                <text:p>65.680380511288</text:p>
              </table:table-cell>
              <table:table-cell office:value-type="float" office:value="68.7946680497925">
                <text:p>68.7946680497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9804332634521">
                <text:p>87.9804332634521</text:p>
              </table:table-cell>
              <table:table-cell office:value-type="float" office:value="3.04861111111111">
                <text:p>3.04861111111111</text:p>
              </table:table-cell>
              <table:table-cell office:value-type="float" office:value="84">
                <text:p>84</text:p>
              </table:table-cell>
              <table:table-cell office:value-type="float" office:value="3.04515930136935">
                <text:p>3.04515930136935</text:p>
              </table:table-cell>
              <table:table-cell office:value-type="float" office:value="84">
                <text:p>84</text:p>
              </table:table-cell>
              <table:table-cell office:value-type="float" office:value="67.0754453184115">
                <text:p>67.0754453184115</text:p>
              </table:table-cell>
              <table:table-cell office:value-type="float" office:value="70.3537966804979">
                <text:p>70.3537966804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.1034241788959">
                <text:p>92.1034241788959</text:p>
              </table:table-cell>
              <table:table-cell office:value-type="float" office:value="3.05347222222222">
                <text:p>3.05347222222222</text:p>
              </table:table-cell>
              <table:table-cell office:value-type="float" office:value="88">
                <text:p>88</text:p>
              </table:table-cell>
              <table:table-cell office:value-type="float" office:value="3.05030388071815">
                <text:p>3.05030388071815</text:p>
              </table:table-cell>
              <table:table-cell office:value-type="float" office:value="88">
                <text:p>88</text:p>
              </table:table-cell>
              <table:table-cell office:value-type="float" office:value="68.4379710565086">
                <text:p>68.4379710565086</text:p>
              </table:table-cell>
              <table:table-cell office:value-type="float" office:value="71.7258298755187">
                <text:p>71.7258298755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.9468902865129">
                <text:p>95.9468902865129</text:p>
              </table:table-cell>
              <table:table-cell office:value-type="float" office:value="3.05902777777778">
                <text:p>3.05902777777778</text:p>
              </table:table-cell>
              <table:table-cell office:value-type="float" office:value="92">
                <text:p>92</text:p>
              </table:table-cell>
              <table:table-cell office:value-type="float" office:value="3.05502247856294">
                <text:p>3.05502247856294</text:p>
              </table:table-cell>
              <table:table-cell office:value-type="float" office:value="92">
                <text:p>92</text:p>
              </table:table-cell>
              <table:table-cell office:value-type="float" office:value="69.7672787061125">
                <text:p>69.7672787061125</text:p>
              </table:table-cell>
              <table:table-cell office:value-type="float" office:value="73.1602282157676">
                <text:p>73.1602282157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79035639413">
                <text:p>99.79035639413</text:p>
              </table:table-cell>
              <table:table-cell office:value-type="float" office:value="3.06319444444444">
                <text:p>3.06319444444444</text:p>
              </table:table-cell>
              <table:table-cell office:value-type="float" office:value="96">
                <text:p>96</text:p>
              </table:table-cell>
              <table:table-cell office:value-type="float" office:value="3.05935738583034">
                <text:p>3.05935738583034</text:p>
              </table:table-cell>
              <table:table-cell office:value-type="float" office:value="96">
                <text:p>96</text:p>
              </table:table-cell>
              <table:table-cell office:value-type="float" office:value="71.0630738860754">
                <text:p>71.0630738860754</text:p>
              </table:table-cell>
              <table:table-cell office:value-type="float" office:value="74.9376348547718">
                <text:p>74.9376348547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3.06334629861548">
                <text:p>3.06334629861548</text:p>
              </table:table-cell>
              <table:table-cell office:value-type="float" office:value="100">
                <text:p>100</text:p>
              </table:table-cell>
              <table:table-cell office:value-type="float" office:value="72.3253717196353">
                <text:p>72.32537171963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ffffff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00" chart:interval-major="10" chart:interval-minor-divisor="5" chart:reverse-direction="false" text:line-break="false" chart:label-arrangement="side-by-side" chart:link-data-style-to-source="false" chart:axis-position="0" chart:tick-mark-position="at-axis"/>
      <style:graphic-properties svg:stroke-width="0.026cm" svg:stroke-color="#bfbfbf"/>
      <style:text-properties fo:color="#ffffff" style:font-style-name="Regular" fo:font-size="10pt" style:font-size-asian="9pt" style:font-size-complex="9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ffffff" fo:font-family="'DejaVu Sans Mono'" style:font-style-name="Book" style:font-family-generic="modern" style:font-pitch="fixed"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2" chart:maximum="3.2" chart:interval-major="0.2" chart:interval-minor-divisor="2" chart:reverse-direction="false" text:line-break="false" chart:label-arrangement="side-by-side" chart:link-data-style-to-source="false" chart:axis-position="0" chart:tick-mark-position="at-axis" style:rotation-angle="90"/>
      <style:graphic-properties svg:stroke-width="0.026cm" svg:stroke-color="#bfbfbf"/>
      <style:text-properties fo:color="#ffffff" style:font-style-name="Regular" fo:font-size="10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30" chart:maximum="80" chart:interval-major="10" chart:interval-minor-divisor="5" chart:reverse-direction="false" text:line-break="false" chart:label-arrangement="side-by-side" chart:link-data-style-to-source="false" chart:axis-position="end" chart:tick-mark-position="at-axis" style:rotation-angle="270"/>
      <style:graphic-properties svg:stroke-width="0.026cm" svg:stroke-color="#bfbfbf"/>
      <style:text-properties fo:color="#ffffff" style:font-style-name="Regular" fo:font-size="10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176cm" chart:symbol-height="0.176cm" chart:label-position="right">
        <chart:label-separator>
          <text:p>; </text:p>
        </chart:label-separator>
      </style:chart-properties>
      <style:graphic-properties draw:stroke="none" draw:stroke-dash="msLineDash_20_1"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draw:stroke-dash="msLineDash_20_2"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none" draw:stroke-dash="Ultrafine_20_Dashed"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Dashed" svg:stroke-width="0.025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width="0.025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fill="solid" draw:fill-color="#0084d1"/>
    </style:style>
    <style:style style:name="ch19" style:family="chart">
      <style:graphic-properties draw:fill-color="#d9d9d9"/>
    </style:style>
  </office:automatic-styles>
  <office:body>
    <office:chart>
      <chart:chart svg:width="11.732cm" svg:height="12.424cm" xlink:href=".." xlink:type="simple" chart:class="chart:scatter" chart:style-name="ch1">
        <chart:title svg:x="5.234cm" svg:y="0.384cm" chart:style-name="ch2">
          <text:p>Fig. 8</text:p>
        </chart:title>
        <chart:legend chart:legend-position="bottom" svg:x="1.415cm" svg:y="10.255cm" style:legend-expansion="wide" chart:style-name="ch3"/>
        <chart:plot-area chart:style-name="ch4" table:cell-range-address="sandbox_2_2_2.F4:sandbox_2_2_2.H29 sandbox_2_2_2.G3:sandbox_2_2_2.H3 sandbox_2_2_2.I3:sandbox_2_2_2.J29 sandbox_2_2_2.K35:sandbox_2_2_2.K63 sandbox_2_2_2.M35:sandbox_2_2_2.M63 sandbox_2_2_2.U35:sandbox_2_2_2.V63" chart:data-source-has-labels="row" svg:x="0.684cm" svg:y="2.033cm" svg:width="10.58cm" svg:height="6.993cm">
          <chartooo:coordinate-region svg:x="1.181cm" svg:y="2.406cm" svg:width="9.586cm" svg:height="6.123cm"/>
          <chart:axis chart:dimension="x" chart:name="primary-x" chart:style-name="ch5">
            <chart:title svg:x="4.753cm" svg:y="9.274cm" chart:style-name="ch6">
              <text:p>Frequency, GHz</text:p>
            </chart:title>
          </chart:axis>
          <chart:axis chart:dimension="x" chart:name="secondary-x" chart:style-name="ch7"/>
          <chart:axis chart:dimension="y" chart:name="primary-y" chart:style-name="ch8"/>
          <chart:axis chart:dimension="y" chart:name="secondary-y" chart:style-name="ch9"/>
          <chart:series chart:attached-axis="primary-y" chart:style-name="ch10" chart:values-cell-range-address="sandbox_2_2_2.G4:sandbox_2_2_2.G29" chart:label-cell-address="sandbox_2_2_2.G3:sandbox_2_2_2.G3" chart:class="chart:scatter">
            <chart:domain table:cell-range-address="sandbox_2_2_2.F4:sandbox_2_2_2.F29"/>
            <chart:data-point chart:repeated="26"/>
          </chart:series>
          <chart:series chart:attached-axis="primary-y" chart:style-name="ch11" chart:values-cell-range-address="sandbox_2_2_2.I4:sandbox_2_2_2.I29" chart:label-cell-address="sandbox_2_2_2.I3:sandbox_2_2_2.I3" chart:class="chart:scatter">
            <chart:data-point chart:repeated="26"/>
          </chart:series>
          <chart:series chart:attached-axis="secondary-y" chart:style-name="ch12" chart:values-cell-range-address="sandbox_2_2_2.H4:sandbox_2_2_2.H29" chart:label-cell-address="sandbox_2_2_2.H3:sandbox_2_2_2.H3" chart:class="chart:scatter">
            <chart:data-point chart:repeated="26"/>
          </chart:series>
          <chart:series chart:attached-axis="secondary-y" chart:style-name="ch13" chart:values-cell-range-address="sandbox_2_2_2.J4:sandbox_2_2_2.J29" chart:label-cell-address="sandbox_2_2_2.J3:sandbox_2_2_2.J3" chart:class="chart:scatter">
            <chart:data-point chart:repeated="26"/>
          </chart:series>
          <chart:series chart:attached-axis="primary-y" chart:style-name="ch14" chart:values-cell-range-address="sandbox_2_2_2.K36:sandbox_2_2_2.K63" chart:label-cell-address="sandbox_2_2_2.K35:sandbox_2_2_2.K35" chart:class="chart:scatter">
            <chart:domain table:cell-range-address="sandbox_2_2_2.X36:sandbox_2_2_2.X63"/>
            <chart:data-point chart:repeated="28"/>
          </chart:series>
          <chart:series chart:attached-axis="primary-y" chart:style-name="ch15" chart:values-cell-range-address="sandbox_2_2_2.M36:sandbox_2_2_2.M63" chart:label-cell-address="sandbox_2_2_2.M35:sandbox_2_2_2.M35" chart:class="chart:scatter">
            <chart:domain table:cell-range-address="sandbox_2_2_2.X36:sandbox_2_2_2.X63"/>
            <chart:data-point chart:repeated="28"/>
          </chart:series>
          <chart:series chart:attached-axis="secondary-y" chart:style-name="ch16" chart:values-cell-range-address="sandbox_2_2_2.U36:sandbox_2_2_2.U63" chart:label-cell-address="sandbox_2_2_2.U35:sandbox_2_2_2.U35" chart:class="chart:scatter">
            <chart:domain table:cell-range-address="sandbox_2_2_2.X36:sandbox_2_2_2.X63"/>
            <chart:data-point chart:repeated="28"/>
          </chart:series>
          <chart:series chart:attached-axis="secondary-y" chart:style-name="ch17" chart:values-cell-range-address="sandbox_2_2_2.V36:sandbox_2_2_2.V63" chart:label-cell-address="sandbox_2_2_2.V35:sandbox_2_2_2.V35" chart:class="chart:scatter">
            <chart:domain table:cell-range-address="sandbox_2_2_2.X36:sandbox_2_2_2.X63"/>
            <chart:data-point chart:repeated="2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Olyslager beta,e/ko</text:p>
                <draw:g>
                  <svg:desc>sandbox_2_2_2.G3:sandbox_2_2_2.G3</svg:desc>
                </draw:g>
              </table:table-cell>
              <table:table-cell office:value-type="string">
                <text:p>Olyslager beta,o/ko</text:p>
                <draw:g>
                  <svg:desc>sandbox_2_2_2.I3:sandbox_2_2_2.I3</svg:desc>
                </draw:g>
              </table:table-cell>
              <table:table-cell office:value-type="string">
                <text:p>Solyslager Zoe</text:p>
                <draw:g>
                  <svg:desc>sandbox_2_2_2.H3:sandbox_2_2_2.H3</svg:desc>
                </draw:g>
              </table:table-cell>
              <table:table-cell office:value-type="string">
                <text:p>Olyslager Zoo</text:p>
                <draw:g>
                  <svg:desc>sandbox_2_2_2.J3:sandbox_2_2_2.J3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this beta,e/ko</text:p>
                <draw:g>
                  <svg:desc>sandbox_2_2_2.K35:sandbox_2_2_2.K35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this beta,o/ko</text:p>
                <draw:g>
                  <svg:desc>sandbox_2_2_2.M35:sandbox_2_2_2.M35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this Zoe</text:p>
                <draw:g>
                  <svg:desc>sandbox_2_2_2.U35:sandbox_2_2_2.U35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this Zoo</text:p>
                <draw:g>
                  <svg:desc>sandbox_2_2_2.V35:sandbox_2_2_2.V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ndbox_2_2_2.F4:sandbox_2_2_2.F29</svg:desc>
                </draw:g>
              </table:table-cell>
              <table:table-cell office:value-type="float" office:value="2.59444444444444">
                <text:p>2.59444444444444</text:p>
                <draw:g>
                  <svg:desc>sandbox_2_2_2.G4:sandbox_2_2_2.G29</svg:desc>
                </draw:g>
              </table:table-cell>
              <table:table-cell office:value-type="float" office:value="2.27430555555556">
                <text:p>2.27430555555556</text:p>
                <draw:g>
                  <svg:desc>sandbox_2_2_2.I4:sandbox_2_2_2.I29</svg:desc>
                </draw:g>
              </table:table-cell>
              <table:table-cell office:value-type="float" office:value="38.2045643153527">
                <text:p>38.2045643153527</text:p>
                <draw:g>
                  <svg:desc>sandbox_2_2_2.H4:sandbox_2_2_2.H29</svg:desc>
                </draw:g>
              </table:table-cell>
              <table:table-cell office:value-type="float" office:value="31.0325726141079">
                <text:p>31.0325726141079</text:p>
                <draw:g>
                  <svg:desc>sandbox_2_2_2.J4:sandbox_2_2_2.J29</svg:desc>
                </draw:g>
              </table:table-cell>
              <table:table-cell office:value-type="float" office:value="0.1">
                <text:p>0.1</text:p>
                <draw:g>
                  <svg:desc>sandbox_2_2_2.X36:sandbox_2_2_2.X63</svg:desc>
                </draw:g>
              </table:table-cell>
              <table:table-cell office:value-type="float" office:value="2.59096188657957">
                <text:p>2.59096188657957</text:p>
                <draw:g>
                  <svg:desc>sandbox_2_2_2.K36:sandbox_2_2_2.K63</svg:desc>
                </draw:g>
              </table:table-cell>
              <table:table-cell office:value-type="float" office:value="0.1">
                <text:p>0.1</text:p>
                <draw:g>
                  <svg:desc>sandbox_2_2_2.X36:sandbox_2_2_2.X63</svg:desc>
                </draw:g>
              </table:table-cell>
              <table:table-cell office:value-type="float" office:value="2.29501399635193">
                <text:p>2.29501399635193</text:p>
                <draw:g>
                  <svg:desc>sandbox_2_2_2.M36:sandbox_2_2_2.M63</svg:desc>
                </draw:g>
              </table:table-cell>
              <table:table-cell office:value-type="float" office:value="0.1">
                <text:p>0.1</text:p>
                <draw:g>
                  <svg:desc>sandbox_2_2_2.X36:sandbox_2_2_2.X63</svg:desc>
                </draw:g>
              </table:table-cell>
              <table:table-cell office:value-type="float" office:value="37.9841126607578">
                <text:p>37.9841126607578</text:p>
                <draw:g>
                  <svg:desc>sandbox_2_2_2.U36:sandbox_2_2_2.U63</svg:desc>
                </draw:g>
              </table:table-cell>
              <table:table-cell office:value-type="float" office:value="0.1">
                <text:p>0.1</text:p>
                <draw:g>
                  <svg:desc>sandbox_2_2_2.X36:sandbox_2_2_2.X63</svg:desc>
                </draw:g>
              </table:table-cell>
              <table:table-cell office:value-type="float" office:value="31.2944443221058">
                <text:p>31.2944443221058</text:p>
                <draw:g>
                  <svg:desc>sandbox_2_2_2.V36:sandbox_2_2_2.V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832285115304">
                <text:p>3.9832285115304</text:p>
              </table:table-cell>
              <table:table-cell office:value-type="float" office:value="2.64097222222222">
                <text:p>2.64097222222222</text:p>
              </table:table-cell>
              <table:table-cell office:value-type="float" office:value="2.29375">
                <text:p>2.29375</text:p>
              </table:table-cell>
              <table:table-cell office:value-type="float" office:value="38.4852074688797">
                <text:p>38.4852074688797</text:p>
              </table:table-cell>
              <table:table-cell office:value-type="float" office:value="31.0325726141079">
                <text:p>31.0325726141079</text:p>
              </table:table-cell>
              <table:table-cell office:value-type="float" office:value="1">
                <text:p>1</text:p>
              </table:table-cell>
              <table:table-cell office:value-type="float" office:value="2.59850670010407">
                <text:p>2.59850670010407</text:p>
              </table:table-cell>
              <table:table-cell office:value-type="float" office:value="1">
                <text:p>1</text:p>
              </table:table-cell>
              <table:table-cell office:value-type="float" office:value="2.29602558419457">
                <text:p>2.29602558419457</text:p>
              </table:table-cell>
              <table:table-cell office:value-type="float" office:value="1">
                <text:p>1</text:p>
              </table:table-cell>
              <table:table-cell office:value-type="float" office:value="37.8967092017076">
                <text:p>37.8967092017076</text:p>
              </table:table-cell>
              <table:table-cell office:value-type="float" office:value="1">
                <text:p>1</text:p>
              </table:table-cell>
              <table:table-cell office:value-type="float" office:value="31.2821856083286">
                <text:p>31.282185608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669461914745">
                <text:p>7.82669461914745</text:p>
              </table:table-cell>
              <table:table-cell office:value-type="float" office:value="2.69236111111111">
                <text:p>2.69236111111111</text:p>
              </table:table-cell>
              <table:table-cell office:value-type="float" office:value="2.33680555555556">
                <text:p>2.33680555555556</text:p>
              </table:table-cell>
              <table:table-cell office:value-type="float" office:value="38.9841286307054">
                <text:p>38.9841286307054</text:p>
              </table:table-cell>
              <table:table-cell office:value-type="float" office:value="31.0949377593361">
                <text:p>31.0949377593361</text:p>
              </table:table-cell>
              <table:table-cell office:value-type="float" office:value="4">
                <text:p>4</text:p>
              </table:table-cell>
              <table:table-cell office:value-type="float" office:value="2.65288195686953">
                <text:p>2.65288195686953</text:p>
              </table:table-cell>
              <table:table-cell office:value-type="float" office:value="4">
                <text:p>4</text:p>
              </table:table-cell>
              <table:table-cell office:value-type="float" office:value="2.31071002500657">
                <text:p>2.31071002500657</text:p>
              </table:table-cell>
              <table:table-cell office:value-type="float" office:value="4">
                <text:p>4</text:p>
              </table:table-cell>
              <table:table-cell office:value-type="float" office:value="38.1569709532308">
                <text:p>38.1569709532308</text:p>
              </table:table-cell>
              <table:table-cell office:value-type="float" office:value="4">
                <text:p>4</text:p>
              </table:table-cell>
              <table:table-cell office:value-type="float" office:value="31.1292706009926">
                <text:p>31.1292706009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195667365479">
                <text:p>12.0195667365479</text:p>
              </table:table-cell>
              <table:table-cell office:value-type="float" office:value="2.74513888888889">
                <text:p>2.74513888888889</text:p>
              </table:table-cell>
              <table:table-cell office:value-type="float" office:value="2.40347222222222">
                <text:p>2.40347222222222</text:p>
              </table:table-cell>
              <table:table-cell office:value-type="float" office:value="39.8884232365145">
                <text:p>39.8884232365145</text:p>
              </table:table-cell>
              <table:table-cell office:value-type="float" office:value="31.2196680497925">
                <text:p>31.2196680497925</text:p>
              </table:table-cell>
              <table:table-cell office:value-type="float" office:value="8">
                <text:p>8</text:p>
              </table:table-cell>
              <table:table-cell office:value-type="float" office:value="2.71134266823407">
                <text:p>2.71134266823407</text:p>
              </table:table-cell>
              <table:table-cell office:value-type="float" office:value="8">
                <text:p>8</text:p>
              </table:table-cell>
              <table:table-cell office:value-type="float" office:value="2.35252780269903">
                <text:p>2.35252780269903</text:p>
              </table:table-cell>
              <table:table-cell office:value-type="float" office:value="8">
                <text:p>8</text:p>
              </table:table-cell>
              <table:table-cell office:value-type="float" office:value="38.9700437405992">
                <text:p>38.9700437405992</text:p>
              </table:table-cell>
              <table:table-cell office:value-type="float" office:value="8">
                <text:p>8</text:p>
              </table:table-cell>
              <table:table-cell office:value-type="float" office:value="30.8957088114685">
                <text:p>30.8957088114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027952480783">
                <text:p>16.0027952480783</text:p>
              </table:table-cell>
              <table:table-cell office:value-type="float" office:value="2.78611111111111">
                <text:p>2.78611111111111</text:p>
              </table:table-cell>
              <table:table-cell office:value-type="float" office:value="2.47569444444444">
                <text:p>2.47569444444444</text:p>
              </table:table-cell>
              <table:table-cell office:value-type="float" office:value="41.2916390041494">
                <text:p>41.2916390041494</text:p>
              </table:table-cell>
              <table:table-cell office:value-type="float" office:value="31.9056846473029">
                <text:p>31.9056846473029</text:p>
              </table:table-cell>
              <table:table-cell office:value-type="float" office:value="10">
                <text:p>10</text:p>
              </table:table-cell>
              <table:table-cell office:value-type="float" office:value="2.73644523333121">
                <text:p>2.73644523333121</text:p>
              </table:table-cell>
              <table:table-cell office:value-type="float" office:value="10">
                <text:p>10</text:p>
              </table:table-cell>
              <table:table-cell office:value-type="float" office:value="2.38064617674328">
                <text:p>2.38064617674328</text:p>
              </table:table-cell>
              <table:table-cell office:value-type="float" office:value="10">
                <text:p>10</text:p>
              </table:table-cell>
              <table:table-cell office:value-type="float" office:value="39.424175976652">
                <text:p>39.424175976652</text:p>
              </table:table-cell>
              <table:table-cell office:value-type="float" office:value="10">
                <text:p>10</text:p>
              </table:table-cell>
              <table:table-cell office:value-type="float" office:value="30.8634148844353">
                <text:p>30.8634148844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0559049615653">
                <text:p>20.0559049615653</text:p>
              </table:table-cell>
              <table:table-cell office:value-type="float" office:value="2.82013888888889">
                <text:p>2.82013888888889</text:p>
              </table:table-cell>
              <table:table-cell office:value-type="float" office:value="2.54652777777778">
                <text:p>2.54652777777778</text:p>
              </table:table-cell>
              <table:table-cell office:value-type="float" office:value="42.6636721991701">
                <text:p>42.6636721991701</text:p>
              </table:table-cell>
              <table:table-cell office:value-type="float" office:value="33.1218049792531">
                <text:p>33.1218049792531</text:p>
              </table:table-cell>
              <table:table-cell office:value-type="float" office:value="12">
                <text:p>12</text:p>
              </table:table-cell>
              <table:table-cell office:value-type="float" office:value="2.75939665854687">
                <text:p>2.75939665854687</text:p>
              </table:table-cell>
              <table:table-cell office:value-type="float" office:value="12">
                <text:p>12</text:p>
              </table:table-cell>
              <table:table-cell office:value-type="float" office:value="2.41226003468946">
                <text:p>2.41226003468946</text:p>
              </table:table-cell>
              <table:table-cell office:value-type="float" office:value="12">
                <text:p>12</text:p>
              </table:table-cell>
              <table:table-cell office:value-type="float" office:value="39.9366057647738">
                <text:p>39.9366057647738</text:p>
              </table:table-cell>
              <table:table-cell office:value-type="float" office:value="12">
                <text:p>12</text:p>
              </table:table-cell>
              <table:table-cell office:value-type="float" office:value="30.934224132913">
                <text:p>30.934224132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0391334730957">
                <text:p>24.0391334730957</text:p>
              </table:table-cell>
              <table:table-cell office:value-type="float" office:value="2.84652777777778">
                <text:p>2.84652777777778</text:p>
              </table:table-cell>
              <table:table-cell office:value-type="float" office:value="2.61527777777778">
                <text:p>2.61527777777778</text:p>
              </table:table-cell>
              <table:table-cell office:value-type="float" office:value="44.1292531120332">
                <text:p>44.1292531120332</text:p>
              </table:table-cell>
              <table:table-cell office:value-type="float" office:value="34.836846473029">
                <text:p>34.836846473029</text:p>
              </table:table-cell>
              <table:table-cell office:value-type="float" office:value="16">
                <text:p>16</text:p>
              </table:table-cell>
              <table:table-cell office:value-type="float" office:value="2.79940680437344">
                <text:p>2.79940680437344</text:p>
              </table:table-cell>
              <table:table-cell office:value-type="float" office:value="16">
                <text:p>16</text:p>
              </table:table-cell>
              <table:table-cell office:value-type="float" office:value="2.48193737025477">
                <text:p>2.48193737025477</text:p>
              </table:table-cell>
              <table:table-cell office:value-type="float" office:value="16">
                <text:p>16</text:p>
              </table:table-cell>
              <table:table-cell office:value-type="float" office:value="41.099737139866">
                <text:p>41.099737139866</text:p>
              </table:table-cell>
              <table:table-cell office:value-type="float" office:value="16">
                <text:p>16</text:p>
              </table:table-cell>
              <table:table-cell office:value-type="float" office:value="31.4709505051223">
                <text:p>31.4709505051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0922431865828">
                <text:p>28.0922431865828</text:p>
              </table:table-cell>
              <table:table-cell office:value-type="float" office:value="2.87222222222222">
                <text:p>2.87222222222222</text:p>
              </table:table-cell>
              <table:table-cell office:value-type="float" office:value="2.67916666666667">
                <text:p>2.67916666666667</text:p>
              </table:table-cell>
              <table:table-cell office:value-type="float" office:value="45.7195643153527">
                <text:p>45.7195643153527</text:p>
              </table:table-cell>
              <table:table-cell office:value-type="float" office:value="36.8013485477178">
                <text:p>36.8013485477178</text:p>
              </table:table-cell>
              <table:table-cell office:value-type="float" office:value="20">
                <text:p>20</text:p>
              </table:table-cell>
              <table:table-cell office:value-type="float" office:value="2.83278480831423">
                <text:p>2.83278480831423</text:p>
              </table:table-cell>
              <table:table-cell office:value-type="float" office:value="20">
                <text:p>20</text:p>
              </table:table-cell>
              <table:table-cell office:value-type="float" office:value="2.55390425689118">
                <text:p>2.55390425689118</text:p>
              </table:table-cell>
              <table:table-cell office:value-type="float" office:value="20">
                <text:p>20</text:p>
              </table:table-cell>
              <table:table-cell office:value-type="float" office:value="42.3845141920408">
                <text:p>42.3845141920408</text:p>
              </table:table-cell>
              <table:table-cell office:value-type="float" office:value="20">
                <text:p>20</text:p>
              </table:table-cell>
              <table:table-cell office:value-type="float" office:value="32.5610043926947">
                <text:p>32.5610043926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0055904961565">
                <text:p>32.0055904961565</text:p>
              </table:table-cell>
              <table:table-cell office:value-type="float" office:value="2.89375">
                <text:p>2.89375</text:p>
              </table:table-cell>
              <table:table-cell office:value-type="float" office:value="2.72916666666667">
                <text:p>2.72916666666667</text:p>
              </table:table-cell>
              <table:table-cell office:value-type="float" office:value="47.3098755186722">
                <text:p>47.3098755186722</text:p>
              </table:table-cell>
              <table:table-cell office:value-type="float" office:value="38.9841286307054">
                <text:p>38.9841286307054</text:p>
              </table:table-cell>
              <table:table-cell office:value-type="float" office:value="24">
                <text:p>24</text:p>
              </table:table-cell>
              <table:table-cell office:value-type="float" office:value="2.86099855073305">
                <text:p>2.86099855073305</text:p>
              </table:table-cell>
              <table:table-cell office:value-type="float" office:value="24">
                <text:p>24</text:p>
              </table:table-cell>
              <table:table-cell office:value-type="float" office:value="2.62230220041428">
                <text:p>2.62230220041428</text:p>
              </table:table-cell>
              <table:table-cell office:value-type="float" office:value="24">
                <text:p>24</text:p>
              </table:table-cell>
              <table:table-cell office:value-type="float" office:value="43.7453093519248">
                <text:p>43.7453093519248</text:p>
              </table:table-cell>
              <table:table-cell office:value-type="float" office:value="24">
                <text:p>24</text:p>
              </table:table-cell>
              <table:table-cell office:value-type="float" office:value="34.1092699436959">
                <text:p>34.1092699436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9888190076869">
                <text:p>35.9888190076869</text:p>
              </table:table-cell>
              <table:table-cell office:value-type="float" office:value="2.91458333333333">
                <text:p>2.91458333333333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49.0560995850622">
                <text:p>49.0560995850622</text:p>
              </table:table-cell>
              <table:table-cell office:value-type="float" office:value="41.1980912863071">
                <text:p>41.1980912863071</text:p>
              </table:table-cell>
              <table:table-cell office:value-type="float" office:value="28">
                <text:p>28</text:p>
              </table:table-cell>
              <table:table-cell office:value-type="float" office:value="2.88522708175901">
                <text:p>2.88522708175901</text:p>
              </table:table-cell>
              <table:table-cell office:value-type="float" office:value="28">
                <text:p>28</text:p>
              </table:table-cell>
              <table:table-cell office:value-type="float" office:value="2.68385637215536">
                <text:p>2.68385637215536</text:p>
              </table:table-cell>
              <table:table-cell office:value-type="float" office:value="28">
                <text:p>28</text:p>
              </table:table-cell>
              <table:table-cell office:value-type="float" office:value="45.1588875142318">
                <text:p>45.1588875142318</text:p>
              </table:table-cell>
              <table:table-cell office:value-type="float" office:value="28">
                <text:p>28</text:p>
              </table:table-cell>
              <table:table-cell office:value-type="float" office:value="35.958465805795">
                <text:p>35.958465805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1118099231307">
                <text:p>40.1118099231307</text:p>
              </table:table-cell>
              <table:table-cell office:value-type="float" office:value="2.93472222222222">
                <text:p>2.93472222222222</text:p>
              </table:table-cell>
              <table:table-cell office:value-type="float" office:value="2.81875">
                <text:p>2.81875</text:p>
              </table:table-cell>
              <table:table-cell office:value-type="float" office:value="50.8023236514523">
                <text:p>50.8023236514523</text:p>
              </table:table-cell>
              <table:table-cell office:value-type="float" office:value="43.4120539419087">
                <text:p>43.4120539419087</text:p>
              </table:table-cell>
              <table:table-cell office:value-type="float" office:value="32">
                <text:p>32</text:p>
              </table:table-cell>
              <table:table-cell office:value-type="float" office:value="2.90633435169491">
                <text:p>2.90633435169491</text:p>
              </table:table-cell>
              <table:table-cell office:value-type="float" office:value="32">
                <text:p>32</text:p>
              </table:table-cell>
              <table:table-cell office:value-type="float" office:value="2.73748853695892">
                <text:p>2.73748853695892</text:p>
              </table:table-cell>
              <table:table-cell office:value-type="float" office:value="32">
                <text:p>32</text:p>
              </table:table-cell>
              <table:table-cell office:value-type="float" office:value="46.612393045174">
                <text:p>46.612393045174</text:p>
              </table:table-cell>
              <table:table-cell office:value-type="float" office:value="32">
                <text:p>32</text:p>
              </table:table-cell>
              <table:table-cell office:value-type="float" office:value="37.9633942903574">
                <text:p>37.9633942903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0251572327044">
                <text:p>44.0251572327044</text:p>
              </table:table-cell>
              <table:table-cell office:value-type="float" office:value="2.95">
                <text:p>2.95</text:p>
              </table:table-cell>
              <table:table-cell office:value-type="float" office:value="2.85">
                <text:p>2.85</text:p>
              </table:table-cell>
              <table:table-cell office:value-type="float" office:value="52.4238174273859">
                <text:p>52.4238174273859</text:p>
              </table:table-cell>
              <table:table-cell office:value-type="float" office:value="45.5012863070539">
                <text:p>45.5012863070539</text:p>
              </table:table-cell>
              <table:table-cell office:value-type="float" office:value="36">
                <text:p>36</text:p>
              </table:table-cell>
              <table:table-cell office:value-type="float" office:value="2.92493745616304">
                <text:p>2.92493745616304</text:p>
              </table:table-cell>
              <table:table-cell office:value-type="float" office:value="36">
                <text:p>36</text:p>
              </table:table-cell>
              <table:table-cell office:value-type="float" office:value="2.78344579564625">
                <text:p>2.78344579564625</text:p>
              </table:table-cell>
              <table:table-cell office:value-type="float" office:value="36">
                <text:p>36</text:p>
              </table:table-cell>
              <table:table-cell office:value-type="float" office:value="48.0972424166826">
                <text:p>48.0972424166826</text:p>
              </table:table-cell>
              <table:table-cell office:value-type="float" office:value="36">
                <text:p>36</text:p>
              </table:table-cell>
              <table:table-cell office:value-type="float" office:value="40.0202894941533">
                <text:p>40.0202894941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1481481481482">
                <text:p>48.1481481481482</text:p>
              </table:table-cell>
              <table:table-cell office:value-type="float" office:value="2.96319444444444">
                <text:p>2.96319444444444</text:p>
              </table:table-cell>
              <table:table-cell office:value-type="float" office:value="2.88125">
                <text:p>2.88125</text:p>
              </table:table-cell>
              <table:table-cell office:value-type="float" office:value="54.1388589211618">
                <text:p>54.1388589211618</text:p>
              </table:table-cell>
              <table:table-cell office:value-type="float" office:value="47.5593360995851">
                <text:p>47.5593360995851</text:p>
              </table:table-cell>
              <table:table-cell office:value-type="float" office:value="40">
                <text:p>40</text:p>
              </table:table-cell>
              <table:table-cell office:value-type="float" office:value="2.94147865618976">
                <text:p>2.94147865618976</text:p>
              </table:table-cell>
              <table:table-cell office:value-type="float" office:value="40">
                <text:p>40</text:p>
              </table:table-cell>
              <table:table-cell office:value-type="float" office:value="2.82256607335285">
                <text:p>2.82256607335285</text:p>
              </table:table-cell>
              <table:table-cell office:value-type="float" office:value="40">
                <text:p>40</text:p>
              </table:table-cell>
              <table:table-cell office:value-type="float" office:value="49.6063107828292">
                <text:p>49.6063107828292</text:p>
              </table:table-cell>
              <table:table-cell office:value-type="float" office:value="40">
                <text:p>40</text:p>
              </table:table-cell>
              <table:table-cell office:value-type="float" office:value="42.0654150933519">
                <text:p>42.0654150933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9916142557652">
                <text:p>51.9916142557652</text:p>
              </table:table-cell>
              <table:table-cell office:value-type="float" office:value="2.97638888888889">
                <text:p>2.97638888888889</text:p>
              </table:table-cell>
              <table:table-cell office:value-type="float" office:value="2.90416666666667">
                <text:p>2.90416666666667</text:p>
              </table:table-cell>
              <table:table-cell office:value-type="float" office:value="55.8850829875519">
                <text:p>55.8850829875519</text:p>
              </table:table-cell>
              <table:table-cell office:value-type="float" office:value="49.4614730290456">
                <text:p>49.4614730290456</text:p>
              </table:table-cell>
              <table:table-cell office:value-type="float" office:value="44">
                <text:p>44</text:p>
              </table:table-cell>
              <table:table-cell office:value-type="float" office:value="2.95628132710868">
                <text:p>2.95628132710868</text:p>
              </table:table-cell>
              <table:table-cell office:value-type="float" office:value="44">
                <text:p>44</text:p>
              </table:table-cell>
              <table:table-cell office:value-type="float" office:value="2.85584453872866">
                <text:p>2.85584453872866</text:p>
              </table:table-cell>
              <table:table-cell office:value-type="float" office:value="44">
                <text:p>44</text:p>
              </table:table-cell>
              <table:table-cell office:value-type="float" office:value="51.1327596104694">
                <text:p>51.1327596104694</text:p>
              </table:table-cell>
              <table:table-cell office:value-type="float" office:value="44">
                <text:p>44</text:p>
              </table:table-cell>
              <table:table-cell office:value-type="float" office:value="44.0636850804947">
                <text:p>44.0636850804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1844863731656">
                <text:p>56.1844863731656</text:p>
              </table:table-cell>
              <table:table-cell office:value-type="float" office:value="2.9875">
                <text:p>2.9875</text:p>
              </table:table-cell>
              <table:table-cell office:value-type="float" office:value="2.92569444444444">
                <text:p>2.92569444444444</text:p>
              </table:table-cell>
              <table:table-cell office:value-type="float" office:value="57.662489626556">
                <text:p>57.662489626556</text:p>
              </table:table-cell>
              <table:table-cell office:value-type="float" office:value="51.4571576763485">
                <text:p>51.4571576763485</text:p>
              </table:table-cell>
              <table:table-cell office:value-type="float" office:value="48">
                <text:p>48</text:p>
              </table:table-cell>
              <table:table-cell office:value-type="float" office:value="2.96958930261566">
                <text:p>2.96958930261566</text:p>
              </table:table-cell>
              <table:table-cell office:value-type="float" office:value="48">
                <text:p>48</text:p>
              </table:table-cell>
              <table:table-cell office:value-type="float" office:value="2.88423005820337">
                <text:p>2.88423005820337</text:p>
              </table:table-cell>
              <table:table-cell office:value-type="float" office:value="48">
                <text:p>48</text:p>
              </table:table-cell>
              <table:table-cell office:value-type="float" office:value="52.6697024011508">
                <text:p>52.6697024011508</text:p>
              </table:table-cell>
              <table:table-cell office:value-type="float" office:value="48">
                <text:p>48</text:p>
              </table:table-cell>
              <table:table-cell office:value-type="float" office:value="45.9978587208424">
                <text:p>45.9978587208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2375960866527">
                <text:p>60.2375960866527</text:p>
              </table:table-cell>
              <table:table-cell office:value-type="float" office:value="2.99791666666667">
                <text:p>2.99791666666667</text:p>
              </table:table-cell>
              <table:table-cell office:value-type="float" office:value="2.94444444444444">
                <text:p>2.94444444444444</text:p>
              </table:table-cell>
              <table:table-cell office:value-type="float" office:value="59.377531120332">
                <text:p>59.377531120332</text:p>
              </table:table-cell>
              <table:table-cell office:value-type="float" office:value="53.328112033195">
                <text:p>53.328112033195</text:p>
              </table:table-cell>
              <table:table-cell office:value-type="float" office:value="52">
                <text:p>52</text:p>
              </table:table-cell>
              <table:table-cell office:value-type="float" office:value="2.98159320197221">
                <text:p>2.98159320197221</text:p>
              </table:table-cell>
              <table:table-cell office:value-type="float" office:value="52">
                <text:p>52</text:p>
              </table:table-cell>
              <table:table-cell office:value-type="float" office:value="2.90855059951659">
                <text:p>2.90855059951659</text:p>
              </table:table-cell>
              <table:table-cell office:value-type="float" office:value="52">
                <text:p>52</text:p>
              </table:table-cell>
              <table:table-cell office:value-type="float" office:value="54.210276342783">
                <text:p>54.210276342783</text:p>
              </table:table-cell>
              <table:table-cell office:value-type="float" office:value="52">
                <text:p>52</text:p>
              </table:table-cell>
              <table:table-cell office:value-type="float" office:value="47.8609814654472">
                <text:p>47.8609814654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111809923131">
                <text:p>64.0111809923131</text:p>
              </table:table-cell>
              <table:table-cell office:value-type="float" office:value="3.00694444444444">
                <text:p>3.00694444444444</text:p>
              </table:table-cell>
              <table:table-cell office:value-type="float" office:value="2.96041666666667">
                <text:p>2.96041666666667</text:p>
              </table:table-cell>
              <table:table-cell office:value-type="float" office:value="60.9366597510373">
                <text:p>60.9366597510373</text:p>
              </table:table-cell>
              <table:table-cell office:value-type="float" office:value="55.1367012448133">
                <text:p>55.1367012448133</text:p>
              </table:table-cell>
              <table:table-cell office:value-type="float" office:value="56">
                <text:p>56</text:p>
              </table:table-cell>
              <table:table-cell office:value-type="float" office:value="2.99244749766102">
                <text:p>2.99244749766102</text:p>
              </table:table-cell>
              <table:table-cell office:value-type="float" office:value="56">
                <text:p>56</text:p>
              </table:table-cell>
              <table:table-cell office:value-type="float" office:value="2.92949943439517">
                <text:p>2.92949943439517</text:p>
              </table:table-cell>
              <table:table-cell office:value-type="float" office:value="56">
                <text:p>56</text:p>
              </table:table-cell>
              <table:table-cell office:value-type="float" office:value="55.7478678068126">
                <text:p>55.7478678068126</text:p>
              </table:table-cell>
              <table:table-cell office:value-type="float" office:value="56">
                <text:p>56</text:p>
              </table:table-cell>
              <table:table-cell office:value-type="float" office:value="49.6517174999959">
                <text:p>49.6517174999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2040531097135">
                <text:p>68.2040531097135</text:p>
              </table:table-cell>
              <table:table-cell office:value-type="float" office:value="3.01736111111111">
                <text:p>3.01736111111111</text:p>
              </table:table-cell>
              <table:table-cell office:value-type="float" office:value="2.97569444444444">
                <text:p>2.97569444444444</text:p>
              </table:table-cell>
              <table:table-cell office:value-type="float" office:value="62.7140663900415">
                <text:p>62.7140663900415</text:p>
              </table:table-cell>
              <table:table-cell office:value-type="float" office:value="56.8829253112033">
                <text:p>56.8829253112033</text:p>
              </table:table-cell>
              <table:table-cell office:value-type="float" office:value="60">
                <text:p>60</text:p>
              </table:table-cell>
              <table:table-cell office:value-type="float" office:value="3.00228134715836">
                <text:p>3.00228134715836</text:p>
              </table:table-cell>
              <table:table-cell office:value-type="float" office:value="60">
                <text:p>60</text:p>
              </table:table-cell>
              <table:table-cell office:value-type="float" office:value="2.9476459188448">
                <text:p>2.9476459188448</text:p>
              </table:table-cell>
              <table:table-cell office:value-type="float" office:value="60">
                <text:p>60</text:p>
              </table:table-cell>
              <table:table-cell office:value-type="float" office:value="57.2763497376006">
                <text:p>57.2763497376006</text:p>
              </table:table-cell>
              <table:table-cell office:value-type="float" office:value="60">
                <text:p>60</text:p>
              </table:table-cell>
              <table:table-cell office:value-type="float" office:value="51.3716398485405">
                <text:p>51.37163984854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0475192173305">
                <text:p>72.0475192173305</text:p>
              </table:table-cell>
              <table:table-cell office:value-type="float" office:value="3.02291666666667">
                <text:p>3.02291666666667</text:p>
              </table:table-cell>
              <table:table-cell office:value-type="float" office:value="2.98611111111111">
                <text:p>2.98611111111111</text:p>
              </table:table-cell>
              <table:table-cell office:value-type="float" office:value="64.2420124481328">
                <text:p>64.2420124481328</text:p>
              </table:table-cell>
              <table:table-cell office:value-type="float" office:value="58.3796887966805">
                <text:p>58.3796887966805</text:p>
              </table:table-cell>
              <table:table-cell office:value-type="float" office:value="64">
                <text:p>64</text:p>
              </table:table-cell>
              <table:table-cell office:value-type="float" office:value="3.01120539294098">
                <text:p>3.01120539294098</text:p>
              </table:table-cell>
              <table:table-cell office:value-type="float" office:value="64">
                <text:p>64</text:p>
              </table:table-cell>
              <table:table-cell office:value-type="float" office:value="2.96345389187627">
                <text:p>2.96345389187627</text:p>
              </table:table-cell>
              <table:table-cell office:value-type="float" office:value="64">
                <text:p>64</text:p>
              </table:table-cell>
              <table:table-cell office:value-type="float" office:value="58.790262932979">
                <text:p>58.790262932979</text:p>
              </table:table-cell>
              <table:table-cell office:value-type="float" office:value="64">
                <text:p>64</text:p>
              </table:table-cell>
              <table:table-cell office:value-type="float" office:value="53.0237111965185">
                <text:p>53.0237111965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1006289308176">
                <text:p>76.1006289308176</text:p>
              </table:table-cell>
              <table:table-cell office:value-type="float" office:value="3.03055555555556">
                <text:p>3.03055555555556</text:p>
              </table:table-cell>
              <table:table-cell office:value-type="float" office:value="2.99722222222222">
                <text:p>2.99722222222222</text:p>
              </table:table-cell>
              <table:table-cell office:value-type="float" office:value="65.8323236514523">
                <text:p>65.8323236514523</text:p>
              </table:table-cell>
              <table:table-cell office:value-type="float" office:value="60.0011825726141">
                <text:p>60.0011825726141</text:p>
              </table:table-cell>
              <table:table-cell office:value-type="float" office:value="68">
                <text:p>68</text:p>
              </table:table-cell>
              <table:table-cell office:value-type="float" office:value="3.01931604386248">
                <text:p>3.01931604386248</text:p>
              </table:table-cell>
              <table:table-cell office:value-type="float" office:value="68">
                <text:p>68</text:p>
              </table:table-cell>
              <table:table-cell office:value-type="float" office:value="2.97730052877562">
                <text:p>2.97730052877562</text:p>
              </table:table-cell>
              <table:table-cell office:value-type="float" office:value="68">
                <text:p>68</text:p>
              </table:table-cell>
              <table:table-cell office:value-type="float" office:value="60.2849202619476">
                <text:p>60.2849202619476</text:p>
              </table:table-cell>
              <table:table-cell office:value-type="float" office:value="68">
                <text:p>68</text:p>
              </table:table-cell>
              <table:table-cell office:value-type="float" office:value="54.6114542915745">
                <text:p>54.6114542915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1537386443047">
                <text:p>80.1537386443047</text:p>
              </table:table-cell>
              <table:table-cell office:value-type="float" office:value="3.03819444444444">
                <text:p>3.03819444444444</text:p>
              </table:table-cell>
              <table:table-cell office:value-type="float" office:value="3.00694444444444">
                <text:p>3.00694444444444</text:p>
              </table:table-cell>
              <table:table-cell office:value-type="float" office:value="67.4226348547718">
                <text:p>67.4226348547718</text:p>
              </table:table-cell>
              <table:table-cell office:value-type="float" office:value="61.4355809128631">
                <text:p>61.4355809128631</text:p>
              </table:table-cell>
              <table:table-cell office:value-type="float" office:value="72">
                <text:p>72</text:p>
              </table:table-cell>
              <table:table-cell office:value-type="float" office:value="3.02669822876346">
                <text:p>3.02669822876346</text:p>
              </table:table-cell>
              <table:table-cell office:value-type="float" office:value="72">
                <text:p>72</text:p>
              </table:table-cell>
              <table:table-cell office:value-type="float" office:value="2.98949303359144">
                <text:p>2.98949303359144</text:p>
              </table:table-cell>
              <table:table-cell office:value-type="float" office:value="72">
                <text:p>72</text:p>
              </table:table-cell>
              <table:table-cell office:value-type="float" office:value="61.7564389169802">
                <text:p>61.7564389169802</text:p>
              </table:table-cell>
              <table:table-cell office:value-type="float" office:value="72">
                <text:p>72</text:p>
              </table:table-cell>
              <table:table-cell office:value-type="float" office:value="56.138512151806">
                <text:p>56.138512151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.1369671558351">
                <text:p>84.1369671558351</text:p>
              </table:table-cell>
              <table:table-cell office:value-type="float" office:value="3.04444444444444">
                <text:p>3.04444444444444</text:p>
              </table:table-cell>
              <table:table-cell office:value-type="float" office:value="3.01597222222222">
                <text:p>3.01597222222222</text:p>
              </table:table-cell>
              <table:table-cell office:value-type="float" office:value="68.7946680497925">
                <text:p>68.7946680497925</text:p>
              </table:table-cell>
              <table:table-cell office:value-type="float" office:value="62.9011618257261">
                <text:p>62.9011618257261</text:p>
              </table:table-cell>
              <table:table-cell office:value-type="float" office:value="76">
                <text:p>76</text:p>
              </table:table-cell>
              <table:table-cell office:value-type="float" office:value="3.03342724484054">
                <text:p>3.03342724484054</text:p>
              </table:table-cell>
              <table:table-cell office:value-type="float" office:value="76">
                <text:p>76</text:p>
              </table:table-cell>
              <table:table-cell office:value-type="float" office:value="3.00028252380513">
                <text:p>3.00028252380513</text:p>
              </table:table-cell>
              <table:table-cell office:value-type="float" office:value="76">
                <text:p>76</text:p>
              </table:table-cell>
              <table:table-cell office:value-type="float" office:value="63.2017170777492">
                <text:p>63.2017170777492</text:p>
              </table:table-cell>
              <table:table-cell office:value-type="float" office:value="76">
                <text:p>76</text:p>
              </table:table-cell>
              <table:table-cell office:value-type="float" office:value="57.6084255662655">
                <text:p>57.6084255662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9804332634521">
                <text:p>87.9804332634521</text:p>
              </table:table-cell>
              <table:table-cell office:value-type="float" office:value="3.04861111111111">
                <text:p>3.04861111111111</text:p>
              </table:table-cell>
              <table:table-cell office:value-type="float" office:value="3.025">
                <text:p>3.025</text:p>
              </table:table-cell>
              <table:table-cell office:value-type="float" office:value="70.3537966804979">
                <text:p>70.3537966804979</text:p>
              </table:table-cell>
              <table:table-cell office:value-type="float" office:value="64.2731950207469">
                <text:p>64.2731950207469</text:p>
              </table:table-cell>
              <table:table-cell office:value-type="float" office:value="80">
                <text:p>80</text:p>
              </table:table-cell>
              <table:table-cell office:value-type="float" office:value="3.03957007715306">
                <text:p>3.03957007715306</text:p>
              </table:table-cell>
              <table:table-cell office:value-type="float" office:value="80">
                <text:p>80</text:p>
              </table:table-cell>
              <table:table-cell office:value-type="float" office:value="3.00987523812194">
                <text:p>3.00987523812194</text:p>
              </table:table-cell>
              <table:table-cell office:value-type="float" office:value="80">
                <text:p>80</text:p>
              </table:table-cell>
              <table:table-cell office:value-type="float" office:value="64.6183736633736">
                <text:p>64.6183736633736</text:p>
              </table:table-cell>
              <table:table-cell office:value-type="float" office:value="80">
                <text:p>80</text:p>
              </table:table-cell>
              <table:table-cell office:value-type="float" office:value="59.0245301813835">
                <text:p>59.02453018138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.1034241788959">
                <text:p>92.1034241788959</text:p>
              </table:table-cell>
              <table:table-cell office:value-type="float" office:value="3.05347222222222">
                <text:p>3.05347222222222</text:p>
              </table:table-cell>
              <table:table-cell office:value-type="float" office:value="3.03263888888889">
                <text:p>3.03263888888889</text:p>
              </table:table-cell>
              <table:table-cell office:value-type="float" office:value="71.7258298755187">
                <text:p>71.7258298755187</text:p>
              </table:table-cell>
              <table:table-cell office:value-type="float" office:value="65.5828630705394">
                <text:p>65.5828630705394</text:p>
              </table:table-cell>
              <table:table-cell office:value-type="float" office:value="84">
                <text:p>84</text:p>
              </table:table-cell>
              <table:table-cell office:value-type="float" office:value="3.04518640866688">
                <text:p>3.04518640866688</text:p>
              </table:table-cell>
              <table:table-cell office:value-type="float" office:value="84">
                <text:p>84</text:p>
              </table:table-cell>
              <table:table-cell office:value-type="float" office:value="3.01844145334718">
                <text:p>3.01844145334718</text:p>
              </table:table-cell>
              <table:table-cell office:value-type="float" office:value="84">
                <text:p>84</text:p>
              </table:table-cell>
              <table:table-cell office:value-type="float" office:value="66.004667616361">
                <text:p>66.004667616361</text:p>
              </table:table-cell>
              <table:table-cell office:value-type="float" office:value="84">
                <text:p>84</text:p>
              </table:table-cell>
              <table:table-cell office:value-type="float" office:value="60.38991825556">
                <text:p>60.3899182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.9468902865129">
                <text:p>95.9468902865129</text:p>
              </table:table-cell>
              <table:table-cell office:value-type="float" office:value="3.05902777777778">
                <text:p>3.05902777777778</text:p>
              </table:table-cell>
              <table:table-cell office:value-type="float" office:value="3.03888888888889">
                <text:p>3.03888888888889</text:p>
              </table:table-cell>
              <table:table-cell office:value-type="float" office:value="73.1602282157676">
                <text:p>73.1602282157676</text:p>
              </table:table-cell>
              <table:table-cell office:value-type="float" office:value="66.9548962655602">
                <text:p>66.9548962655602</text:p>
              </table:table-cell>
              <table:table-cell office:value-type="float" office:value="88">
                <text:p>88</text:p>
              </table:table-cell>
              <table:table-cell office:value-type="float" office:value="3.05032944429338">
                <text:p>3.05032944429338</text:p>
              </table:table-cell>
              <table:table-cell office:value-type="float" office:value="88">
                <text:p>88</text:p>
              </table:table-cell>
              <table:table-cell office:value-type="float" office:value="3.02612253482066">
                <text:p>3.02612253482066</text:p>
              </table:table-cell>
              <table:table-cell office:value-type="float" office:value="88">
                <text:p>88</text:p>
              </table:table-cell>
              <table:table-cell office:value-type="float" office:value="67.3594092621518">
                <text:p>67.3594092621518</text:p>
              </table:table-cell>
              <table:table-cell office:value-type="float" office:value="88">
                <text:p>88</text:p>
              </table:table-cell>
              <table:table-cell office:value-type="float" office:value="61.7074342656975">
                <text:p>61.7074342656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79035639413">
                <text:p>99.79035639413</text:p>
              </table:table-cell>
              <table:table-cell office:value-type="float" office:value="3.06319444444444">
                <text:p>3.06319444444444</text:p>
              </table:table-cell>
              <table:table-cell office:value-type="float" office:value="3.04513888888889">
                <text:p>3.04513888888889</text:p>
              </table:table-cell>
              <table:table-cell office:value-type="float" office:value="74.9376348547718">
                <text:p>74.9376348547718</text:p>
              </table:table-cell>
              <table:table-cell office:value-type="float" office:value="68.4828423236515">
                <text:p>68.4828423236515</text:p>
              </table:table-cell>
              <table:table-cell office:value-type="float" office:value="92">
                <text:p>92</text:p>
              </table:table-cell>
              <table:table-cell office:value-type="float" office:value="3.05504661607939">
                <text:p>3.05504661607939</text:p>
              </table:table-cell>
              <table:table-cell office:value-type="float" office:value="92">
                <text:p>92</text:p>
              </table:table-cell>
              <table:table-cell office:value-type="float" office:value="3.03303650295095">
                <text:p>3.03303650295095</text:p>
              </table:table-cell>
              <table:table-cell office:value-type="float" office:value="92">
                <text:p>92</text:p>
              </table:table-cell>
              <table:table-cell office:value-type="float" office:value="68.681872325396">
                <text:p>68.681872325396</text:p>
              </table:table-cell>
              <table:table-cell office:value-type="float" office:value="92">
                <text:p>92</text:p>
              </table:table-cell>
              <table:table-cell office:value-type="float" office:value="62.9796872166185">
                <text:p>62.9796872166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3.05938020502472">
                <text:p>3.05938020502472</text:p>
              </table:table-cell>
              <table:table-cell office:value-type="float" office:value="96">
                <text:p>96</text:p>
              </table:table-cell>
              <table:table-cell office:value-type="float" office:value="3.03928243407534">
                <text:p>3.03928243407534</text:p>
              </table:table-cell>
              <table:table-cell office:value-type="float" office:value="96">
                <text:p>96</text:p>
              </table:table-cell>
              <table:table-cell office:value-type="float" office:value="69.9717118547572">
                <text:p>69.9717118547572</text:p>
              </table:table-cell>
              <table:table-cell office:value-type="float" office:value="96">
                <text:p>96</text:p>
              </table:table-cell>
              <table:table-cell office:value-type="float" office:value="64.2090702000725">
                <text:p>64.2090702000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3.06336789797555">
                <text:p>3.06336789797555</text:p>
              </table:table-cell>
              <table:table-cell office:value-type="float" office:value="100">
                <text:p>100</text:p>
              </table:table-cell>
              <table:table-cell office:value-type="float" office:value="3.04494395033669">
                <text:p>3.04494395033669</text:p>
              </table:table-cell>
              <table:table-cell office:value-type="float" office:value="100">
                <text:p>100</text:p>
              </table:table-cell>
              <table:table-cell office:value-type="float" office:value="71.228890813006">
                <text:p>71.228890813006</text:p>
              </table:table-cell>
              <table:table-cell office:value-type="float" office:value="100">
                <text:p>100</text:p>
              </table:table-cell>
              <table:table-cell office:value-type="float" office:value="65.3977821069895">
                <text:p>65.39778210698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msLineDash_20_1" draw:display-name="msLineDash 1" draw:style="round" draw:dots2="1" draw:dots2-length="212%" draw:distance="159%"/>
    <draw:stroke-dash draw:name="msLineDash_20_2" draw:display-name="msLineDash 2" draw:style="round" draw:dots2="1" draw:dots2-length="212%" draw:distance="159%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interval-major="10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Dashed" svg:stroke-width="0.02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47cm" svg:height="8.994cm" xlink:href=".." xlink:type="simple" chart:class="chart:scatter" chart:column-mapping="2 1 0" chart:style-name="ch1">
        <chart:legend chart:legend-position="end" svg:x="13.768cm" svg:y="3.949cm" style:legend-expansion="high" chart:style-name="ch2"/>
        <chart:plot-area chart:style-name="ch3" table:cell-range-address="sandbox_2_2_2.X36:sandbox_2_2_2.X62 sandbox_2_2_2.F36:sandbox_2_2_2.G62" svg:x="0.798cm" svg:y="0.851cm" svg:width="12.274cm" svg:height="7.544cm">
          <chartooo:coordinate-region svg:x="1.631cm" svg:y="1.051cm" svg:width="10.634cm" svg:height="7.1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andbox_2_2_2.G36:sandbox_2_2_2.G62" chart:class="chart:scatter">
            <chart:domain table:cell-range-address="sandbox_2_2_2.X36:sandbox_2_2_2.X62"/>
            <chart:data-point chart:repeated="27"/>
          </chart:series>
          <chart:series chart:attached-axis="primary-y" chart:style-name="ch9" chart:values-cell-range-address="sandbox_2_2_2.F36:sandbox_2_2_2.F62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andbox_2_2_2.X36:sandbox_2_2_2.X62</svg:desc>
                </draw:g>
              </table:table-cell>
              <table:table-cell office:value-type="float" office:value="340.734391632">
                <text:p>340.734391632</text:p>
                <draw:g>
                  <svg:desc>sandbox_2_2_2.G36:sandbox_2_2_2.G62</svg:desc>
                </draw:g>
              </table:table-cell>
              <table:table-cell office:value-type="float" office:value="0.000306397789011292">
                <text:p>0.000306397789011292</text:p>
                <draw:g>
                  <svg:desc>sandbox_2_2_2.F36:sandbox_2_2_2.F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0.216773117">
                <text:p>150.2167731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3.088476383">
                <text:p>53.0884763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2.518948843">
                <text:p>52.5189488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5.502981692">
                <text:p>75.5029816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3.646870643">
                <text:p>53.6468706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53.9278941">
                <text:p>53.92789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54.729407459">
                <text:p>54.7294074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53.795584874">
                <text:p>53.7955848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53.133951847">
                <text:p>53.1339518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54.549629551">
                <text:p>54.549629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53.484232506">
                <text:p>53.484232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53.3396406">
                <text:p>53.33964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53.4663789">
                <text:p>53.46637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53.157935007">
                <text:p>53.1579350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57.668150941">
                <text:p>57.6681509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62.7323993">
                <text:p>62.73239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62.85283188">
                <text:p>62.852831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61.179604913">
                <text:p>61.1796049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56.707054463">
                <text:p>56.7070544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58.503871883">
                <text:p>58.5038718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57.483552945">
                <text:p>57.4835529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55.054828495">
                <text:p>55.0548284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">
                <text:p>84</text:p>
              </table:table-cell>
              <table:table-cell office:value-type="float" office:value="55.770736949">
                <text:p>55.7707369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55.867050823">
                <text:p>55.8670508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56.292535268">
                <text:p>56.2925352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56.854634723">
                <text:p>56.85463472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00.00001" chart:interval-major="10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2" chart:maximum="3.2" chart:origin="0" chart:interval-major="0.2" chart:interval-minor-divisor="1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20" chart:maximum="80" chart:interval-major="10" chart:interval-minor-divisor="2" chart:reverse-direction="false" text:line-break="false" chart:axis-position="end"/>
      <style:graphic-properties svg:stroke-color="#b3b3b3"/>
      <style:text-properties fo:color="#000000" fo:font-size="12pt" style:font-size-asian="10pt" style:font-size-complex="10pt"/>
    </style:style>
    <style:style style:name="ch10" style:family="chart" style:data-style-name="N8002">
      <style:chart-properties chart:symbol-type="none">
        <chart:symbol-image xlink:href="Pictures/2000000A000000FD000000FDF1F7E11A.svm" xlink:type="simple" xlink:actuate="onLoad"/>
      </style:chart-properties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5cm" chart:symbol-height="0.15cm">
        <chart:symbol-image xlink:href="Pictures/2000000D000000DD000000DD52AEF343.svm" xlink:type="simple" xlink:actuate="onLoad"/>
      </style:chart-properties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5cm" chart:symbol-height="0.15cm">
        <chart:symbol-image xlink:href="Pictures/2000000A000000FD000000FDD4B68D62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8002">
      <style:chart-properties chart:symbol-type="none"/>
      <style:graphic-properties svg:stroke-width="0.025cm" svg:stroke-color="#ff3333" draw:fill-color="#ff3333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11cm" svg:height="8.891cm" xlink:href=".." xlink:type="simple" chart:class="chart:scatter" chart:style-name="ch1">
        <chart:legend chart:legend-position="end" svg:x="11.225cm" svg:y="3.399cm" style:legend-expansion="high" chart:style-name="ch2"/>
        <chart:plot-area chart:style-name="ch3" table:cell-range-address="sandbox_2_2_2_2_2.F4:sandbox_2_2_2_2_2.F29 sandbox_2_2_2_2_2.I3:sandbox_2_2_2_2_2.J29 sandbox_2_2_2_2_2.K63:sandbox_2_2_2_2_2.L63 sandbox_2_2_2_2_2.K65:sandbox_2_2_2_2_2.L91" chart:data-source-has-labels="row" svg:x="1.56cm" svg:y="0.843cm" svg:width="8.225cm" svg:height="6.671cm">
          <chartooo:coordinate-region svg:x="2.243cm" svg:y="1.07cm" svg:width="6.964cm" svg:height="5.894cm"/>
          <chart:axis chart:dimension="x" chart:name="primary-x" chart:style-name="ch4">
            <chart:title svg:x="3.962cm" svg:y="7.69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989cm" chart:style-name="ch8">
              <text:p>beta/ko</text:p>
            </chart:title>
            <chart:grid chart:style-name="ch6" chart:class="major"/>
          </chart:axis>
          <chart:axis chart:dimension="y" chart:name="secondary-y" chart:style-name="ch9">
            <chart:title svg:x="10.116cm" svg:y="6.074cm" chart:style-name="ch8">
              <text:p>Impedance, Ohms</text:p>
            </chart:title>
          </chart:axis>
          <chart:series chart:attached-axis="primary-y" chart:style-name="ch10" chart:values-cell-range-address="sandbox_2_2_2_2_2.I4:sandbox_2_2_2_2_2.I29" chart:label-cell-address="sandbox_2_2_2_2_2.I3:sandbox_2_2_2_2_2.I3" chart:class="chart:scatter">
            <chart:domain table:cell-range-address="sandbox_2_2_2_2_2.F4:sandbox_2_2_2_2_2.F29"/>
            <chart:data-point chart:repeated="26"/>
          </chart:series>
          <chart:series chart:attached-axis="secondary-y" chart:style-name="ch11" chart:values-cell-range-address="sandbox_2_2_2_2_2.L65:sandbox_2_2_2_2_2.L91" chart:label-cell-address="sandbox_2_2_2_2_2.L63:sandbox_2_2_2_2_2.L63" chart:class="chart:scatter">
            <chart:domain table:cell-range-address="sandbox_2_2_2_2_2.Q65:sandbox_2_2_2_2_2.Q91"/>
            <chart:data-point chart:repeated="27"/>
          </chart:series>
          <chart:series chart:attached-axis="primary-y" chart:style-name="ch12" chart:values-cell-range-address="sandbox_2_2_2_2_2.K65:sandbox_2_2_2_2_2.K91" chart:label-cell-address="sandbox_2_2_2_2_2.K63:sandbox_2_2_2_2_2.K63" chart:class="chart:scatter">
            <chart:domain table:cell-range-address="sandbox_2_2_2_2_2.Q65:sandbox_2_2_2_2_2.Q91"/>
            <chart:data-point chart:repeated="27"/>
          </chart:series>
          <chart:series chart:attached-axis="secondary-y" chart:style-name="ch13" chart:values-cell-range-address="sandbox_2_2_2_2_2.J4:sandbox_2_2_2_2_2.J29" chart:label-cell-address="sandbox_2_2_2_2_2.J3:sandbox_2_2_2_2_2.J3" chart:class="chart:scatter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Olyslager beta,o/ko</text:p>
                <draw:g>
                  <svg:desc>sandbox_2_2_2_2_2.I3:sandbox_2_2_2_2_2.I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enParEM2D, Zoo</text:p>
                <draw:g>
                  <svg:desc>sandbox_2_2_2_2_2.L63:sandbox_2_2_2_2_2.L6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enParEM2D, beta,o/ko</text:p>
                <draw:g>
                  <svg:desc>sandbox_2_2_2_2_2.K63:sandbox_2_2_2_2_2.K63</svg:desc>
                </draw:g>
              </table:table-cell>
              <table:table-cell office:value-type="string">
                <text:p>Olyslager Zoo</text:p>
                <draw:g>
                  <svg:desc>sandbox_2_2_2_2_2.J3:sandbox_2_2_2_2_2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ndbox_2_2_2_2_2.F4:sandbox_2_2_2_2_2.F29</svg:desc>
                </draw:g>
              </table:table-cell>
              <table:table-cell office:value-type="float" office:value="2.27430555555556">
                <text:p>2.27430555555556</text:p>
                <draw:g>
                  <svg:desc>sandbox_2_2_2_2_2.I4:sandbox_2_2_2_2_2.I29</svg:desc>
                </draw:g>
              </table:table-cell>
              <table:table-cell office:value-type="float" office:value="0.1">
                <text:p>0.1</text:p>
                <draw:g>
                  <svg:desc>sandbox_2_2_2_2_2.Q65:sandbox_2_2_2_2_2.Q91</svg:desc>
                </draw:g>
              </table:table-cell>
              <table:table-cell office:value-type="float" office:value="31.6517378557564">
                <text:p>31.6517378557564</text:p>
                <draw:g>
                  <svg:desc>sandbox_2_2_2_2_2.L65:sandbox_2_2_2_2_2.L91</svg:desc>
                </draw:g>
              </table:table-cell>
              <table:table-cell office:value-type="float" office:value="0.1">
                <text:p>0.1</text:p>
                <draw:g>
                  <svg:desc>sandbox_2_2_2_2_2.Q65:sandbox_2_2_2_2_2.Q91</svg:desc>
                </draw:g>
              </table:table-cell>
              <table:table-cell office:value-type="float" office:value="2.29502089744491">
                <text:p>2.29502089744491</text:p>
                <draw:g>
                  <svg:desc>sandbox_2_2_2_2_2.K65:sandbox_2_2_2_2_2.K91</svg:desc>
                </draw:g>
              </table:table-cell>
              <table:table-cell office:value-type="float" office:value="31.0325726141079">
                <text:p>31.0325726141079</text:p>
                <draw:g>
                  <svg:desc>sandbox_2_2_2_2_2.J4:sandbox_2_2_2_2_2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832285115304">
                <text:p>3.9832285115304</text:p>
              </table:table-cell>
              <table:table-cell office:value-type="float" office:value="2.29375">
                <text:p>2.29375</text:p>
              </table:table-cell>
              <table:table-cell office:value-type="float" office:value="1">
                <text:p>1</text:p>
              </table:table-cell>
              <table:table-cell office:value-type="float" office:value="31.6392443101591">
                <text:p>31.6392443101591</text:p>
              </table:table-cell>
              <table:table-cell office:value-type="float" office:value="1">
                <text:p>1</text:p>
              </table:table-cell>
              <table:table-cell office:value-type="float" office:value="2.2960331469937">
                <text:p>2.2960331469937</text:p>
              </table:table-cell>
              <table:table-cell office:value-type="float" office:value="31.0325726141079">
                <text:p>31.0325726141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669461914745">
                <text:p>7.82669461914745</text:p>
              </table:table-cell>
              <table:table-cell office:value-type="float" office:value="2.33680555555556">
                <text:p>2.33680555555556</text:p>
              </table:table-cell>
              <table:table-cell office:value-type="float" office:value="4">
                <text:p>4</text:p>
              </table:table-cell>
              <table:table-cell office:value-type="float" office:value="31.4888294095656">
                <text:p>31.4888294095656</text:p>
              </table:table-cell>
              <table:table-cell office:value-type="float" office:value="4">
                <text:p>4</text:p>
              </table:table-cell>
              <table:table-cell office:value-type="float" office:value="2.31071737220564">
                <text:p>2.31071737220564</text:p>
              </table:table-cell>
              <table:table-cell office:value-type="float" office:value="31.0949377593361">
                <text:p>31.0949377593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195667365479">
                <text:p>12.0195667365479</text:p>
              </table:table-cell>
              <table:table-cell office:value-type="float" office:value="2.40347222222222">
                <text:p>2.40347222222222</text:p>
              </table:table-cell>
              <table:table-cell office:value-type="float" office:value="8">
                <text:p>8</text:p>
              </table:table-cell>
              <table:table-cell office:value-type="float" office:value="31.2651867066597">
                <text:p>31.2651867066597</text:p>
              </table:table-cell>
              <table:table-cell office:value-type="float" office:value="8">
                <text:p>8</text:p>
              </table:table-cell>
              <table:table-cell office:value-type="float" office:value="2.35253445743866">
                <text:p>2.35253445743866</text:p>
              </table:table-cell>
              <table:table-cell office:value-type="float" office:value="31.2196680497925">
                <text:p>31.2196680497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027952480783">
                <text:p>16.0027952480783</text:p>
              </table:table-cell>
              <table:table-cell office:value-type="float" office:value="2.47569444444444">
                <text:p>2.47569444444444</text:p>
              </table:table-cell>
              <table:table-cell office:value-type="float" office:value="12">
                <text:p>12</text:p>
              </table:table-cell>
              <table:table-cell office:value-type="float" office:value="31.3228026512088">
                <text:p>31.3228026512088</text:p>
              </table:table-cell>
              <table:table-cell office:value-type="float" office:value="12">
                <text:p>12</text:p>
              </table:table-cell>
              <table:table-cell office:value-type="float" office:value="2.41226564569861">
                <text:p>2.41226564569861</text:p>
              </table:table-cell>
              <table:table-cell office:value-type="float" office:value="31.9056846473029">
                <text:p>31.9056846473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0559049615653">
                <text:p>20.0559049615653</text:p>
              </table:table-cell>
              <table:table-cell office:value-type="float" office:value="2.54652777777778">
                <text:p>2.54652777777778</text:p>
              </table:table-cell>
              <table:table-cell office:value-type="float" office:value="16">
                <text:p>16</text:p>
              </table:table-cell>
              <table:table-cell office:value-type="float" office:value="31.8882560280782">
                <text:p>31.8882560280782</text:p>
              </table:table-cell>
              <table:table-cell office:value-type="float" office:value="16">
                <text:p>16</text:p>
              </table:table-cell>
              <table:table-cell office:value-type="float" office:value="2.48194178195462">
                <text:p>2.48194178195462</text:p>
              </table:table-cell>
              <table:table-cell office:value-type="float" office:value="33.1218049792531">
                <text:p>33.1218049792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0391334730957">
                <text:p>24.0391334730957</text:p>
              </table:table-cell>
              <table:table-cell office:value-type="float" office:value="2.61527777777778">
                <text:p>2.61527777777778</text:p>
              </table:table-cell>
              <table:table-cell office:value-type="float" office:value="20">
                <text:p>20</text:p>
              </table:table-cell>
              <table:table-cell office:value-type="float" office:value="33.0149389909898">
                <text:p>33.0149389909898</text:p>
              </table:table-cell>
              <table:table-cell office:value-type="float" office:value="20">
                <text:p>20</text:p>
              </table:table-cell>
              <table:table-cell office:value-type="float" office:value="2.5539075557879">
                <text:p>2.5539075557879</text:p>
              </table:table-cell>
              <table:table-cell office:value-type="float" office:value="34.836846473029">
                <text:p>34.836846473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0922431865828">
                <text:p>28.0922431865828</text:p>
              </table:table-cell>
              <table:table-cell office:value-type="float" office:value="2.67916666666667">
                <text:p>2.67916666666667</text:p>
              </table:table-cell>
              <table:table-cell office:value-type="float" office:value="24">
                <text:p>24</text:p>
              </table:table-cell>
              <table:table-cell office:value-type="float" office:value="34.6042194096019">
                <text:p>34.6042194096019</text:p>
              </table:table-cell>
              <table:table-cell office:value-type="float" office:value="24">
                <text:p>24</text:p>
              </table:table-cell>
              <table:table-cell office:value-type="float" office:value="2.62230464227983">
                <text:p>2.62230464227983</text:p>
              </table:table-cell>
              <table:table-cell office:value-type="float" office:value="36.8013485477178">
                <text:p>36.8013485477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0055904961565">
                <text:p>32.0055904961565</text:p>
              </table:table-cell>
              <table:table-cell office:value-type="float" office:value="2.72916666666667">
                <text:p>2.72916666666667</text:p>
              </table:table-cell>
              <table:table-cell office:value-type="float" office:value="28">
                <text:p>28</text:p>
              </table:table-cell>
              <table:table-cell office:value-type="float" office:value="36.4949775385497">
                <text:p>36.4949775385497</text:p>
              </table:table-cell>
              <table:table-cell office:value-type="float" office:value="28">
                <text:p>28</text:p>
              </table:table-cell>
              <table:table-cell office:value-type="float" office:value="2.68385825288901">
                <text:p>2.68385825288901</text:p>
              </table:table-cell>
              <table:table-cell office:value-type="float" office:value="38.9841286307054">
                <text:p>38.9841286307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9888190076869">
                <text:p>35.9888190076869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2">
                <text:p>32</text:p>
              </table:table-cell>
              <table:table-cell office:value-type="float" office:value="38.5390846250256">
                <text:p>38.5390846250256</text:p>
              </table:table-cell>
              <table:table-cell office:value-type="float" office:value="32">
                <text:p>32</text:p>
              </table:table-cell>
              <table:table-cell office:value-type="float" office:value="2.73749010340513">
                <text:p>2.73749010340513</text:p>
              </table:table-cell>
              <table:table-cell office:value-type="float" office:value="41.1980912863071">
                <text:p>41.19809128630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1118099231307">
                <text:p>40.1118099231307</text:p>
              </table:table-cell>
              <table:table-cell office:value-type="float" office:value="2.81875">
                <text:p>2.81875</text:p>
              </table:table-cell>
              <table:table-cell office:value-type="float" office:value="36">
                <text:p>36</text:p>
              </table:table-cell>
              <table:table-cell office:value-type="float" office:value="40.6311208388801">
                <text:p>40.6311208388801</text:p>
              </table:table-cell>
              <table:table-cell office:value-type="float" office:value="36">
                <text:p>36</text:p>
              </table:table-cell>
              <table:table-cell office:value-type="float" office:value="2.7834472182645">
                <text:p>2.7834472182645</text:p>
              </table:table-cell>
              <table:table-cell office:value-type="float" office:value="43.4120539419087">
                <text:p>43.4120539419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0251572327044">
                <text:p>44.0251572327044</text:p>
              </table:table-cell>
              <table:table-cell office:value-type="float" office:value="2.85">
                <text:p>2.85</text:p>
              </table:table-cell>
              <table:table-cell office:value-type="float" office:value="40">
                <text:p>40</text:p>
              </table:table-cell>
              <table:table-cell office:value-type="float" office:value="42.7067441924103">
                <text:p>42.7067441924103</text:p>
              </table:table-cell>
              <table:table-cell office:value-type="float" office:value="40">
                <text:p>40</text:p>
              </table:table-cell>
              <table:table-cell office:value-type="float" office:value="2.82256745473029">
                <text:p>2.82256745473029</text:p>
              </table:table-cell>
              <table:table-cell office:value-type="float" office:value="45.5012863070539">
                <text:p>45.5012863070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1481481481482">
                <text:p>48.1481481481482</text:p>
              </table:table-cell>
              <table:table-cell office:value-type="float" office:value="2.88125">
                <text:p>2.88125</text:p>
              </table:table-cell>
              <table:table-cell office:value-type="float" office:value="44">
                <text:p>44</text:p>
              </table:table-cell>
              <table:table-cell office:value-type="float" office:value="44.7309204878863">
                <text:p>44.7309204878863</text:p>
              </table:table-cell>
              <table:table-cell office:value-type="float" office:value="44">
                <text:p>44</text:p>
              </table:table-cell>
              <table:table-cell office:value-type="float" office:value="2.85584593267673">
                <text:p>2.85584593267673</text:p>
              </table:table-cell>
              <table:table-cell office:value-type="float" office:value="47.5593360995851">
                <text:p>47.5593360995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9916142557652">
                <text:p>51.9916142557652</text:p>
              </table:table-cell>
              <table:table-cell office:value-type="float" office:value="2.90416666666667">
                <text:p>2.90416666666667</text:p>
              </table:table-cell>
              <table:table-cell office:value-type="float" office:value="48">
                <text:p>48</text:p>
              </table:table-cell>
              <table:table-cell office:value-type="float" office:value="46.6867946939899">
                <text:p>46.6867946939899</text:p>
              </table:table-cell>
              <table:table-cell office:value-type="float" office:value="48">
                <text:p>48</text:p>
              </table:table-cell>
              <table:table-cell office:value-type="float" office:value="2.88423148738085">
                <text:p>2.88423148738085</text:p>
              </table:table-cell>
              <table:table-cell office:value-type="float" office:value="49.4614730290456">
                <text:p>49.4614730290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1844863731656">
                <text:p>56.1844863731656</text:p>
              </table:table-cell>
              <table:table-cell office:value-type="float" office:value="2.92569444444444">
                <text:p>2.92569444444444</text:p>
              </table:table-cell>
              <table:table-cell office:value-type="float" office:value="52">
                <text:p>52</text:p>
              </table:table-cell>
              <table:table-cell office:value-type="float" office:value="48.5679245825679">
                <text:p>48.5679245825679</text:p>
              </table:table-cell>
              <table:table-cell office:value-type="float" office:value="52">
                <text:p>52</text:p>
              </table:table-cell>
              <table:table-cell office:value-type="float" office:value="2.90855206834361">
                <text:p>2.90855206834361</text:p>
              </table:table-cell>
              <table:table-cell office:value-type="float" office:value="51.4571576763485">
                <text:p>51.457157676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2375960866527">
                <text:p>60.2375960866527</text:p>
              </table:table-cell>
              <table:table-cell office:value-type="float" office:value="2.94444444444444">
                <text:p>2.94444444444444</text:p>
              </table:table-cell>
              <table:table-cell office:value-type="float" office:value="56">
                <text:p>56</text:p>
              </table:table-cell>
              <table:table-cell office:value-type="float" office:value="50.3734996200755">
                <text:p>50.3734996200755</text:p>
              </table:table-cell>
              <table:table-cell office:value-type="float" office:value="56">
                <text:p>56</text:p>
              </table:table-cell>
              <table:table-cell office:value-type="float" office:value="2.92950093757564">
                <text:p>2.92950093757564</text:p>
              </table:table-cell>
              <table:table-cell office:value-type="float" office:value="53.328112033195">
                <text:p>53.328112033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111809923131">
                <text:p>64.0111809923131</text:p>
              </table:table-cell>
              <table:table-cell office:value-type="float" office:value="2.96041666666667">
                <text:p>2.96041666666667</text:p>
              </table:table-cell>
              <table:table-cell office:value-type="float" office:value="60">
                <text:p>60</text:p>
              </table:table-cell>
              <table:table-cell office:value-type="float" office:value="52.1055771295447">
                <text:p>52.1055771295447</text:p>
              </table:table-cell>
              <table:table-cell office:value-type="float" office:value="60">
                <text:p>60</text:p>
              </table:table-cell>
              <table:table-cell office:value-type="float" office:value="2.94764744659786">
                <text:p>2.94764744659786</text:p>
              </table:table-cell>
              <table:table-cell office:value-type="float" office:value="55.1367012448133">
                <text:p>55.1367012448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2040531097135">
                <text:p>68.2040531097135</text:p>
              </table:table-cell>
              <table:table-cell office:value-type="float" office:value="2.97569444444444">
                <text:p>2.97569444444444</text:p>
              </table:table-cell>
              <table:table-cell office:value-type="float" office:value="64">
                <text:p>64</text:p>
              </table:table-cell>
              <table:table-cell office:value-type="float" office:value="53.7675427896596">
                <text:p>53.7675427896596</text:p>
              </table:table-cell>
              <table:table-cell office:value-type="float" office:value="64">
                <text:p>64</text:p>
              </table:table-cell>
              <table:table-cell office:value-type="float" office:value="2.9634554330066">
                <text:p>2.9634554330066</text:p>
              </table:table-cell>
              <table:table-cell office:value-type="float" office:value="56.8829253112033">
                <text:p>56.8829253112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0475192173305">
                <text:p>72.0475192173305</text:p>
              </table:table-cell>
              <table:table-cell office:value-type="float" office:value="2.98611111111111">
                <text:p>2.98611111111111</text:p>
              </table:table-cell>
              <table:table-cell office:value-type="float" office:value="68">
                <text:p>68</text:p>
              </table:table-cell>
              <table:table-cell office:value-type="float" office:value="55.3632779388152">
                <text:p>55.3632779388152</text:p>
              </table:table-cell>
              <table:table-cell office:value-type="float" office:value="68">
                <text:p>68</text:p>
              </table:table-cell>
              <table:table-cell office:value-type="float" office:value="2.97730207234634">
                <text:p>2.97730207234634</text:p>
              </table:table-cell>
              <table:table-cell office:value-type="float" office:value="58.3796887966805">
                <text:p>58.3796887966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1006289308176">
                <text:p>76.1006289308176</text:p>
              </table:table-cell>
              <table:table-cell office:value-type="float" office:value="2.99722222222222">
                <text:p>2.99722222222222</text:p>
              </table:table-cell>
              <table:table-cell office:value-type="float" office:value="72">
                <text:p>72</text:p>
              </table:table-cell>
              <table:table-cell office:value-type="float" office:value="56.8967245963247">
                <text:p>56.8967245963247</text:p>
              </table:table-cell>
              <table:table-cell office:value-type="float" office:value="72">
                <text:p>72</text:p>
              </table:table-cell>
              <table:table-cell office:value-type="float" office:value="2.98949456976821">
                <text:p>2.98949456976821</text:p>
              </table:table-cell>
              <table:table-cell office:value-type="float" office:value="60.0011825726141">
                <text:p>60.0011825726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1537386443047">
                <text:p>80.1537386443047</text:p>
              </table:table-cell>
              <table:table-cell office:value-type="float" office:value="3.00694444444444">
                <text:p>3.00694444444444</text:p>
              </table:table-cell>
              <table:table-cell office:value-type="float" office:value="76">
                <text:p>76</text:p>
              </table:table-cell>
              <table:table-cell office:value-type="float" office:value="58.3716707309388">
                <text:p>58.3716707309388</text:p>
              </table:table-cell>
              <table:table-cell office:value-type="float" office:value="76">
                <text:p>76</text:p>
              </table:table-cell>
              <table:table-cell office:value-type="float" office:value="3.00028404420203">
                <text:p>3.00028404420203</text:p>
              </table:table-cell>
              <table:table-cell office:value-type="float" office:value="61.4355809128631">
                <text:p>61.4355809128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.1369671558351">
                <text:p>84.1369671558351</text:p>
              </table:table-cell>
              <table:table-cell office:value-type="float" office:value="3.01597222222222">
                <text:p>3.01597222222222</text:p>
              </table:table-cell>
              <table:table-cell office:value-type="float" office:value="80">
                <text:p>80</text:p>
              </table:table-cell>
              <table:table-cell office:value-type="float" office:value="59.7916556349628">
                <text:p>59.7916556349628</text:p>
              </table:table-cell>
              <table:table-cell office:value-type="float" office:value="80">
                <text:p>80</text:p>
              </table:table-cell>
              <table:table-cell office:value-type="float" office:value="3.00987673587146">
                <text:p>3.00987673587146</text:p>
              </table:table-cell>
              <table:table-cell office:value-type="float" office:value="62.9011618257261">
                <text:p>62.9011618257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9804332634521">
                <text:p>87.9804332634521</text:p>
              </table:table-cell>
              <table:table-cell office:value-type="float" office:value="3.025">
                <text:p>3.025</text:p>
              </table:table-cell>
              <table:table-cell office:value-type="float" office:value="84">
                <text:p>84</text:p>
              </table:table-cell>
              <table:table-cell office:value-type="float" office:value="61.1599393502569">
                <text:p>61.1599393502569</text:p>
              </table:table-cell>
              <table:table-cell office:value-type="float" office:value="84">
                <text:p>84</text:p>
              </table:table-cell>
              <table:table-cell office:value-type="float" office:value="3.01844292301877">
                <text:p>3.01844292301877</text:p>
              </table:table-cell>
              <table:table-cell office:value-type="float" office:value="64.2731950207469">
                <text:p>64.2731950207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.1034241788959">
                <text:p>92.1034241788959</text:p>
              </table:table-cell>
              <table:table-cell office:value-type="float" office:value="3.03263888888889">
                <text:p>3.03263888888889</text:p>
              </table:table-cell>
              <table:table-cell office:value-type="float" office:value="88">
                <text:p>88</text:p>
              </table:table-cell>
              <table:table-cell office:value-type="float" office:value="62.4795049373153">
                <text:p>62.4795049373153</text:p>
              </table:table-cell>
              <table:table-cell office:value-type="float" office:value="88">
                <text:p>88</text:p>
              </table:table-cell>
              <table:table-cell office:value-type="float" office:value="3.02612397227074">
                <text:p>3.02612397227074</text:p>
              </table:table-cell>
              <table:table-cell office:value-type="float" office:value="65.5828630705394">
                <text:p>65.5828630705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.9468902865129">
                <text:p>95.9468902865129</text:p>
              </table:table-cell>
              <table:table-cell office:value-type="float" office:value="3.03888888888889">
                <text:p>3.03888888888889</text:p>
              </table:table-cell>
              <table:table-cell office:value-type="float" office:value="92">
                <text:p>92</text:p>
              </table:table-cell>
              <table:table-cell office:value-type="float" office:value="63.7530763496709">
                <text:p>63.7530763496709</text:p>
              </table:table-cell>
              <table:table-cell office:value-type="float" office:value="92">
                <text:p>92</text:p>
              </table:table-cell>
              <table:table-cell office:value-type="float" office:value="3.03303790514851">
                <text:p>3.03303790514851</text:p>
              </table:table-cell>
              <table:table-cell office:value-type="float" office:value="66.9548962655602">
                <text:p>66.9548962655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79035639413">
                <text:p>99.79035639413</text:p>
              </table:table-cell>
              <table:table-cell office:value-type="float" office:value="3.04513888888889">
                <text:p>3.04513888888889</text:p>
              </table:table-cell>
              <table:table-cell office:value-type="float" office:value="96">
                <text:p>96</text:p>
              </table:table-cell>
              <table:table-cell office:value-type="float" office:value="64.9831425406638">
                <text:p>64.9831425406638</text:p>
              </table:table-cell>
              <table:table-cell office:value-type="float" office:value="96">
                <text:p>96</text:p>
              </table:table-cell>
              <table:table-cell office:value-type="float" office:value="3.03928379892482">
                <text:p>3.03928379892482</text:p>
              </table:table-cell>
              <table:table-cell office:value-type="float" office:value="68.4828423236515">
                <text:p>68.4828423236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66.1719828431908">
                <text:p>66.1719828431908</text:p>
              </table:table-cell>
              <table:table-cell office:value-type="float" office:value="100">
                <text:p>100</text:p>
              </table:table-cell>
              <table:table-cell office:value-type="float" office:value="3.04494527651399">
                <text:p>3.044945276513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